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32AAC4E1B2.png" manifest:media-type="image/png"/>
  <manifest:file-entry manifest:full-path="Pictures/10000000000003340000009C6EB61D6C.jpg" manifest:media-type="image/jpeg"/>
  <manifest:file-entry manifest:full-path="Pictures/10000200000003240000006C8A910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1.588cm"/>
    </style:style>
    <style:style style:name="Taula1.B" style:family="table-column">
      <style:table-column-properties style:column-width="4.207cm"/>
    </style:style>
    <style:style style:name="Taula1.C" style:family="table-column">
      <style:table-column-properties style:column-width="2.397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68cm"/>
    </style:style>
    <style:style style:name="Taula1.1" style:family="table-row">
      <style:table-row-properties style:min-row-height="0.441cm"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394cm" table:align="left" style:writing-mode="lr-tb"/>
    </style:style>
    <style:style style:name="Taula2.A" style:family="table-column">
      <style:table-column-properties style:column-width="16.394cm"/>
    </style:style>
    <style:style style:name="Taula2.1" style:family="table-row">
      <style:table-row-properties style:min-row-height="0.473cm"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1cm" fo:margin-left="-0.157cm" table:align="left" style:writing-mode="lr-tb"/>
    </style:style>
    <style:style style:name="Taula3.A" style:family="table-column">
      <style:table-column-properties style:column-width="1.561cm"/>
    </style:style>
    <style:style style:name="Taula3.B" style:family="table-column">
      <style:table-column-properties style:column-width="1.693cm"/>
    </style:style>
    <style:style style:name="Taula3.C" style:family="table-column">
      <style:table-column-properties style:column-width="3.493cm"/>
    </style:style>
    <style:style style:name="Taula3.D" style:family="table-column">
      <style:table-column-properties style:column-width="9.684cm"/>
    </style:style>
    <style:style style:name="Taula3.1" style:family="table-row">
      <style:table-row-properties style:min-row-height="0.471cm" fo:keep-together="auto"/>
    </style:style>
    <style:style style:name="Taula3.A1" style:family="table-cell">
      <style:table-cell-properties style:vertical-align="top" fo:background-color="#e6e6e6"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ula3.D1" style:family="table-cell">
      <style:table-cell-properties style:vertical-align="top" fo:background-color="#e6e6e6" fo:padding-left="0.125cm" fo:padding-right="0.125cm" fo:padding-top="0cm" fo:padding-bottom="0cm" fo:border="0.5pt solid #000000" style:writing-mode="lr-tb">
        <style:background-image/>
      </style:table-cell-properties>
    </style:style>
    <style:style style:name="Taula3.2" style:family="table-row">
      <style:table-row-properties style:min-row-height="0.416cm" fo:keep-together="auto"/>
    </style:style>
    <style:style style:name="Taula3.A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2" style:family="table-cell">
      <style:table-cell-properties style:vertical-align="top" fo:padding-left="0.125cm" fo:padding-right="0.125cm" fo:padding-top="0cm" fo:padding-bottom="0cm" fo:border="0.5pt solid #000000" style:writing-mode="lr-tb"/>
    </style:style>
    <style:style style:name="Taula3.3" style:family="table-row">
      <style:table-row-properties style:min-row-height="0.443cm" fo:keep-together="auto"/>
    </style:style>
    <style:style style:name="Taula3.A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3" style:family="table-cell">
      <style:table-cell-properties style:vertical-align="top" fo:padding-left="0.125cm" fo:padding-right="0.125cm" fo:padding-top="0cm" fo:padding-bottom="0cm" fo:border="0.5pt solid #000000" style:writing-mode="lr-tb"/>
    </style:style>
    <style:style style:name="Taula3.A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4" style:family="table-cell">
      <style:table-cell-properties style:vertical-align="top" fo:padding-left="0.125cm" fo:padding-right="0.125cm" fo:padding-top="0cm" fo:padding-bottom="0cm" fo:border="0.5pt solid #000000" style:writing-mode="lr-tb"/>
    </style:style>
    <style:style style:name="Taula3.A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5" style:family="table-cell">
      <style:table-cell-properties style:vertical-align="top" fo:padding-left="0.125cm" fo:padding-right="0.125cm" fo:padding-top="0cm" fo:padding-bottom="0cm" fo:border="0.5pt solid #000000" style:writing-mode="lr-tb"/>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3.A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7"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3.A8"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8"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8"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8"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1cm" fo:margin-left="-0.199cm" table:align="left" style:writing-mode="lr-tb"/>
    </style:style>
    <style:style style:name="Taula4.A" style:family="table-column">
      <style:table-column-properties style:column-width="3.441cm"/>
    </style:style>
    <style:style style:name="Taula4.B" style:family="table-column">
      <style:table-column-properties style:column-width="12.769cm"/>
    </style:style>
    <style:style style:name="Taula4.1" style:family="table-row">
      <style:table-row-properties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05cm" fo:margin-left="-0.101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36cm"/>
    </style:style>
    <style:style style:name="Taula5.1" style:family="table-row">
      <style:table-row-properties style:min-row-height="0.6cm"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05cm" fo:margin-left="-0.101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36cm"/>
    </style:style>
    <style:style style:name="Taula6.1" style:family="table-row">
      <style:table-row-properties style:min-row-height="0.6cm"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cm" fo:margin-left="-0.101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34cm"/>
    </style:style>
    <style:style style:name="Taula7.1" style:family="table-row">
      <style:table-row-properties style:min-row-height="0.6cm"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05cm" fo:margin-left="-0.101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36cm"/>
    </style:style>
    <style:style style:name="Taula8.1" style:family="table-row">
      <style:table-row-properties style:min-row-height="0.6cm"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05cm" fo:margin-left="-0.101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36cm"/>
    </style:style>
    <style:style style:name="Taula9.1" style:family="table-row">
      <style:table-row-properties style:min-row-height="0.6cm"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cm" fo:margin-left="-0.101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34cm"/>
    </style:style>
    <style:style style:name="Taula10.1" style:family="table-row">
      <style:table-row-properties style:min-row-height="0.6cm"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cm" fo:margin-left="-0.101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34cm"/>
    </style:style>
    <style:style style:name="Taula11.1" style:family="table-row">
      <style:table-row-properties style:min-row-height="0.6cm"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cm" fo:margin-left="-0.101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34cm"/>
    </style:style>
    <style:style style:name="Taula12.1" style:family="table-row">
      <style:table-row-properties style:min-row-height="0.6cm"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05cm" fo:margin-left="-0.101cm" table:align="left" style:writing-mode="lr-tb"/>
    </style:style>
    <style:style style:name="Taula13.A" style:family="table-column">
      <style:table-column-properties style:column-width="1.725cm"/>
    </style:style>
    <style:style style:name="Taula13.B" style:family="table-column">
      <style:table-column-properties style:column-width="2.997cm"/>
    </style:style>
    <style:style style:name="Taula13.C" style:family="table-column">
      <style:table-column-properties style:column-width="4.108cm"/>
    </style:style>
    <style:style style:name="Taula13.D" style:family="table-column">
      <style:table-column-properties style:column-width="7.375cm"/>
    </style:style>
    <style:style style:name="Taula13.1" style:family="table-row">
      <style:table-row-properties style:min-row-height="0.6cm"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512cm" fo:margin-left="-0.101cm" table:align="left" style:writing-mode="lr-tb"/>
    </style:style>
    <style:style style:name="Taula14.A" style:family="table-column">
      <style:table-column-properties style:column-width="1.351cm"/>
    </style:style>
    <style:style style:name="Taula14.B" style:family="table-column">
      <style:table-column-properties style:column-width="2.214cm"/>
    </style:style>
    <style:style style:name="Taula14.C" style:family="table-column">
      <style:table-column-properties style:column-width="1.901cm"/>
    </style:style>
    <style:style style:name="Taula14.D" style:family="table-column">
      <style:table-column-properties style:column-width="11.045cm"/>
    </style:style>
    <style:style style:name="Taula14.1" style:family="table-row">
      <style:table-row-properties style:min-row-height="0.6cm"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05cm" fo:margin-left="-0.101cm" table:align="left" style:writing-mode="lr-tb"/>
    </style:style>
    <style:style style:name="Taula15.A" style:family="table-column">
      <style:table-column-properties style:column-width="1.725cm"/>
    </style:style>
    <style:style style:name="Taula15.B" style:family="table-column">
      <style:table-column-properties style:column-width="2.997cm"/>
    </style:style>
    <style:style style:name="Taula15.C" style:family="table-column">
      <style:table-column-properties style:column-width="4.108cm"/>
    </style:style>
    <style:style style:name="Taula15.D" style:family="table-column">
      <style:table-column-properties style:column-width="7.375cm"/>
    </style:style>
    <style:style style:name="Taula15.1" style:family="table-row">
      <style:table-row-properties style:min-row-height="0.6cm"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05cm" fo:margin-left="-0.101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55cm"/>
    </style:style>
    <style:style style:name="Taula16.1" style:family="table-row">
      <style:table-row-properties style:min-row-height="0.6cm"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05cm" fo:margin-left="-0.101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55cm"/>
    </style:style>
    <style:style style:name="Taula17.1" style:family="table-row">
      <style:table-row-properties style:min-row-height="0.6cm"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05cm" fo:margin-left="-0.101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491cm"/>
    </style:style>
    <style:style style:name="Taula18.1" style:family="table-row">
      <style:table-row-properties style:min-row-height="0.6cm"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P2" style:family="paragraph" style:parent-style-name="Header">
      <style:paragraph-properties fo:margin-top="0.635cm" fo:margin-bottom="0cm" style:contextual-spacing="false" style:snap-to-layout-grid="false"/>
      <style:text-properties fo:color="#0000ff" fo:language="es" fo:country="ES" fo:font-weight="bold" style:language-asian="zxx" style:country-asian="none" style:font-weight-asian="bold" style:font-name-complex="Arial"/>
    </style:style>
    <style:style style:name="P3" style:family="paragraph" style:parent-style-name="Header">
      <style:paragraph-properties fo:margin-top="0.635cm" fo:margin-bottom="0cm" style:contextual-spacing="false"/>
      <style:text-properties fo:color="#0000ff" fo:language="zxx" fo:country="none" fo:font-weight="bold" style:language-asian="zxx" style:country-asian="none" style:font-weight-asian="bold" style:font-name-complex="Arial"/>
    </style:style>
    <style:style style:name="P4"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5"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P6" style:family="paragraph" style:parent-style-name="Header">
      <style:paragraph-properties fo:margin-top="0.212cm" fo:margin-bottom="0.212cm" style:contextual-spacing="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7"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8"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P9"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P10"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P11" style:family="paragraph" style:parent-style-name="Footer">
      <style:paragraph-properties>
        <style:tab-stops>
          <style:tab-stop style:position="15.998cm" style:type="right"/>
        </style:tab-stops>
      </style:paragraph-properties>
    </style:style>
    <style:style style:name="P12" style:family="paragraph" style:parent-style-name="Footer">
      <style:text-properties fo:font-size="6pt" style:font-size-asian="6pt" style:font-size-complex="6pt"/>
    </style:style>
    <style:style style:name="P13" style:family="paragraph" style:parent-style-name="Ajuda">
      <style:paragraph-properties fo:orphans="0" fo:widows="0" style:snap-to-layout-grid="false"/>
      <style:text-properties fo:language="es" fo:country="ES" fo:font-style="normal" fo:font-weight="bold" style:font-style-asian="normal" style:font-weight-asian="bold" style:font-style-complex="normal"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text-properties fo:language="es" fo:country="ES"/>
    </style:style>
    <style:style style:name="P16" style:family="paragraph" style:parent-style-name="Standard">
      <style:paragraph-properties fo:orphans="0" fo:widows="0" style:snap-to-layout-grid="false"/>
      <style:text-properties fo:language="es" fo:country="ES"/>
    </style:style>
    <style:style style:name="P17" style:family="paragraph" style:parent-style-name="Standard">
      <style:paragraph-properties style:snap-to-layout-grid="false"/>
      <style:text-properties fo:language="es" fo:country="ES"/>
    </style:style>
    <style:style style:name="P18" style:family="paragraph" style:parent-style-name="Standard">
      <style:paragraph-properties style:snap-to-layout-grid="false"/>
      <style:text-properties fo:language="es" fo:country="ES" fo:font-weight="bold" style:font-weight-asian="bold"/>
    </style:style>
    <style:style style:name="P19" style:family="paragraph" style:parent-style-name="Standard">
      <style:text-properties fo:language="es" fo:country="ES" fo:font-weight="bold" style:font-weight-asian="bold" style:font-weight-complex="bold"/>
    </style:style>
    <style:style style:name="P20" style:family="paragraph" style:parent-style-name="Standard">
      <style:paragraph-properties fo:text-align="start" style:justify-single-word="false"/>
      <style:text-properties fo:language="es" fo:country="ES"/>
    </style:style>
    <style:style style:name="P21" style:family="paragraph" style:parent-style-name="Standard">
      <style:paragraph-properties fo:text-align="start" style:justify-single-word="false" style:vertical-align="top"/>
      <style:text-properties fo:language="es" fo:country="ES"/>
    </style:style>
    <style:style style:name="P22" style:family="paragraph" style:parent-style-name="Standard">
      <style:text-properties fo:language="es" fo:country="ES" style:font-name-complex="Arial"/>
    </style:style>
    <style:style style:name="P23" style:family="paragraph" style:parent-style-name="Standard">
      <style:paragraph-properties fo:orphans="0" fo:widows="0" style:snap-to-layout-grid="false"/>
      <style:text-properties fo:language="es" fo:country="ES" style:font-size-complex="9pt"/>
    </style:style>
    <style:style style:name="P24" style:family="paragraph" style:parent-style-name="Standard">
      <style:paragraph-properties fo:text-align="start" style:justify-single-word="false" style:vertical-align="top"/>
      <style:text-properties fo:language="es" fo:country="ES" officeooo:rsid="000fe7d8" officeooo:paragraph-rsid="0022ac88"/>
    </style:style>
    <style:style style:name="P25" style:family="paragraph" style:parent-style-name="Standard">
      <style:paragraph-properties fo:orphans="0" fo:widows="0" style:snap-to-layout-grid="false"/>
      <style:text-properties fo:language="es" fo:country="ES" officeooo:rsid="00261f29" officeooo:paragraph-rsid="00261f29"/>
    </style:style>
    <style:style style:name="P26" style:family="paragraph" style:parent-style-name="Standard">
      <style:paragraph-properties fo:text-align="start" style:justify-single-word="false" style:vertical-align="top"/>
      <style:text-properties fo:font-size="10pt" fo:language="es" fo:country="ES" style:font-size-asian="10pt" style:font-size-complex="10pt"/>
    </style:style>
    <style:style style:name="P27" style:family="paragraph" style:parent-style-name="Standard">
      <style:text-properties style:font-name="Courier New1" fo:language="es" fo:country="ES" fo:font-weight="bold" style:font-weight-asian="bold"/>
    </style:style>
    <style:style style:name="P28" style:family="paragraph" style:parent-style-name="Standard">
      <style:text-properties style:font-name-asian="Arial"/>
    </style:style>
    <style:style style:name="P29" style:family="paragraph" style:parent-style-name="Standard">
      <style:text-properties officeooo:paragraph-rsid="002741f4" style:font-name-asian="Arial"/>
    </style:style>
    <style:style style:name="P30" style:family="paragraph" style:parent-style-name="Standard">
      <style:text-properties officeooo:paragraph-rsid="002741f4"/>
    </style:style>
    <style:style style:name="P31" style:family="paragraph" style:parent-style-name="Standard">
      <style:paragraph-properties fo:margin-left="1.764cm" fo:margin-right="0cm" fo:orphans="0" fo:widows="0" fo:text-indent="0cm" style:auto-text-indent="false" style:snap-to-layout-grid="false"/>
      <style:text-properties fo:font-size="9pt" fo:language="es" fo:country="ES" fo:font-style="italic" style:font-size-asian="9pt" style:font-style-asian="italic" style:font-size-complex="9pt" style:font-style-complex="italic"/>
    </style:style>
    <style:style style:name="P32" style:family="paragraph" style:parent-style-name="Standard">
      <style:paragraph-properties fo:margin-left="1.764cm" fo:margin-right="0cm" fo:orphans="0" fo:widows="0" fo:text-indent="0cm" style:auto-text-indent="false"/>
      <style:text-properties fo:language="es" fo:country="ES" style:font-size-complex="9pt"/>
    </style:style>
    <style:style style:name="P33" style:family="paragraph" style:parent-style-name="Standard">
      <style:paragraph-properties fo:margin-left="1.764cm" fo:margin-right="0cm" fo:orphans="0" fo:widows="0" fo:text-indent="0cm" style:auto-text-indent="false" style:snap-to-layout-grid="false"/>
      <style:text-properties fo:language="es" fo:country="ES" style:font-size-complex="9pt"/>
    </style:style>
    <style:style style:name="P34" style:family="paragraph" style:parent-style-name="Standard">
      <style:paragraph-properties fo:margin-left="0.011cm" fo:margin-right="0cm" fo:orphans="0" fo:widows="0" fo:text-indent="0cm" style:auto-text-indent="false" style:snap-to-layout-grid="false"/>
      <style:text-properties fo:language="es" fo:country="ES" style:font-size-complex="9pt"/>
    </style:style>
    <style:style style:name="P35" style:family="paragraph" style:parent-style-name="Standard">
      <style:paragraph-properties fo:margin-left="0.011cm" fo:margin-right="0cm" fo:orphans="0" fo:widows="0" fo:text-indent="0cm" style:auto-text-indent="false" style:snap-to-layout-grid="false"/>
      <style:text-properties fo:language="es" fo:country="ES" officeooo:rsid="000b68d8" officeooo:paragraph-rsid="000b68d8" style:font-size-complex="9pt"/>
    </style:style>
    <style:style style:name="P36" style:family="paragraph" style:parent-style-name="Standard">
      <style:paragraph-properties fo:margin-top="0.035cm" fo:margin-bottom="0.035cm" style:contextual-spacing="false" style:snap-to-layout-grid="false"/>
      <style:text-properties fo:font-size="9pt" fo:language="es" fo:country="ES" style:font-size-asian="9pt" style:font-size-complex="9pt"/>
    </style:style>
    <style:style style:name="P37" style:family="paragraph" style:parent-style-name="Standard">
      <style:paragraph-properties fo:margin-top="0.035cm" fo:margin-bottom="0.035cm" style:contextual-spacing="false" style:snap-to-layout-grid="false"/>
      <style:text-properties fo:font-size="9pt" fo:language="es" fo:country="ES" officeooo:rsid="0022ac88" officeooo:paragraph-rsid="0022ac88" style:font-size-asian="9pt" style:font-size-complex="9pt"/>
    </style:style>
    <style:style style:name="P38" style:family="paragraph" style:parent-style-name="Standard">
      <style:paragraph-properties fo:margin-top="0.035cm" fo:margin-bottom="0.035cm" style:contextual-spacing="false" style:snap-to-layout-grid="false"/>
      <style:text-properties fo:font-size="9pt" fo:language="es" fo:country="ES" officeooo:rsid="000b68d8" officeooo:paragraph-rsid="000b68d8" style:font-size-asian="9pt" style:font-size-complex="9pt"/>
    </style:style>
    <style:style style:name="P39" style:family="paragraph" style:parent-style-name="Standard">
      <style:paragraph-properties fo:margin-top="0.035cm" fo:margin-bottom="0.035cm" style:contextual-spacing="false" style:snap-to-layout-grid="false"/>
      <style:text-properties fo:font-size="9pt" fo:language="es" fo:country="ES" officeooo:rsid="0024f6de" officeooo:paragraph-rsid="0024f6de" style:font-size-asian="9pt" style:font-size-complex="9pt"/>
    </style:style>
    <style:style style:name="P40" style:family="paragraph" style:parent-style-name="Standard">
      <style:paragraph-properties fo:margin-top="0.035cm" fo:margin-bottom="0.035cm" style:contextual-spacing="false" style:snap-to-layout-grid="false"/>
      <style:text-properties fo:font-size="9pt" fo:language="es" fo:country="ES" officeooo:rsid="00261f29" officeooo:paragraph-rsid="00261f29" style:font-size-asian="9pt" style:font-size-complex="9pt"/>
    </style:style>
    <style:style style:name="P41" style:family="paragraph" style:parent-style-name="Standard">
      <style:paragraph-properties fo:margin-top="0.035cm" fo:margin-bottom="0.035cm" style:contextual-spacing="false" style:snap-to-layout-grid="false"/>
      <style:text-properties fo:font-size="9pt" fo:language="es" fo:country="ES" officeooo:rsid="00283be3" officeooo:paragraph-rsid="00283be3" style:font-size-asian="9pt" style:font-size-complex="9pt"/>
    </style:style>
    <style:style style:name="P42" style:family="paragraph" style:parent-style-name="Standard">
      <style:paragraph-properties fo:margin-top="0.035cm" fo:margin-bottom="0.035cm" style:contextual-spacing="false" style:snap-to-layout-grid="false"/>
      <style:text-properties fo:font-size="9pt" fo:language="es" fo:country="ES" fo:font-weight="bold" style:font-size-asian="9pt" style:font-weight-asian="bold" style:font-weight-complex="bold"/>
    </style:style>
    <style:style style:name="P43" style:family="paragraph" style:parent-style-name="Standard">
      <style:paragraph-properties fo:margin-top="0.035cm" fo:margin-bottom="0.035cm" style:contextual-spacing="false" style:snap-to-layout-grid="false"/>
      <style:text-properties fo:language="es" fo:country="ES" fo:font-weight="bold" style:font-weight-asian="bold" style:font-weight-complex="bold"/>
    </style:style>
    <style:style style:name="P44" style:family="paragraph" style:parent-style-name="Standard">
      <style:paragraph-properties fo:background-color="#e6e6e6" fo:padding-left="0.141cm" fo:padding-right="0.141cm" fo:padding-top="0.035cm" fo:padding-bottom="0.035cm" fo:border="0.51pt solid #000000">
        <style:background-image/>
      </style:paragraph-properties>
      <style:text-properties fo:language="es" fo:country="ES"/>
    </style:style>
    <style:style style:name="P45" style:family="paragraph" style:parent-style-name="Standard">
      <style:paragraph-properties fo:padding-left="0cm" fo:padding-right="0cm" fo:padding-top="0.035cm" fo:padding-bottom="0cm" fo:border-left="none" fo:border-right="none" fo:border-top="0.51pt solid #000000" fo:border-bottom="none"/>
      <style:text-properties fo:language="es" fo:country="ES"/>
    </style:style>
    <style:style style:name="P46" style:family="paragraph" style:parent-style-name="Standard">
      <style:paragraph-properties fo:margin-left="6.35cm" fo:margin-right="0cm" fo:hyphenation-ladder-count="no-limit" fo:text-indent="-6.35cm" style:auto-text-indent="false">
        <style:tab-stops>
          <style:tab-stop style:position="-1.27cm"/>
          <style:tab-stop style:position="0cm"/>
          <style:tab-stop style:position="1.27cm"/>
          <style:tab-stop style:position="2.54cm"/>
          <style:tab-stop style:position="3.81cm"/>
          <style:tab-stop style:position="5.08cm"/>
        </style:tab-stops>
      </style:paragraph-properties>
      <style:text-properties fo:color="#000080" fo:font-size="12pt" fo:language="es" fo:country="ES" fo:font-weight="bold" style:font-size-asian="12pt" style:font-weight-asian="bold" fo:hyphenate="false" fo:hyphenation-remain-char-count="2" fo:hyphenation-push-char-count="2"/>
    </style:style>
    <style:style style:name="P47"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language="es" fo:country="ES" fo:hyphenate="false" fo:hyphenation-remain-char-count="2" fo:hyphenation-push-char-count="2"/>
    </style:style>
    <style:style style:name="P48" style:family="paragraph" style:parent-style-name="Standard">
      <style:paragraph-properties fo:margin-left="0.635cm" fo:margin-right="0cm" fo:text-indent="0cm" style:auto-text-indent="false"/>
      <style:text-properties fo:language="es" fo:country="ES"/>
    </style:style>
    <style:style style:name="P49" style:family="paragraph" style:parent-style-name="Standard">
      <style:paragraph-properties fo:margin-left="1.27cm" fo:margin-right="0cm" fo:text-indent="0cm" style:auto-text-indent="false"/>
      <style:text-properties fo:language="es" fo:country="ES"/>
    </style:style>
    <style:style style:name="P50" style:family="paragraph" style:parent-style-name="Standard">
      <style:paragraph-properties fo:margin-left="1.27cm" fo:margin-right="0cm" fo:text-indent="0cm" style:auto-text-indent="false"/>
      <style:text-properties fo:language="es" fo:country="ES" style:font-name-complex="Arial"/>
    </style:style>
    <style:style style:name="P51" style:family="paragraph" style:parent-style-name="Standard">
      <style:paragraph-properties fo:margin-left="1.27cm" fo:margin-right="0cm" fo:margin-top="0.176cm" fo:margin-bottom="0.176cm" style:contextual-spacing="false" fo:text-align="start" style:justify-single-word="false" fo:text-indent="0cm" style:auto-text-indent="false"/>
      <style:text-properties fo:language="es" fo:country="ES"/>
    </style:style>
    <style:style style:name="P52"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es" fo:country="ES" style:font-name-complex="Arial"/>
    </style:style>
    <style:style style:name="P53"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es" fo:country="ES" officeooo:rsid="0022ac88" style:font-name-complex="Arial"/>
    </style:style>
    <style:style style:name="P54"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style>
    <style:style style:name="P55"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56"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font-weight-complex="bold"/>
    </style:style>
    <style:style style:name="P57" style:family="paragraph" style:parent-style-name="Table_20_Contents_20__28_user_29_">
      <style:paragraph-properties fo:margin-top="0cm" fo:margin-bottom="0cm" style:contextual-spacing="false" style:snap-to-layout-grid="false"/>
      <style:text-properties style:font-name="Arial" fo:language="es" fo:country="ES" style:font-name-complex="Arial"/>
    </style:style>
    <style:style style:name="P58"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59"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0fe7d8" style:font-name-complex="Arial"/>
    </style:style>
    <style:style style:name="P60"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style>
    <style:style style:name="P61"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135f3f" style:font-name-asian="Arial" style:font-name-complex="Arial"/>
    </style:style>
    <style:style style:name="P62" style:family="paragraph" style:parent-style-name="Table_20_Contents_20__28_user_29_">
      <style:paragraph-properties fo:margin-top="0cm" fo:margin-bottom="0cm" style:contextual-spacing="false" style:snap-to-layout-grid="false"/>
      <style:text-properties fo:language="es" fo:country="ES"/>
    </style:style>
    <style:style style:name="P63"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4"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P65"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6"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P67"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8" style:family="paragraph" style:parent-style-name="Table_20_Contents_20__28_user_29_">
      <style:paragraph-properties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9" style:family="paragraph" style:parent-style-name="Codi">
      <style:text-properties officeooo:rsid="001374d9" officeooo:paragraph-rsid="001374d9"/>
    </style:style>
    <style:style style:name="P70" style:family="paragraph" style:parent-style-name="Codi">
      <style:text-properties officeooo:paragraph-rsid="00167f3a"/>
    </style:style>
    <style:style style:name="P71" style:family="paragraph" style:parent-style-name="Codi">
      <style:text-properties officeooo:rsid="0017ca9f" officeooo:paragraph-rsid="0017ca9f"/>
    </style:style>
    <style:style style:name="P72" style:family="paragraph" style:parent-style-name="Codi">
      <style:text-properties fo:language="es" fo:country="ES"/>
    </style:style>
    <style:style style:name="P73" style:family="paragraph" style:parent-style-name="Codi">
      <style:text-properties fo:language="es" fo:country="ES" fo:font-weight="bold" style:font-weight-asian="bold"/>
    </style:style>
    <style:style style:name="P74" style:family="paragraph" style:parent-style-name="Codi">
      <style:text-properties officeooo:rsid="001c39b9" officeooo:paragraph-rsid="001c39b9"/>
    </style:style>
    <style:style style:name="P75" style:family="paragraph" style:parent-style-name="Standard" style:master-page-name="">
      <style:paragraph-properties style:page-number="auto" fo:keep-with-next="always">
        <style:tab-stops/>
      </style:paragraph-properties>
      <style:text-properties fo:language="es" fo:country="ES"/>
    </style:style>
    <style:style style:name="P76" style:family="paragraph" style:parent-style-name="Standard">
      <style:paragraph-properties fo:break-before="page"/>
    </style:style>
    <style:style style:name="P77" style:family="paragraph" style:parent-style-name="Standard">
      <style:paragraph-properties fo:break-before="page"/>
      <style:text-properties fo:language="es" fo:country="ES"/>
    </style:style>
    <style:style style:name="P78" style:family="paragraph" style:parent-style-name="wsdl">
      <style:text-properties officeooo:rsid="001e6372" officeooo:paragraph-rsid="001e6372"/>
    </style:style>
    <style:style style:name="P79" style:family="paragraph" style:parent-style-name="wsdl">
      <style:text-properties officeooo:rsid="001e21a3" officeooo:paragraph-rsid="001e21a3" style:font-name-asian="Arial"/>
    </style:style>
    <style:style style:name="P80" style:family="paragraph" style:parent-style-name="wsdl">
      <style:text-properties officeooo:rsid="00283be3" officeooo:paragraph-rsid="00283be3" style:font-name-asian="Arial"/>
    </style:style>
    <style:style style:name="P81" style:family="paragraph" style:parent-style-name="Contents_20_1">
      <style:paragraph-properties>
        <style:tab-stops>
          <style:tab-stop style:position="16cm" style:type="right" style:leader-style="dotted" style:leader-text="."/>
        </style:tab-stops>
      </style:paragraph-properties>
    </style:style>
    <style:style style:name="P82" style:family="paragraph" style:parent-style-name="Contents_20_2">
      <style:paragraph-properties>
        <style:tab-stops>
          <style:tab-stop style:position="1.411cm"/>
          <style:tab-stop style:position="1.752cm"/>
          <style:tab-stop style:position="16cm" style:type="right" style:leader-style="dotted" style:leader-text="."/>
          <style:tab-stop style:position="16.002cm"/>
        </style:tab-stops>
      </style:paragraph-properties>
    </style:style>
    <style:style style:name="P83" style:family="paragraph" style:parent-style-name="Standard" style:master-page-name="Standard">
      <style:paragraph-properties style:page-number="auto"/>
      <style:text-properties fo:language="es" fo:country="ES"/>
    </style:style>
    <style:style style:name="P84" style:family="paragraph" style:parent-style-name="Standard" style:list-style-name="WW8Num17">
      <style:text-properties fo:language="es" fo:country="ES"/>
    </style:style>
    <style:style style:name="P85" style:family="paragraph" style:parent-style-name="Standard" style:list-style-name="WW8Num8">
      <style:text-properties fo:language="es" fo:country="ES"/>
    </style:style>
    <style:style style:name="P86" style:family="paragraph" style:parent-style-name="Standard" style:list-style-name="WW8Num26">
      <style:text-properties fo:language="es" fo:country="ES"/>
    </style:style>
    <style:style style:name="P87" style:family="paragraph" style:parent-style-name="Standard" style:list-style-name="WW8Num11">
      <style:text-properties fo:language="es" fo:country="ES"/>
    </style:style>
    <style:style style:name="P88" style:family="paragraph" style:parent-style-name="Standard" style:list-style-name="WW8Num6">
      <style:text-properties fo:language="es" fo:country="ES"/>
    </style:style>
    <style:style style:name="P89" style:family="paragraph" style:parent-style-name="Standard" style:list-style-name="WW8Num12">
      <style:text-properties fo:language="es" fo:country="ES"/>
    </style:style>
    <style:style style:name="P90" style:family="paragraph" style:parent-style-name="Standard" style:list-style-name="WW8Num9">
      <style:text-properties fo:language="es" fo:country="ES"/>
    </style:style>
    <style:style style:name="P91" style:family="paragraph" style:parent-style-name="Standard" style:list-style-name="WW8Num19">
      <style:text-properties fo:language="es" fo:country="ES"/>
    </style:style>
    <style:style style:name="P92" style:family="paragraph" style:parent-style-name="Standard" style:list-style-name="WW8Num3">
      <style:text-properties fo:language="es" fo:country="ES"/>
    </style:style>
    <style:style style:name="P93" style:family="paragraph" style:parent-style-name="Standard" style:list-style-name="WW8Num20">
      <style:paragraph-properties fo:text-align="start" style:justify-single-word="false"/>
      <style:text-properties fo:language="es" fo:country="ES"/>
    </style:style>
    <style:style style:name="P94" style:family="paragraph" style:parent-style-name="Standard" style:list-style-name="WW8Num22">
      <style:text-properties fo:language="es" fo:country="ES"/>
    </style:style>
    <style:style style:name="P95" style:family="paragraph" style:parent-style-name="Standard" style:list-style-name="WW8Num4">
      <style:text-properties fo:language="es" fo:country="ES"/>
    </style:style>
    <style:style style:name="P96" style:family="paragraph" style:parent-style-name="Standard" style:list-style-name="WW8Num30">
      <style:text-properties fo:language="es" fo:country="ES" fo:font-weight="bold" style:font-weight-asian="bold" style:font-weight-complex="bold"/>
    </style:style>
    <style:style style:name="P97" style:family="paragraph" style:parent-style-name="Standard" style:list-style-name="WW8Num30">
      <style:text-properties fo:language="es" fo:country="ES"/>
    </style:style>
    <style:style style:name="P98" style:family="paragraph" style:parent-style-name="Standard" style:list-style-name="WW8Num20">
      <style:paragraph-properties fo:text-align="start" style:justify-single-word="false"/>
    </style:style>
    <style:style style:name="P99" style:family="paragraph" style:parent-style-name="Standard" style:list-style-name="WW8Num13"/>
    <style:style style:name="P100" style:family="paragraph" style:parent-style-name="Standard" style:list-style-name="WW8Num13">
      <style:text-properties officeooo:paragraph-rsid="001ac191"/>
    </style:style>
    <style:style style:name="P101" style:family="paragraph" style:parent-style-name="Standard" style:list-style-name="WW8Num20">
      <style:paragraph-properties fo:margin-left="3.747cm" fo:margin-right="0cm" fo:text-align="start" style:justify-single-word="false" fo:text-indent="-0.635cm" style:auto-text-indent="false"/>
    </style:style>
    <style:style style:name="P102" style:family="paragraph" style:parent-style-name="Standard" style:list-style-name="WW8Num20">
      <style:paragraph-properties fo:margin-left="3.747cm" fo:margin-right="0cm" fo:text-align="start" style:justify-single-word="false" fo:text-indent="-0.635cm" style:auto-text-indent="false"/>
      <style:text-properties fo:language="es" fo:country="ES"/>
    </style:style>
    <style:style style:name="P103" style:family="paragraph" style:parent-style-name="Standard" style:list-style-name="WW8Num20">
      <style:paragraph-properties fo:margin-left="2.498cm" fo:margin-right="0cm" fo:text-align="start" style:justify-single-word="false" fo:text-indent="-0.635cm" style:auto-text-indent="false"/>
      <style:text-properties fo:language="es" fo:country="ES"/>
    </style:style>
    <style:style style:name="P104" style:family="paragraph" style:parent-style-name="Standard" style:list-style-name="WW8Num30" style:master-page-name="">
      <style:paragraph-properties style:page-number="auto" fo:keep-with-next="always"/>
      <style:text-properties fo:language="es" fo:country="ES" fo:font-weight="bold" style:font-weight-asian="bold" style:font-weight-complex="bold"/>
    </style:style>
    <style:style style:name="P105" style:family="paragraph" style:parent-style-name="Standard" style:list-style-name="WW8Num30">
      <style:paragraph-properties fo:margin-top="0.176cm" fo:margin-bottom="0.176cm" style:contextual-spacing="false" fo:text-align="start" style:justify-single-word="false"/>
      <style:text-properties fo:language="es" fo:country="ES" fo:font-weight="bold" style:font-weight-asian="bold" style:font-weight-complex="bold"/>
    </style:style>
    <style:style style:name="P106" style:family="paragraph" style:parent-style-name="Heading_20_1">
      <style:text-properties fo:language="es" fo:country="ES"/>
    </style:style>
    <style:style style:name="P107" style:family="paragraph" style:parent-style-name="Heading_20_1">
      <style:text-properties fo:language="es" fo:country="ES" officeooo:rsid="001ac191" officeooo:paragraph-rsid="001ac191"/>
    </style:style>
    <style:style style:name="P108" style:family="paragraph" style:parent-style-name="Heading_20_1" style:list-style-name="">
      <style:paragraph-properties fo:text-align="start" style:justify-single-word="false" fo:orphans="2" fo:widows="2" fo:hyphenation-ladder-count="no-limit">
        <style:tab-stops/>
      </style:paragraph-properties>
      <style:text-properties fo:language="es" fo:country="ES" fo:hyphenate="true" fo:hyphenation-remain-char-count="4" fo:hyphenation-push-char-count="4"/>
    </style:style>
    <style:style style:name="P109" style:family="paragraph" style:parent-style-name="Heading_20_1">
      <style:paragraph-properties fo:break-before="page"/>
      <style:text-properties fo:language="es" fo:country="ES"/>
    </style:style>
    <style:style style:name="P110" style:family="paragraph" style:parent-style-name="Heading_20_2">
      <style:text-properties fo:language="es" fo:country="ES"/>
    </style:style>
    <style:style style:name="P111" style:family="paragraph" style:parent-style-name="Heading_20_2">
      <style:paragraph-properties fo:text-align="start" style:justify-single-word="false" style:vertical-align="top"/>
      <style:text-properties fo:language="es" fo:country="ES" officeooo:rsid="0022ac88" officeooo:paragraph-rsid="0022ac88"/>
    </style:style>
    <style:style style:name="P112" style:family="paragraph" style:parent-style-name="Heading_20_3">
      <style:text-properties fo:language="es" fo:country="ES"/>
    </style:style>
    <style:style style:name="P113" style:family="paragraph" style:parent-style-name="Heading_20_3" style:list-style-name="">
      <style:paragraph-properties fo:text-align="start" style:justify-single-word="false" fo:orphans="2" fo:widows="2" fo:hyphenation-ladder-count="no-limit"/>
      <style:text-properties fo:language="es" fo:country="ES" fo:hyphenate="true" fo:hyphenation-remain-char-count="4" fo:hyphenation-push-char-count="4"/>
    </style:style>
    <style:style style:name="P114" style:family="paragraph" style:parent-style-name="Heading_20_3">
      <style:paragraph-properties fo:break-before="page"/>
      <style:text-properties fo:language="es" fo:country="ES"/>
    </style:style>
    <style:style style:name="P115" style:family="paragraph" style:parent-style-name="Heading_20_4">
      <style:text-properties fo:language="es" fo:country="ES"/>
    </style:style>
    <style:style style:name="P116" style:family="paragraph" style:parent-style-name="Heading_20_4" style:list-style-name="">
      <style:paragraph-properties fo:text-align="start" style:justify-single-word="false" fo:orphans="2" fo:widows="2" fo:hyphenation-ladder-count="no-limit"/>
      <style:text-properties fo:language="es" fo:country="ES" fo:hyphenate="true" fo:hyphenation-remain-char-count="4" fo:hyphenation-push-char-count="4"/>
    </style:style>
    <style:style style:name="P117" style:family="paragraph" style:parent-style-name="Heading_20_4" style:list-style-name="">
      <style:paragraph-properties fo:text-align="start" style:justify-single-word="false" fo:orphans="2" fo:widows="2" fo:hyphenation-ladder-count="no-limit"/>
      <style:text-properties fo:hyphenate="true" fo:hyphenation-remain-char-count="4" fo:hyphenation-push-char-count="4"/>
    </style:style>
    <style:style style:name="P118" style:family="paragraph" style:parent-style-name="Heading_20_4">
      <style:paragraph-properties fo:break-before="page"/>
      <style:text-properties fo:language="es" fo:country="ES"/>
    </style:style>
    <style:style style:name="P119" style:family="paragraph" style:parent-style-name="Table_20_Contents_20__28_user_29_" style:list-style-name="WW8Num27">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120" style:family="paragraph" style:parent-style-name="Table_20_Contents_20__28_user_29_" style:list-style-name="WW8Num18">
      <style:paragraph-properties fo:margin-top="0cm" fo:margin-bottom="0cm" style:contextual-spacing="false" fo:text-align="start" style:justify-single-word="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style:font-name-complex="Arial"/>
    </style:style>
    <style:style style:name="P121" style:family="paragraph" style:parent-style-name="Table_20_Contents_20__28_user_29_" style:list-style-name="WW8Num18">
      <style:paragraph-properties fo:margin-top="0cm" fo:margin-bottom="0cm" style:contextual-spacing="false" fo:text-align="start" style:justify-single-word="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135f3f" style:font-name-complex="Arial"/>
    </style:style>
    <style:style style:name="P122" style:family="paragraph" style:parent-style-name="Table_20_Contents_20__28_user_29_" style:list-style-name="WW8Num18">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123" style:family="paragraph" style:parent-style-name="Table_20_Contents_20__28_user_29_" style:list-style-name="WW8Num18">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T1" style:family="text">
      <style:text-properties style:font-name-asian="Arial"/>
    </style:style>
    <style:style style:name="T2" style:family="text">
      <style:text-properties officeooo:rsid="00261f29" style:font-name-asian="Arial"/>
    </style:style>
    <style:style style:name="T3" style:family="text">
      <style:text-properties officeooo:rsid="0028c6ba" style:font-name-asian="Arial"/>
    </style:style>
    <style:style style:name="T4" style:family="text">
      <style:text-properties style:font-name-asian="Arial" style:font-name-complex="Arial"/>
    </style:style>
    <style:style style:name="T5" style:family="text">
      <style:text-properties officeooo:rsid="000fc13d" style:font-name-asian="Arial"/>
    </style:style>
    <style:style style:name="T6" style:family="text">
      <style:text-properties officeooo:rsid="000fe7d8" style:font-name-asian="Arial"/>
    </style:style>
    <style:style style:name="T7" style:family="text">
      <style:text-properties officeooo:rsid="0011d3df" style:font-name-asian="Arial"/>
    </style:style>
    <style:style style:name="T8" style:family="text">
      <style:text-properties officeooo:rsid="00135f3f" style:font-name-asian="Arial"/>
    </style:style>
    <style:style style:name="T9" style:family="text">
      <style:text-properties officeooo:rsid="00167f3a" style:font-name-asian="Arial"/>
    </style:style>
    <style:style style:name="T10" style:family="text">
      <style:text-properties officeooo:rsid="00193cfc" style:font-name-asian="Arial"/>
    </style:style>
    <style:style style:name="T11" style:family="text">
      <style:text-properties officeooo:rsid="0022ac88" style:font-name-asian="Arial"/>
    </style:style>
    <style:style style:name="T12" style:family="text">
      <style:text-properties officeooo:rsid="002323c3" style:font-name-asian="Arial"/>
    </style:style>
    <style:style style:name="T13" style:family="text">
      <style:text-properties officeooo:rsid="00240cc0" style:font-name-asian="Arial"/>
    </style:style>
    <style:style style:name="T14" style:family="text">
      <style:text-properties officeooo:rsid="002741f4" style:font-name-asian="Arial"/>
    </style:style>
    <style:style style:name="T15" style:family="text">
      <style:text-properties officeooo:rsid="000fc13d"/>
    </style:style>
    <style:style style:name="T16" style:family="text">
      <style:text-properties style:font-name-complex="Arial"/>
    </style:style>
    <style:style style:name="T17" style:family="text">
      <style:text-properties officeooo:rsid="000fc13d" style:font-name-complex="Arial"/>
    </style:style>
    <style:style style:name="T18" style:family="text">
      <style:text-properties officeooo:rsid="00261f29" style:font-name-complex="Arial"/>
    </style:style>
    <style:style style:name="T19" style:family="text">
      <style:text-properties fo:font-size="6pt" style:font-size-asian="6pt" style:font-size-complex="6pt"/>
    </style:style>
    <style:style style:name="T20" style:family="text">
      <style:text-properties fo:font-size="6pt" style:font-name-asian="Arial" style:font-size-asian="6pt" style:font-size-complex="6pt"/>
    </style:style>
    <style:style style:name="T21" style:family="text">
      <style:text-properties fo:font-size="9pt" style:font-size-asian="9pt"/>
    </style:style>
    <style:style style:name="T22" style:family="text">
      <style:text-properties fo:font-size="9pt" officeooo:rsid="000fc13d" style:font-size-asian="9pt"/>
    </style:style>
    <style:style style:name="T23" style:family="text">
      <style:text-properties fo:font-size="9pt" style:font-name-asian="Arial" style:font-size-asian="9pt"/>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0135f3f" style:font-weight-asian="bold"/>
    </style:style>
    <style:style style:name="T27" style:family="text">
      <style:text-properties fo:font-weight="bold" officeooo:rsid="001ac191" style:font-weight-asian="bold"/>
    </style:style>
    <style:style style:name="T28" style:family="text">
      <style:text-properties fo:font-weight="bold" officeooo:rsid="0022ac88" style:font-weight-asian="bold"/>
    </style:style>
    <style:style style:name="T29" style:family="text">
      <style:text-properties fo:font-weight="bold" style:font-name-asian="Arial" style:font-weight-asian="bold"/>
    </style:style>
    <style:style style:name="T30" style:family="text">
      <style:text-properties fo:font-weight="bold" style:font-name-asian="Arial" style:font-weight-asian="bold" style:font-weight-complex="bold"/>
    </style:style>
    <style:style style:name="T31" style:family="text">
      <style:text-properties fo:font-weight="bold" officeooo:rsid="002741f4" style:font-name-asian="Arial" style:font-weight-asian="bold" style:font-weight-complex="bold"/>
    </style:style>
    <style:style style:name="T32" style:family="text">
      <style:text-properties fo:color="#000080" fo:font-size="12pt" fo:font-weight="bold" style:font-size-asian="12pt" style:font-weight-asian="bold" style:font-size-complex="12pt" style:font-weight-complex="bold"/>
    </style:style>
    <style:style style:name="T33" style:family="text">
      <style:text-properties fo:color="#000080" fo:font-size="12pt" fo:font-weight="bold" style:font-name-asian="Arial" style:font-size-asian="12pt" style:font-weight-asian="bold" style:font-size-complex="12pt" style:font-weight-complex="bold"/>
    </style:style>
    <style:style style:name="T34" style:family="text">
      <style:text-properties fo:language="es" fo:country="ES"/>
    </style:style>
    <style:style style:name="T35" style:family="text">
      <style:text-properties fo:language="es" fo:country="ES" style:font-name-asian="Arial"/>
    </style:style>
    <style:style style:name="T36" style:family="text">
      <style:text-properties fo:language="es" fo:country="ES" officeooo:rsid="0017ca9f" style:font-name-asian="Arial"/>
    </style:style>
    <style:style style:name="T37" style:family="text">
      <style:text-properties fo:language="es" fo:country="ES" officeooo:rsid="00193cfc" style:font-name-asian="Arial"/>
    </style:style>
    <style:style style:name="T38" style:family="text">
      <style:text-properties fo:language="es" fo:country="ES" officeooo:rsid="001ac191" style:font-name-asian="Arial"/>
    </style:style>
    <style:style style:name="T39" style:family="text">
      <style:text-properties fo:language="es" fo:country="ES" fo:font-weight="normal" style:font-weight-asian="normal" style:font-weight-complex="normal"/>
    </style:style>
    <style:style style:name="T40" style:family="text">
      <style:text-properties fo:language="es" fo:country="ES" fo:font-style="italic" style:font-name-asian="Arial" style:font-style-asian="italic" style:font-style-complex="italic"/>
    </style:style>
    <style:style style:name="T41" style:family="text">
      <style:text-properties fo:language="es" fo:country="ES" fo:font-weight="bold" style:font-weight-asian="bold"/>
    </style:style>
    <style:style style:name="T42" style:family="text">
      <style:text-properties fo:language="es" fo:country="ES" fo:font-weight="bold" style:font-name-asian="Arial" style:font-weight-asian="bold"/>
    </style:style>
    <style:style style:name="T43" style:family="text">
      <style:text-properties fo:language="es" fo:country="ES" fo:font-weight="bold" style:font-name-asian="Arial" style:font-weight-asian="bold" style:font-weight-complex="bold"/>
    </style:style>
    <style:style style:name="T44" style:family="text">
      <style:text-properties fo:language="es" fo:country="ES" fo:font-weight="bold" officeooo:rsid="002741f4" style:font-name-asian="Arial" style:font-weight-asian="bold" style:font-weight-complex="bold"/>
    </style:style>
    <style:style style:name="T45" style:family="text">
      <style:text-properties fo:language="es" fo:country="ES" officeooo:rsid="001ac191"/>
    </style:style>
    <style:style style:name="T46" style:family="text">
      <style:text-properties fo:language="es" fo:country="ES" officeooo:rsid="002323c3"/>
    </style:style>
    <style:style style:name="T47" style:family="text">
      <style:text-properties fo:color="#000000"/>
    </style:style>
    <style:style style:name="T48" style:family="text">
      <style:text-properties fo:color="#000000" style:font-name-asian="Arial"/>
    </style:style>
    <style:style style:name="T49" style:family="text">
      <style:text-properties fo:color="#000000" officeooo:rsid="0022ac88" style:font-name-asian="Arial"/>
    </style:style>
    <style:style style:name="T50" style:family="text">
      <style:text-properties style:font-name="Arial" style:font-name-complex="Arial"/>
    </style:style>
    <style:style style:name="T51" style:family="text">
      <style:text-properties style:font-name="Arial" officeooo:rsid="000fe7d8" style:font-name-complex="Arial"/>
    </style:style>
    <style:style style:name="T52" style:family="text">
      <style:text-properties style:font-name="Arial" officeooo:rsid="002323c3" style:font-name-complex="Arial"/>
    </style:style>
    <style:style style:name="T53" style:family="text">
      <style:text-properties style:font-name="Arial" style:font-name-asian="Arial" style:font-name-complex="Arial"/>
    </style:style>
    <style:style style:name="T54" style:family="text">
      <style:text-properties style:font-name="Arial" officeooo:rsid="00167f3a" style:font-name-asian="Arial" style:font-name-complex="Arial"/>
    </style:style>
    <style:style style:name="T55" style:family="text">
      <style:text-properties style:font-name="Arial" officeooo:rsid="0022ac88" style:font-name-asian="Arial" style:font-name-complex="Arial"/>
    </style:style>
    <style:style style:name="T56" style:family="text">
      <style:text-properties style:font-name="Arial" officeooo:rsid="002323c3" style:font-name-asian="Arial" style:font-name-complex="Arial"/>
    </style:style>
    <style:style style:name="T57" style:family="text">
      <style:text-properties style:font-name="Arial" officeooo:rsid="00240cc0" style:font-name-asian="Arial" style:font-name-complex="Arial"/>
    </style:style>
    <style:style style:name="T58" style:family="text">
      <style:text-properties style:font-name="Arial" officeooo:rsid="002741f4" style:font-name-asian="Arial" style:font-name-complex="Arial"/>
    </style:style>
    <style:style style:name="T59" style:family="text">
      <style:text-properties style:font-name="Arial" style:font-name-asian="Arial" style:language-asian="es" style:country-asian="ES" style:font-name-complex="Arial" style:font-size-complex="10pt"/>
    </style:style>
    <style:style style:name="T60" style:family="text">
      <style:text-properties style:font-name="Arial" fo:font-weight="bold" style:font-weight-asian="bold" style:font-name-complex="Arial" style:font-weight-complex="bold"/>
    </style:style>
    <style:style style:name="T61" style:family="text">
      <style:text-properties style:font-name="Arial" style:language-asian="es" style:country-asian="ES" style:font-name-complex="Arial" style:font-size-complex="10pt"/>
    </style:style>
    <style:style style:name="T62" style:family="text">
      <style:text-properties style:font-name="Arial" fo:font-style="italic" style:font-style-asian="italic" style:font-name-complex="Arial" style:font-style-complex="italic"/>
    </style:style>
    <style:style style:name="T63" style:family="text">
      <style:text-properties style:font-name-asian="Garamond"/>
    </style:style>
    <style:style style:name="T64" style:family="text">
      <style:text-properties officeooo:rsid="000cf0e3"/>
    </style:style>
    <style:style style:name="T65" style:family="text">
      <style:text-properties fo:font-style="italic" style:font-name-asian="Arial" style:font-style-asian="italic" style:font-style-complex="italic"/>
    </style:style>
    <style:style style:name="T66" style:family="text">
      <style:text-properties fo:font-style="italic" officeooo:rsid="000fc13d" style:font-name-asian="Arial" style:font-style-asian="italic" style:font-style-complex="italic"/>
    </style:style>
    <style:style style:name="T67" style:family="text">
      <style:text-properties fo:font-style="italic" officeooo:rsid="0022ac88" style:font-name-asian="Arial" style:font-style-asian="italic" style:font-style-complex="italic"/>
    </style:style>
    <style:style style:name="T68" style:family="text">
      <style:text-properties fo:font-style="italic" style:font-style-asian="italic" style:font-style-complex="italic"/>
    </style:style>
    <style:style style:name="T69" style:family="text">
      <style:text-properties officeooo:rsid="000fe7d8"/>
    </style:style>
    <style:style style:name="T70" style:family="text">
      <style:text-properties officeooo:rsid="0011d3df"/>
    </style:style>
    <style:style style:name="T71" style:family="text">
      <style:text-properties officeooo:rsid="00135f3f"/>
    </style:style>
    <style:style style:name="T72" style:family="text">
      <style:text-properties officeooo:rsid="00167f3a"/>
    </style:style>
    <style:style style:name="T73" style:family="text">
      <style:text-properties officeooo:rsid="001ac191"/>
    </style:style>
    <style:style style:name="T74" style:family="text">
      <style:text-properties officeooo:rsid="001c39b9"/>
    </style:style>
    <style:style style:name="T75" style:family="text">
      <style:text-properties officeooo:rsid="00227f79"/>
    </style:style>
    <style:style style:name="T76" style:family="text">
      <style:text-properties officeooo:rsid="0022ac88"/>
    </style:style>
    <style:style style:name="T77" style:family="text">
      <style:text-properties officeooo:rsid="002323c3"/>
    </style:style>
    <style:style style:name="T78" style:family="text">
      <style:text-properties officeooo:rsid="00240cc0"/>
    </style:style>
    <style:style style:name="T79" style:family="text">
      <style:text-properties officeooo:rsid="002a09ce"/>
    </style:style>
    <style:style style:name="fr1"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13">Versión</text:p>
          </table:table-cell>
          <table:table-cell table:style-name="Taula1.A1" office:value-type="string">
            <text:p text:style-name="P13">Redactado<text:span text:style-name="T1"> </text:span>por</text:p>
          </table:table-cell>
          <table:table-cell table:style-name="Taula1.A1" office:value-type="string">
            <text:p text:style-name="P13">Revisado<text:span text:style-name="T1"> </text:span>por</text:p>
          </table:table-cell>
          <table:table-cell table:style-name="Taula1.A1" office:value-type="string">
            <text:p text:style-name="P13">Aprobado<text:span text:style-name="T1"> </text:span>por</text:p>
          </table:table-cell>
          <table:table-cell table:style-name="Taula1.A1" office:value-type="string">
            <text:p text:style-name="P13">Fecha<text:span text:style-name="T1"> </text:span>aprobación</text:p>
          </table:table-cell>
          <table:table-cell table:style-name="Taula1.F1" office:value-type="string">
            <text:p text:style-name="P13">Fecha<text:span text:style-name="T1"> </text:span>publicación</text:p>
          </table:table-cell>
        </table:table-row>
        <table:table-row table:style-name="Taula1.2">
          <table:table-cell table:style-name="Taula1.A2" office:value-type="string">
            <text:p text:style-name="P31"/>
          </table:table-cell>
          <table:table-cell table:style-name="Taula1.B2" office:value-type="string">
            <text:p text:style-name="P33"/>
          </table:table-cell>
          <table:table-cell table:style-name="Taula1.C2" office:value-type="string">
            <text:p text:style-name="P33"/>
          </table:table-cell>
          <table:table-cell table:style-name="Taula1.D2" office:value-type="string">
            <text:p text:style-name="P33"/>
          </table:table-cell>
          <table:table-cell table:style-name="Taula1.E2" office:value-type="string">
            <text:p text:style-name="P33"/>
          </table:table-cell>
          <table:table-cell table:style-name="Taula1.F2" office:value-type="string">
            <text:p text:style-name="P33"/>
          </table:table-cell>
        </table:table-row>
        <table:table-row table:style-name="Taula1.3">
          <table:table-cell table:style-name="Taula1.A3" office:value-type="string">
            <text:p text:style-name="P23">1.2.1</text:p>
          </table:table-cell>
          <table:table-cell table:style-name="Taula1.B3" office:value-type="string">
            <text:p text:style-name="P34">Ligia<text:span text:style-name="T1"> </text:span>Vega</text:p>
            <text:p text:style-name="P32"/>
          </table:table-cell>
          <table:table-cell table:style-name="Taula1.C3" office:value-type="string">
            <text:p text:style-name="P33"/>
          </table:table-cell>
          <table:table-cell table:style-name="Taula1.D3" office:value-type="string">
            <text:p text:style-name="P33"/>
          </table:table-cell>
          <table:table-cell table:style-name="Taula1.E3" office:value-type="string">
            <text:p text:style-name="P33"/>
          </table:table-cell>
          <table:table-cell table:style-name="Taula1.F3" office:value-type="string">
            <text:p text:style-name="P33"/>
          </table:table-cell>
        </table:table-row>
        <table:table-row table:style-name="Taula1.3">
          <table:table-cell table:style-name="Taula1.A4" office:value-type="string">
            <text:p text:style-name="P23">1.3</text:p>
          </table:table-cell>
          <table:table-cell table:style-name="Taula1.B4" office:value-type="string">
            <text:p text:style-name="P34">Ligia<text:span text:style-name="T1"> </text:span>Vega</text:p>
            <text:p text:style-name="P32"/>
          </table:table-cell>
          <table:table-cell table:style-name="Taula1.C4" office:value-type="string">
            <text:p text:style-name="P33"/>
          </table:table-cell>
          <table:table-cell table:style-name="Taula1.D4" office:value-type="string">
            <text:p text:style-name="P33"/>
          </table:table-cell>
          <table:table-cell table:style-name="Taula1.E4" office:value-type="string">
            <text:p text:style-name="P33"/>
          </table:table-cell>
          <table:table-cell table:style-name="Taula1.F4" office:value-type="string">
            <text:p text:style-name="P33"/>
          </table:table-cell>
        </table:table-row>
        <table:table-row table:style-name="Taula1.3">
          <table:table-cell table:style-name="Taula1.A5" office:value-type="string">
            <text:p text:style-name="P23">1.6</text:p>
          </table:table-cell>
          <table:table-cell table:style-name="Taula1.B5" office:value-type="string">
            <text:p text:style-name="P34">Ligia<text:span text:style-name="T1"> </text:span>Vega</text:p>
          </table:table-cell>
          <table:table-cell table:style-name="Taula1.C5" office:value-type="string">
            <text:p text:style-name="P33"/>
          </table:table-cell>
          <table:table-cell table:style-name="Taula1.D5" office:value-type="string">
            <text:p text:style-name="P33"/>
          </table:table-cell>
          <table:table-cell table:style-name="Taula1.E5" office:value-type="string">
            <text:p text:style-name="P33"/>
          </table:table-cell>
          <table:table-cell table:style-name="Taula1.F5" office:value-type="string">
            <text:p text:style-name="P33"/>
          </table:table-cell>
        </table:table-row>
        <table:table-row table:style-name="Taula1.3">
          <table:table-cell table:style-name="Taula1.A6" office:value-type="string">
            <text:p text:style-name="P16">1.7</text:p>
          </table:table-cell>
          <table:table-cell table:style-name="Taula1.B6" office:value-type="string">
            <text:p text:style-name="P34">Sara Arjona</text:p>
          </table:table-cell>
          <table:table-cell table:style-name="Taula1.C6" office:value-type="string">
            <text:p text:style-name="P33"/>
          </table:table-cell>
          <table:table-cell table:style-name="Taula1.D6" office:value-type="string">
            <text:p text:style-name="P33"/>
          </table:table-cell>
          <table:table-cell table:style-name="Taula1.E6" office:value-type="string">
            <text:p text:style-name="P33"/>
          </table:table-cell>
          <table:table-cell table:style-name="Taula1.F6" office:value-type="string">
            <text:p text:style-name="P33"/>
          </table:table-cell>
        </table:table-row>
        <table:table-row table:style-name="Taula1.3">
          <table:table-cell table:style-name="Taula1.A7" office:value-type="string">
            <text:p text:style-name="P25">1.8</text:p>
          </table:table-cell>
          <table:table-cell table:style-name="Taula1.B7" office:value-type="string">
            <text:p text:style-name="P35">Francesc Busquets</text:p>
          </table:table-cell>
          <table:table-cell table:style-name="Taula1.C7" office:value-type="string">
            <text:p text:style-name="P33"/>
          </table:table-cell>
          <table:table-cell table:style-name="Taula1.D7" office:value-type="string">
            <text:p text:style-name="P33"/>
          </table:table-cell>
          <table:table-cell table:style-name="Taula1.E7" office:value-type="string">
            <text:p text:style-name="P33"/>
          </table:table-cell>
          <table:table-cell table:style-name="Taula1.F7" office:value-type="string">
            <text:p text:style-name="P33"/>
          </table:table-cell>
        </table:table-row>
      </table:table>
      <text:p text:style-name="P15"/>
      <text:p text:style-name="P15"/>
      <text:p text:style-name="P15"><draw:frame draw:style-name="fr1" draw:name="Marc1" text:anchor-type="paragraph" svg:x="-0.132cm" svg:y="0.018cm" svg:width="16.394cm" draw:z-index="0"><draw:text-box fo:min-height="0.37cm"><table:table table:name="Taula2" table:style-name="Taula2"><table:table-column table:style-name="Taula2.A"/><table:table-row table:style-name="Taula2.1"><table:table-cell table:style-name="Taula2.A1" office:value-type="string"><text:p text:style-name="P14">Registro<text:span text:style-name="T1"> </text:span>de<text:span text:style-name="T1"> c</text:span>ambios</text:p></table:table-cell></table:table-row></table:table></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42">Versión</text:p>
          </table:table-cell>
          <table:table-cell table:style-name="Taula3.A1" office:value-type="string">
            <text:p text:style-name="P42">P<text:span text:style-name="T15">á</text:span>ginas</text:p>
          </table:table-cell>
          <table:table-cell table:style-name="Taula3.A1" office:value-type="string">
            <text:p text:style-name="P43"><text:span text:style-name="T21">Fecha</text:span><text:span text:style-name="T23"> </text:span><text:span text:style-name="T21">Modificación</text:span></text:p>
          </table:table-cell>
          <table:table-cell table:style-name="Taula3.D1" office:value-type="string">
            <text:p text:style-name="P43"><text:span text:style-name="T21">Motivo</text:span><text:span text:style-name="T23"> </text:span><text:span text:style-name="T21">del</text:span><text:span text:style-name="T23"> </text:span><text:span text:style-name="T21">ca</text:span><text:span text:style-name="T22">mbio</text:span></text:p>
          </table:table-cell>
        </table:table-row>
        <table:table-row table:style-name="Taula3.2">
          <table:table-cell table:style-name="Taula3.A2" office:value-type="string">
            <text:p text:style-name="P36">1.2.1</text:p>
          </table:table-cell>
          <table:table-cell table:style-name="Taula3.B2" office:value-type="string">
            <text:p text:style-name="P36">1-40</text:p>
          </table:table-cell>
          <table:table-cell table:style-name="Taula3.C2" office:value-type="string">
            <text:p text:style-name="P36">20/04/2011</text:p>
          </table:table-cell>
          <table:table-cell table:style-name="Taula3.D2" office:value-type="string">
            <text:p text:style-name="P36">Reestructuración<text:span text:style-name="T1"> </text:span>y<text:span text:style-name="T1"> </text:span>actualización<text:span text:style-name="T1"> </text:span>de<text:span text:style-name="T1"> </text:span>la<text:span text:style-name="T1"> </text:span>información<text:span text:style-name="T1"> </text:span>(cambio<text:span text:style-name="T1"> </text:span>de<text:span text:style-name="T1"> </text:span>nomenclatura)</text:p>
          </table:table-cell>
        </table:table-row>
        <table:table-row table:style-name="Taula3.3">
          <table:table-cell table:style-name="Taula3.A3" office:value-type="string">
            <text:p text:style-name="P36">1.3</text:p>
          </table:table-cell>
          <table:table-cell table:style-name="Taula3.B3" office:value-type="string">
            <text:p text:style-name="P36">22-24,26</text:p>
          </table:table-cell>
          <table:table-cell table:style-name="Taula3.C3" office:value-type="string">
            <text:p text:style-name="P36">17/05/2011</text:p>
          </table:table-cell>
          <table:table-cell table:style-name="Taula3.D3" office:value-type="string">
            <text:p text:style-name="P36">Añadir<text:span text:style-name="T1"> </text:span>el<text:span text:style-name="T1"> </text:span>campo<text:span text:style-name="T1"> </text:span>Rol<text:span text:style-name="T1"> </text:span>al<text:span text:style-name="T1"> </text:span>servicio<text:span text:style-name="T1"> </text:span>web<text:span text:style-name="T1"> </text:span>de<text:span text:style-name="T1"> </text:span>autenticación.</text:p>
          </table:table-cell>
        </table:table-row>
        <table:table-row table:style-name="Taula3.1">
          <table:table-cell table:style-name="Taula3.A4" office:value-type="string">
            <text:p text:style-name="P36">1.3</text:p>
          </table:table-cell>
          <table:table-cell table:style-name="Taula3.B4" office:value-type="string">
            <text:p text:style-name="P36">32,33</text:p>
          </table:table-cell>
          <table:table-cell table:style-name="Taula3.C4" office:value-type="string">
            <text:p text:style-name="P36">17/05/2011</text:p>
          </table:table-cell>
          <table:table-cell table:style-name="Taula3.D4" office:value-type="string">
            <text:p text:style-name="P36">Añadir<text:span text:style-name="T1"> </text:span>dos<text:span text:style-name="T1"> </text:span>estados<text:span text:style-name="T1"> </text:span>nuevos<text:span text:style-name="T1"> </text:span>al<text:span text:style-name="T1"> </text:span>servicio<text:span text:style-name="T1"> </text:span>web<text:span text:style-name="T1"> </text:span>de<text:span text:style-name="T1"> </text:span>seguimiento:<text:span text:style-name="T1"> </text:span>POR_CORREGIR<text:span text:style-name="T1"> </text:span>y<text:span text:style-name="T1"> </text:span>CORREGIDO.</text:p>
          </table:table-cell>
        </table:table-row>
        <table:table-row table:style-name="Taula3.1">
          <table:table-cell table:style-name="Taula3.A5" office:value-type="string">
            <text:p text:style-name="P36">1.6</text:p>
          </table:table-cell>
          <table:table-cell table:style-name="Taula3.B5" office:value-type="string">
            <text:p text:style-name="P36">43</text:p>
          </table:table-cell>
          <table:table-cell table:style-name="Taula3.C5" office:value-type="string">
            <text:p text:style-name="P36">17/08/2012</text:p>
          </table:table-cell>
          <table:table-cell table:style-name="Taula3.D5" office:value-type="string">
            <text:p text:style-name="P36">Quitar<text:span text:style-name="T1"> </text:span>las<text:span text:style-name="T1"> </text:span>referencias<text:span text:style-name="T1"> </text:span>a<text:span text:style-name="T1"> </text:span>ATRIA.<text:span text:style-name="T1"> </text:span>Añadir<text:span text:style-name="T1"> </text:span>el<text:span text:style-name="T1"> </text:span>apartado<text:span text:style-name="T1"> </text:span>de<text:span text:style-name="T1"> </text:span>preguntes<text:span text:style-name="T1"> </text:span>frecuentes.</text:p>
          </table:table-cell>
        </table:table-row>
        <table:table-row table:style-name="Taula3.1">
          <table:table-cell table:style-name="Taula3.A6" office:value-type="string">
            <text:p text:style-name="P36">1.7</text:p>
          </table:table-cell>
          <table:table-cell table:style-name="Taula3.B6" office:value-type="string">
            <text:p text:style-name="P36">31-42</text:p>
          </table:table-cell>
          <table:table-cell table:style-name="Taula3.C6" office:value-type="string">
            <text:p text:style-name="P36">03/07/2013</text:p>
          </table:table-cell>
          <table:table-cell table:style-name="Taula3.D6" office:value-type="string">
            <text:p text:style-name="P36">Añadir parámetro opcional ForzarGuardar</text:p>
          </table:table-cell>
        </table:table-row>
        <table:table-row table:style-name="Taula3.1">
          <table:table-cell table:style-name="Taula3.A7" office:value-type="string">
            <text:p text:style-name="P40">1.8</text:p>
          </table:table-cell>
          <table:table-cell table:style-name="Taula3.B7" office:value-type="string">
            <text:p text:style-name="P39">1 - 35</text:p>
          </table:table-cell>
          <table:table-cell table:style-name="Taula3.C7" office:value-type="string">
            <text:p text:style-name="P37">16/07/2014</text:p>
          </table:table-cell>
          <table:table-cell table:style-name="Taula3.D7" office:value-type="string">
            <text:p text:style-name="P38"><text:span text:style-name="T64">Derogación </text:span>del protocolo “Remote SCORM”</text:p>
          </table:table-cell>
        </table:table-row>
        <table:table-row table:style-name="Taula3.1">
          <table:table-cell table:style-name="Taula3.A8" office:value-type="string">
            <text:p text:style-name="P41">1.8.1</text:p>
          </table:table-cell>
          <table:table-cell table:style-name="Taula3.B8" office:value-type="string">
            <text:p text:style-name="P41">33-35</text:p>
          </table:table-cell>
          <table:table-cell table:style-name="Taula3.C8" office:value-type="string">
            <text:p text:style-name="P41">30/09/2014</text:p>
          </table:table-cell>
          <table:table-cell table:style-name="Taula3.D8" office:value-type="string">
            <text:p text:style-name="P41">Actualización del WSDL de seguimiento</text:p>
          </table:table-cell>
        </table:table-row>
      </table:table>
      <text:p text:style-name="P15"/>
      <text:p text:style-name="P15"/>
      <text:p text:style-name="P44">RESPONSABLE<text:span text:style-name="T1"> </text:span>DEL<text:span text:style-name="T1"> </text:span>DOCUMENTO:</text:p>
      <text:p text:style-name="P15"/>
      <text:p text:style-name="P44"><text:span text:style-name="T32">Í</text:span><text:span text:style-name="T33"> </text:span><text:span text:style-name="T32">N</text:span><text:span text:style-name="T33"> </text:span><text:span text:style-name="T32">D</text:span><text:span text:style-name="T33"> </text:span><text:span text:style-name="T32">ICE</text:span></text:p>
      <text:p text:style-name="P15"/>
      <text:p text:style-name="P45"/>
      <text:table-of-content text:style-name="Sect1" text:name="Índex de contingu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11cm" style:leader-char=" " style:with-tab="false"/>
            <text:index-entry-tab-stop style:type="left" style:position="1.752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2">
            <text:index-source-style text:style-name="Titul_20_activitat_20_2"/>
          </text:index-source-styles>
        </text:table-of-content-source>
        <text:index-body>
          <text:p text:style-name="P81">1. INTRODUCCIÓN<text:tab/>3</text:p>
          <text:p text:style-name="P81">2. GLOSARIO<text:tab/>3</text:p>
          <text:p text:style-name="P81">3. ENLACES DE INTERÉS<text:tab/>3</text:p>
          <text:p text:style-name="P81">4. OBJETIVO DE MARSUPIAL<text:tab/>3</text:p>
          <text:p text:style-name="P81">5. IDENTIFICACIÓN DE SUBSISTEMAS<text:tab/>4</text:p>
          <text:p text:style-name="P82">5.1 Subsistema &lt;&lt;Editorial&gt;&gt;<text:tab/>4</text:p>
          <text:p text:style-name="P82">5.2 Subsistema &lt;&lt;EVA&gt;&gt;<text:tab/>4</text:p>
          <text:p text:style-name="P81">6. PROTOCOLO DE COMUNICACIÓN ENTRE EL EVA Y LA EDITORIAL<text:tab/>4</text:p>
          <text:p text:style-name="P81">7. ESPECIFICACIÓN EN SERVICIOS WEB SOAP<text:tab/>5</text:p>
          <text:p text:style-name="P81"><text:soft-page-break/>8. TIPOS DE CONTENIDOS DIGITALES<text:tab/>5</text:p>
          <text:p text:style-name="P82">8.1 Web Content<text:tab/>5</text:p>
          <text:p text:style-name="P82">8.2 SCORM Remoto (hasta julio de 2014)<text:tab/>6</text:p>
          <text:p text:style-name="P81">9. ESPECIFICACIÓN DEL PROTOCOLO DE COMUNICACIÓN ENTRE EL EVA Y LA EDITORIAL EN SERVICIOS WEB SOAP<text:tab/>6</text:p>
          <text:p text:style-name="P82">9.1 Servicio web de Estructura del libro<text:tab/>6</text:p>
          <text:p text:style-name="P82">9.2 Servicio web de autenticación y autorización<text:tab/>18</text:p>
          <text:p text:style-name="P82">9.3 Servicio web de seguimiento<text:tab/>23</text:p>
          <text:p text:style-name="P81">10. IMPLEMENTACIÓN DE LA PLATAFORMA MARSUPIAL<text:tab/>34</text:p>
          <text:p text:style-name="P82">10.1 Preguntas frecuentes<text:tab/>34</text:p>
        </text:index-body>
      </text:table-of-content>
      <text:p text:style-name="P46"/>
      <text:p text:style-name="P47"/>
      <text:h text:style-name="P109" text:outline-level="1">INTRODUCCIÓN</text:h>
      <text:p text:style-name="P15">El<text:span text:style-name="T1"> </text:span>objetivo<text:span text:style-name="T1"> </text:span>de<text:span text:style-name="T1"> </text:span>este<text:span text:style-name="T1"> </text:span>documento<text:span text:style-name="T1"> </text:span>es<text:span text:style-name="T1"> </text:span>recoger<text:span text:style-name="T1"> </text:span>la<text:span text:style-name="T1"> </text:span>definición<text:span text:style-name="T1"> </text:span>de<text:span text:style-name="T1"> </text:span>la<text:span text:style-name="T1"> </text:span>plataforma<text:span text:style-name="T1"> </text:span>Marsupial.</text:p>
      <text:p text:style-name="P15">Marsupial<text:span text:style-name="T1"> </text:span>contiene:</text:p>
      <text:list xml:id="list1614346974039928824" text:style-name="WW8Num17">
        <text:list-item>
          <text:p text:style-name="P84">La<text:span text:style-name="T1"> </text:span>definición<text:span text:style-name="T1"> </text:span>de<text:span text:style-name="T1"> </text:span>un<text:span text:style-name="T1"> </text:span>protocolo<text:span text:style-name="T1"> </text:span>de<text:span text:style-name="T1"> </text:span>comunicación<text:span text:style-name="T1"> </text:span>entre<text:span text:style-name="T1"> </text:span>los<text:span text:style-name="T1"> </text:span>Entornos<text:span text:style-name="T1"> </text:span>Virtuales<text:span text:style-name="T1"> </text:span>de<text:span text:style-name="T1"> </text:span>Aprendizaje<text:span text:style-name="T1"> </text:span>(en<text:span text:style-name="T1"> </text:span>adelante<text:span text:style-name="T1"> </text:span>EVA)<text:span text:style-name="T1"> </text:span>y<text:span text:style-name="T1"> </text:span>los<text:span text:style-name="T1"> </text:span>diferentes<text:span text:style-name="T1"> </text:span>proveedores<text:span text:style-name="T1"> </text:span>de<text:span text:style-name="T1"> </text:span>contenidos<text:span text:style-name="T1"> </text:span>(en<text:span text:style-name="T1"> </text:span>adelante<text:span text:style-name="T1"> </text:span>Editoriales).</text:p>
        </text:list-item>
        <text:list-item>
          <text:p text:style-name="P84">La<text:span text:style-name="T1"> </text:span>especificación<text:span text:style-name="T1"> </text:span>d<text:span text:style-name="T15">e</text:span>l<text:span text:style-name="T1"> </text:span>formato<text:span text:style-name="T1"> </text:span>de<text:span text:style-name="T1"> </text:span>contenidos<text:span text:style-name="T1"> “</text:span><text:span text:style-name="T11">W</text:span><text:span text:style-name="T66">eb </text:span><text:span text:style-name="T67">C</text:span><text:span text:style-name="T66">ontent</text:span><text:span text:style-name="T5">” utilizado </text:span>en<text:span text:style-name="T1"> </text:span>esta<text:span text:style-name="T1"> </text:span>plataforma.</text:p>
        </text:list-item>
      </text:list>
      <text:h text:style-name="P106" text:outline-level="1">GLOSARIO</text:h>
      <table:table table:name="Taula4" table:style-name="Taula4">
        <table:table-column table:style-name="Taula4.A"/>
        <table:table-column table:style-name="Taula4.B"/>
        <table:table-row table:style-name="Taula4.1">
          <table:table-cell table:style-name="Taula4.A1" office:value-type="string">
            <text:p text:style-name="P18">Término</text:p>
          </table:table-cell>
          <table:table-cell table:style-name="Taula4.B1" office:value-type="string">
            <text:p text:style-name="P18">Definición</text:p>
          </table:table-cell>
        </table:table-row>
        <table:table-row table:style-name="Taula4.1">
          <table:table-cell table:style-name="Taula4.A1" office:value-type="string">
            <text:p text:style-name="P17"><text:span text:style-name="T24">EVA</text:span><text:span text:style-name="T29"> </text:span><text:span text:style-name="T24">o</text:span><text:span text:style-name="T29"> </text:span><text:span text:style-name="T24">LMS</text:span></text:p>
          </table:table-cell>
          <table:table-cell table:style-name="Taula4.B1" office:value-type="string">
            <text:p text:style-name="P17">Entorno<text:span text:style-name="T1"> </text:span>Virtual<text:span text:style-name="T1"> </text:span>de<text:span text:style-name="T1"> </text:span>Aprendizaje.<text:span text:style-name="T1"> </text:span>Learning<text:span text:style-name="T1"> </text:span>Management<text:span text:style-name="T1"> </text:span>System.<text:span text:style-name="T74"> </text:span>Ejemplos:<text:span text:style-name="T1"> </text:span>Àgora-moodle,<text:span text:style-name="T1"> </text:span>moodle.</text:p>
          </table:table-cell>
        </table:table-row>
        <table:table-row table:style-name="Taula4.1">
          <table:table-cell table:style-name="Taula4.A1" office:value-type="string">
            <text:p text:style-name="P18">Moodle</text:p>
          </table:table-cell>
          <table:table-cell table:style-name="Taula4.B1" office:value-type="string">
            <text:p text:style-name="P17">Moodle<text:span text:style-name="T1"> </text:span>es<text:span text:style-name="T1"> </text:span>un<text:span text:style-name="T1"> </text:span>Sistema<text:span text:style-name="T1"> </text:span>de<text:span text:style-name="T1"> </text:span>Gestió<text:span text:style-name="T15">n</text:span><text:span text:style-name="T1"> </text:span>de<text:span text:style-name="T1"> </text:span>Cursos<text:span text:style-name="T1"> </text:span>(Course<text:span text:style-name="T1"> </text:span>Management<text:span text:style-name="T74"> </text:span>System,<text:span text:style-name="T1"> </text:span>CMS)<text:span text:style-name="T1"> </text:span>aunque<text:span text:style-name="T1"> </text:span>también<text:span text:style-name="T1"> </text:span>es<text:span text:style-name="T1"> </text:span>conocido<text:span text:style-name="T1"> </text:span>por<text:span text:style-name="T1"> </text:span>otros<text:span text:style-name="T1"> </text:span>nombres<text:span text:style-name="T1"> </text:span>como<text:span text:style-name="T74"> </text:span>LMS<text:span text:style-name="T1"> </text:span>o<text:span text:style-name="T1"> </text:span>Entorno<text:span text:style-name="T1"> </text:span>de<text:span text:style-name="T1"> </text:span>Aprendizaje<text:span text:style-name="T1"> </text:span>Virtual<text:span text:style-name="T1"> </text:span>(Virtual<text:span text:style-name="T1"> </text:span>Learning<text:span text:style-name="T74"> </text:span>Environment,<text:span text:style-name="T1"> </text:span>VLE).</text:p>
          </table:table-cell>
        </table:table-row>
        <table:table-row table:style-name="Taula4.1">
          <table:table-cell table:style-name="Taula4.A1" office:value-type="string">
            <text:p text:style-name="P18">Àgora-moodle</text:p>
          </table:table-cell>
          <table:table-cell table:style-name="Taula4.B1" office:value-type="string">
            <text:p text:style-name="P17">Sistema<text:span text:style-name="T1"> </text:span>de<text:span text:style-name="T1"> </text:span>gestión<text:span text:style-name="T1"> </text:span>de<text:span text:style-name="T1"> </text:span>aprendizaje<text:span text:style-name="T1"> </text:span>del<text:span text:style-name="T1"> </text:span>Departament<text:span text:style-name="T1"> </text:span>d<text:span text:style-name="T1">’</text:span>Ensenyament<text:span text:style-name="T1"> </text:span>de<text:span text:style-name="T15"> </text:span>la<text:span text:style-name="T1"> </text:span>Generalitat<text:span text:style-name="T1"> </text:span>de<text:span text:style-name="T1"> </text:span>Catalu<text:span text:style-name="T15">ñ</text:span>a<text:span text:style-name="T1"> </text:span>basado<text:span text:style-name="T1"> </text:span>en<text:span text:style-name="T1"> </text:span>Moodle.</text:p>
          </table:table-cell>
        </table:table-row>
        <table:table-row table:style-name="Taula4.1">
          <table:table-cell table:style-name="Taula4.A1" office:value-type="string">
            <text:p text:style-name="P17"><text:span text:style-name="T24">Proveedores</text:span><text:span text:style-name="T29"> </text:span><text:span text:style-name="T24">de</text:span><text:span text:style-name="T29"> </text:span><text:span text:style-name="T24">contenidos</text:span></text:p>
          </table:table-cell>
          <table:table-cell table:style-name="Taula4.B1" office:value-type="string">
            <text:p text:style-name="P17">Organizaciones<text:span text:style-name="T1"> </text:span>que<text:span text:style-name="T1"> </text:span>proporcionan<text:span text:style-name="T1"> </text:span>contenidos<text:span text:style-name="T1"> </text:span>digitales<text:span text:style-name="T1"> </text:span>visualizables<text:span text:style-name="T1"> </text:span>en<text:span text:style-name="T1"> </text:span>un<text:span text:style-name="T1"> </text:span>navegador<text:span text:style-name="T1"> </text:span>web.<text:span text:style-name="T1"> </text:span>Pueden<text:span text:style-name="T1"> </text:span>ser<text:span text:style-name="T1"> </text:span>editoriales,<text:span text:style-name="T1"> </text:span>grupos<text:span text:style-name="T1"> </text:span>editoriales<text:span text:style-name="T1"> </text:span>o<text:span text:style-name="T1"> </text:span>cualquier<text:span text:style-name="T1"> </text:span>otro<text:span text:style-name="T1"> </text:span>tipo<text:span text:style-name="T1"> </text:span>de<text:span text:style-name="T1"> </text:span>organización.</text:p>
          </table:table-cell>
        </table:table-row>
      </table:table>
      <text:h text:style-name="Heading_20_1" text:outline-level="1"><text:bookmark text:name="links"/>ENLACES DE INTERÉS</text:h>
      <text:list xml:id="list2216063329571950179" text:style-name="WW8Num20">
        <text:list-item>
          <text:p text:style-name="P98"><text:span text:style-name="T34">Información del proyecto Marsupial: </text:span><text:a xlink:type="simple" xlink:href="https://github.com/projectestac/marsupial"><text:span text:style-name="T34">https://github.com/projectestac/marsupial</text:span></text:a></text:p>
        </text:list-item>
        <text:list-item>
          <text:p text:style-name="P98"><text:span text:style-name="T34">Documentación (manuales, protocolo, WSDL...): <text:s/></text:span><text:a xlink:type="simple" xlink:href="https://github.com/projectestac/marsupial/tree/master/docs"><text:span text:style-name="T34">https://github.com/projectestac/marsupial/tree/master/docs</text:span></text:a></text:p>
        </text:list-item>
        <text:list-item>
          <text:p text:style-name="P101"><text:span text:style-name="T34">Protocolo: </text:span><text:a xlink:type="simple" xlink:href="https://github.com/projectestac/marsupial/tree/master/docs/protocol"><text:span text:style-name="T34">https://github.com/projectestac/marsupial/tree/master/docs/protocol</text:span></text:a></text:p>
        </text:list-item>
        <text:list-item>
          <text:p text:style-name="P101"><text:span text:style-name="T34">WSDL: </text:span><text:a xlink:type="simple" xlink:href="https://github.com/projectestac/marsupial/tree/master/docs/wsdl"><text:span text:style-name="T34">https://github.com/projectestac/marsupial/tree/master/docs/wsdl</text:span></text:a></text:p>
        </text:list-item>
        <text:list-item>
          <text:p text:style-name="P103">Código fuente:</text:p>
        </text:list-item>
        <text:list-item>
          <text:p text:style-name="P101"><text:span text:style-name="T34">Simulador editorial: </text:span><text:a xlink:type="simple" xlink:href="https://github.com/projectestac/marsupial/tree/master/mps"><text:span text:style-name="T34">https://github.com/projectestac/marsupial/tree/master/mps</text:span></text:a></text:p>
        </text:list-item>
        <text:list-item>
          <text:p text:style-name="P102">Ejemplo de implementación de EVA (Moodle): <text:a xlink:type="simple" xlink:href="https://github.com/projectestac/marsupial/tree/master/moodle">https://github.com/projectestac/marsupial/tree/master/moodle</text:a></text:p>
        </text:list-item>
      </text:list>
      <text:h text:style-name="P107" text:outline-level="1">OBJETIVO DE MARSUPIAL</text:h>
      <text:p text:style-name="P15">El<text:span text:style-name="T1"> </text:span>objetivo<text:span text:style-name="T1"> </text:span>principal<text:span text:style-name="T1"> </text:span>de<text:span text:style-name="T1"> </text:span>Marsupial<text:span text:style-name="T1"> </text:span>es<text:span text:style-name="T1"> </text:span><text:span text:style-name="T24">definir</text:span><text:span text:style-name="T29"> </text:span><text:span text:style-name="T24">e</text:span><text:span text:style-name="T29"> </text:span><text:span text:style-name="T24">implementar</text:span><text:span text:style-name="T1"> </text:span>un<text:span text:style-name="T1"> </text:span>sistema<text:span text:style-name="T1"> </text:span>que<text:span text:style-name="T1"> </text:span>permita<text:span text:style-name="T1"> </text:span>acceder<text:span text:style-name="T1"> </text:span>de<text:span text:style-name="T1"> </text:span>manera<text:span text:style-name="T1"> </text:span>segura<text:span text:style-name="T1"> </text:span>al<text:span text:style-name="T1"> </text:span>contenido<text:span text:style-name="T1"> </text:span>educativo<text:span text:style-name="T1"> </text:span>digital<text:span text:style-name="T1"> </text:span>y<text:span text:style-name="T1"> </text:span>guardar<text:span text:style-name="T1"> </text:span>los<text:span text:style-name="T1"> </text:span>resultados<text:span text:style-name="T1"> </text:span>de<text:span text:style-name="T1"> </text:span>la<text:span text:style-name="T1"> </text:span>interacción<text:span text:style-name="T1"> </text:span>del<text:span text:style-name="T1"> </text:span>alumno<text:span text:style-name="T1"> </text:span>con<text:span text:style-name="T1"> </text:span>el<text:span text:style-name="T1"> </text:span>contenido<text:span text:style-name="T1"> </text:span>en<text:span text:style-name="T1"> </text:span>el<text:span text:style-name="T1"> </text:span>EVA,<text:span text:style-name="T1"> </text:span>independientemente<text:span text:style-name="T1"> </text:span>del<text:span text:style-name="T1"> </text:span>EVA<text:span text:style-name="T1"> </text:span>(<text:span text:style-name="T76">M</text:span>oodle,<text:span text:style-name="T1"> </text:span>Ágora,<text:span text:style-name="T1"> </text:span>etc<text:span text:style-name="T1"> </text:span>)<text:span text:style-name="T1"> </text:span>elegido<text:span text:style-name="T1"> </text:span>por<text:span text:style-name="T1"> </text:span>el<text:span text:style-name="T1"> </text:span>centro<text:span text:style-name="T1"> </text:span>educativo<text:span text:style-name="T1"> </text:span>y<text:span text:style-name="T1"> </text:span>del<text:span text:style-name="T1"> </text:span>formato<text:span text:style-name="T1"> </text:span>del<text:span text:style-name="T1"> </text:span>contenido<text:span text:style-name="T1"> </text:span>digital<text:span text:style-name="T1"> </text:span>(pdf,<text:span text:style-name="T1"> </text:span>html,<text:span text:style-name="T1"> </text:span>flash,<text:span text:style-name="T1"> </text:span>etc)<text:span text:style-name="T1"> </text:span>de<text:span text:style-name="T1"> </text:span>la<text:span text:style-name="T1"> </text:span>Editorial.<text:span text:style-name="T1"> </text:span>De<text:span text:style-name="T1"> </text:span>esta<text:span text:style-name="T1"> </text:span>manera<text:span text:style-name="T1"> </text:span>se<text:span text:style-name="T1"> </text:span>garantizaría<text:span text:style-name="T1"> </text:span>la<text:span text:style-name="T1"> </text:span>posibilidad<text:span text:style-name="T1"> </text:span>de<text:span text:style-name="T1"> </text:span>establecer<text:span text:style-name="T1"> </text:span>una<text:span text:style-name="T1"> </text:span>plataforma<text:span text:style-name="T1"> </text:span>educativa<text:span text:style-name="T1"> </text:span>global,<text:span text:style-name="T1"> </text:span>abierta<text:span text:style-name="T1"> </text:span>a<text:span text:style-name="T1"> </text:span>todo<text:span text:style-name="T1"> </text:span>tipo<text:span text:style-name="T1"> </text:span>de<text:span text:style-name="T1"> </text:span>proveedores<text:span text:style-name="T1"> </text:span>de<text:span text:style-name="T1"> </text:span>contenidos<text:span text:style-name="T1"> </text:span>y<text:span text:style-name="T1"> </text:span>de<text:span text:style-name="T1"> </text:span>EVA.</text:p>
      <text:h text:style-name="P106" text:outline-level="1"><text:soft-page-break/>IDENTIFICACIÓN<text:span text:style-name="T1"> </text:span>DE<text:span text:style-name="T1"> </text:span>SUBSISTEMAS</text:h>
      <text:p text:style-name="P15">En<text:span text:style-name="T1"> </text:span>la<text:span text:style-name="T1"> </text:span>plataforma<text:span text:style-name="T1"> </text:span>Marsupial<text:span text:style-name="T1"> </text:span>hay<text:span text:style-name="T1"> </text:span>dos<text:span text:style-name="T1"> </text:span>subsistemas<text:span text:style-name="T1"> </text:span>implicados:</text:p>
      <text:list xml:id="list93200256039833289" text:style-name="WW8Num8">
        <text:list-item>
          <text:p text:style-name="P85">Editorial</text:p>
        </text:list-item>
        <text:list-item>
          <text:p text:style-name="P85">EVA</text:p>
        </text:list-item>
      </text:list>
      <text:h text:style-name="P110" text:outline-level="2">Subsistema<text:span text:style-name="T1"> </text:span>&lt;&lt;Editorial&gt;&gt;</text:h>
      <text:h text:style-name="P115" text:outline-level="4">Funcionalidades<text:span text:style-name="T1"> </text:span>que<text:span text:style-name="T1"> </text:span>ofrece<text:span text:style-name="T1"> </text:span>el<text:span text:style-name="T1"> </text:span>subsistema</text:h>
      <text:p text:style-name="P15">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ditorial<text:span text:style-name="T1"> </text:span>se<text:span text:style-name="T1"> </text:span>encarga<text:span text:style-name="T1"> </text:span>de:</text:p>
      <text:list xml:id="list3591099491552400850" text:style-name="WW8Num26">
        <text:list-item>
          <text:p text:style-name="P86">Proporcionar<text:span text:style-name="T1"> </text:span>información<text:span text:style-name="T1"> </text:span>al<text:span text:style-name="T1"> </text:span>EVA<text:span text:style-name="T1"> </text:span>para<text:span text:style-name="T1"> </text:span>que<text:span text:style-name="T1"> </text:span>se<text:span text:style-name="T1"> </text:span>pueda<text:span text:style-name="T1"> </text:span>comunicar<text:span text:style-name="T1"> </text:span>con<text:span text:style-name="T1"> </text:span>la<text:span text:style-name="T1"> </text:span>Editorial.</text:p>
        </text:list-item>
        <text:list-item>
          <text:p text:style-name="P86">Proporcionar<text:span text:style-name="T1"> </text:span>las<text:span text:style-name="T1"> </text:span>credenciales<text:span text:style-name="T1"> </text:span>de<text:span text:style-name="T1"> </text:span>los<text:span text:style-name="T1"> </text:span>usuarios<text:span text:style-name="T1"> </text:span>para<text:span text:style-name="T1"> </text:span>que<text:span text:style-name="T1"> </text:span>pueda acceder<text:span text:style-name="T1"> </text:span>a<text:span text:style-name="T1"> </text:span>los<text:span text:style-name="T1"> </text:span>contenidos<text:span text:style-name="T1"> </text:span>digitales.</text:p>
        </text:list-item>
        <text:list-item>
          <text:p text:style-name="P86">Proporcionar<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86">Proporcionar<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86">Proporcionar<text:span text:style-name="T1"> </text:span>los<text:span text:style-name="T1"> </text:span>mecanismos<text:span text:style-name="T1"> </text:span>de<text:span text:style-name="T1"> </text:span>autenticación<text:span text:style-name="T1"> </text:span>y<text:span text:style-name="T1"> </text:span>autorización<text:span text:style-name="T1"> </text:span>para<text:span text:style-name="T1"> </text:span>que<text:span text:style-name="T1"> </text:span>los<text:span text:style-name="T1"> </text:span>usuarios<text:span text:style-name="T1"> </text:span>puedan<text:span text:style-name="T1"> </text:span>acceder<text:span text:style-name="T1"> </text:span>a<text:span text:style-name="T1"> </text:span>los<text:span text:style-name="T1"> </text:span>contenidos.</text:p>
        </text:list-item>
        <text:list-item>
          <text:p text:style-name="P86">Proporcionar<text:span text:style-name="T1"> </text:span>información<text:span text:style-name="T1"> </text:span>al<text:span text:style-name="T1"> </text:span>EVA<text:span text:style-name="T1"> </text:span>sobre<text:span text:style-name="T1"> </text:span>la<text:span text:style-name="T1"> </text:span>interacción<text:span text:style-name="T1"> </text:span>del<text:span text:style-name="T1"> </text:span>usuario<text:span text:style-name="T1"> </text:span>con<text:span text:style-name="T1"> </text:span>el<text:span text:style-name="T1"> </text:span>contenido.</text:p>
        </text:list-item>
      </text:list>
      <text:h text:style-name="P110" text:outline-level="2">Subsistema<text:span text:style-name="T1"> </text:span>&lt;&lt;EVA&gt;&gt;</text:h>
      <text:h text:style-name="P115" text:outline-level="4">Funcionalidades<text:span text:style-name="T1"> </text:span>que<text:span text:style-name="T1"> </text:span>ofrece<text:span text:style-name="T1"> </text:span>el<text:span text:style-name="T1"> </text:span>subsistema</text:h>
      <text:p text:style-name="P15">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VA<text:span text:style-name="T1"> </text:span>se<text:span text:style-name="T1"> </text:span>encarga<text:span text:style-name="T1"> </text:span>de:</text:p>
      <text:list xml:id="list3169981397910122603" text:style-name="WW8Num11">
        <text:list-item>
          <text:p text:style-name="P87">Guardar<text:span text:style-name="T1"> </text:span>en<text:span text:style-name="T1"> </text:span>el<text:span text:style-name="T1"> </text:span>EVA<text:span text:style-name="T1"> </text:span>la<text:span text:style-name="T1"> </text:span>información<text:span text:style-name="T1"> </text:span>de<text:span text:style-name="T1"> </text:span>conexión<text:span text:style-name="T1"> </text:span>con<text:span text:style-name="T1"> </text:span>la<text:span text:style-name="T1"> </text:span>Editorial<text:span text:style-name="T1"> </text:span>para<text:span text:style-name="T1"> </text:span>que<text:span text:style-name="T1"> </text:span>se<text:span text:style-name="T1"> </text:span>puedan<text:span text:style-name="T1"> </text:span>comunicar.</text:p>
        </text:list-item>
        <text:list-item>
          <text:p text:style-name="P87">Guardar<text:span text:style-name="T1"> </text:span>en<text:span text:style-name="T1"> </text:span>el<text:span text:style-name="T1"> </text:span>EVA<text:span text:style-name="T1"> </text:span>las<text:span text:style-name="T1"> </text:span>credenciales<text:span text:style-name="T1"> </text:span>de<text:span text:style-name="T1"> </text:span>acceso<text:span text:style-name="T1"> </text:span>de<text:span text:style-name="T1"> </text:span>los<text:span text:style-name="T1"> </text:span>usuarios<text:span text:style-name="T1"> </text:span>a<text:span text:style-name="T1"> </text:span>los<text:span text:style-name="T1"> </text:span>contenidos<text:span text:style-name="T1"> </text:span>digitales<text:span text:style-name="T1"> </text:span>de<text:span text:style-name="T1"> </text:span>las<text:span text:style-name="T1"> </text:span>Editoriales.</text:p>
        </text:list-item>
        <text:list-item>
          <text:p text:style-name="P87">Obtener<text:span text:style-name="T1"> </text:span>de<text:span text:style-name="T1"> </text:span>la<text:span text:style-name="T1"> </text:span>Editorial<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87">Proporcionar<text:span text:style-name="T1"> </text:span>a<text:span text:style-name="T1"> </text:span>los<text:span text:style-name="T1"> </text:span>creadores/editores<text:span text:style-name="T1"> </text:span>de<text:span text:style-name="T1"> </text:span>cursos<text:span text:style-name="T1"> </text:span>del<text:span text:style-name="T1"> </text:span>EVA<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para<text:span text:style-name="T1"> </text:span>que<text:span text:style-name="T1"> </text:span>en<text:span text:style-name="T1"> </text:span>el<text:span text:style-name="T1"> </text:span>EVA<text:span text:style-name="T1"> </text:span>se<text:span text:style-name="T1"> </text:span>puedan<text:span text:style-name="T1"> </text:span>poner<text:span text:style-name="T1"> </text:span>enlaces<text:span text:style-name="T1"> </text:span>a<text:span text:style-name="T1"> </text:span>los<text:span text:style-name="T1"> </text:span>contenidos<text:span text:style-name="T1"> </text:span>de<text:span text:style-name="T1"> </text:span>las<text:span text:style-name="T1"> </text:span>Editoriales.</text:p>
        </text:list-item>
        <text:list-item>
          <text:p text:style-name="P87">Enviar<text:span text:style-name="T1"> </text:span>a<text:span text:style-name="T1"> </text:span>la<text:span text:style-name="T1"> </text:span>Editorial<text:span text:style-name="T1"> </text:span>la<text:span text:style-name="T1"> </text:span>información<text:span text:style-name="T1"> </text:span>necesaria<text:span text:style-name="T1"> </text:span>para<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odrá<text:span text:style-name="T1"> </text:span>acceder<text:span text:style-name="T1"> </text:span>al<text:span text:style-name="T1"> </text:span>contenido<text:span text:style-name="T1"> </text:span>cuando<text:span text:style-name="T1"> </text:span>lo<text:span text:style-name="T1"> </text:span>intente.</text:p>
        </text:list-item>
        <text:list-item>
          <text:p text:style-name="P87">Guardar<text:span text:style-name="T1"> </text:span>la<text:span text:style-name="T1"> </text:span>información<text:span text:style-name="T1"> </text:span>que<text:span text:style-name="T1"> </text:span>env<text:span text:style-name="T15">í</text:span>e<text:span text:style-name="T1"> </text:span>la<text:span text:style-name="T1"> </text:span>Editorial<text:span text:style-name="T1"> </text:span>sobre<text:span text:style-name="T1"> </text:span>el<text:span text:style-name="T1"> </text:span>seguimiento<text:span text:style-name="T1"> </text:span>de<text:span text:style-name="T1"> </text:span>la<text:span text:style-name="T1"> </text:span>interacción<text:span text:style-name="T1"> </text:span>del<text:span text:style-name="T1"> </text:span>usuario<text:span text:style-name="T1"> </text:span>con<text:span text:style-name="T1"> </text:span>el<text:span text:style-name="T1"> </text:span>contenido<text:span text:style-name="T1"> </text:span>digital.</text:p>
        </text:list-item>
        <text:list-item>
          <text:p text:style-name="P87">Posibilidad<text:span text:style-name="T1"> </text:span>de<text:span text:style-name="T1"> </text:span>visualizar<text:span text:style-name="T1"> </text:span>al<text:span text:style-name="T1"> </text:span>EVA<text:span text:style-name="T1"> </text:span>la<text:span text:style-name="T1"> </text:span>información<text:span text:style-name="T1"> </text:span>guardada<text:span text:style-name="T1"> </text:span>sobre<text:span text:style-name="T1"> </text:span>el<text:span text:style-name="T1"> </text:span>seguimiento.</text:p>
        </text:list-item>
      </text:list>
      <text:h text:style-name="P106" text:outline-level="1">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h>
      <text:p text:style-name="P15">La<text:span text:style-name="T1"> </text:span>secuencia<text:span text:style-name="T1"> </text:span>de<text:span text:style-name="T1"> </text:span>comunicación<text:span text:style-name="T1"> </text:span>habitual<text:span text:style-name="T1"> </text:span>entre<text:span text:style-name="T1"> </text:span>los<text:span text:style-name="T1"> </text:span>dos<text:span text:style-name="T1"> </text:span>subsistemas<text:span text:style-name="T1"> </text:span>será<text:span text:style-name="T1"> </text:span>la<text:span text:style-name="T1"> </text:span>siguiente:</text:p>
      <text:p text:style-name="P19">En<text:span text:style-name="T1"> </text:span>un<text:span text:style-name="T1"> </text:span>momento<text:span text:style-name="T1"> </text:span>inicial<text:span text:style-name="T1"> </text:span>(no<text:span text:style-name="T1"> </text:span>frecuentemente)<text:span text:style-name="T74">:</text:span></text:p>
      <text:list xml:id="list3207196989884355502" text:style-name="WW8Num6">
        <text:list-item>
          <text:p text:style-name="P88">Se<text:span text:style-name="T1"> </text:span>guarda<text:span text:style-name="T1"> </text:span>en<text:span text:style-name="T1"> </text:span>el<text:span text:style-name="T1"> </text:span>EVA<text:span text:style-name="T1"> </text:span>la<text:span text:style-name="T1"> </text:span>información<text:span text:style-name="T1"> </text:span>necesaria<text:span text:style-name="T1"> </text:span>para<text:span text:style-name="T1"> </text:span>poderse<text:span text:style-name="T1"> </text:span>comunicar<text:span text:style-name="T1"> </text:span>con<text:span text:style-name="T1"> </text:span>al<text:span text:style-name="T1"> </text:span>Editorial.</text:p>
        </text:list-item>
        <text:list-item>
          <text:p text:style-name="P88">El<text:span text:style-name="T1"> </text:span>EVA<text:span text:style-name="T1"> </text:span>solicita<text:span text:style-name="T1"> </text:span>a<text:span text:style-name="T1"> </text:span>la<text:span text:style-name="T1"> </text:span>Editorial<text:span text:style-name="T1"> </text:span>el<text:span text:style-name="T1"> </text:span>catálogo<text:span text:style-name="T1"> </text:span>de<text:span text:style-name="T1"> </text:span>libros<text:span text:style-name="T1"> </text:span>digitales<text:span text:style-name="T1"> </text:span>y<text:span text:style-name="T1"> </text:span>su<text:span text:style-name="T1"> </text:span>estructura.</text:p>
        </text:list-item>
        <text:list-item>
          <text:p text:style-name="P88"><text:soft-page-break/>La<text:span text:style-name="T1"> </text:span>Editorial<text:span text:style-name="T1"> </text:span>envía<text:span text:style-name="T1"> </text:span>el<text:span text:style-name="T1"> </text:span>catálogo<text:span text:style-name="T1"> </text:span>de<text:span text:style-name="T1"> </text:span>libros<text:span text:style-name="T1"> </text:span>y<text:span text:style-name="T1"> </text:span>su<text:span text:style-name="T1"> </text:span>estructura<text:span text:style-name="T1"> </text:span>al<text:span text:style-name="T1"> </text:span>EVA.</text:p>
        </text:list-item>
        <text:list-item>
          <text:p text:style-name="P88">La<text:span text:style-name="T1"> </text:span>editorial<text:span text:style-name="T1"> </text:span>envía<text:span text:style-name="T1"> </text:span>al<text:span text:style-name="T1"> </text:span>EVA<text:span text:style-name="T1"> </text:span>las<text:span text:style-name="T1"> </text:span>credenciales<text:span text:style-name="T1"> </text:span>de<text:span text:style-name="T1"> </text:span>sus<text:span text:style-name="T1"> </text:span>usuarios<text:span text:style-name="T1"> </text:span>para<text:span text:style-name="T1"> </text:span>acceder<text:span text:style-name="T1"> </text:span>a<text:span text:style-name="T1"> </text:span>los<text:span text:style-name="T1"> </text:span>libros<text:span text:style-name="T1"> </text:span>digitales.</text:p>
        </text:list-item>
        <text:list-item>
          <text:p text:style-name="P88">Las<text:span text:style-name="T1"> </text:span>credenciales<text:span text:style-name="T1"> </text:span>se<text:span text:style-name="T1"> </text:span>guardan<text:span text:style-name="T1"> </text:span>en<text:span text:style-name="T1"> </text:span>el<text:span text:style-name="T1"> </text:span>EVA.</text:p>
        </text:list-item>
        <text:list-item>
          <text:p text:style-name="P88">En<text:span text:style-name="T1"> </text:span>el<text:span text:style-name="T1"> </text:span>EVA,<text:span text:style-name="T1"> </text:span>los<text:span text:style-name="T1"> </text:span>profesores<text:span text:style-name="T1"> </text:span>diseñan<text:span text:style-name="T1"> </text:span>los<text:span text:style-name="T1"> </text:span>cursos<text:span text:style-name="T1"> </text:span>virtuales.<text:span text:style-name="T1"> </text:span>En<text:span text:style-name="T1"> </text:span>estos<text:span text:style-name="T1"> </text:span>cursos,<text:span text:style-name="T1"> </text:span>se<text:span text:style-name="T1"> </text:span>ponen<text:span text:style-name="T1"> </text:span>enlaces<text:span text:style-name="T1"> </text:span>a<text:span text:style-name="T1"> </text:span>los<text:span text:style-name="T1"> </text:span>libros<text:span text:style-name="T1"> </text:span>digitales<text:span text:style-name="T1"> </text:span>de<text:span text:style-name="T1"> </text:span>las<text:span text:style-name="T1"> </text:span>Editoriales.</text:p>
        </text:list-item>
        <text:list-item>
          <text:p text:style-name="P88">En<text:span text:style-name="T1"> </text:span>el<text:span text:style-name="T1"> </text:span>EVA,<text:span text:style-name="T1"> </text:span>se<text:span text:style-name="T1"> </text:span>añaden<text:span text:style-name="T1"> </text:span>los<text:span text:style-name="T1"> </text:span>alumnos<text:span text:style-name="T1"> </text:span>a<text:span text:style-name="T1"> </text:span>los<text:span text:style-name="T1"> </text:span>cursos.</text:p>
        </text:list-item>
      </text:list>
      <text:p text:style-name="P15"/>
      <text:p text:style-name="P19">Durante<text:span text:style-name="T1"> </text:span>el<text:span text:style-name="T1"> </text:span>curso<text:span text:style-name="T1"> </text:span>académico<text:span text:style-name="T1"> </text:span>(frecuentemente)<text:span text:style-name="T74">:</text:span></text:p>
      <text:list xml:id="list135211430110197" text:continue-numbering="true" text:style-name="WW8Num6">
        <text:list-item>
          <text:p text:style-name="P88">Un<text:span text:style-name="T1"> </text:span>alumno<text:span text:style-name="T1"> </text:span>entra<text:span text:style-name="T1"> </text:span>en<text:span text:style-name="T1"> </text:span>un<text:span text:style-name="T1"> </text:span>curso<text:span text:style-name="T1"> </text:span>del<text:span text:style-name="T1"> </text:span>EVA<text:span text:style-name="T1"> </text:span>y<text:span text:style-name="T1"> </text:span><text:span text:style-name="T5">hace clic </text:span>en<text:span text:style-name="T1"> </text:span>un<text:span text:style-name="T1"> </text:span>enlace<text:span text:style-name="T1"> </text:span>a<text:span text:style-name="T1"> </text:span>un<text:span text:style-name="T1"> </text:span>libro<text:span text:style-name="T1"> </text:span>digital<text:span text:style-name="T1"> </text:span>de<text:span text:style-name="T1"> </text:span>una<text:span text:style-name="T1"> </text:span>Editorial,<text:span text:style-name="T1"> </text:span>en<text:span text:style-name="T1"> </text:span>ese<text:span text:style-name="T1"> </text:span>momento,<text:span text:style-name="T1"> </text:span>se<text:span text:style-name="T1"> </text:span>desencadena<text:span text:style-name="T1"> </text:span>una<text:span text:style-name="T1"> </text:span>serie<text:span text:style-name="T1"> </text:span>de<text:span text:style-name="T1"> </text:span>acciones:</text:p>
          <text:list>
            <text:list-item>
              <text:p text:style-name="P88"><text:span text:style-name="T1"><text:s/></text:span>El<text:span text:style-name="T1"> </text:span>EVA<text:span text:style-name="T1"> </text:span>envía<text:span text:style-name="T1"> </text:span>una<text:span text:style-name="T1"> </text:span>solicitud<text:span text:style-name="T1"> </text:span>a<text:span text:style-name="T1"> </text:span>la<text:span text:style-name="T1"> </text:span>Editorial<text:span text:style-name="T1"> </text:span>para<text:span text:style-name="T1"> </text:span>que<text:span text:style-name="T1"> </text:span>el<text:span text:style-name="T1"> </text:span>alumno<text:span text:style-name="T1"> </text:span>pueda<text:span text:style-name="T1"> </text:span>acceder<text:span text:style-name="T1"> </text:span>al<text:span text:style-name="T1"> </text:span>contenido.</text:p>
            </text:list-item>
            <text:list-item>
              <text:p text:style-name="P88">La<text:span text:style-name="T1"> </text:span>Editorial<text:span text:style-name="T1"> </text:span>responde<text:span text:style-name="T1"> </text:span>que<text:span text:style-name="T1"> </text:span>el<text:span text:style-name="T1"> </text:span>alumno<text:span text:style-name="T1"> </text:span>está<text:span text:style-name="T1"> </text:span>autorizado<text:span text:style-name="T1"> </text:span>a<text:span text:style-name="T1"> </text:span>acceder<text:span text:style-name="T1"> </text:span>al<text:span text:style-name="T1"> </text:span>libro<text:span text:style-name="T1"> </text:span>y<text:span text:style-name="T1"> </text:span>envía<text:span text:style-name="T1"> </text:span>la<text:span text:style-name="T1"> </text:span>URL<text:span text:style-name="T1"> </text:span>de<text:span text:style-name="T1"> </text:span>acceso.</text:p>
            </text:list-item>
            <text:list-item>
              <text:p text:style-name="P88">En<text:span text:style-name="T1"> </text:span>el<text:span text:style-name="T1"> </text:span>navegador<text:span text:style-name="T1"> </text:span>web<text:span text:style-name="T1"> </text:span>del<text:span text:style-name="T1"> </text:span>alumno<text:span text:style-name="T1"> </text:span>se<text:span text:style-name="T1"> </text:span>visualiza<text:span text:style-name="T1"> </text:span>el<text:span text:style-name="T1"> </text:span>contenido.</text:p>
            </text:list-item>
          </text:list>
        </text:list-item>
        <text:list-item>
          <text:p text:style-name="P88">El<text:span text:style-name="T1"> </text:span>alumno<text:span text:style-name="T1"> </text:span>interactúa<text:span text:style-name="T1"> </text:span>con<text:span text:style-name="T1"> </text:span>el<text:span text:style-name="T1"> </text:span>contenido,<text:span text:style-name="T1"> </text:span>como<text:span text:style-name="T1"> </text:span>por<text:span text:style-name="T1"> </text:span>ejemplo<text:span text:style-name="T1"> </text:span>haciendo<text:span text:style-name="T1"> </text:span>un<text:span text:style-name="T1"> </text:span>ejercicio<text:span text:style-name="T1"> </text:span>de<text:span text:style-name="T1"> </text:span>varias<text:span text:style-name="T1"> </text:span>preguntas.</text:p>
        </text:list-item>
        <text:list-item>
          <text:p text:style-name="P88">Cuando<text:span text:style-name="T1"> </text:span>el<text:span text:style-name="T1"> </text:span>alumno<text:span text:style-name="T1"> </text:span>acaba<text:span text:style-name="T1"> </text:span>el<text:span text:style-name="T1"> </text:span>ejercicio<text:span text:style-name="T1"> </text:span>(o<text:span text:style-name="T1"> </text:span>mientras<text:span text:style-name="T1"> </text:span>lo<text:span text:style-name="T1"> </text:span>está<text:span text:style-name="T1"> </text:span>haciendo),<text:span text:style-name="T1"> </text:span>desde<text:span text:style-name="T1"> </text:span>la<text:span text:style-name="T1"> </text:span>Editorial<text:span text:style-name="T1"> </text:span>se<text:span text:style-name="T1"> </text:span>envía<text:span text:style-name="T1"> </text:span>información<text:span text:style-name="T1"> </text:span>sobre<text:span text:style-name="T1"> </text:span>los<text:span text:style-name="T1"> </text:span>resultados<text:span text:style-name="T1"> </text:span>al<text:span text:style-name="T1"> </text:span>EVA,<text:span text:style-name="T1"> </text:span>como<text:span text:style-name="T1"> </text:span>por<text:span text:style-name="T1"> </text:span>ejemplo:<text:span text:style-name="T1"> </text:span>fecha<text:span text:style-name="T1"> </text:span>de<text:span text:style-name="T1"> </text:span>realización,<text:span text:style-name="T1"> </text:span>número<text:span text:style-name="T1"> </text:span>de<text:span text:style-name="T1"> </text:span>intento,<text:span text:style-name="T1"> </text:span>duración<text:span text:style-name="T1"> </text:span>y<text:span text:style-name="T1"> </text:span>calificación.</text:p>
        </text:list-item>
        <text:list-item>
          <text:p text:style-name="P88">El<text:span text:style-name="T1"> </text:span>EVA<text:span text:style-name="T1"> </text:span>guarda<text:span text:style-name="T1"> </text:span>la<text:span text:style-name="T1"> </text:span>información<text:span text:style-name="T1"> </text:span>de<text:span text:style-name="T1"> </text:span>seguimiento<text:span text:style-name="T1"> </text:span>enviada<text:span text:style-name="T1"> </text:span>por<text:span text:style-name="T1"> </text:span>la<text:span text:style-name="T1"> </text:span>Editorial.</text:p>
        </text:list-item>
        <text:list-item>
          <text:p text:style-name="P88">El<text:span text:style-name="T1"> </text:span>alumno<text:span text:style-name="T1"> </text:span>(o<text:span text:style-name="T1"> </text:span>el<text:span text:style-name="T1"> </text:span>profesor)<text:span text:style-name="T1"> </text:span>accede<text:span text:style-name="T1"> </text:span>a<text:span text:style-name="T1"> </text:span>la<text:span text:style-name="T1"> </text:span>zona<text:span text:style-name="T1"> </text:span>de<text:span text:style-name="T1"> </text:span>calificaciones<text:span text:style-name="T1"> </text:span>del<text:span text:style-name="T1"> </text:span>EVA<text:span text:style-name="T1"> </text:span>donde<text:span text:style-name="T1"> </text:span>puede<text:span text:style-name="T1"> </text:span>consultar<text:span text:style-name="T1"> </text:span>la<text:span text:style-name="T1"> </text:span>calificación<text:span text:style-name="T1"> </text:span>obtenida.</text:p>
        </text:list-item>
      </text:list>
      <text:h text:style-name="P106" text:outline-level="1"><text:span text:style-name="T1"><text:s/></text:span>ESPECIFICACIÓN<text:span text:style-name="T1"> </text:span>EN<text:span text:style-name="T1"> </text:span>SERVICIOS<text:span text:style-name="T1"> </text:span>WEB<text:span text:style-name="T1"> </text:span>SOAP</text:h>
      <text:p text:style-name="P15">Para<text:span text:style-name="T1"> </text:span>establecer<text:span text:style-name="T1"> </text:span>la<text:span text:style-name="T1"> </text:span>comunicación<text:span text:style-name="T1"> </text:span>entre<text:span text:style-name="T1"> </text:span>los<text:span text:style-name="T1"> </text:span>tres<text:span text:style-name="T1"> </text:span>subsistemas,<text:span text:style-name="T1"> </text:span>se<text:span text:style-name="T1"> </text:span>considera<text:span text:style-name="T1"> </text:span>la<text:span text:style-name="T1"> </text:span>mejor<text:span text:style-name="T1"> </text:span>solución<text:span text:style-name="T1"> </text:span>la<text:span text:style-name="T1"> </text:span>utilización<text:span text:style-name="T1"> </text:span>de<text:span text:style-name="T1"> </text:span>un<text:span text:style-name="T1"> </text:span>sistema<text:span text:style-name="T1"> </text:span>homogéneo<text:span text:style-name="T1"> </text:span>para<text:span text:style-name="T1"> </text:span>unificar<text:span text:style-name="T1"> </text:span>los<text:span text:style-name="T1"> </text:span>diversos<text:span text:style-name="T1"> </text:span>canales<text:span text:style-name="T1"> </text:span>que<text:span text:style-name="T1"> </text:span>se<text:span text:style-name="T1"> </text:span>puedan<text:span text:style-name="T1"> </text:span>utilizar<text:span text:style-name="T1"> </text:span>para<text:span text:style-name="T1"> </text:span>la<text:span text:style-name="T1"> </text:span>transmisión<text:span text:style-name="T1"> </text:span>de<text:span text:style-name="T1"> </text:span>datos<text:span text:style-name="T1"> </text:span>entre<text:span text:style-name="T1"> </text:span>las<text:span text:style-name="T1"> </text:span>diversas<text:span text:style-name="T1"> </text:span>plataformas<text:span text:style-name="T1"> </text:span>que<text:span text:style-name="T1"> </text:span>pueden<text:span text:style-name="T1"> </text:span>participar.<text:span text:style-name="T1"> </text:span>Por<text:span text:style-name="T1"> </text:span>este<text:span text:style-name="T1"> </text:span>motivo,<text:span text:style-name="T1"> </text:span>se<text:span text:style-name="T1"> </text:span>plantea<text:span text:style-name="T1"> </text:span>la<text:span text:style-name="T1"> </text:span>utilización<text:span text:style-name="T1"> </text:span>de<text:span text:style-name="T1"> </text:span>servicios<text:span text:style-name="T1"> </text:span>web<text:span text:style-name="T1"> </text:span>SOAP<text:span text:style-name="T1"> </text:span>como<text:span text:style-name="T1"> </text:span>propuesta<text:span text:style-name="T1"> </text:span>más<text:span text:style-name="T1"> </text:span>adecuada<text:span text:style-name="T1"> </text:span>en<text:span text:style-name="T1"> </text:span>cuanto<text:span text:style-name="T1"> </text:span>a<text:span text:style-name="T1"> </text:span>la<text:span text:style-name="T1"> </text:span>elección<text:span text:style-name="T1"> </text:span>del<text:span text:style-name="T1"> </text:span>canal<text:span text:style-name="T1"> </text:span>y<text:span text:style-name="T1"> </text:span>mecanismo<text:span text:style-name="T1"> </text:span>de<text:span text:style-name="T1"> </text:span>transferencia<text:span text:style-name="T1"> </text:span>de<text:span text:style-name="T1"> </text:span>datos<text:span text:style-name="T1"> </text:span>entre<text:span text:style-name="T1"> </text:span>los<text:span text:style-name="T1"> </text:span>diversos<text:span text:style-name="T1"> </text:span>sistemas<text:span text:style-name="T1"> </text:span>con<text:span text:style-name="T1"> </text:span>los<text:span text:style-name="T1"> </text:span>que<text:span text:style-name="T1"> </text:span>se<text:span text:style-name="T1"> </text:span>establecerán<text:span text:style-name="T1"> </text:span>comunicaciones<text:span text:style-name="T1"> </text:span>de<text:span text:style-name="T1"> </text:span>envío<text:span text:style-name="T1"> </text:span>y/o<text:span text:style-name="T1"> </text:span>recepción<text:span text:style-name="T1"> </text:span>de<text:span text:style-name="T1"> </text:span>datos.</text:p>
      <text:p text:style-name="P15">Por<text:span text:style-name="T1"> </text:span>este<text:span text:style-name="T1"> </text:span>motivo,<text:span text:style-name="T1"> </text:span>a<text:span text:style-name="T1"> </text:span>continuación<text:span text:style-name="T1"> </text:span>se<text:span text:style-name="T1"> </text:span>incluyen<text:span text:style-name="T1"> </text:span>las<text:span text:style-name="T1"> </text:span>definiciones<text:span text:style-name="T1"> </text:span>de<text:span text:style-name="T1"> </text:span>las<text:span text:style-name="T1"> </text:span>estructuras<text:span text:style-name="T1"> </text:span>de<text:span text:style-name="T1"> </text:span>datos<text:span text:style-name="T1"> </text:span>y<text:span text:style-name="T1"> </text:span>funciones<text:span text:style-name="T1"> </text:span>que<text:span text:style-name="T1"> </text:span>deberán<text:span text:style-name="T1"> </text:span>ofrecer<text:span text:style-name="T1"> </text:span>desde<text:span text:style-name="T1"> </text:span>cada<text:span text:style-name="T1"> </text:span>uno<text:span text:style-name="T1"> </text:span>de<text:span text:style-name="T1"> </text:span>los<text:span text:style-name="T1"> </text:span>puntos<text:span text:style-name="T1"> </text:span>de<text:span text:style-name="T1"> </text:span>entrada<text:span text:style-name="T1"> </text:span>y/o<text:span text:style-name="T1"> </text:span>salida<text:span text:style-name="T1"> </text:span>de<text:span text:style-name="T1"> </text:span>información<text:span text:style-name="T1"> </text:span>desde<text:span text:style-name="T1"> </text:span>cada<text:span text:style-name="T1"> </text:span>uno<text:span text:style-name="T1"> </text:span>de<text:span text:style-name="T1"> </text:span>los<text:span text:style-name="T1"> </text:span>sistemas<text:span text:style-name="T1"> </text:span>afectados.</text:p>
      <text:h text:style-name="P106" text:outline-level="1">TIPOS<text:span text:style-name="T1"> </text:span>DE<text:span text:style-name="T1"> </text:span>CONTENIDOS<text:span text:style-name="T1"> </text:span>DIGITALES</text:h>
      <text:p text:style-name="P20">Para<text:span text:style-name="T1"> </text:span>conseguir<text:span text:style-name="T1"> </text:span>que<text:span text:style-name="T1"> </text:span>el<text:span text:style-name="T1"> </text:span>sistema<text:span text:style-name="T1"> </text:span>funcione<text:span text:style-name="T1"> </text:span>independientemente<text:span text:style-name="T1"> </text:span>de<text:span text:style-name="T1"> </text:span>la<text:span text:style-name="T1"> </text:span>tecnología<text:span text:style-name="T1"> </text:span>utilizada<text:span text:style-name="T1"> </text:span>por<text:span text:style-name="T1"> </text:span>la<text:span text:style-name="T1"> </text:span>Editorial<text:span text:style-name="T1"> </text:span>para<text:span text:style-name="T1"> </text:span>construir<text:span text:style-name="T1"> </text:span>los<text:span text:style-name="T1"> </text:span>contenidos<text:span text:style-name="T1"> </text:span>digitales<text:span text:style-name="T69"> se utilizará el tipo de contenido digital “</text:span>web<text:span text:style-name="T1"> </text:span>content”.</text:p>
      <text:h text:style-name="P110" text:outline-level="2">Web<text:span text:style-name="T1"> </text:span><text:span text:style-name="T13">C</text:span>ontent</text:h>
      <text:p text:style-name="P26">“Web<text:span text:style-name="T1"> </text:span><text:span text:style-name="T13">C</text:span>ontent”<text:span text:style-name="T1"> </text:span>(o<text:span text:style-name="T1"> </text:span><text:span text:style-name="T13">C</text:span>ontenido<text:span text:style-name="T1"> </text:span><text:span text:style-name="T13">W</text:span>eb)<text:span text:style-name="T1"> </text:span>es<text:span text:style-name="T1"> </text:span>el<text:span text:style-name="T1"> </text:span>contenido<text:span text:style-name="T1"> </text:span>textual,<text:span text:style-name="T1"> </text:span>visual<text:span text:style-name="T1"> </text:span>o<text:span text:style-name="T1"> </text:span>auditivo<text:span text:style-name="T1"> </text:span>que<text:span text:style-name="T1"> </text:span>se<text:span text:style-name="T1"> </text:span>encuentra<text:span text:style-name="T1"> </text:span>como<text:span text:style-name="T1"> </text:span>parte<text:span text:style-name="T1"> </text:span>de<text:span text:style-name="T1"> </text:span>la<text:span text:style-name="T1"> </text:span>experiencia<text:span text:style-name="T1"> </text:span>del<text:span text:style-name="T1"> </text:span>usuario<text:span text:style-name="T1"> </text:span>en<text:span text:style-name="T1"> </text:span>los<text:span text:style-name="T1"> </text:span>sitios<text:span text:style-name="T1"> </text:span>web.<text:span text:style-name="T1"> </text:span>Puede<text:span text:style-name="T1"> </text:span>incluir,<text:span text:style-name="T1"> </text:span>entre<text:span text:style-name="T1"> </text:span>otras<text:span text:style-name="T1"> </text:span>cosas:<text:span text:style-name="T1"> </text:span>texto,<text:span text:style-name="T1"> </text:span>imágenes,<text:span text:style-name="T1"> </text:span>sonidos,<text:span text:style-name="T1"> </text:span>vídeos<text:span text:style-name="T1"> </text:span>y<text:span text:style-name="T1"> </text:span>animaciones.</text:p>
      <text:p text:style-name="P21"><text:soft-page-break/>En<text:span text:style-name="T1"> </text:span>este<text:span text:style-name="T1"> </text:span>caso,<text:span text:style-name="T1"> </text:span>para<text:span text:style-name="T1"> </text:span>el<text:span text:style-name="T1"> </text:span>seguimiento<text:span text:style-name="T1"> </text:span>de<text:span text:style-name="T1"> </text:span>la<text:span text:style-name="T1"> </text:span>actividad<text:span text:style-name="T1"> </text:span>del<text:span text:style-name="T1"> </text:span>alumno,<text:span text:style-name="T1"> </text:span>el<text:span text:style-name="T1"> </text:span>EVA<text:span text:style-name="T1"> </text:span>proveerá<text:span text:style-name="T1"> </text:span>un<text:span text:style-name="T1"> </text:span>servicio<text:span text:style-name="T1"> </text:span>web<text:span text:style-name="T1"> </text:span>al<text:span text:style-name="T1"> </text:span>que<text:span text:style-name="T1"> </text:span>llamarán<text:span text:style-name="T1"> </text:span>los<text:span text:style-name="T1"> </text:span>servidores<text:span text:style-name="T1"> </text:span>de<text:span text:style-name="T1"> </text:span>contenidos<text:span text:style-name="T1"> </text:span>para<text:span text:style-name="T1"> </text:span>informar<text:span text:style-name="T1"> </text:span>sobre<text:span text:style-name="T1"> </text:span>el<text:span text:style-name="T1"> </text:span>seguimiento<text:span text:style-name="T1"> </text:span>del<text:span text:style-name="T1"> </text:span>alumno.</text:p>
      <text:h text:style-name="P111" text:outline-level="2">SCORM Remoto (hasta julio de 2014)</text:h>
      <text:p text:style-name="P24">En versiones anteriores de Marsupial se contemplaba también el formato «SCORM 2.1 Remoto», que fue derogado por acuerdo de representantes del sector editorial, plataformas educativas y administraciones educativas, en reunión celebrada en el INTEF (Ministerio de Educación) el 3 de julio de 2014.</text:p>
      <text:h text:style-name="P106" text:outline-level="1">ESPECIFICACIÓN<text:span text:style-name="T1"> </text:span>DEL<text:span text:style-name="T1"> </text:span>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EN<text:span text:style-name="T1"> </text:span>SERVICIOS<text:span text:style-name="T1"> </text:span>WEB<text:span text:style-name="T1"> </text:span>SOAP</text:h>
      <text:p text:style-name="P15">Para<text:span text:style-name="T1"> </text:span>conseguir<text:span text:style-name="T1"> </text:span>que<text:span text:style-name="T1"> </text:span>toda<text:span text:style-name="T1"> </text:span>la<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sea<text:span text:style-name="T1"> </text:span>independiente<text:span text:style-name="T1"> </text:span>de<text:span text:style-name="T1"> </text:span>la<text:span text:style-name="T1"> </text:span>tecnología<text:span text:style-name="T1"> </text:span>tanto<text:span text:style-name="T1"> </text:span>del<text:span text:style-name="T1"> </text:span>EVA<text:span text:style-name="T1"> </text:span>como<text:span text:style-name="T1"> </text:span>del<text:span text:style-name="T1"> </text:span>software<text:span text:style-name="T1"> </text:span>de<text:span text:style-name="T1"> </text:span>gestión<text:span text:style-name="T1"> </text:span>de<text:span text:style-name="T1"> </text:span>los<text:span text:style-name="T1"> </text:span>contenidos<text:span text:style-name="T1"> </text:span>digitales<text:span text:style-name="T1"> </text:span>de<text:span text:style-name="T1"> </text:span>la<text:span text:style-name="T1"> </text:span>Editorial,<text:span text:style-name="T1"> </text:span>se<text:span text:style-name="T1"> </text:span>define<text:span text:style-name="T1"> </text:span>este<text:span text:style-name="T1"> </text:span>protocolo<text:span text:style-name="T1"> </text:span>en<text:span text:style-name="T1"> </text:span>servicios<text:span text:style-name="T1"> </text:span>web<text:span text:style-name="T1"> </text:span>SOAP.</text:p>
      <text:p text:style-name="P15">Esta especificación se puede consultar en el portal del proyecto, dentro del apartado de documentación (consultar <text:span text:style-name="T75">la </text:span>sección <text:a xlink:type="simple" xlink:href="#links"><text:span text:style-name="T68">Enlaces de interés</text:span></text:a> de este documento para conocer el URL).</text:p>
      <text:p text:style-name="P15">El<text:span text:style-name="T1"> </text:span>protocolo<text:span text:style-name="T1"> </text:span>define<text:span text:style-name="T1"> </text:span>tres<text:span text:style-name="T1"> </text:span>servicios<text:span text:style-name="T1"> </text:span>web:</text:p>
      <text:list xml:id="list5756896744316913784" text:style-name="WW8Num12">
        <text:list-item>
          <text:p text:style-name="P89">Estructura<text:span text:style-name="T1"> </text:span>del<text:span text:style-name="T1"> </text:span>libro</text:p>
        </text:list-item>
        <text:list-item>
          <text:p text:style-name="P89">Autenticación/autorización</text:p>
        </text:list-item>
        <text:list-item>
          <text:p text:style-name="P89">Seguimiento</text:p>
        </text:list-item>
      </text:list>
      <text:h text:style-name="P110" text:outline-level="2">Servicio<text:span text:style-name="T1"> </text:span>web<text:span text:style-name="T1"> </text:span>de<text:span text:style-name="T1"> </text:span>Estructura<text:span text:style-name="T1"> </text:span>del<text:span text:style-name="T1"> </text:span>libro</text:h>
      <text:p text:style-name="P15">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comunicar<text:span text:style-name="T1"> </text:span>al<text:span text:style-name="T1"> </text:span>EVA<text:span text:style-name="T1"> </text:span>el<text:span text:style-name="T1"> </text:span>catálogo<text:span text:style-name="T1"> </text:span>de<text:span text:style-name="T1"> </text:span>libros<text:span text:style-name="T1"> </text:span>de<text:span text:style-name="T1"> </text:span>la<text:span text:style-name="T1"> </text:span>Editorial<text:span text:style-name="T1"> </text:span>y<text:span text:style-name="T1"> </text:span>su<text:span text:style-name="T1"> </text:span>estructura<text:span text:style-name="T1"> </text:span>para<text:span text:style-name="T1"> </text:span>poder<text:span text:style-name="T1"> </text:span>acceder<text:span text:style-name="T1"> </text:span>a<text:span text:style-name="T1"> </text:span>sus<text:span text:style-name="T1"> </text:span>contenidos<text:span text:style-name="T1"> </text:span>desde<text:span text:style-name="T1"> </text:span>los<text:span text:style-name="T1"> </text:span>cursos<text:span text:style-name="T1"> </text:span>del<text:span text:style-name="T1"> </text:span>EVA.</text:p>
      <text:p text:style-name="P15">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text:span>y<text:span text:style-name="T1"> </text:span>el<text:span text:style-name="T1"> </text:span>EVA<text:span text:style-name="T1"> </text:span>consumirá<text:span text:style-name="T1"> </text:span>el<text:span text:style-name="T1"> </text:span>servicio.</text:p>
      <text:p text:style-name="P15">Este<text:span text:style-name="T1"> </text:span>servicio<text:span text:style-name="T1"> </text:span>web<text:span text:style-name="T1"> </text:span>permitirá<text:span text:style-name="T1"> </text:span>definir<text:span text:style-name="T1"> </text:span>la<text:span text:style-name="T1"> </text:span>granularidad<text:span text:style-name="T1"> </text:span>de<text:span text:style-name="T1"> </text:span>acceso<text:span text:style-name="T1"> </text:span>y<text:span text:style-name="T1"> </text:span>de<text:span text:style-name="T1"> </text:span>seguimiento<text:span text:style-name="T1"> </text:span>de<text:span text:style-name="T1"> </text:span>los<text:span text:style-name="T1"> </text:span>contenidos.</text:p>
      <text:p text:style-name="P15">Aunque<text:span text:style-name="T1"> </text:span>la<text:span text:style-name="T1"> </text:span>unidad<text:span text:style-name="T1"> </text:span>de<text:span text:style-name="T1"> </text:span>venta<text:span text:style-name="T1"> </text:span>sea<text:span text:style-name="T1"> </text:span>el<text:span text:style-name="T1"> </text:span>libro<text:span text:style-name="T1"> </text:span>digital<text:span text:style-name="T1"> </text:span>(ISBN)<text:span text:style-name="T1"> </text:span>desde<text:span text:style-name="T1"> </text:span>el<text:span text:style-name="T1"> </text:span>EVA<text:span text:style-name="T1"> </text:span>es<text:span text:style-name="T1"> </text:span>más<text:span text:style-name="T1"> </text:span>interesante<text:span text:style-name="T1"> </text:span>tener<text:span text:style-name="T1"> </text:span>una<text:span text:style-name="T1"> </text:span>granularidad<text:span text:style-name="T1"> </text:span>más<text:span text:style-name="T1"> </text:span>fina<text:span text:style-name="T1"> </text:span>de<text:span text:style-name="T1"> </text:span>acceso<text:span text:style-name="T1"> </text:span>al<text:span text:style-name="T1"> </text:span>contenido,<text:span text:style-name="T1"> </text:span>por<text:span text:style-name="T1"> </text:span>eso<text:span text:style-name="T1"> </text:span>se<text:span text:style-name="T1"> </text:span>ha<text:span text:style-name="T1"> </text:span>añadido<text:span text:style-name="T1"> </text:span>los<text:span text:style-name="T1"> </text:span>conceptos<text:span text:style-name="T1"> </text:span>de<text:span text:style-name="T1"> </text:span>unidad<text:span text:style-name="T1"> </text:span>y<text:span text:style-name="T1"> </text:span>actividad.</text:p>
      <text:p text:style-name="P15">De<text:span text:style-name="T1"> </text:span>esta<text:span text:style-name="T1"> </text:span>manera,<text:span text:style-name="T1"> </text:span>a<text:span text:style-name="T1"> </text:span>nivel<text:span text:style-name="T1"> </text:span>de<text:span text:style-name="T1"> </text:span>curso<text:span text:style-name="T1"> </text:span>del<text:span text:style-name="T1"> </text:span>EVA,<text:span text:style-name="T1"> </text:span>se<text:span text:style-name="T1"> </text:span>podrían<text:span text:style-name="T1"> </text:span>tener<text:span text:style-name="T1"> </text:span>accesos<text:span text:style-name="T1"> </text:span>directos<text:span text:style-name="T1"> </text:span>a<text:span text:style-name="T1"> </text:span>unidades<text:span text:style-name="T1"> </text:span>y<text:span text:style-name="T1"> </text:span>actividades<text:span text:style-name="T1"> </text:span>del<text:span text:style-name="T1"> </text:span>libro<text:span text:style-name="T1"> </text:span>digital.</text:p>
      <text:p text:style-name="P15">Para<text:span text:style-name="T1"> </text:span>que<text:span text:style-name="T1"> </text:span>el<text:span text:style-name="T1"> </text:span>EVA<text:span text:style-name="T1"> </text:span>pueda<text:span text:style-name="T1"> </text:span>disponer<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el<text:span text:style-name="T1"> </text:span>proveedor<text:span text:style-name="T1"> </text:span>de<text:span text:style-name="T1"> </text:span>contenidos<text:span text:style-name="T1"> </text:span>tiene<text:span text:style-name="T1"> </text:span>que<text:span text:style-name="T1"> </text:span>exponer<text:span text:style-name="T1"> </text:span>el<text:span text:style-name="T1"> </text:span>servicio<text:span text:style-name="T1"> </text:span>web<text:span text:style-name="T1"> </text:span>de<text:span text:style-name="T1"> </text:span>estructura<text:span text:style-name="T1"> </text:span>del<text:span text:style-name="T1"> </text:span>libro.<text:span text:style-name="T1"> </text:span></text:p>
      <text:p text:style-name="P15">Cuando<text:span text:style-name="T1"> </text:span>el<text:span text:style-name="T1"> </text:span>EVA<text:span text:style-name="T1"> </text:span>dispone<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se<text:span text:style-name="T1"> </text:span>facilita<text:span text:style-name="T1"> </text:span>al<text:span text:style-name="T1"> </text:span>profesor<text:span text:style-name="T1"> </text:span>configurar<text:span text:style-name="T1"> </text:span>los<text:span text:style-name="T1"> </text:span>accesos<text:span text:style-name="T1"> </text:span>directos<text:span text:style-name="T1"> </text:span>a<text:span text:style-name="T1"> </text:span>las<text:span text:style-name="T1"> </text:span>unidades<text:span text:style-name="T1"> </text:span>y/o<text:span text:style-name="T1"> </text:span>actividades.</text:p>
      <text:p text:style-name="P15">Nombre<text:span text:style-name="T1"> </text:span>del<text:span text:style-name="T1"> </text:span>servicio<text:span text:style-name="T1"> <text:s/></text:span>web:<text:span text:style-name="T1"> </text:span><text:span text:style-name="T24">wsEstructuraLibro</text:span></text:p>
      <text:p text:style-name="P15">El<text:span text:style-name="T1"> </text:span>archivo<text:span text:style-name="T1"> </text:span>WSDL<text:span text:style-name="T1"> </text:span>del<text:span text:style-name="T1"> </text:span>servicio<text:span text:style-name="T1"> </text:span>web<text:span text:style-name="T1"> </text:span>será<text:span text:style-name="T1"> </text:span><text:span text:style-name="T11">accesible</text:span><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24">?wsdl</text:span><text:span text:style-name="T1"> </text:span>y<text:span text:style-name="T1"> </text:span>también<text:span text:style-name="T1"> </text:span>acabada<text:span text:style-name="T1"> </text:span>en<text:span text:style-name="T1"> </text:span><text:span text:style-name="T24">?WSDL</text:span></text:p>
      <text:p text:style-name="P15">Este<text:span text:style-name="T1"> </text:span>servicio<text:span text:style-name="T1"> </text:span>tiene<text:span text:style-name="T1"> </text:span>dos<text:span text:style-name="T1"> </text:span>métodos:</text:p>
      <text:list xml:id="list666674630786890665" text:style-name="WW8Num9">
        <text:list-item>
          <text:p text:style-name="P90">ObtenerTodos</text:p>
        </text:list-item>
        <text:list-item>
          <text:p text:style-name="P90">ObtenerEstructura</text:p>
        </text:list-item>
      </text:list>
      <text:h text:style-name="P112" text:outline-level="3"><text:soft-page-break/>Método<text:span text:style-name="T1"> </text:span>ObtenerTodos</text:h>
      <text:p text:style-name="P75">Este<text:span text:style-name="T1"> </text:span>método<text:span text:style-name="T1"> </text:span>actualmente<text:span text:style-name="T1"> </text:span>va<text:span text:style-name="T1"> </text:span>sin<text:span text:style-name="T1"> </text:span>encriptar.</text:p>
      <text:p text:style-name="P15">Devuelve<text:span text:style-name="T1"> </text:span>la<text:span text:style-name="T1"> </text:span>lista<text:span text:style-name="T1"> </text:span>de<text:span text:style-name="T1"> </text:span>todos<text:span text:style-name="T1"> </text:span>los<text:span text:style-name="T1"> </text:span>libros<text:span text:style-name="T1"> </text:span>que<text:span text:style-name="T1"> </text:span>están<text:span text:style-name="T1"> </text:span>dados<text:span text:style-name="T1"> </text:span>de<text:span text:style-name="T1"> </text:span>alta<text:span text:style-name="T1"> </text:span>como<text:span text:style-name="T1"> </text:span>libros<text:span text:style-name="T1"> </text:span>accesibles<text:span text:style-name="T1"> </text:span>para<text:span text:style-name="T1"> </text:span>el<text:span text:style-name="T1"> </text:span>usuario<text:span text:style-name="T1"> </text:span>EVA<text:span text:style-name="T1"> </text:span>autenticado<text:span text:style-name="T1"> </text:span>(el<text:span text:style-name="T1"> </text:span>que<text:span text:style-name="T1"> </text:span>se<text:span text:style-name="T1"> </text:span><text:span text:style-name="T6">envía</text:span><text:span text:style-name="T1"> </text:span>en<text:span text:style-name="T1"> </text:span>la<text:span text:style-name="T1"> </text:span>cabecera<text:span text:style-name="T1"> </text:span>del<text:span text:style-name="T1"> </text:span>mensaje)<text:span text:style-name="T1"> </text:span>y<text:span text:style-name="T1"> </text:span>si<text:span text:style-name="T1"> </text:span>se<text:span text:style-name="T1"> </text:span>especifica<text:span text:style-name="T1"> </text:span>el<text:span text:style-name="T1"> </text:span>centro,<text:span text:style-name="T1"> </text:span>para<text:span text:style-name="T1"> </text:span>ese<text:span text:style-name="T1"> </text:span>centro.</text:p>
      <text:p text:style-name="P15">Par<text:span text:style-name="T69">á</text:span>metros<text:span text:style-name="T1"> </text:span>de<text:span text:style-name="T1"> </text:span>entrada<text:span text:style-name="T1"> </text:span>del<text:span text:style-name="T1"> </text:span>método<text:span text:style-name="T1"> </text:span><text:span text:style-name="T24">ObtenerTodos</text:span><text:span text:style-name="T27">:</text:span></text:p>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52">Lugar</text:p>
            </table:table-cell>
            <table:table-cell table:style-name="Taula5.A1" office:value-type="string">
              <text:p text:style-name="P52">Nombre</text:p>
            </table:table-cell>
            <table:table-cell table:style-name="Taula5.A1" office:value-type="string">
              <text:p text:style-name="P52">Tipo</text:p>
            </table:table-cell>
            <table:table-cell table:style-name="Taula5.D1" office:value-type="string">
              <text:p text:style-name="P52">Descripción</text:p>
            </table:table-cell>
          </table:table-row>
        </table:table-header-rows>
        <table:table-row table:style-name="Taula5.2">
          <table:table-cell table:style-name="Taula5.A2" office:value-type="string">
            <text:p text:style-name="P62"><text:span text:style-name="T50">Cabecera</text:span><text:span text:style-name="T53"> </text:span></text:p>
          </table:table-cell>
          <table:table-cell table:style-name="Taula5.B2" office:value-type="string">
            <text:p text:style-name="P54">User</text:p>
          </table:table-cell>
          <table:table-cell table:style-name="Taula5.C2" office:value-type="string">
            <text:p text:style-name="P56">Obligatorio</text:p>
          </table:table-cell>
          <table:table-cell table:style-name="Taula5.D2" office:value-type="string">
            <text:p text:style-name="P63"><text:span text:style-name="T50">Usuario</text:span><text:span text:style-name="T53"> </text:span><text:span text:style-name="T50">de</text:span><text:span text:style-name="T53"> </text:span><text:span text:style-name="T50">acceso</text:span><text:span text:style-name="T53"> </text:span><text:span text:style-name="T50">del</text:span><text:span text:style-name="T53"> </text:span><text:span text:style-name="T50">EVA</text:span><text:span text:style-name="T53"> </text:span><text:span text:style-name="T50">para</text:span><text:span text:style-name="T53"> </text:span><text:span text:style-name="T50">poder</text:span><text:span text:style-name="T53"> </text:span><text:span text:style-name="T50">utilizar</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la</text:span><text:span text:style-name="T53"> </text:span><text:span text:style-name="T50">Editorial.</text:span></text:p>
          </table:table-cell>
        </table:table-row>
        <table:table-row table:style-name="Taula5.1">
          <table:table-cell table:style-name="Taula5.A3" office:value-type="string">
            <text:p text:style-name="P57">Cabecera</text:p>
          </table:table-cell>
          <table:table-cell table:style-name="Taula5.B3" office:value-type="string">
            <text:p text:style-name="P54">Password</text:p>
          </table:table-cell>
          <table:table-cell table:style-name="Taula5.C3" office:value-type="string">
            <text:p text:style-name="P56">Obligatorio</text:p>
          </table:table-cell>
          <table:table-cell table:style-name="Taula5.D3" office:value-type="string">
            <text:p text:style-name="P63"><text:span text:style-name="T50">Contraseña</text:span><text:span text:style-name="T53"> </text:span><text:span text:style-name="T50">del</text:span><text:span text:style-name="T53"> </text:span><text:span text:style-name="T50">EVA</text:span><text:span text:style-name="T53"> </text:span><text:span text:style-name="T50">para</text:span><text:span text:style-name="T53"> </text:span><text:span text:style-name="T50">poder</text:span><text:span text:style-name="T53"> </text:span><text:span text:style-name="T50">utilizar</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la</text:span><text:span text:style-name="T53"> </text:span><text:span text:style-name="T50">Editorial.</text:span></text:p>
          </table:table-cell>
        </table:table-row>
        <table:table-row table:style-name="Taula5.1">
          <table:table-cell table:style-name="Taula5.A4" office:value-type="string">
            <text:p text:style-name="P57">Cuerpo</text:p>
          </table:table-cell>
          <table:table-cell table:style-name="Taula5.B4" office:value-type="string">
            <text:p text:style-name="P54">IdCentro</text:p>
          </table:table-cell>
          <table:table-cell table:style-name="Taula5.C4" office:value-type="string">
            <text:p text:style-name="P56">Opcional</text:p>
          </table:table-cell>
          <table:table-cell table:style-name="Taula5.D4" office:value-type="string">
            <text:p text:style-name="P63"><text:span text:style-name="T50">Identificador</text:span><text:span text:style-name="T53"> </text:span><text:span text:style-name="T50">del</text:span><text:span text:style-name="T53"> </text:span><text:span text:style-name="T50">centro</text:span><text:span text:style-name="T53"> </text:span><text:span text:style-name="T50">educativo</text:span><text:span text:style-name="T53"> </text:span><text:span text:style-name="T50">desde</text:span><text:span text:style-name="T53"> </text:span><text:span text:style-name="T50">el</text:span><text:span text:style-name="T53"> </text:span><text:span text:style-name="T50">que</text:span><text:span text:style-name="T53"> </text:span><text:span text:style-name="T50">se</text:span><text:span text:style-name="T53"> </text:span><text:span text:style-name="T50">está</text:span><text:span text:style-name="T53"> </text:span><text:span text:style-name="T50">haciendo</text:span><text:span text:style-name="T53"> </text:span><text:span text:style-name="T50">la</text:span><text:span text:style-name="T53"> </text:span><text:span text:style-name="T50">llamada</text:span><text:span text:style-name="T53"> </text:span><text:span text:style-name="T50">al</text:span><text:span text:style-name="T53"> </text:span><text:span text:style-name="T50">servicio</text:span><text:span text:style-name="T53"> </text:span><text:span text:style-name="T50">web.</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1"> </text:span><text:span text:style-name="T24">ObtenerTodos</text:span><text:span text:style-name="T27">:</text:span></text:p>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52">Lugar</text:p>
            </table:table-cell>
            <table:table-cell table:style-name="Taula6.A1" office:value-type="string">
              <text:p text:style-name="P52">Nombre</text:p>
            </table:table-cell>
            <table:table-cell table:style-name="Taula6.A1" office:value-type="string">
              <text:p text:style-name="P52">Tipo</text:p>
            </table:table-cell>
            <table:table-cell table:style-name="Taula6.D1" office:value-type="string">
              <text:p text:style-name="P52">Descripción</text:p>
            </table:table-cell>
          </table:table-row>
        </table:table-header-rows>
        <table:table-row table:style-name="Taula6.2">
          <table:table-cell table:style-name="Taula6.A2" office:value-type="string">
            <text:p text:style-name="P62"><text:span text:style-name="T50">Cuerpo</text:span><text:span text:style-name="T53"> </text:span></text:p>
          </table:table-cell>
          <table:table-cell table:style-name="Taula6.B2" office:value-type="string">
            <text:p text:style-name="P55">Codigo</text:p>
          </table:table-cell>
          <table:table-cell table:style-name="Taula6.C2" office:value-type="string">
            <text:p text:style-name="P56">Obligatorio</text:p>
          </table:table-cell>
          <table:table-cell table:style-name="Taula6.D2" office:value-type="string">
            <text:p text:style-name="P63"><text:span text:style-name="T50">Código</text:span><text:span text:style-name="T53"> </text:span><text:span text:style-name="T50">identificador</text:span><text:span text:style-name="T53"> </text:span><text:span text:style-name="T50">de</text:span><text:span text:style-name="T53"> </text:span><text:span text:style-name="T50">la</text:span><text:span text:style-name="T53"> </text:span><text:span text:style-name="T50">respuesta.</text:span></text:p>
            <text:p text:style-name="P63"><text:span text:style-name="T50">Valores</text:span><text:span text:style-name="T53"> </text:span><text:span text:style-name="T50">posibles:</text:span></text:p>
            <text:list xml:id="list7335823050855182805" text:style-name="WW8Num19">
              <text:list-item>
                <text:p text:style-name="P91"><text:span text:style-name="T47">(1):</text:span><text:span text:style-name="T48"> </text:span><text:span text:style-name="T47">Proceso</text:span><text:span text:style-name="T48"> </text:span><text:span text:style-name="T47">correcto</text:span></text:p>
              </text:list-item>
              <text:list-item>
                <text:p text:style-name="P91"><text:span text:style-name="T48"><text:s/></text:span><text:span text:style-name="T47">(0):</text:span><text:span text:style-name="T48"> </text:span><text:span text:style-name="T47">Error</text:span><text:span text:style-name="T48"> </text:span><text:span text:style-name="T47">inesperado</text:span></text:p>
              </text:list-item>
              <text:list-item>
                <text:p text:style-name="P91"><text:span text:style-name="T48"><text:s/></text:span><text:span text:style-name="T47">(-101):</text:span><text:span text:style-name="T48"> </text:span><text:span text:style-name="T47">Autenticación</text:span><text:span text:style-name="T48"> </text:span><text:span text:style-name="T47">incorrecta.</text:span><text:span text:style-name="T48"> </text:span><text:span text:style-name="T47">El</text:span><text:span text:style-name="T48"> </text:span><text:span text:style-name="T47">usuario</text:span><text:span text:style-name="T48"> </text:span><text:span text:style-name="T47">que</text:span><text:span text:style-name="T48"> </text:span><text:span text:style-name="T47">solicita</text:span><text:span text:style-name="T48"> </text:span><text:span text:style-name="T47">acceso</text:span><text:span text:style-name="T48"> </text:span><text:span text:style-name="T47">a</text:span><text:span text:style-name="T48"> </text:span><text:span text:style-name="T47">este</text:span><text:span text:style-name="T48"> </text:span><text:span text:style-name="T47">método</text:span><text:span text:style-name="T48"> </text:span><text:span text:style-name="T47">del</text:span><text:span text:style-name="T48"> </text:span><text:span text:style-name="T47">servicio</text:span><text:span text:style-name="T48"> </text:span><text:span text:style-name="T47">web</text:span><text:span text:style-name="T48"> </text:span><text:span text:style-name="T47">no</text:span><text:span text:style-name="T48"> </text:span><text:span text:style-name="T47">es</text:span><text:span text:style-name="T48"> </text:span><text:span text:style-name="T47">correcto.</text:span><text:span text:style-name="T48"> </text:span></text:p>
              </text:list-item>
              <text:list-item>
                <text:p text:style-name="P91"><text:span text:style-name="T48"><text:s/></text:span><text:span text:style-name="T47">(-102):</text:span><text:span text:style-name="T48"> </text:span><text:span text:style-name="T47">Autenticación</text:span><text:span text:style-name="T48"> </text:span><text:span text:style-name="T47">incorrecta.</text:span><text:span text:style-name="T48"> </text:span><text:span text:style-name="T47">El</text:span><text:span text:style-name="T48"> </text:span><text:span text:style-name="T47">usuario</text:span><text:span text:style-name="T48"> </text:span><text:span text:style-name="T47">que</text:span><text:span text:style-name="T48"> </text:span><text:span text:style-name="T49">solicita</text:span><text:span text:style-name="T48"> </text:span><text:span text:style-name="T47">acceso</text:span><text:span text:style-name="T48"> </text:span><text:span text:style-name="T47">a</text:span><text:span text:style-name="T48"> </text:span><text:span text:style-name="T47">este</text:span><text:span text:style-name="T48"> </text:span><text:span text:style-name="T47">método</text:span><text:span text:style-name="T48"> </text:span><text:span text:style-name="T47">del</text:span><text:span text:style-name="T48"> </text:span><text:span text:style-name="T47">servicio</text:span><text:span text:style-name="T48"> </text:span><text:span text:style-name="T47">web</text:span><text:span text:style-name="T48"> </text:span><text:span text:style-name="T47">no</text:span><text:span text:style-name="T48"> </text:span><text:span text:style-name="T47">tiene</text:span><text:span text:style-name="T48"> </text:span><text:span text:style-name="T47">permisos</text:span><text:span text:style-name="T48"> </text:span><text:span text:style-name="T47">suficientes.</text:span></text:p>
              </text:list-item>
            </text:list>
            <text:p text:style-name="P58"/>
          </table:table-cell>
        </table:table-row>
        <table:table-row table:style-name="Taula6.1">
          <table:table-cell table:style-name="Taula6.A3" office:value-type="string">
            <text:p text:style-name="P57">Cuerpo</text:p>
          </table:table-cell>
          <table:table-cell table:style-name="Taula6.B3" office:value-type="string">
            <text:p text:style-name="P55">Descripcion</text:p>
          </table:table-cell>
          <table:table-cell table:style-name="Taula6.C3" office:value-type="string">
            <text:p text:style-name="P56">Obligatorio</text:p>
          </table:table-cell>
          <table:table-cell table:style-name="Taula6.D3" office:value-type="string">
            <text:p text:style-name="P63"><text:span text:style-name="T50">Descripción</text:span><text:span text:style-name="T53"> </text:span><text:span text:style-name="T50">del</text:span><text:span text:style-name="T53"> </text:span><text:span text:style-name="T50">código</text:span><text:span text:style-name="T53"> </text:span><text:span text:style-name="T50">generado.</text:span></text:p>
          </table:table-cell>
        </table:table-row>
        <table:table-row table:style-name="Taula6.1">
          <table:table-cell table:style-name="Taula6.A4" office:value-type="string">
            <text:p text:style-name="P57">Cuerpo</text:p>
          </table:table-cell>
          <table:table-cell table:style-name="Taula6.B4" office:value-type="string">
            <text:p text:style-name="P55">Catalogo</text:p>
          </table:table-cell>
          <table:table-cell table:style-name="Taula6.C4" office:value-type="string">
            <text:p text:style-name="P56">Opcional</text:p>
          </table:table-cell>
          <table:table-cell table:style-name="Taula6.D4" office:value-type="string">
            <text:p text:style-name="P63"><text:span text:style-name="T50">Lista</text:span><text:span text:style-name="T53"> </text:span><text:span text:style-name="T50">de</text:span><text:span text:style-name="T53"> </text:span><text:span text:style-name="T50">libros,</text:span><text:span text:style-name="T53"> </text:span><text:span text:style-name="T50">expresada</text:span><text:span text:style-name="T53"> </text:span><text:span text:style-name="T50">en</text:span><text:span text:style-name="T53"> </text:span><text:span text:style-name="T50">XML.</text:span></text:p>
            <text:p text:style-name="P58"/>
            <text:p text:style-name="P58"/>
          </table:table-cell>
        </table:table-row>
      </table:table>
      <text:p text:style-name="P15"/>
      <text:p text:style-name="P15"/>
      <text:p text:style-name="P77">El<text:span text:style-name="T1"> </text:span>XML<text:span text:style-name="T1"> </text:span>de<text:span text:style-name="T1"> </text:span>respuesta<text:span text:style-name="T1"> </text:span>del<text:span text:style-name="T1"> </text:span>campo<text:span text:style-name="T1"> </text:span><text:span text:style-name="T25">Catalogo</text:span><text:span text:style-name="T1"> </text:span>tiene<text:span text:style-name="T1"> </text:span>el<text:span text:style-name="T1"> </text:span>siguiente<text:span text:style-name="T1"> </text:span>formato:</text:p>
      <text:p text:style-name="Codi">&lt;libros&gt;</text:p>
      <text:p text:style-name="Codi"><text:span text:style-name="T7"><text:tab/></text:span>&lt;libro&gt;</text:p>
      <text:p text:style-name="Codi"><text:span text:style-name="T7"><text:tab/><text:tab/></text:span>&lt;ISBN&gt;1111111111&lt;/ISBN&gt;</text:p>
      <text:p text:style-name="Codi"><text:span text:style-name="T7"><text:tab/><text:tab/></text:span>&lt;titulo&gt;Libro<text:span text:style-name="T1"> </text:span>scorm<text:span text:style-name="T1"> </text:span>remot<text:span text:style-name="T1"> </text:span>sense<text:span text:style-name="T1"> </text:span>unidad&lt;/titulo&gt;</text:p>
      <text:p text:style-name="Codi"><text:span text:style-name="T7"><text:tab/><text:tab/></text:span>&lt;nivel&gt;1ESO&lt;/nivel&gt;</text:p>
      <text:p text:style-name="Codi"><text:span text:style-name="T7"><text:tab/><text:tab/></text:span>&lt;formato&gt;webcontent&lt;/formato&gt;</text:p>
      <text:p text:style-name="Codi"><text:span text:style-name="T7"><text:tab/></text:span>&lt;/libro&gt;</text:p>
      <text:p text:style-name="Codi"><text:span text:style-name="T7"><text:tab/></text:span>&lt;libro&gt;</text:p>
      <text:p text:style-name="Codi"><text:span text:style-name="T7"><text:tab/><text:tab/></text:span>&lt;ISBN&gt;2222222222&lt;/ISBN&gt;</text:p>
      <text:p text:style-name="Codi"><text:span text:style-name="T7"><text:tab/><text:tab/></text:span>&lt;titulo&gt;Libro<text:span text:style-name="T1"> </text:span>contenido<text:span text:style-name="T1"> </text:span>remot<text:span text:style-name="T1"> </text:span>sense<text:span text:style-name="T1"> </text:span>unidad&lt;/titulo&gt;</text:p>
      <text:p text:style-name="Codi"><text:span text:style-name="T7"><text:tab/><text:tab/></text:span>&lt;nivel&gt;1ESO&lt;/nivel&gt;</text:p>
      <text:p text:style-name="Codi"><text:span text:style-name="T7"><text:tab/><text:tab/></text:span>&lt;formato&gt;webcontent&lt;/formato&gt;</text:p>
      <text:p text:style-name="Codi"><text:span text:style-name="T7"><text:tab/></text:span>&lt;/libro&gt;</text:p>
      <text:p text:style-name="Codi"><text:span text:style-name="T7"><text:tab/></text:span>&lt;libro&gt;</text:p>
      <text:p text:style-name="Codi"><text:span text:style-name="T7"><text:tab/><text:tab/></text:span>&lt;ISBN&gt;3333333333&lt;/ISBN&gt;</text:p>
      <text:p text:style-name="Codi"><text:span text:style-name="T7"><text:tab/><text:tab/></text:span>&lt;titulo&gt;Libro<text:span text:style-name="T1"> </text:span>scorm<text:span text:style-name="T1"> </text:span>remot<text:span text:style-name="T1"> </text:span>amb<text:span text:style-name="T1"> </text:span>dues<text:span text:style-name="T1"> </text:span>unidads&lt;/ns1:titulo&gt;</text:p>
      <text:p text:style-name="Codi"><text:span text:style-name="T7"><text:tab/><text:tab/></text:span>&lt;:nivel&gt;1ESO&lt;/nivel&gt;</text:p>
      <text:p text:style-name="Codi"><text:span text:style-name="T7"><text:tab/><text:tab/></text:span>&lt;formato&gt;webcontent&lt;/formato&gt;</text:p>
      <text:p text:style-name="Codi"><text:span text:style-name="T7"><text:tab/></text:span>&lt;/libro&gt;</text:p>
      <text:p text:style-name="Codi">&lt;/libros&gt;</text:p>
      <text:p text:style-name="P15"/>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52">Nombre</text:p>
            </table:table-cell>
            <table:table-cell table:style-name="Taula7.A1" office:value-type="string">
              <text:p text:style-name="P52">Tipo</text:p>
            </table:table-cell>
            <table:table-cell table:style-name="Taula7.C1" office:value-type="string">
              <text:p text:style-name="P52">Descripción</text:p>
            </table:table-cell>
          </table:table-row>
        </table:table-header-rows>
        <table:table-row table:style-name="Taula7.2">
          <table:table-cell table:style-name="Taula7.A2" office:value-type="string">
            <text:p text:style-name="P54">ISBN</text:p>
          </table:table-cell>
          <table:table-cell table:style-name="Taula7.B2" office:value-type="string">
            <text:p text:style-name="P56">Obligatorio</text:p>
          </table:table-cell>
          <table:table-cell table:style-name="Taula7.C2" office:value-type="string">
            <text:p text:style-name="P63"><text:span text:style-name="T50">ISBN</text:span><text:span text:style-name="T53"> </text:span><text:span text:style-name="T50">del</text:span><text:span text:style-name="T53"> </text:span><text:span text:style-name="T50">libro</text:span><text:span text:style-name="T53"> </text:span><text:span text:style-name="T50">digital</text:span></text:p>
          </table:table-cell>
        </table:table-row>
        <table:table-row table:style-name="Taula7.1">
          <table:table-cell table:style-name="Taula7.A3" office:value-type="string">
            <text:p text:style-name="P54">titulo</text:p>
          </table:table-cell>
          <table:table-cell table:style-name="Taula7.B3" office:value-type="string">
            <text:p text:style-name="P56">Obligatorio</text:p>
          </table:table-cell>
          <table:table-cell table:style-name="Taula7.C3" office:value-type="string">
            <text:p text:style-name="P63"><text:span text:style-name="T50">Título</text:span><text:span text:style-name="T53"> </text:span><text:span text:style-name="T50">identificativo</text:span><text:span text:style-name="T53"> </text:span><text:span text:style-name="T50">del</text:span><text:span text:style-name="T53"> </text:span><text:span text:style-name="T50">libro.</text:span></text:p>
          </table:table-cell>
        </table:table-row>
        <table:table-row table:style-name="Taula7.1">
          <table:table-cell table:style-name="Taula7.A4" office:value-type="string">
            <text:p text:style-name="P54">nivel</text:p>
          </table:table-cell>
          <table:table-cell table:style-name="Taula7.B4" office:value-type="string">
            <text:p text:style-name="P56">Obligatorio</text:p>
          </table:table-cell>
          <table:table-cell table:style-name="Taula7.C4" office:value-type="string">
            <text:p text:style-name="P63"><text:span text:style-name="T50">Nivell</text:span><text:span text:style-name="T53"> </text:span><text:span text:style-name="T50">educativo.</text:span><text:span text:style-name="T53"> </text:span><text:span text:style-name="T50">Hay</text:span><text:span text:style-name="T53"> </text:span><text:span text:style-name="T50">unos</text:span><text:span text:style-name="T53"> </text:span><text:span text:style-name="T50">valores</text:span><text:span text:style-name="T53"> </text:span><text:span text:style-name="T50">predefinidos</text:span><text:span text:style-name="T53"> </text:span><text:span text:style-name="T50">pero</text:span><text:span text:style-name="T53"> </text:span><text:span text:style-name="T50">si</text:span><text:span text:style-name="T53"> </text:span><text:span text:style-name="T50">hace</text:span><text:span text:style-name="T53"> </text:span><text:span text:style-name="T50">falta</text:span><text:span text:style-name="T53"> </text:span><text:span text:style-name="T50">se</text:span><text:span text:style-name="T53"> </text:span><text:span text:style-name="T50">pueden</text:span><text:span text:style-name="T53"> </text:span><text:span text:style-name="T50">usar</text:span><text:span text:style-name="T53"> </text:span><text:span text:style-name="T50">otros.</text:span></text:p>
            <text:p text:style-name="P67"><text:span text:style-name="T50">Valores</text:span><text:span text:style-name="T53"> </text:span><text:span text:style-name="T50">predefinidos:</text:span><text:span text:style-name="T63"> </text:span></text:p>
            <text:list xml:id="list1757584698881043536" text:style-name="WW8Num27">
              <text:list-item>
                <text:p text:style-name="P119">1ESO</text:p>
              </text:list-item>
              <text:list-item>
                <text:p text:style-name="P119">2ESO</text:p>
              </text:list-item>
              <text:list-item>
                <text:p text:style-name="P119">3ESO</text:p>
              </text:list-item>
              <text:list-item>
                <text:p text:style-name="P119">4ESO</text:p>
              </text:list-item>
              <text:list-item>
                <text:p text:style-name="P119">1EP</text:p>
              </text:list-item>
              <text:list-item>
                <text:p text:style-name="P119">2EP</text:p>
              </text:list-item>
              <text:list-item>
                <text:p text:style-name="P119">3EP</text:p>
              </text:list-item>
              <text:list-item>
                <text:p text:style-name="P119">4EP</text:p>
              </text:list-item>
              <text:list-item>
                <text:p text:style-name="P119">5EP</text:p>
              </text:list-item>
              <text:list-item>
                <text:p text:style-name="P119">6EP</text:p>
              </text:list-item>
            </text:list>
          </table:table-cell>
        </table:table-row>
        <table:table-row table:style-name="Taula7.1">
          <table:table-cell table:style-name="Taula7.A5" office:value-type="string">
            <text:p text:style-name="P54">formato</text:p>
          </table:table-cell>
          <table:table-cell table:style-name="Taula7.B5" office:value-type="string">
            <text:p text:style-name="P56">Obligatorio</text:p>
          </table:table-cell>
          <table:table-cell table:style-name="Taula7.C5" office:value-type="string">
            <text:p text:style-name="P63"><text:span text:style-name="T50">Ú</text:span><text:span text:style-name="T51">nico v</text:span><text:span text:style-name="T50">alor</text:span><text:span text:style-name="T53"> </text:span><text:span text:style-name="T50">posible:</text:span><text:span text:style-name="T53"> </text:span></text:p>
            <text:list xml:id="list5443270324074275100" text:style-name="WW8Num18">
              <text:list-header>
                <text:p text:style-name="P120"/>
              </text:list-header>
              <text:list-item>
                <text:p text:style-name="P122"><text:span text:style-name="T60">webcontent</text:span><text:span text:style-name="T50">:</text:span><text:span text:style-name="T53"> </text:span><text:span text:style-name="T50">contenidos</text:span><text:span text:style-name="T53"> </text:span><text:span text:style-name="T50">web,</text:span><text:span text:style-name="T53"> </text:span><text:span text:style-name="T50">es</text:span><text:span text:style-name="T53"> </text:span><text:span text:style-name="T50">decir,</text:span><text:span text:style-name="T53"> </text:span><text:span text:style-name="T50">contenidos</text:span><text:span text:style-name="T53"> </text:span><text:span text:style-name="T50">que</text:span><text:span text:style-name="T53"> </text:span><text:span text:style-name="T50">se</text:span><text:span text:style-name="T53"> </text:span><text:span text:style-name="T50">pueden</text:span><text:span text:style-name="T53"> </text:span><text:span text:style-name="T50">visualizar</text:span><text:span text:style-name="T53"> </text:span><text:span text:style-name="T50">en</text:span><text:span text:style-name="T53"> </text:span><text:span text:style-name="T50">un</text:span><text:span text:style-name="T53"> </text:span><text:span text:style-name="T50">navegador</text:span><text:span text:style-name="T53"> </text:span><text:span text:style-name="T50">web</text:span><text:span text:style-name="T53"> </text:span><text:span text:style-name="T57">estándar.</text:span></text:p>
              </text:list-item>
            </text:list>
            <text:p text:style-name="P65"/>
            <text:p text:style-name="P59">En versiones anteriores de Marsupial existía también el formato “scorm”, que no está ya soportado.</text:p>
          </table:table-cell>
        </table:table-row>
      </table:table>
      <text:p text:style-name="P15"/>
      <text:h text:style-name="P117" text:outline-level="4"/>
      <text:h text:style-name="P118" text:outline-level="4">Ejemplos</text:h>
      <text:p text:style-name="P15"><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llamada</text:span><text:span text:style-name="T29"> </text:span><text:span text:style-name="T24">al</text:span><text:span text:style-name="T29"> </text:span><text:span text:style-name="T24">servicio</text:span><text:span text:style-name="T29"> </text:span><text:span text:style-name="T24">web</text:span><text:span text:style-name="T27">:</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est="http://educacio.gencat.cat/agora/estructuralibros/"&gt;</text:p>
      <text:p text:style-name="Codi"><text:span text:style-name="T70"><text:tab/></text:span>&lt;soapenv:Header&gt;</text:p>
      <text:p text:style-name="Codi"><text:span text:style-name="T7"><text:tab/><text:tab/></text:span>&lt;est:WSEAuthenticateHeader&gt;</text:p>
      <text:p text:style-name="Codi"><text:span text:style-name="T70"><text:tab/><text:tab/><text:tab/></text:span>&lt;!--Optional:--&gt;</text:p>
      <text:p text:style-name="Codi"><text:span text:style-name="T7"><text:tab/><text:tab/><text:tab/></text:span>&lt;est:User&gt;S1mul4d0r&lt;/est:User&gt;</text:p>
      <text:p text:style-name="Codi"><text:span text:style-name="T7"><text:tab/><text:tab/><text:tab/></text:span>&lt;!--Optional:--&gt;</text:p>
      <text:p text:style-name="Codi"><text:span text:style-name="T7"><text:tab/><text:tab/><text:tab/></text:span>&lt;est:Password&gt;ed1t0r14l&lt;/est:Password&gt;</text:p>
      <text:p text:style-name="Codi"><text:span text:style-name="T7"><text:tab/><text:tab/></text:span>&lt;/est:WSEAuthenticateHeader&gt;</text:p>
      <text:p text:style-name="Codi"><text:span text:style-name="T7"><text:tab/></text:span>&lt;/soapenv:Header&gt;</text:p>
      <text:p text:style-name="Codi"><text:span text:style-name="T7"><text:tab/></text:span>&lt;soapenv:Body&gt;</text:p>
      <text:p text:style-name="Codi"><text:span text:style-name="T7"><text:tab/><text:tab/></text:span>&lt;est:ObtenerTodos&gt;</text:p>
      <text:p text:style-name="Codi"><text:span text:style-name="T7"><text:tab/><text:tab/><text:tab/></text:span>&lt;!--Optional:--&gt;</text:p>
      <text:p text:style-name="Codi"><text:span text:style-name="T7"><text:tab/><text:tab/><text:tab/></text:span>&lt;est:IdCentro&gt;&lt;/est:IdCentro&gt;</text:p>
      <text:p text:style-name="Codi"><text:span text:style-name="T7"><text:tab/><text:tab/></text:span>&lt;/est:ObtenerTodos&gt;</text:p>
      <text:p text:style-name="Codi"><text:span text:style-name="T7"><text:tab/></text:span>&lt;/soapenv:Body&gt;</text:p>
      <text:p text:style-name="Codi">&lt;/soapenv:Envelope&gt;</text:p>
      <text:p text:style-name="P27"/>
      <text:p text:style-name="P15"><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respuesta</text:span><text:span text:style-name="T29"> </text:span><text:span text:style-name="T24">a</text:span><text:span text:style-name="T29"> </text:span><text:span text:style-name="T24">la</text:span><text:span text:style-name="T29"> </text:span><text:span text:style-name="T24">llamada</text:span><text:span text:style-name="T29"> </text:span><text:span text:style-name="T24">al</text:span><text:span text:style-name="T29"> </text:span><text:span text:style-name="T24">servicio</text:span><text:span text:style-name="T29"> </text:span><text:span text:style-name="T24">web</text:span><text:span text:style-name="T27">:</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ns1="http://educacio.gencat.cat/agora/estructuralibros/"&gt;</text:p>
      <text:p text:style-name="Codi"><text:span text:style-name="T8"><text:tab/></text:span>&lt;SOAP-ENV:Body&gt;</text:p>
      <text:p text:style-name="Codi"><text:span text:style-name="T8"><text:tab/><text:tab/></text:span>&lt;ns1:ObtenerTodosResponse&gt;</text:p>
      <text:p text:style-name="Codi"><text:span text:style-name="T8"><text:tab/><text:tab/><text:tab/></text:span>&lt;ns1:ObtenerTodosResult&gt;</text:p>
      <text:p text:style-name="Codi"><text:span text:style-name="T8"><text:tab/><text:tab/><text:tab/><text:tab/></text:span>&lt;ns1:Catalogo&gt;</text:p>
      <text:p text:style-name="Codi"><text:span text:style-name="T8"><text:tab/><text:tab/><text:tab/><text:tab/><text:tab/></text:span>&lt;ns1:libros&gt;</text:p>
      <text:p text:style-name="Codi"><text:span text:style-name="T8"><text:tab/><text:tab/><text:tab/><text:tab/><text:tab/><text:tab/></text:span>&lt;ns1:libro&gt;</text:p>
      <text:p text:style-name="Codi"><text:span text:style-name="T8"><text:tab/><text:tab/><text:tab/><text:tab/><text:tab/><text:tab/><text:tab/></text:span>&lt;ns1:ISBN&gt;2222222222&lt;/ns1:ISBN&gt;</text:p>
      <text:p text:style-name="Codi"><text:span text:style-name="T8"><text:tab/><text:tab/><text:tab/><text:tab/><text:tab/><text:tab/><text:tab/></text:span>&lt;ns1:titulo&gt;Libro<text:span text:style-name="T1"> </text:span><text:span text:style-name="T6">sin</text:span><text:span text:style-name="T1"> </text:span>unidad&lt;/ns1:titulo&gt;</text:p>
      <text:p text:style-name="Codi"><text:span text:style-name="T8"><text:tab/><text:tab/><text:tab/><text:tab/><text:tab/><text:tab/><text:tab/></text:span>&lt;ns1:nivel&gt;1ESO&lt;/ns1:nivel&gt;</text:p>
      <text:p text:style-name="Codi"><text:span text:style-name="T8"><text:tab/><text:tab/><text:tab/><text:tab/><text:tab/><text:tab/><text:tab/></text:span>&lt;ns1:formato&gt;webcontent&lt;/ns1:formato&gt;</text:p>
      <text:p text:style-name="Codi"><text:span text:style-name="T8"><text:tab/><text:tab/><text:tab/><text:tab/><text:tab/><text:tab/></text:span>&lt;/ns1:libro&gt;</text:p>
      <text:p text:style-name="Codi"><text:span text:style-name="T8"><text:tab/><text:tab/><text:tab/><text:tab/><text:tab/><text:tab/></text:span>&lt;ns1:libro&gt;</text:p>
      <text:p text:style-name="Codi"><text:span text:style-name="T8"><text:tab/><text:tab/><text:tab/><text:tab/><text:tab/><text:tab/><text:tab/></text:span>&lt;ns1:ISBN&gt;4444444444&lt;/ns1:ISBN&gt;</text:p>
      <text:p text:style-name="Codi"><text:span text:style-name="T8"><text:tab/><text:tab/><text:tab/><text:tab/><text:tab/><text:tab/><text:tab/></text:span>&lt;ns1:titulo&gt;Libro<text:span text:style-name="T1"> </text:span><text:span text:style-name="T6">con dos unidades</text:span>&lt;/ns1:titulo&gt;</text:p>
      <text:p text:style-name="Codi"><text:span text:style-name="T8"><text:tab/><text:tab/><text:tab/><text:tab/><text:tab/><text:tab/><text:tab/></text:span>&lt;ns1:nivel&gt;1ESO&lt;/ns1:nivel&gt;</text:p>
      <text:p text:style-name="Codi"><text:span text:style-name="T8"><text:tab/><text:tab/><text:tab/><text:tab/><text:tab/><text:tab/><text:tab/></text:span>&lt;ns1:formato&gt;webcontent&lt;/ns1:formato&gt;</text:p>
      <text:p text:style-name="Codi"><text:span text:style-name="T8"><text:tab/><text:tab/><text:tab/><text:tab/><text:tab/><text:tab/></text:span>&lt;/ns1:libro&gt;</text:p>
      <text:p text:style-name="Codi"><text:span text:style-name="T8"><text:tab/><text:tab/><text:tab/><text:tab/><text:tab/><text:tab/></text:span>&lt;ns1:libro&gt;</text:p>
      <text:p text:style-name="Codi"><text:span text:style-name="T8"><text:tab/><text:tab/><text:tab/><text:tab/><text:tab/><text:tab/><text:tab/></text:span>&lt;ns1:ISBN&gt;6666666666&lt;/ns1:ISBN&gt;</text:p>
      <text:p text:style-name="Codi"><text:span text:style-name="T8"><text:tab/><text:tab/><text:tab/><text:tab/><text:tab/><text:tab/><text:tab/></text:span>&lt;ns1:titulo&gt;Libro<text:span text:style-name="T1"> </text:span><text:span text:style-name="T6">con dos actividades</text:span>&lt;/ns1:titulo&gt;</text:p>
      <text:p text:style-name="Codi"><text:span text:style-name="T8"><text:tab/><text:tab/><text:tab/><text:tab/><text:tab/><text:tab/><text:tab/></text:span>&lt;ns1:nivel&gt;2ESO&lt;/ns1:nivel&gt;</text:p>
      <text:p text:style-name="Codi"><text:span text:style-name="T8"><text:tab/><text:tab/><text:tab/><text:tab/><text:tab/><text:tab/><text:tab/></text:span>&lt;ns1:formato&gt;webcontent&lt;/ns1:formato&gt;</text:p>
      <text:p text:style-name="Codi"><text:span text:style-name="T8"><text:tab/><text:tab/><text:tab/><text:tab/><text:tab/><text:tab/></text:span>&lt;/ns1:libro&gt;</text:p>
      <text:p text:style-name="Codi"><text:span text:style-name="T8"><text:tab/><text:tab/><text:tab/><text:tab/><text:tab/></text:span>&lt;/ns1:libros&gt;</text:p>
      <text:p text:style-name="Codi"><text:span text:style-name="T8"><text:tab/><text:tab/><text:tab/><text:tab/></text:span>&lt;/ns1:Catalogo&gt;</text:p>
      <text:p text:style-name="Codi"><text:span text:style-name="T8"><text:tab/><text:tab/><text:tab/><text:tab/></text:span>&lt;ns1:Código&gt;1&lt;/ns1:Código&gt;</text:p>
      <text:p text:style-name="Codi"><text:span text:style-name="T8"><text:tab/><text:tab/><text:tab/><text:tab/></text:span>&lt;ns1:Descripcion&gt;<text:span text:style-name="T69">Proceso correcto</text:span>&lt;/ns1:Descripcion&gt;</text:p>
      <text:p text:style-name="Codi"><text:span text:style-name="T8"><text:tab/><text:tab/><text:tab/></text:span>&lt;/ns1:ObtenerTodosResult&gt;</text:p>
      <text:p text:style-name="Codi"><text:span text:style-name="T8"><text:tab/><text:tab/></text:span>&lt;/ns1:ObtenerTodosResponse&gt;</text:p>
      <text:p text:style-name="Codi"><text:span text:style-name="T8"><text:tab/></text:span>&lt;/SOAP-ENV:Body&gt;</text:p>
      <text:p text:style-name="Codi">&lt;/SOAP-ENV:Envelope&gt;</text:p>
      <text:p text:style-name="P73"/>
      <text:h text:style-name="P113" text:outline-level="3"/>
      <text:h text:style-name="P114" text:outline-level="3">Método<text:span text:style-name="T1"> </text:span>ObtenerEstructura</text:h>
      <text:p text:style-name="P15">Este<text:span text:style-name="T1"> </text:span>método<text:span text:style-name="T1"> </text:span>actualmente<text:span text:style-name="T1"> </text:span>va<text:span text:style-name="T1"> </text:span>sin<text:span text:style-name="T1"> </text:span>encriptar.</text:p>
      <text:p text:style-name="P15">El<text:span text:style-name="T1"> </text:span>objetivo<text:span text:style-name="T1"> </text:span>de<text:span text:style-name="T1"> </text:span>este<text:span text:style-name="T1"> </text:span>método<text:span text:style-name="T1"> </text:span>es<text:span text:style-name="T1"> </text:span>obtener<text:span text:style-name="T1"> </text:span>la<text:span text:style-name="T1"> </text:span>estructura<text:span text:style-name="T1"> </text:span>de<text:span text:style-name="T1"> </text:span>un<text:span text:style-name="T1"> </text:span>libro.</text:p>
      <text:p text:style-name="P15">Parámetros<text:span text:style-name="T1"> </text:span>de<text:span text:style-name="T1"> </text:span>entrada<text:span text:style-name="T1"> </text:span>del<text:span text:style-name="T1"> </text:span>método<text:span text:style-name="T1"> </text:span><text:span text:style-name="T24">ObtenerEstructura</text:span><text:span text:style-name="T27">:</text:span></text:p>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52">Lugar</text:p>
            </table:table-cell>
            <table:table-cell table:style-name="Taula8.A1" office:value-type="string">
              <text:p text:style-name="P52">Nombre</text:p>
            </table:table-cell>
            <table:table-cell table:style-name="Taula8.A1" office:value-type="string">
              <text:p text:style-name="P52">Tipo</text:p>
            </table:table-cell>
            <table:table-cell table:style-name="Taula8.D1" office:value-type="string">
              <text:p text:style-name="P52">Descripción</text:p>
            </table:table-cell>
          </table:table-row>
        </table:table-header-rows>
        <table:table-row table:style-name="Taula8.2">
          <table:table-cell table:style-name="Taula8.A2" office:value-type="string">
            <text:p text:style-name="P62"><text:span text:style-name="T50">Cabecera</text:span><text:span text:style-name="T53"> </text:span></text:p>
          </table:table-cell>
          <table:table-cell table:style-name="Taula8.B2" office:value-type="string">
            <text:p text:style-name="P54">User</text:p>
          </table:table-cell>
          <table:table-cell table:style-name="Taula8.C2" office:value-type="string">
            <text:p text:style-name="P56">Obligatorio</text:p>
          </table:table-cell>
          <table:table-cell table:style-name="Taula8.D2" office:value-type="string">
            <text:p text:style-name="P63"><text:span text:style-name="T50">Usuario</text:span><text:span text:style-name="T53"> </text:span><text:span text:style-name="T50">de</text:span><text:span text:style-name="T53"> </text:span><text:span text:style-name="T50">acceso</text:span><text:span text:style-name="T53"> </text:span><text:span text:style-name="T50">del</text:span><text:span text:style-name="T53"> </text:span><text:span text:style-name="T50">EVA</text:span><text:span text:style-name="T53"> </text:span><text:span text:style-name="T50">para</text:span><text:span text:style-name="T53"> </text:span><text:span text:style-name="T50">poder</text:span><text:span text:style-name="T53"> </text:span><text:span text:style-name="T50">utilizar</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la</text:span><text:span text:style-name="T53"> </text:span><text:span text:style-name="T50">Editorial.</text:span></text:p>
          </table:table-cell>
        </table:table-row>
        <table:table-row table:style-name="Taula8.1">
          <table:table-cell table:style-name="Taula8.A3" office:value-type="string">
            <text:p text:style-name="P57">Cabecera</text:p>
          </table:table-cell>
          <table:table-cell table:style-name="Taula8.B3" office:value-type="string">
            <text:p text:style-name="P54">Password</text:p>
          </table:table-cell>
          <table:table-cell table:style-name="Taula8.C3" office:value-type="string">
            <text:p text:style-name="P56">Obligatorio</text:p>
          </table:table-cell>
          <table:table-cell table:style-name="Taula8.D3" office:value-type="string">
            <text:p text:style-name="P63"><text:span text:style-name="T55">Contraseña</text:span><text:span text:style-name="T53"> </text:span><text:span text:style-name="T50">del</text:span><text:span text:style-name="T53"> </text:span><text:span text:style-name="T50">EVA</text:span><text:span text:style-name="T53"> </text:span><text:span text:style-name="T50">para</text:span><text:span text:style-name="T53"> </text:span><text:span text:style-name="T50">poder</text:span><text:span text:style-name="T53"> </text:span><text:span text:style-name="T50">utilizar</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la</text:span><text:span text:style-name="T53"> </text:span><text:span text:style-name="T50">Editorial.</text:span></text:p>
          </table:table-cell>
        </table:table-row>
        <table:table-row table:style-name="Taula8.1">
          <table:table-cell table:style-name="Taula8.A4" office:value-type="string">
            <text:p text:style-name="P57">Cuerpo</text:p>
          </table:table-cell>
          <table:table-cell table:style-name="Taula8.B4" office:value-type="string">
            <text:p text:style-name="P54">ISBN</text:p>
          </table:table-cell>
          <table:table-cell table:style-name="Taula8.C4" office:value-type="string">
            <text:p text:style-name="P56">Obligatorio</text:p>
          </table:table-cell>
          <table:table-cell table:style-name="Taula8.D4" office:value-type="string">
            <text:p text:style-name="P63"><text:span text:style-name="T50">ISBN</text:span><text:span text:style-name="T53"> </text:span><text:span text:style-name="T50">del</text:span><text:span text:style-name="T53"> </text:span><text:span text:style-name="T50">libro</text:span><text:span text:style-name="T53"> </text:span><text:span text:style-name="T50">digital.</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1"> </text:span><text:span text:style-name="T24">ObtenerEstructura</text:span><text:span text:style-name="T28">:</text:span></text:p>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52">L<text:span text:style-name="T77">ugar</text:span></text:p>
            </table:table-cell>
            <table:table-cell table:style-name="Taula9.A1" office:value-type="string">
              <text:p text:style-name="P52">Nom<text:span text:style-name="T77">bre</text:span></text:p>
            </table:table-cell>
            <table:table-cell table:style-name="Taula9.A1" office:value-type="string">
              <text:p text:style-name="P53">Tipo</text:p>
            </table:table-cell>
            <table:table-cell table:style-name="Taula9.D1" office:value-type="string">
              <text:p text:style-name="P53">Descripción</text:p>
            </table:table-cell>
          </table:table-row>
        </table:table-header-rows>
        <table:table-row table:style-name="Taula9.2">
          <table:table-cell table:style-name="Taula9.A2" office:value-type="string">
            <text:p text:style-name="P62"><text:span text:style-name="T50">Cuerpo</text:span><text:span text:style-name="T53"> </text:span></text:p>
          </table:table-cell>
          <table:table-cell table:style-name="Taula9.B2" office:value-type="string">
            <text:p text:style-name="P55">Código</text:p>
          </table:table-cell>
          <table:table-cell table:style-name="Taula9.C2" office:value-type="string">
            <text:p text:style-name="P56">Obligatorio</text:p>
          </table:table-cell>
          <table:table-cell table:style-name="Taula9.D2" office:value-type="string">
            <text:p text:style-name="P63"><text:span text:style-name="T50">Código</text:span><text:span text:style-name="T53"> </text:span><text:span text:style-name="T50">identificador</text:span><text:span text:style-name="T53"> </text:span><text:span text:style-name="T50">de</text:span><text:span text:style-name="T53"> </text:span><text:span text:style-name="T50">la</text:span><text:span text:style-name="T53"> </text:span><text:span text:style-name="T50">respuesta.</text:span></text:p>
            <text:p text:style-name="P63"><text:span text:style-name="T50">Valores</text:span><text:span text:style-name="T53"> </text:span><text:span text:style-name="T50">posibles:</text:span></text:p>
            <text:list xml:id="list135212413011693" text:continue-list="list7335823050855182805" text:style-name="WW8Num19">
              <text:list-item>
                <text:p text:style-name="P91"><text:span text:style-name="T47">(1):</text:span><text:span text:style-name="T48"> </text:span><text:span text:style-name="T47">Proceso</text:span><text:span text:style-name="T48"> </text:span><text:span text:style-name="T47">correcto.</text:span></text:p>
              </text:list-item>
              <text:list-item>
                <text:p text:style-name="P91"><text:span text:style-name="T48"><text:s/></text:span><text:span text:style-name="T47">(0):</text:span><text:span text:style-name="T48"> </text:span><text:span text:style-name="T47">Error</text:span><text:span text:style-name="T48"> </text:span><text:span text:style-name="T47">inesperado.</text:span></text:p>
              </text:list-item>
              <text:list-item>
                <text:p text:style-name="P91"><text:span text:style-name="T48"><text:s/></text:span><text:span text:style-name="T47">(-101):</text:span><text:span text:style-name="T48"> </text:span><text:span text:style-name="T47">Autenticación</text:span><text:span text:style-name="T48"> </text:span><text:span text:style-name="T47">incorrecta.</text:span><text:span text:style-name="T48"> </text:span><text:span text:style-name="T47">El</text:span><text:span text:style-name="T48"> </text:span><text:span text:style-name="T47">usuario</text:span><text:span text:style-name="T48"> </text:span><text:span text:style-name="T47">que</text:span><text:span text:style-name="T48"> </text:span><text:span text:style-name="T47">solicita</text:span><text:span text:style-name="T48"> </text:span><text:span text:style-name="T47">acceso</text:span><text:span text:style-name="T48"> </text:span><text:span text:style-name="T47">a</text:span><text:span text:style-name="T48"> </text:span><text:span text:style-name="T47">este</text:span><text:span text:style-name="T48"> </text:span><text:span text:style-name="T47">método</text:span><text:span text:style-name="T48"> </text:span><text:span text:style-name="T47">del</text:span><text:span text:style-name="T48"> </text:span><text:span text:style-name="T47">servicio</text:span><text:span text:style-name="T48"> </text:span><text:span text:style-name="T47">web</text:span><text:span text:style-name="T48"> </text:span><text:span text:style-name="T47">no</text:span><text:span text:style-name="T48"> </text:span><text:span text:style-name="T47">es</text:span><text:span text:style-name="T48"> </text:span><text:span text:style-name="T47">correcto.</text:span><text:span text:style-name="T48"> </text:span></text:p>
              </text:list-item>
              <text:list-item>
                <text:p text:style-name="P91"><text:span text:style-name="T48"><text:s/></text:span><text:span text:style-name="T47">(-102):</text:span><text:span text:style-name="T48"> </text:span><text:span text:style-name="T47">Autenticación</text:span><text:span text:style-name="T48"> </text:span><text:span text:style-name="T47">incorrecta.</text:span><text:span text:style-name="T48"> </text:span><text:span text:style-name="T47">El</text:span><text:span text:style-name="T48"> </text:span><text:span text:style-name="T47">usuario</text:span><text:span text:style-name="T48"> </text:span><text:span text:style-name="T47">que</text:span><text:span text:style-name="T48"> </text:span><text:span text:style-name="T47">solicita</text:span><text:span text:style-name="T48"> </text:span><text:span text:style-name="T47">acceso</text:span><text:span text:style-name="T48"> </text:span><text:span text:style-name="T47">a</text:span><text:span text:style-name="T48"> </text:span><text:span text:style-name="T47">este</text:span><text:span text:style-name="T48"> </text:span><text:span text:style-name="T47">método</text:span><text:span text:style-name="T48"> </text:span><text:span text:style-name="T47">del</text:span><text:span text:style-name="T48"> </text:span><text:span text:style-name="T47">servicio</text:span><text:span text:style-name="T48"> </text:span><text:span text:style-name="T47">web</text:span><text:span text:style-name="T48"> </text:span><text:span text:style-name="T47">no</text:span><text:span text:style-name="T48"> </text:span><text:span text:style-name="T47">tiene</text:span><text:span text:style-name="T48"> </text:span><text:span text:style-name="T47">permisos</text:span><text:span text:style-name="T48"> </text:span><text:span text:style-name="T47">suficientes.</text:span></text:p>
              </text:list-item>
            </text:list>
            <text:p text:style-name="P58"/>
          </table:table-cell>
        </table:table-row>
        <table:table-row table:style-name="Taula9.1">
          <table:table-cell table:style-name="Taula9.A3" office:value-type="string">
            <text:p text:style-name="P57">Cuerpo</text:p>
          </table:table-cell>
          <table:table-cell table:style-name="Taula9.B3" office:value-type="string">
            <text:p text:style-name="P55">Descripcion</text:p>
          </table:table-cell>
          <table:table-cell table:style-name="Taula9.C3" office:value-type="string">
            <text:p text:style-name="P56">Obligatorio</text:p>
          </table:table-cell>
          <table:table-cell table:style-name="Taula9.D3" office:value-type="string">
            <text:p text:style-name="P63"><text:span text:style-name="T50">Descripción</text:span><text:span text:style-name="T53"> </text:span><text:span text:style-name="T50">del</text:span><text:span text:style-name="T53"> </text:span><text:span text:style-name="T50">código</text:span><text:span text:style-name="T53"> </text:span><text:span text:style-name="T50">generado.</text:span></text:p>
          </table:table-cell>
        </table:table-row>
        <table:table-row table:style-name="Taula9.1">
          <table:table-cell table:style-name="Taula9.A4" office:value-type="string">
            <text:p text:style-name="P57">Cuerpo</text:p>
          </table:table-cell>
          <table:table-cell table:style-name="Taula9.B4" office:value-type="string">
            <text:p text:style-name="P55">Libros</text:p>
          </table:table-cell>
          <table:table-cell table:style-name="Taula9.C4" office:value-type="string">
            <text:p text:style-name="P56">Opcional</text:p>
          </table:table-cell>
          <table:table-cell table:style-name="Taula9.D4" office:value-type="string">
            <text:p text:style-name="P63"><text:span text:style-name="T50">Estructura</text:span><text:span text:style-name="T53"> </text:span><text:span text:style-name="T50">del</text:span><text:span text:style-name="T53"> </text:span><text:span text:style-name="T50">libro,</text:span><text:span text:style-name="T53"> </text:span><text:span text:style-name="T50">expresada</text:span><text:span text:style-name="T53"> </text:span><text:span text:style-name="T50">en</text:span><text:span text:style-name="T53"> </text:span><text:span text:style-name="T50">XML</text:span></text:p>
            <text:p text:style-name="P58"/>
            <text:p text:style-name="P58"/>
          </table:table-cell>
        </table:table-row>
      </table:table>
      <text:p text:style-name="P15"/>
      <text:p text:style-name="P15"/>
      <text:p text:style-name="P77">El<text:span text:style-name="T1"> </text:span>XML<text:span text:style-name="T1"> </text:span>de<text:span text:style-name="T1"> </text:span>respuesta<text:span text:style-name="T1"> </text:span>del<text:span text:style-name="T1"> </text:span>campo<text:span text:style-name="T1"> </text:span><text:span text:style-name="T24">Libros</text:span><text:span text:style-name="T1"> </text:span>tiene<text:span text:style-name="T1"> </text:span>el<text:span text:style-name="T1"> </text:span>siguiente<text:span text:style-name="T1"> </text:span>formato:</text:p>
      <text:p text:style-name="Codi">&lt;libros&gt;</text:p>
      <text:p text:style-name="Codi"><text:span text:style-name="T8"><text:tab/></text:span>&lt;libro&gt;</text:p>
      <text:p text:style-name="Codi"><text:span text:style-name="T8"><text:tab/><text:tab/></text:span>&lt;ISBN&gt;6666666666&lt;/ISBN&gt;</text:p>
      <text:p text:style-name="Codi"><text:span text:style-name="T8"><text:tab/><text:tab/></text:span>&lt;titulo&gt;Libro<text:span text:style-name="T1"> </text:span>contenido<text:span text:style-name="T1"> </text:span>remot<text:span text:style-name="T1"> </text:span>amb<text:span text:style-name="T1"> </text:span>dues<text:span text:style-name="T1"> </text:span>Actividads&lt;/titulo&gt;</text:p>
      <text:p text:style-name="Codi"><text:span text:style-name="T8"><text:tab/><text:tab/></text:span>&lt;nivel&gt;2ESO&lt;/nivel&gt;</text:p>
      <text:p text:style-name="Codi"><text:span text:style-name="T8"><text:tab/><text:tab/></text:span>&lt;formato&gt;webcontent&lt;/formato&gt;</text:p>
      <text:p text:style-name="Codi"><text:span text:style-name="T8"><text:tab/><text:tab/></text:span>&lt;unidades&gt;</text:p>
      <text:p text:style-name="Codi"><text:span text:style-name="T8"><text:tab/><text:tab/><text:tab/></text:span>&lt;unidad&gt;</text:p>
      <text:p text:style-name="Codi"><text:span text:style-name="T8"><text:tab/><text:tab/><text:tab/><text:tab/></text:span>&lt;id&gt;1&lt;/id&gt;</text:p>
      <text:p text:style-name="Codi"><text:span text:style-name="T8"><text:tab/><text:tab/><text:tab/><text:tab/></text:span>&lt;titulo&gt;Unidad<text:span text:style-name="T1"> </text:span>1&lt;/titulo&gt;</text:p>
      <text:p text:style-name="Codi"><text:span text:style-name="T8"><text:tab/><text:tab/><text:tab/><text:tab/></text:span>&lt;orden&gt;1&lt;/orden&gt;</text:p>
      <text:p text:style-name="Codi"><text:span text:style-name="T8"><text:tab/><text:tab/><text:tab/><text:tab/></text:span>&lt;actividades&gt;</text:p>
      <text:p text:style-name="Codi"><text:span text:style-name="T8"><text:tab/><text:tab/><text:tab/><text:tab/><text:tab/></text:span>&lt;actividad&gt;</text:p>
      <text:p text:style-name="Codi"><text:span text:style-name="T8"><text:tab/><text:tab/><text:tab/><text:tab/><text:tab/><text:tab/></text:span>&lt;id&gt;1&lt;/id&gt;</text:p>
      <text:p text:style-name="Codi"><text:span text:style-name="T8"><text:tab/><text:tab/><text:tab/><text:tab/><text:tab/><text:tab/></text:span>&lt;titulo&gt;Actividad<text:span text:style-name="T1"> </text:span>1&lt;/titulo&gt;</text:p>
      <text:p text:style-name="Codi"><text:span text:style-name="T8"><text:tab/><text:tab/><text:tab/><text:tab/><text:tab/><text:tab/></text:span>&lt;orden&gt;1&lt;/orden&gt;</text:p>
      <text:p text:style-name="Codi"><text:span text:style-name="T8"><text:tab/><text:tab/><text:tab/><text:tab/><text:tab/></text:span>&lt;/actividad&gt;</text:p>
      <text:p text:style-name="Codi"><text:span text:style-name="T8"><text:tab/><text:tab/><text:tab/><text:tab/><text:tab/></text:span>&lt;actividad&gt;</text:p>
      <text:p text:style-name="Codi"><text:span text:style-name="T8"><text:tab/><text:tab/><text:tab/><text:tab/><text:tab/><text:tab/></text:span>&lt;id&gt;2&lt;/id&gt;</text:p>
      <text:p text:style-name="Codi"><text:span text:style-name="T8"><text:tab/><text:tab/><text:tab/><text:tab/><text:tab/><text:tab/></text:span>&lt;titulo&gt;Actividad<text:span text:style-name="T1"> </text:span>2&lt;/titulo&gt;</text:p>
      <text:p text:style-name="Codi"><text:span text:style-name="T8"><text:tab/><text:tab/><text:tab/><text:tab/><text:tab/><text:tab/></text:span>&lt;orden&gt;2&lt;/orden&gt;</text:p>
      <text:p text:style-name="Codi"><text:span text:style-name="T8"><text:tab/><text:tab/><text:tab/><text:tab/><text:tab/></text:span>&lt;/actividad&gt;</text:p>
      <text:p text:style-name="Codi"><text:span text:style-name="T8"><text:tab/><text:tab/><text:tab/><text:tab/></text:span>&lt;/actividades&gt;</text:p>
      <text:p text:style-name="Codi"><text:span text:style-name="T8"><text:tab/><text:tab/><text:tab/></text:span>&lt;/unidad&gt;</text:p>
      <text:p text:style-name="Codi"><text:span text:style-name="T8"><text:tab/><text:tab/><text:tab/></text:span>&lt;unidad&gt;</text:p>
      <text:p text:style-name="Codi"><text:span text:style-name="T8"><text:tab/><text:tab/><text:tab/><text:tab/></text:span>&lt;id&gt;2&lt;/id&gt;</text:p>
      <text:p text:style-name="Codi"><text:span text:style-name="T8"><text:tab/><text:tab/><text:tab/><text:tab/></text:span>&lt;titulo&gt;Unidad<text:span text:style-name="T1"> </text:span>2&lt;/titulo&gt;</text:p>
      <text:p text:style-name="Codi"><text:span text:style-name="T8"><text:tab/><text:tab/><text:tab/><text:tab/></text:span>&lt;orden&gt;2&lt;/orden&gt;</text:p>
      <text:p text:style-name="Codi"><text:span text:style-name="T8"><text:tab/><text:tab/><text:tab/><text:tab/></text:span>&lt;actividades&gt;</text:p>
      <text:p text:style-name="Codi"><text:span text:style-name="T8"><text:tab/><text:tab/><text:tab/><text:tab/><text:tab/></text:span>&lt;actividad&gt;</text:p>
      <text:p text:style-name="Codi"><text:span text:style-name="T8"><text:tab/><text:tab/><text:tab/><text:tab/><text:tab/><text:tab/></text:span>&lt;id&gt;1&lt;/id&gt;</text:p>
      <text:p text:style-name="Codi"><text:span text:style-name="T8"><text:tab/><text:tab/><text:tab/><text:tab/><text:tab/><text:tab/></text:span>&lt;titulo&gt;Actividad<text:span text:style-name="T1"> </text:span>1&lt;/titulo&gt;</text:p>
      <text:p text:style-name="Codi"><text:span text:style-name="T8"><text:tab/><text:tab/><text:tab/><text:tab/><text:tab/><text:tab/></text:span>&lt;orden&gt;1&lt;/orden&gt;</text:p>
      <text:p text:style-name="Codi"><text:span text:style-name="T8"><text:tab/><text:tab/><text:tab/><text:tab/><text:tab/></text:span>&lt;/actividad&gt;</text:p>
      <text:p text:style-name="Codi"><text:span text:style-name="T8"><text:tab/><text:tab/><text:tab/><text:tab/><text:tab/></text:span>&lt;actividad&gt;</text:p>
      <text:p text:style-name="Codi"><text:span text:style-name="T8"><text:tab/><text:tab/><text:tab/><text:tab/><text:tab/><text:tab/></text:span>&lt;id&gt;2&lt;/id&gt;</text:p>
      <text:p text:style-name="Codi"><text:span text:style-name="T8"><text:tab/><text:tab/><text:tab/><text:tab/><text:tab/><text:tab/></text:span>&lt;titulo&gt;Actividad<text:span text:style-name="T1"> </text:span>2&lt;/titulo&gt;</text:p>
      <text:p text:style-name="Codi"><text:span text:style-name="T8"><text:tab/><text:tab/><text:tab/><text:tab/><text:tab/><text:tab/></text:span>&lt;orden&gt;2&lt;/orden&gt;</text:p>
      <text:p text:style-name="Codi"><text:span text:style-name="T8"><text:tab/><text:tab/><text:tab/><text:tab/><text:tab/></text:span>&lt;/actividad&gt;</text:p>
      <text:p text:style-name="Codi"><text:span text:style-name="T8"><text:tab/><text:tab/><text:tab/><text:tab/></text:span>&lt;/actividades&gt;</text:p>
      <text:p text:style-name="Codi"><text:span text:style-name="T8"><text:tab/><text:tab/><text:tab/></text:span>&lt;/unidad&gt;</text:p>
      <text:p text:style-name="Codi"><text:span text:style-name="T8"><text:tab/><text:tab/></text:span>&lt;/unidades&gt;</text:p>
      <text:p text:style-name="Codi"><text:span text:style-name="T8"><text:tab/></text:span>&lt;/libro&gt;</text:p>
      <text:p text:style-name="Codi">&lt;/libros&gt;</text:p>
      <text:p text:style-name="P72"/>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52">Nombre</text:p>
            </table:table-cell>
            <table:table-cell table:style-name="Taula10.A1" office:value-type="string">
              <text:p text:style-name="P52">Tipo</text:p>
            </table:table-cell>
            <table:table-cell table:style-name="Taula10.C1" office:value-type="string">
              <text:p text:style-name="P52">Descripción</text:p>
            </table:table-cell>
          </table:table-row>
        </table:table-header-rows>
        <table:table-row table:style-name="Taula10.2">
          <table:table-cell table:style-name="Taula10.A2" office:value-type="string">
            <text:p text:style-name="P54">ISBN</text:p>
          </table:table-cell>
          <table:table-cell table:style-name="Taula10.B2" office:value-type="string">
            <text:p text:style-name="P56">Obligatorio</text:p>
          </table:table-cell>
          <table:table-cell table:style-name="Taula10.C2" office:value-type="string">
            <text:p text:style-name="P63"><text:span text:style-name="T50">ISBN</text:span><text:span text:style-name="T53"> </text:span><text:span text:style-name="T50">del</text:span><text:span text:style-name="T53"> </text:span><text:span text:style-name="T50">libro</text:span><text:span text:style-name="T53"> </text:span><text:span text:style-name="T50">digital.</text:span></text:p>
          </table:table-cell>
        </table:table-row>
        <table:table-row table:style-name="Taula10.1">
          <table:table-cell table:style-name="Taula10.A3" office:value-type="string">
            <text:p text:style-name="P54">titulo</text:p>
          </table:table-cell>
          <table:table-cell table:style-name="Taula10.B3" office:value-type="string">
            <text:p text:style-name="P56">Obligatorio</text:p>
          </table:table-cell>
          <table:table-cell table:style-name="Taula10.C3" office:value-type="string">
            <text:p text:style-name="P63"><text:span text:style-name="T50">Título</text:span><text:span text:style-name="T53"> </text:span><text:span text:style-name="T50">identificativo</text:span><text:span text:style-name="T53"> </text:span><text:span text:style-name="T50">del</text:span><text:span text:style-name="T53"> </text:span><text:span text:style-name="T50">libro.</text:span></text:p>
          </table:table-cell>
        </table:table-row>
        <table:table-row table:style-name="Taula10.1">
          <table:table-cell table:style-name="Taula10.A4" office:value-type="string">
            <text:p text:style-name="P54">nivel</text:p>
          </table:table-cell>
          <table:table-cell table:style-name="Taula10.B4" office:value-type="string">
            <text:p text:style-name="P56">Obligatorio</text:p>
          </table:table-cell>
          <table:table-cell table:style-name="Taula10.C4" office:value-type="string">
            <text:p text:style-name="P58">Nivel<text:span text:style-name="T1"> </text:span>educativo.<text:span text:style-name="T1"> </text:span>Hay<text:span text:style-name="T1"> </text:span>unos<text:span text:style-name="T1"> </text:span>valores<text:span text:style-name="T1"> </text:span>predefinidos<text:span text:style-name="T1"> </text:span>pero<text:span text:style-name="T1"> </text:span>si<text:span text:style-name="T1"> </text:span>hace<text:span text:style-name="T1"> </text:span>falta<text:span text:style-name="T1"> </text:span>se<text:span text:style-name="T1"> </text:span>pueden<text:span text:style-name="T1"> </text:span>utilizar<text:span text:style-name="T1"> </text:span>otros.</text:p>
            <text:p text:style-name="P67"><text:span text:style-name="T50">Valores</text:span><text:span text:style-name="T53"> </text:span><text:span text:style-name="T50">predefinidos:</text:span><text:span text:style-name="T63"> </text:span></text:p>
            <text:list xml:id="list135211672214039" text:continue-list="list1757584698881043536" text:style-name="WW8Num27">
              <text:list-item>
                <text:p text:style-name="P119">1ESO</text:p>
              </text:list-item>
              <text:list-item>
                <text:p text:style-name="P119">2ESO</text:p>
              </text:list-item>
              <text:list-item>
                <text:p text:style-name="P119">3ESO</text:p>
              </text:list-item>
              <text:list-item>
                <text:p text:style-name="P119">4ESO</text:p>
              </text:list-item>
              <text:list-item>
                <text:p text:style-name="P119">1EP</text:p>
              </text:list-item>
              <text:list-item>
                <text:p text:style-name="P119">2EP</text:p>
              </text:list-item>
              <text:list-item>
                <text:p text:style-name="P119"><text:soft-page-break/>3EP</text:p>
              </text:list-item>
              <text:list-item>
                <text:p text:style-name="P119">4EP</text:p>
              </text:list-item>
              <text:list-item>
                <text:p text:style-name="P119">5EP</text:p>
              </text:list-item>
              <text:list-item>
                <text:p text:style-name="P119">6EP</text:p>
              </text:list-item>
            </text:list>
          </table:table-cell>
        </table:table-row>
        <table:table-row table:style-name="Taula10.1">
          <table:table-cell table:style-name="Taula10.A5" office:value-type="string">
            <text:p text:style-name="P54">formato</text:p>
          </table:table-cell>
          <table:table-cell table:style-name="Taula10.B5" office:value-type="string">
            <text:p text:style-name="P56">Obligatorio</text:p>
          </table:table-cell>
          <table:table-cell table:style-name="Taula10.C5" office:value-type="string">
            <text:p text:style-name="P64"><text:span text:style-name="T50">Ú</text:span><text:span text:style-name="T51">nico v</text:span><text:span text:style-name="T50">alor</text:span><text:span text:style-name="T53"> </text:span><text:span text:style-name="T50">posible:</text:span><text:span text:style-name="T53"> </text:span></text:p>
            <text:list xml:id="list135212453366891" text:continue-list="list5443270324074275100" text:style-name="WW8Num18">
              <text:list-header>
                <text:p text:style-name="P121"/>
              </text:list-header>
              <text:list-item>
                <text:p text:style-name="P123"><text:span text:style-name="T60">webcontent</text:span><text:span text:style-name="T50">:</text:span><text:span text:style-name="T53"> </text:span><text:span text:style-name="T50">contenidos</text:span><text:span text:style-name="T53"> </text:span><text:span text:style-name="T50">web,</text:span><text:span text:style-name="T53"> </text:span><text:span text:style-name="T50">es</text:span><text:span text:style-name="T53"> </text:span><text:span text:style-name="T50">decir,</text:span><text:span text:style-name="T53"> </text:span><text:span text:style-name="T50">contenidos</text:span><text:span text:style-name="T53"> </text:span><text:span text:style-name="T50">que</text:span><text:span text:style-name="T53"> </text:span><text:span text:style-name="T50">se</text:span><text:span text:style-name="T53"> </text:span><text:span text:style-name="T50">pueden</text:span><text:span text:style-name="T53"> </text:span><text:span text:style-name="T50">visualizar</text:span><text:span text:style-name="T53"> </text:span><text:span text:style-name="T50">en</text:span><text:span text:style-name="T53"> </text:span><text:span text:style-name="T50">un</text:span><text:span text:style-name="T53"> </text:span><text:span text:style-name="T50">navegador</text:span><text:span text:style-name="T53"> </text:span><text:span text:style-name="T50">web</text:span><text:span text:style-name="T53"> </text:span><text:span text:style-name="T57">estándar.</text:span></text:p>
              </text:list-item>
            </text:list>
            <text:p text:style-name="P66"/>
            <text:p text:style-name="P61">En versiones anteriores de Marsupial existía también el formato “scorm”, que no está ya soportado.</text:p>
          </table:table-cell>
        </table:table-row>
        <table:table-row table:style-name="Taula10.1">
          <table:table-cell table:style-name="Taula10.A6" office:value-type="string">
            <text:p text:style-name="P54">Unidades</text:p>
          </table:table-cell>
          <table:table-cell table:style-name="Taula10.B6" office:value-type="string">
            <text:p text:style-name="P56">Opcional</text:p>
          </table:table-cell>
          <table:table-cell table:style-name="Taula10.C6" office:value-type="string">
            <text:p text:style-name="P63"><text:span text:style-name="T50">Unidades</text:span><text:span text:style-name="T53"> </text:span><text:span text:style-name="T50">del</text:span><text:span text:style-name="T53"> </text:span><text:span text:style-name="T50">libro</text:span><text:span text:style-name="T53"> </text:span><text:span text:style-name="T50">digital.</text:span></text:p>
          </table:table-cell>
        </table:table-row>
      </table:table>
      <text:p text:style-name="P15"/>
      <text:p text:style-name="P15"><text:span text:style-name="T24">Unidades</text:span><text:span text:style-name="T1"> <text:s/></text:span>está<text:span text:style-name="T1"> </text:span>compuesto<text:span text:style-name="T1"> </text:span>por<text:span text:style-name="T1"> </text:span>un<text:span text:style-name="T1"> </text:span>conjunto<text:span text:style-name="T1"> </text:span>de<text:span text:style-name="T1"> </text:span><text:span text:style-name="T24">uni</text:span><text:span text:style-name="T26">d</text:span><text:span text:style-name="T24">ad</text:span><text:span text:style-name="T27">:</text:span></text:p>
      <text:p text:style-name="Codi">&lt;unidades&gt;</text:p>
      <text:p text:style-name="Codi"><text:span text:style-name="T8"><text:tab/></text:span>&lt;unidad&gt;</text:p>
      <text:p text:style-name="Codi"><text:span text:style-name="T8"><text:tab/><text:tab/></text:span>&lt;id&gt;1&lt;/id&gt;</text:p>
      <text:p text:style-name="Codi"><text:span text:style-name="T8"><text:tab/><text:tab/></text:span>&lt;titulo&gt;Unidad<text:span text:style-name="T1"> </text:span>1&lt;/titulo&gt;</text:p>
      <text:p text:style-name="Codi"><text:span text:style-name="T8"><text:tab/><text:tab/></text:span>&lt;orden&gt;1&lt;/orden&gt;</text:p>
      <text:p text:style-name="Codi"><text:span text:style-name="T8"><text:tab/></text:span>&lt;/unidad&gt;</text:p>
      <text:p text:style-name="Codi"><text:span text:style-name="T8"><text:tab/></text:span>&lt;unidad&gt;</text:p>
      <text:p text:style-name="Codi"><text:span text:style-name="T8"><text:tab/><text:tab/></text:span>&lt;id&gt;2&lt;/id&gt;</text:p>
      <text:p text:style-name="Codi"><text:span text:style-name="T8"><text:tab/><text:tab/></text:span>&lt;titulo&gt;Unidad<text:span text:style-name="T1"> </text:span>2&lt;/titulo&gt;</text:p>
      <text:p text:style-name="Codi"><text:span text:style-name="T8"><text:tab/><text:tab/></text:span>&lt;orden&gt;2&lt;/orden&gt;</text:p>
      <text:p text:style-name="Codi"><text:span text:style-name="T8"><text:tab/></text:span>&lt;/unidad&gt;</text:p>
      <text:p text:style-name="Codi">&lt;/unidades&gt;</text:p>
      <text:p text:style-name="P72"/>
      <text:p text:style-name="P15"><text:span text:style-name="T24">unidad</text:span><text:span text:style-name="T1"> <text:s/></text:span>tiene<text:span text:style-name="T1"> </text:span>los<text:span text:style-name="T1"> </text:span>siguientes<text:span text:style-name="T1"> </text:span>campos:</text:p>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52">Nom<text:span text:style-name="T71">bre</text:span></text:p>
            </table:table-cell>
            <table:table-cell table:style-name="Taula11.A1" office:value-type="string">
              <text:p text:style-name="P52">Tip<text:span text:style-name="T71">o</text:span></text:p>
            </table:table-cell>
            <table:table-cell table:style-name="Taula11.C1" office:value-type="string">
              <text:p text:style-name="P52">Descripció<text:span text:style-name="T71">n</text:span></text:p>
            </table:table-cell>
          </table:table-row>
        </table:table-header-rows>
        <table:table-row table:style-name="Taula11.1">
          <table:table-cell table:style-name="Taula11.A2" office:value-type="string">
            <text:p text:style-name="P55">id</text:p>
          </table:table-cell>
          <table:table-cell table:style-name="Taula11.B2" office:value-type="string">
            <text:p text:style-name="P56">Obligatorio</text:p>
          </table:table-cell>
          <table:table-cell table:style-name="Taula11.C2" office:value-type="string">
            <text:p text:style-name="P63"><text:span text:style-name="T50">Identificador</text:span><text:span text:style-name="T53"> </text:span><text:span text:style-name="T50">de</text:span><text:span text:style-name="T53"> </text:span><text:span text:style-name="T50">la</text:span><text:span text:style-name="T53"> </text:span><text:span text:style-name="T50">unidad.</text:span></text:p>
          </table:table-cell>
        </table:table-row>
        <table:table-row table:style-name="Taula11.1">
          <table:table-cell table:style-name="Taula11.A3" office:value-type="string">
            <text:p text:style-name="P54">titulo</text:p>
          </table:table-cell>
          <table:table-cell table:style-name="Taula11.B3" office:value-type="string">
            <text:p text:style-name="P56">Obligatorio</text:p>
          </table:table-cell>
          <table:table-cell table:style-name="Taula11.C3" office:value-type="string">
            <text:p text:style-name="P68"><text:span text:style-name="T50">Título</text:span><text:span text:style-name="T53"> </text:span><text:span text:style-name="T50">de</text:span><text:span text:style-name="T53"> </text:span><text:span text:style-name="T50">la</text:span><text:span text:style-name="T53"> </text:span><text:span text:style-name="T50">unidad.</text:span></text:p>
          </table:table-cell>
        </table:table-row>
        <table:table-row table:style-name="Taula11.1">
          <table:table-cell table:style-name="Taula11.A4" office:value-type="string">
            <text:p text:style-name="P54">orden</text:p>
          </table:table-cell>
          <table:table-cell table:style-name="Taula11.B4" office:value-type="string">
            <text:p text:style-name="P56">Obligatorio</text:p>
          </table:table-cell>
          <table:table-cell table:style-name="Taula11.C4" office:value-type="string">
            <text:p text:style-name="P65"><text:span text:style-name="T50">Número</text:span><text:span text:style-name="T53"> </text:span><text:span text:style-name="T50">de</text:span><text:span text:style-name="T53"> </text:span><text:span text:style-name="T50">orden</text:span><text:span text:style-name="T53"> </text:span><text:span text:style-name="T50">de</text:span><text:span text:style-name="T53"> </text:span><text:span text:style-name="T50">la</text:span><text:span text:style-name="T53"> </text:span><text:span text:style-name="T50">unidad.</text:span></text:p>
          </table:table-cell>
        </table:table-row>
        <table:table-row table:style-name="Taula11.1">
          <table:table-cell table:style-name="Taula11.A5" office:value-type="string">
            <text:p text:style-name="P54">Actividades</text:p>
          </table:table-cell>
          <table:table-cell table:style-name="Taula11.B5" office:value-type="string">
            <text:p text:style-name="P56">Opcional</text:p>
          </table:table-cell>
          <table:table-cell table:style-name="Taula11.C5" office:value-type="string">
            <text:p text:style-name="P63"><text:span text:style-name="T50">Actividades</text:span><text:span text:style-name="T53"> </text:span><text:span text:style-name="T50">de</text:span><text:span text:style-name="T53"> </text:span><text:span text:style-name="T50">la</text:span><text:span text:style-name="T53"> </text:span><text:span text:style-name="T50">unidad.</text:span></text:p>
          </table:table-cell>
        </table:table-row>
      </table:table>
      <text:p text:style-name="P15"/>
      <text:p text:style-name="P15"><text:span text:style-name="T24">Actividades</text:span><text:span text:style-name="T1"> </text:span>está<text:span text:style-name="T1"> </text:span>compuesto<text:span text:style-name="T1"> </text:span>por<text:span text:style-name="T1"> </text:span>un<text:span text:style-name="T1"> </text:span>conjunto<text:span text:style-name="T1"> </text:span>de<text:span text:style-name="T1"> </text:span><text:span text:style-name="T24">actividad</text:span><text:span text:style-name="T27">:</text:span></text:p>
      <text:p text:style-name="Codi">&lt;actividades&gt;</text:p>
      <text:p text:style-name="Codi"><text:span text:style-name="T8"><text:tab/></text:span>&lt;actividad&gt;</text:p>
      <text:p text:style-name="Codi"><text:span text:style-name="T8"><text:tab/><text:tab/></text:span>&lt;id&gt;1&lt;/id&gt;</text:p>
      <text:p text:style-name="Codi"><text:span text:style-name="T8"><text:tab/><text:tab/></text:span>&lt;titulo&gt;Actividad<text:span text:style-name="T1"> </text:span>1&lt;/titulo&gt;</text:p>
      <text:p text:style-name="Codi"><text:span text:style-name="T8"><text:tab/><text:tab/></text:span>&lt;orden&gt;1&lt;/orden&gt;</text:p>
      <text:p text:style-name="Codi"><text:span text:style-name="T8"><text:tab/></text:span>&lt;/actividad&gt;</text:p>
      <text:p text:style-name="Codi"><text:span text:style-name="T8"><text:tab/></text:span>&lt;actividad&gt;</text:p>
      <text:p text:style-name="Codi"><text:span text:style-name="T8"><text:tab/><text:tab/></text:span>&lt;id&gt;2&lt;/id&gt;</text:p>
      <text:p text:style-name="Codi"><text:span text:style-name="T8"><text:tab/><text:tab/></text:span>&lt;titulo&gt;Actividad<text:span text:style-name="T1"> </text:span>2&lt;/titulo&gt;</text:p>
      <text:p text:style-name="Codi"><text:span text:style-name="T8"><text:tab/><text:tab/></text:span>&lt;orden&gt;2&lt;/orden&gt;</text:p>
      <text:p text:style-name="Codi"><text:span text:style-name="T8"><text:tab/></text:span>&lt;/actividad&gt;</text:p>
      <text:p text:style-name="Codi">&lt;/actividades&gt;</text:p>
      <text:p text:style-name="Codi"/>
      <text:p text:style-name="Standard"/>
      <text:p text:style-name="P76"><text:span text:style-name="T41">Actividad</text:span><text:span text:style-name="T42"> </text:span><text:span text:style-name="T34">tiene</text:span><text:span text:style-name="T35"> </text:span><text:span text:style-name="T34">los</text:span><text:span text:style-name="T35"> </text:span><text:span text:style-name="T34">campos</text:span><text:span text:style-name="T35"> </text:span><text:span text:style-name="T34">siguientes:</text:span></text:p>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52">Nombre</text:p>
            </table:table-cell>
            <table:table-cell table:style-name="Taula12.A1" office:value-type="string">
              <text:p text:style-name="P52">Tipo</text:p>
            </table:table-cell>
            <table:table-cell table:style-name="Taula12.C1" office:value-type="string">
              <text:p text:style-name="P52">Descripción</text:p>
            </table:table-cell>
          </table:table-row>
        </table:table-header-rows>
        <table:table-row table:style-name="Taula12.1">
          <table:table-cell table:style-name="Taula12.A2" office:value-type="string">
            <text:p text:style-name="P55">id</text:p>
          </table:table-cell>
          <table:table-cell table:style-name="Taula12.B2" office:value-type="string">
            <text:p text:style-name="P56">Obligatorio</text:p>
          </table:table-cell>
          <table:table-cell table:style-name="Taula12.C2" office:value-type="string">
            <text:p text:style-name="P63"><text:span text:style-name="T50">Identificador</text:span><text:span text:style-name="T53"> </text:span><text:span text:style-name="T50">de</text:span><text:span text:style-name="T53"> </text:span><text:span text:style-name="T50">la</text:span><text:span text:style-name="T53"> </text:span><text:span text:style-name="T50">actividad.</text:span></text:p>
          </table:table-cell>
        </table:table-row>
        <table:table-row table:style-name="Taula12.1">
          <table:table-cell table:style-name="Taula12.A3" office:value-type="string">
            <text:p text:style-name="P54">titulo</text:p>
          </table:table-cell>
          <table:table-cell table:style-name="Taula12.B3" office:value-type="string">
            <text:p text:style-name="P56">Obligatorio</text:p>
          </table:table-cell>
          <table:table-cell table:style-name="Taula12.C3" office:value-type="string">
            <text:p text:style-name="P68"><text:span text:style-name="T50">Título</text:span><text:span text:style-name="T53"> </text:span><text:span text:style-name="T50">de</text:span><text:span text:style-name="T53"> </text:span><text:span text:style-name="T50">la</text:span><text:span text:style-name="T53"> </text:span><text:span text:style-name="T50">actividad.</text:span></text:p>
          </table:table-cell>
        </table:table-row>
        <table:table-row table:style-name="Taula12.1">
          <table:table-cell table:style-name="Taula12.A4" office:value-type="string">
            <text:p text:style-name="P54">orden</text:p>
          </table:table-cell>
          <table:table-cell table:style-name="Taula12.B4" office:value-type="string">
            <text:p text:style-name="P56">Obligatorio</text:p>
          </table:table-cell>
          <table:table-cell table:style-name="Taula12.C4" office:value-type="string">
            <text:p text:style-name="P65"><text:span text:style-name="T50">Número</text:span><text:span text:style-name="T53"> </text:span><text:span text:style-name="T50">de</text:span><text:span text:style-name="T53"> </text:span><text:span text:style-name="T50">orden</text:span><text:span text:style-name="T53"> </text:span><text:span text:style-name="T50">de</text:span><text:span text:style-name="T53"> </text:span><text:span text:style-name="T50">la</text:span><text:span text:style-name="T53"> </text:span><text:span text:style-name="T50">actividad.</text:span></text:p>
          </table:table-cell>
        </table:table-row>
      </table:table>
      <text:p text:style-name="P15"/>
      <text:h text:style-name="P115" text:outline-level="4">Ejemplos</text:h>
      <text:p text:style-name="P15"><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llamada</text:span><text:span text:style-name="T29"> </text:span><text:span text:style-name="T24">al</text:span><text:span text:style-name="T29"> </text:span><text:span text:style-name="T24">servicio</text:span><text:span text:style-name="T29"> </text:span><text:span text:style-name="T24">web</text:span><text:span text:style-name="T27">:</text:span></text:p>
      <text:p text:style-name="P69">&lt;?xml version="1.0" encoding="utf-8"?&gt;</text:p>
      <text:p text:style-name="P69">&lt;soapenv:Envelope xmlns:soapenv="http://schemas.xmlsoap.org/soap/envelope/" xmlns:est="http://educacio.gencat.cat/agora/estructuralibros/"&gt;</text:p>
      <text:p text:style-name="P69"><text:tab/>&lt;soapenv:Header&gt;</text:p>
      <text:p text:style-name="P69"><text:tab/><text:tab/>&lt;est:WSEAuthenticateHeader&gt;</text:p>
      <text:p text:style-name="P69"><text:tab/><text:tab/><text:tab/>&lt;!--Optional:--&gt;</text:p>
      <text:p text:style-name="P69"><text:tab/><text:tab/><text:tab/>&lt;est:User&gt;S1mul4d0r&lt;/est:User&gt;</text:p>
      <text:p text:style-name="P69"><text:tab/><text:tab/><text:tab/>&lt;!--Optional:--&gt;</text:p>
      <text:p text:style-name="P69"><text:tab/><text:tab/><text:tab/>&lt;est:Password&gt;ed1t0r14l&lt;/est:Password&gt;</text:p>
      <text:p text:style-name="P69"><text:tab/><text:tab/>&lt;/est:WSEAuthenticateHeader&gt;</text:p>
      <text:p text:style-name="P69"><text:tab/>&lt;/soapenv:Header&gt;</text:p>
      <text:p text:style-name="P69"><text:tab/>&lt;soapenv:Body&gt;</text:p>
      <text:p text:style-name="P69"><text:tab/><text:tab/>&lt;est:ObtenerEstructura&gt;</text:p>
      <text:p text:style-name="P69"><text:tab/><text:tab/><text:tab/>&lt;est:ISBN&gt;6666666666&lt;/est:ISBN&gt;</text:p>
      <text:p text:style-name="P69"><text:tab/><text:tab/>&lt;/est:ObtenerEstructura&gt;</text:p>
      <text:p text:style-name="P69"><text:tab/>&lt;/soapenv:Body&gt;</text:p>
      <text:p text:style-name="P69">&lt;/soapenv:Envelope&gt;</text:p>
      <text:p text:style-name="P69"/>
      <text:p text:style-name="P15"/>
      <text:p text:style-name="P77"><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respuesta</text:span><text:span text:style-name="T29"> </text:span><text:span text:style-name="T24">a</text:span><text:span text:style-name="T29"> </text:span><text:span text:style-name="T24">la</text:span><text:span text:style-name="T29"> </text:span><text:span text:style-name="T24">llamada</text:span><text:span text:style-name="T29"> </text:span><text:span text:style-name="T24">al</text:span><text:span text:style-name="T29"> </text:span><text:span text:style-name="T24">servicio</text:span><text:span text:style-name="T29"> </text:span><text:span text:style-name="T24">web</text:span><text:span text:style-name="T27">:</text:span></text:p>
      <text:p text:style-name="P69">&lt;SOAP-ENV:Envelope xmlns:SOAP-ENV="http://schemas.xmlsoap.org/soap/envelope/" xmlns:ns1="http://educacio.gencat.cat/agora/estructuralibros/"&gt;</text:p>
      <text:p text:style-name="P69"><text:tab/>&lt;SOAP-ENV:Body&gt;</text:p>
      <text:p text:style-name="P69"><text:tab/><text:tab/>&lt;ObtenerEstructuraResponse&gt;</text:p>
      <text:p text:style-name="P69"><text:tab/><text:tab/><text:tab/>&lt;ObtenerEstructuraResult&gt;</text:p>
      <text:p text:style-name="P69"><text:tab/><text:tab/><text:tab/><text:tab/>&lt;Libros&gt;</text:p>
      <text:p text:style-name="P69"><text:tab/><text:tab/><text:tab/><text:tab/><text:tab/>&lt;libro&gt;</text:p>
      <text:p text:style-name="P69"><text:tab/><text:tab/><text:tab/><text:tab/><text:tab/><text:tab/>&lt;ISBN&gt;6666666666&lt;/ISBN&gt;</text:p>
      <text:p text:style-name="P69"><text:tab/><text:tab/><text:tab/><text:tab/><text:tab/><text:tab/>&lt;titulo&gt;Llibre continguts remot amb dues activitats&lt;/titulo&gt;</text:p>
      <text:p text:style-name="P69"><text:tab/><text:tab/><text:tab/><text:tab/><text:tab/><text:tab/>&lt;nivel&gt;2ESO&lt;/nivel&gt;</text:p>
      <text:p text:style-name="P69"><text:tab/><text:tab/><text:tab/><text:tab/><text:tab/><text:tab/>&lt;formato&gt;webcontent&lt;/formato&gt;</text:p>
      <text:p text:style-name="P69"><text:tab/><text:tab/><text:tab/><text:tab/><text:tab/><text:tab/>&lt;unidades&gt;</text:p>
      <text:p text:style-name="P69"><text:tab/><text:tab/><text:tab/><text:tab/><text:tab/><text:tab/><text:tab/>&lt;unidad&gt;</text:p>
      <text:p text:style-name="P69"><text:tab/><text:tab/><text:tab/><text:tab/><text:tab/><text:tab/><text:tab/><text:tab/>&lt;id&gt;1&lt;/id&gt;</text:p>
      <text:p text:style-name="P69"><text:tab/><text:tab/><text:tab/><text:tab/><text:tab/><text:tab/><text:tab/><text:tab/>&lt;titulo&gt;Unitat 1&lt;/titulo&gt;</text:p>
      <text:p text:style-name="P69"><text:tab/><text:tab/><text:tab/><text:tab/><text:tab/><text:tab/><text:tab/><text:tab/>&lt;orden&gt;1&lt;/orden&gt;</text:p>
      <text:p text:style-name="P69"><text:tab/><text:tab/><text:tab/><text:tab/><text:tab/><text:tab/><text:tab/><text:tab/>&lt;actividades&gt;</text:p>
      <text:p text:style-name="P69"><text:tab/><text:tab/><text:tab/><text:tab/><text:tab/><text:tab/><text:tab/><text:tab/><text:tab/>&lt;actividad&gt;</text:p>
      <text:p text:style-name="P69"><text:tab/><text:tab/><text:tab/><text:tab/><text:tab/><text:tab/><text:tab/><text:tab/><text:tab/><text:tab/>&lt;id&gt;1&lt;/id&gt;</text:p>
      <text:p text:style-name="P69"><text:tab/><text:tab/><text:tab/><text:tab/><text:tab/><text:tab/><text:tab/><text:tab/><text:tab/><text:tab/>&lt;titulo&gt;Activitat 1&lt;/titulo&gt;</text:p>
      <text:p text:style-name="P69"><text:tab/><text:tab/><text:tab/><text:tab/><text:tab/><text:tab/><text:tab/><text:tab/><text:tab/><text:tab/>&lt;orden&gt;1&lt;/orden&gt;</text:p>
      <text:p text:style-name="P69"><text:tab/><text:tab/><text:tab/><text:tab/><text:tab/><text:tab/><text:tab/><text:tab/><text:tab/>&lt;/actividad&gt;</text:p>
      <text:p text:style-name="P69"><text:tab/><text:tab/><text:tab/><text:tab/><text:tab/><text:tab/><text:tab/><text:tab/><text:tab/>&lt;actividad&gt;</text:p>
      <text:p text:style-name="P69"><text:tab/><text:tab/><text:tab/><text:tab/><text:tab/><text:tab/><text:tab/><text:tab/><text:tab/><text:tab/>&lt;id&gt;2&lt;/id&gt;</text:p>
      <text:p text:style-name="P69"><text:tab/><text:tab/><text:tab/><text:tab/><text:tab/><text:tab/><text:tab/><text:tab/><text:tab/><text:tab/>&lt;titulo&gt;Activitat 2&lt;/titulo&gt;</text:p>
      <text:p text:style-name="P69"><text:tab/><text:tab/><text:tab/><text:tab/><text:tab/><text:tab/><text:tab/><text:tab/><text:tab/><text:tab/>&lt;orden&gt;2&lt;/orden&gt;</text:p>
      <text:p text:style-name="P69"><text:tab/><text:tab/><text:tab/><text:tab/><text:tab/><text:tab/><text:tab/><text:tab/><text:tab/>&lt;/actividad&gt;</text:p>
      <text:p text:style-name="P69"><text:tab/><text:tab/><text:tab/><text:tab/><text:tab/><text:tab/><text:tab/><text:tab/>&lt;/actividades&gt;</text:p>
      <text:p text:style-name="P69"><text:tab/><text:tab/><text:tab/><text:tab/><text:tab/><text:tab/><text:tab/>&lt;/unidad&gt;</text:p>
      <text:p text:style-name="P69"><text:tab/><text:tab/><text:tab/><text:tab/><text:tab/><text:tab/><text:tab/>&lt;unidad&gt;</text:p>
      <text:p text:style-name="P69"><text:tab/><text:tab/><text:tab/><text:tab/><text:tab/><text:tab/><text:tab/><text:tab/>&lt;id&gt;2&lt;/id&gt;</text:p>
      <text:p text:style-name="P69"><text:tab/><text:tab/><text:tab/><text:tab/><text:tab/><text:tab/><text:tab/><text:tab/>&lt;titulo&gt;Unitat 2&lt;/titulo&gt;</text:p>
      <text:p text:style-name="P69"><text:tab/><text:tab/><text:tab/><text:tab/><text:tab/><text:tab/><text:tab/><text:tab/>&lt;orden&gt;1&lt;/orden&gt;</text:p>
      <text:p text:style-name="P69"><text:tab/><text:tab/><text:tab/><text:tab/><text:tab/><text:tab/><text:tab/><text:tab/>&lt;actividades&gt;</text:p>
      <text:p text:style-name="P69"><text:tab/><text:tab/><text:tab/><text:tab/><text:tab/><text:tab/><text:tab/><text:tab/><text:tab/>&lt;actividad&gt;</text:p>
      <text:p text:style-name="P69"><text:tab/><text:tab/><text:tab/><text:tab/><text:tab/><text:tab/><text:tab/><text:tab/><text:tab/><text:tab/>&lt;id&gt;1&lt;/id&gt;</text:p>
      <text:p text:style-name="P69"><text:tab/><text:tab/><text:tab/><text:tab/><text:tab/><text:tab/><text:tab/><text:tab/><text:tab/><text:tab/>&lt;titulo&gt;Activitat 1&lt;/titulo&gt;</text:p>
      <text:p text:style-name="P69"><text:tab/><text:tab/><text:tab/><text:tab/><text:tab/><text:tab/><text:tab/><text:tab/><text:tab/><text:tab/>&lt;orden&gt;1&lt;/orden&gt;</text:p>
      <text:p text:style-name="P69"><text:tab/><text:tab/><text:tab/><text:tab/><text:tab/><text:tab/><text:tab/><text:tab/><text:tab/>&lt;/actividad&gt;</text:p>
      <text:p text:style-name="P69"><text:tab/><text:tab/><text:tab/><text:tab/><text:tab/><text:tab/><text:tab/><text:tab/><text:tab/>&lt;actividad&gt;</text:p>
      <text:p text:style-name="P69"><text:tab/><text:tab/><text:tab/><text:tab/><text:tab/><text:tab/><text:tab/><text:tab/><text:tab/><text:tab/>&lt;id&gt;2&lt;/id&gt;</text:p>
      <text:p text:style-name="P69"><text:tab/><text:tab/><text:tab/><text:tab/><text:tab/><text:tab/><text:tab/><text:tab/><text:tab/><text:tab/>&lt;titulo&gt;Activitat 2&lt;/titulo&gt;</text:p>
      <text:p text:style-name="P69"><text:tab/><text:tab/><text:tab/><text:tab/><text:tab/><text:tab/><text:tab/><text:tab/><text:tab/><text:tab/>&lt;orden&gt;2&lt;/orden&gt;</text:p>
      <text:p text:style-name="P69"><text:tab/><text:tab/><text:tab/><text:tab/><text:tab/><text:tab/><text:tab/><text:tab/><text:tab/>&lt;/actividad&gt;</text:p>
      <text:p text:style-name="P69"><text:tab/><text:tab/><text:tab/><text:tab/><text:tab/><text:tab/><text:tab/><text:tab/>&lt;/actividades&gt;</text:p>
      <text:p text:style-name="P69"><text:tab/><text:tab/><text:tab/><text:tab/><text:tab/><text:tab/><text:tab/>&lt;/unidad&gt;</text:p>
      <text:p text:style-name="P69"><text:tab/><text:tab/><text:tab/><text:tab/><text:tab/><text:tab/>&lt;/unidades&gt;</text:p>
      <text:p text:style-name="P69"><text:tab/><text:tab/><text:tab/><text:tab/><text:tab/>&lt;/libro&gt;</text:p>
      <text:p text:style-name="P69"><text:tab/><text:tab/><text:tab/><text:tab/>&lt;/Libros&gt;</text:p>
      <text:p text:style-name="P69"><text:tab/><text:tab/><text:tab/><text:tab/>&lt;Codigo&gt;1&lt;/Codigo&gt;</text:p>
      <text:p text:style-name="P69"><text:tab/><text:tab/><text:tab/><text:tab/>&lt;Descripcion&gt;procés correcte&lt;/Descripcion&gt;</text:p>
      <text:p text:style-name="P69"><text:tab/><text:tab/><text:tab/>&lt;/ObtenerEstructuraResult&gt;</text:p>
      <text:p text:style-name="P69"><text:tab/><text:tab/>&lt;/ObtenerEstructuraResponse&gt;</text:p>
      <text:p text:style-name="P69"><text:tab/>&lt;/SOAP-ENV:Body&gt;</text:p>
      <text:p text:style-name="P69">&lt;/SOAP-ENV:Envelope&gt;</text:p>
      <text:p text:style-name="P69"/>
      <text:h text:style-name="P113" text:outline-level="3"/>
      <text:h text:style-name="P114" text:outline-level="3">Definición<text:span text:style-name="T1"> </text:span>WSDL</text:h>
      <text:p text:style-name="P30"><text:span text:style-name="T1">La versión </text:span><text:span text:style-name="T12">actualizada </text:span><text:span text:style-name="T1">de este WSDL </text:span><text:span text:style-name="T14">corresponde al archivo</text:span><text:span text:style-name="T1"> </text:span><text:span text:style-name="T43">ws</text:span><text:span text:style-name="T44">BookStructure</text:span><text:span text:style-name="T30">.wsdl</text:span><text:span text:style-name="T14">, localizado en la carpeta </text:span><text:span text:style-name="T31">docs/wsdl</text:span><text:span text:style-name="T14"> del repositorio GitHub indicado en el apartado</text:span><text:span text:style-name="T1"> </text:span><text:a xlink:type="simple" xlink:href="#links"><text:span text:style-name="T65">Enlaces de interés</text:span></text:a><text:span text:style-name="T1">.</text:span></text:p>
      <text:p text:style-name="P74"/>
      <text:p text:style-name="P78">&lt;?xml version="1.0" encoding="UTF-8"?&gt;&lt;!-- Published by JAX-WS RI at http://jax-ws.dev.java.net. RI"s version is JAX-WS RI 2.1.7-b01-. --&gt; </text:p>
      <text:p text:style-name="P78">&lt;wsdl:definitions xmlns:wsdl="http://schemas.xmlsoap.org/wsdl/" xmlns:xs="http://www.w3.org/2001/XMLSchema" xmlns:soap="http://schemas.xmlsoap.org/wsdl/soap/" xmlns:tns="http://educacio.gencat.cat/agora/estructuralibros/" targetNamespace="http://educacio.gencat.cat/agora/estructuralibros/"&gt; </text:p>
      <text:p text:style-name="P78"><text:s text:c="2"/>&lt;wsdl:types&gt; </text:p>
      <text:p text:style-name="P78"><text:s text:c="4"/>&lt;xs:schema elementFormDefault="qualified" targetNamespace="http://educacio.gencat.cat/agora/estructuralibros/"&gt; </text:p>
      <text:p text:style-name="P78"><text:s text:c="6"/>&lt;xs:complexType name="Actividad"&gt; </text:p>
      <text:p text:style-name="P78"><text:s text:c="8"/>&lt;xs:sequence&gt; </text:p>
      <text:p text:style-name="P78"><text:s text:c="10"/>&lt;xs:element minOccurs="1" maxOccurs="1" name="id" type="xs:string" /&gt; </text:p>
      <text:p text:style-name="P78"><text:s text:c="10"/>&lt;xs:element minOccurs="1" maxOccurs="1" name="titulo" type="xs:string" /&gt; </text:p>
      <text:p text:style-name="P78"><text:s text:c="10"/>&lt;xs:element minOccurs="1" maxOccurs="1" name="orden" type="xs:int" /&gt; </text:p>
      <text:p text:style-name="P78"><text:s text:c="8"/>&lt;/xs:sequence&gt; </text:p>
      <text:p text:style-name="P78"><text:s text:c="6"/>&lt;/xs:complexType&gt; </text:p>
      <text:p text:style-name="P78"><text:s text:c="6"/>&lt;xs:complexType name="Actividades"&gt; </text:p>
      <text:p text:style-name="P78"><text:s text:c="8"/>&lt;xs:sequence&gt; </text:p>
      <text:p text:style-name="P78"><text:s text:c="10"/>&lt;xs:element minOccurs="1" maxOccurs="unbounded" name="actividad" type="tns:Actividad" /&gt; </text:p>
      <text:p text:style-name="P78"><text:s text:c="8"/>&lt;/xs:sequence&gt; </text:p>
      <text:p text:style-name="P78"><text:s text:c="6"/>&lt;/xs:complexType&gt; </text:p>
      <text:p text:style-name="P78"><text:s text:c="6"/>&lt;xs:complexType name="Unidad"&gt; </text:p>
      <text:p text:style-name="P78"><text:s text:c="8"/>&lt;xs:sequence&gt; </text:p>
      <text:p text:style-name="P78"><text:s text:c="10"/>&lt;xs:element minOccurs="1" maxOccurs="1" name="id" type="xs:string" /&gt; </text:p>
      <text:p text:style-name="P78"><text:s text:c="10"/>&lt;xs:element minOccurs="1" maxOccurs="1" name="titulo" type="xs:string" /&gt; </text:p>
      <text:p text:style-name="P78"><text:s text:c="10"/>&lt;xs:element minOccurs="1" maxOccurs="1" name="orden" type="xs:int" /&gt; </text:p>
      <text:p text:style-name="P78"><text:s text:c="10"/>&lt;xs:element minOccurs="0" maxOccurs="1" name="actividades" type="tns:Actividades" /&gt; </text:p>
      <text:p text:style-name="P78"><text:s text:c="8"/>&lt;/xs:sequence&gt; </text:p>
      <text:p text:style-name="P78"><text:s text:c="6"/>&lt;/xs:complexType&gt; </text:p>
      <text:p text:style-name="P78"><text:s text:c="6"/>&lt;xs:complexType name="Unidades"&gt; </text:p>
      <text:p text:style-name="P78"><text:s text:c="8"/>&lt;xs:sequence&gt; </text:p>
      <text:p text:style-name="P78"><text:s text:c="10"/>&lt;xs:element minOccurs="1" maxOccurs="unbounded" name="unidad" type="tns:Unidad" /&gt; </text:p>
      <text:p text:style-name="P78"><text:s text:c="8"/>&lt;/xs:sequence&gt; </text:p>
      <text:p text:style-name="P78"><text:s text:c="6"/>&lt;/xs:complexType&gt; </text:p>
      <text:p text:style-name="P78"><text:s text:c="6"/>&lt;xs:complexType name="libro"&gt; </text:p>
      <text:p text:style-name="P78"><text:s text:c="8"/>&lt;xs:sequence&gt; </text:p>
      <text:p text:style-name="P78"><text:s text:c="10"/>&lt;xs:element minOccurs="1" maxOccurs="1" name="ISBN" type="xs:string" /&gt; </text:p>
      <text:p text:style-name="P78"><text:s text:c="10"/>&lt;xs:element minOccurs="1" maxOccurs="1" name="titulo" type="xs:string" /&gt; </text:p>
      <text:p text:style-name="P78"><text:s text:c="10"/>&lt;xs:element minOccurs="1" maxOccurs="1" name="nivel" type="xs:string" /&gt; </text:p>
      <text:p text:style-name="P78"><text:s text:c="10"/>&lt;xs:element minOccurs="1" maxOccurs="1" name="formato" type="xs:string" /&gt; </text:p>
      <text:p text:style-name="P78"><text:s text:c="10"/>&lt;xs:element minOccurs="0" maxOccurs="1" name="unidades" type="tns:Unidades" /&gt; </text:p>
      <text:p text:style-name="P78"><text:s text:c="8"/>&lt;/xs:sequence&gt; </text:p>
      <text:p text:style-name="P78"><text:s text:c="6"/>&lt;/xs:complexType&gt; </text:p>
      <text:p text:style-name="P78"><text:s text:c="6"/>&lt;xs:complexType name="libros"&gt; </text:p>
      <text:p text:style-name="P78"><text:s text:c="8"/>&lt;xs:sequence&gt; </text:p>
      <text:p text:style-name="P78"><text:s text:c="10"/>&lt;xs:element minOccurs="1" maxOccurs="unbounded" name="libro" type="tns:libro" /&gt; </text:p>
      <text:p text:style-name="P78"><text:s text:c="8"/>&lt;/xs:sequence&gt; </text:p>
      <text:p text:style-name="P78"><text:s text:c="6"/>&lt;/xs:complexType&gt; </text:p>
      <text:p text:style-name="P78"><text:s text:c="6"/>&lt;xs:element name="WSEAuthenticateHeader" type="tns:WSEAuthenticateHeader" /&gt; </text:p>
      <text:p text:style-name="P78"><text:s text:c="6"/>&lt;xs:complexType name="WSEAuthenticateHeader"&gt; </text:p>
      <text:p text:style-name="P78"><text:s text:c="8"/>&lt;xs:sequence&gt; </text:p>
      <text:p text:style-name="P78"><text:s text:c="10"/>&lt;xs:element minOccurs="0" maxOccurs="1" name="User" type="xs:string" /&gt; </text:p>
      <text:p text:style-name="P78"><text:s text:c="10"/>&lt;xs:element minOccurs="0" maxOccurs="1" name="Password" type="xs:string" /&gt; </text:p>
      <text:p text:style-name="P78"><text:s text:c="8"/>&lt;/xs:sequence&gt; </text:p>
      <text:p text:style-name="P78"><text:s text:c="8"/>&lt;xs:anyAttribute /&gt; </text:p>
      <text:p text:style-name="P78"><text:s text:c="6"/>&lt;/xs:complexType&gt; </text:p>
      <text:p text:style-name="P78"><text:s text:c="6"/>&lt;xs:element name="ObtenerEstructura"&gt; </text:p>
      <text:p text:style-name="P78"><text:s text:c="8"/>&lt;xs:complexType&gt; </text:p>
      <text:p text:style-name="P78"><text:s text:c="10"/>&lt;xs:sequence&gt; </text:p>
      <text:p text:style-name="P78"><text:s text:c="12"/>&lt;xs:element minOccurs="1" maxOccurs="1" name="ISBN" type="xs:string" /&gt; </text:p>
      <text:p text:style-name="P78"><text:s text:c="10"/>&lt;/xs:sequence&gt; </text:p>
      <text:p text:style-name="P78"><text:s text:c="8"/>&lt;/xs:complexType&gt; </text:p>
      <text:p text:style-name="P78"><text:s text:c="6"/>&lt;/xs:element&gt; </text:p>
      <text:p text:style-name="P78"><text:s text:c="6"/>&lt;xs:element name="ObtenerEstructuraResponse"&gt; </text:p>
      <text:p text:style-name="P78"><text:soft-page-break/><text:s text:c="8"/>&lt;xs:complexType&gt; </text:p>
      <text:p text:style-name="P78"><text:s text:c="10"/>&lt;xs:sequence&gt; </text:p>
      <text:p text:style-name="P78"><text:s text:c="12"/>&lt;xs:element minOccurs="0" maxOccurs="1" name="ObtenerEstructuraResult" type="tns:EstructuraLibro" /&gt; </text:p>
      <text:p text:style-name="P78"><text:s text:c="10"/>&lt;/xs:sequence&gt; </text:p>
      <text:p text:style-name="P78"><text:s text:c="8"/>&lt;/xs:complexType&gt; </text:p>
      <text:p text:style-name="P78"><text:s text:c="6"/>&lt;/xs:element&gt; </text:p>
      <text:p text:style-name="P78"><text:s text:c="6"/>&lt;xs:complexType name="EstructuraLibro"&gt; </text:p>
      <text:p text:style-name="P78"><text:s text:c="8"/>&lt;xs:sequence&gt; </text:p>
      <text:p text:style-name="P78"><text:s text:c="10"/>&lt;xs:element minOccurs="0" maxOccurs="1" name="Libros" type="tns:libros" /&gt; </text:p>
      <text:p text:style-name="P78"><text:s text:c="10"/>&lt;xs:element minOccurs="1" maxOccurs="1" name="Codigo" type="xs:string" /&gt; </text:p>
      <text:p text:style-name="P78"><text:s text:c="10"/>&lt;xs:element minOccurs="1" maxOccurs="1" name="Descripcion" type="xs:string" /&gt; </text:p>
      <text:p text:style-name="P78"><text:s text:c="8"/>&lt;/xs:sequence&gt; </text:p>
      <text:p text:style-name="P78"><text:s text:c="6"/>&lt;/xs:complexType&gt; </text:p>
      <text:p text:style-name="P78"><text:s text:c="6"/>&lt;xs:element name="ObtenerTodos"&gt; </text:p>
      <text:p text:style-name="P78"><text:s text:c="8"/>&lt;xs:complexType&gt; </text:p>
      <text:p text:style-name="P78"><text:s text:c="10"/>&lt;xs:sequence&gt; </text:p>
      <text:p text:style-name="P78"><text:s text:c="12"/>&lt;xs:element minOccurs="0" maxOccurs="1" name="IdCentro" type="xs:string" /&gt; </text:p>
      <text:p text:style-name="P78"><text:s text:c="10"/>&lt;/xs:sequence&gt; </text:p>
      <text:p text:style-name="P78"><text:s text:c="8"/>&lt;/xs:complexType&gt; </text:p>
      <text:p text:style-name="P78"><text:s text:c="6"/>&lt;/xs:element&gt; </text:p>
      <text:p text:style-name="P78"><text:s text:c="6"/>&lt;xs:element name="ObtenerTodosResponse"&gt; </text:p>
      <text:p text:style-name="P78"><text:s text:c="8"/>&lt;xs:complexType&gt; </text:p>
      <text:p text:style-name="P78"><text:s text:c="10"/>&lt;xs:sequence&gt; </text:p>
      <text:p text:style-name="P78"><text:s text:c="12"/>&lt;xs:element minOccurs="0" maxOccurs="1" name="ObtenerTodosResult" type="tns:EstructuraCatalogo" /&gt; </text:p>
      <text:p text:style-name="P78"><text:s text:c="10"/>&lt;/xs:sequence&gt; </text:p>
      <text:p text:style-name="P78"><text:s text:c="8"/>&lt;/xs:complexType&gt; </text:p>
      <text:p text:style-name="P78"><text:s text:c="6"/>&lt;/xs:element&gt; </text:p>
      <text:p text:style-name="P78"><text:s text:c="6"/>&lt;xs:complexType name="EstructuraCatalogo"&gt; </text:p>
      <text:p text:style-name="P78"><text:s text:c="8"/>&lt;xs:sequence&gt; </text:p>
      <text:p text:style-name="P78"><text:s text:c="10"/>&lt;xs:element minOccurs="0" maxOccurs="1" name="Catalogo"&gt; </text:p>
      <text:p text:style-name="P78"><text:s text:c="12"/>&lt;xs:complexType&gt; </text:p>
      <text:p text:style-name="P78"><text:s text:c="14"/>&lt;xs:sequence&gt; </text:p>
      <text:p text:style-name="P78"><text:s text:c="16"/>&lt;xs:element minOccurs="1" maxOccurs="1" name="libros" type="tns:libros" /&gt; </text:p>
      <text:p text:style-name="P78"><text:s text:c="14"/>&lt;/xs:sequence&gt; </text:p>
      <text:p text:style-name="P78"><text:s text:c="12"/>&lt;/xs:complexType&gt; </text:p>
      <text:p text:style-name="P78"><text:s text:c="10"/>&lt;/xs:element&gt; </text:p>
      <text:p text:style-name="P78"><text:s text:c="10"/>&lt;xs:element minOccurs="1" maxOccurs="1" name="Codigo" type="xs:string" /&gt; </text:p>
      <text:p text:style-name="P78"><text:s text:c="10"/>&lt;xs:element minOccurs="1" maxOccurs="1" name="Descripcion" type="xs:string" /&gt; </text:p>
      <text:p text:style-name="P78"><text:s text:c="8"/>&lt;/xs:sequence&gt; </text:p>
      <text:p text:style-name="P78"><text:s text:c="6"/>&lt;/xs:complexType&gt; </text:p>
      <text:p text:style-name="P78"><text:s text:c="6"/>&lt;xs:complexType name="DetallesError"&gt; </text:p>
      <text:p text:style-name="P78"><text:s text:c="8"/>&lt;xs:annotation&gt; </text:p>
      <text:p text:style-name="P78"><text:s text:c="10"/>&lt;xs:documentation&gt;Detalles del motivo del error producido en el tratamiento del servicio web realizado&lt;/xs:documentation&gt; </text:p>
      <text:p text:style-name="P78"><text:s text:c="8"/>&lt;/xs:annotation&gt; </text:p>
      <text:p text:style-name="P78"><text:s text:c="8"/>&lt;xs:sequence&gt; </text:p>
      <text:p text:style-name="P78"><text:s text:c="10"/>&lt;xs:element name="Codigo" type="xs:int"&gt; </text:p>
      <text:p text:style-name="P78"><text:s text:c="12"/>&lt;xs:annotation&gt; </text:p>
      <text:p text:style-name="P78"><text:s text:c="14"/>&lt;xs:documentation&gt;Código del error&lt;/xs:documentation&gt; </text:p>
      <text:p text:style-name="P78"><text:s text:c="12"/>&lt;/xs:annotation&gt; </text:p>
      <text:p text:style-name="P78"><text:s text:c="10"/>&lt;/xs:element&gt; </text:p>
      <text:p text:style-name="P78"><text:s text:c="10"/>&lt;xs:element name="Descripcion" type="xs:string"&gt; </text:p>
      <text:p text:style-name="P78"><text:s text:c="12"/>&lt;xs:annotation&gt; </text:p>
      <text:p text:style-name="P78"><text:s text:c="14"/>&lt;xs:documentation&gt;Descripción detallada del error&lt;/xs:documentation&gt; </text:p>
      <text:p text:style-name="P78"><text:s text:c="12"/>&lt;/xs:annotation&gt; </text:p>
      <text:p text:style-name="P78"><text:s text:c="10"/>&lt;/xs:element&gt; </text:p>
      <text:p text:style-name="P78"><text:s text:c="10"/>&lt;xs:element name="Observaciones" minOccurs="0"&gt; </text:p>
      <text:p text:style-name="P78"><text:s text:c="12"/>&lt;xs:annotation&gt; </text:p>
      <text:p text:style-name="P78"><text:s text:c="14"/>&lt;xs:documentation&gt;Observaciones/descripción ampliada del error&lt;/xs:documentation&gt; </text:p>
      <text:p text:style-name="P78"><text:s text:c="12"/>&lt;/xs:annotation&gt; </text:p>
      <text:p text:style-name="P78"><text:s text:c="10"/>&lt;/xs:element&gt; </text:p>
      <text:p text:style-name="P78"><text:s text:c="8"/>&lt;/xs:sequence&gt; </text:p>
      <text:p text:style-name="P78"><text:s text:c="6"/>&lt;/xs:complexType&gt; </text:p>
      <text:p text:style-name="P78"><text:s text:c="4"/>&lt;/xs:schema&gt; </text:p>
      <text:p text:style-name="P78"><text:s text:c="2"/>&lt;/wsdl:types&gt; </text:p>
      <text:p text:style-name="P78"><text:s text:c="2"/>&lt;wsdl:message name="ObtenerEstructuraRequest"&gt; </text:p>
      <text:p text:style-name="P78"><text:s text:c="4"/>&lt;wsdl:part name="parameters" element="tns:ObtenerEstructura" /&gt; </text:p>
      <text:p text:style-name="P78"><text:s text:c="2"/>&lt;/wsdl:message&gt; </text:p>
      <text:p text:style-name="P78"><text:s text:c="2"/>&lt;wsdl:message name="ObtenerEstructuraResponse"&gt; </text:p>
      <text:p text:style-name="P78"><text:s text:c="4"/>&lt;wsdl:part name="parameters" element="tns:ObtenerEstructuraResponse" /&gt; </text:p>
      <text:p text:style-name="P78"><text:soft-page-break/><text:s text:c="2"/>&lt;/wsdl:message&gt; </text:p>
      <text:p text:style-name="P78"><text:s text:c="2"/>&lt;wsdl:message name="ObtenerEstructuraWSEAuthenticateHeader"&gt; </text:p>
      <text:p text:style-name="P78"><text:s text:c="4"/>&lt;wsdl:part name="WSEAuthenticateHeader" element="tns:WSEAuthenticateHeader" /&gt; </text:p>
      <text:p text:style-name="P78"><text:s text:c="2"/>&lt;/wsdl:message&gt; </text:p>
      <text:p text:style-name="P78"><text:s text:c="2"/>&lt;wsdl:message name="ObtenerTodosRequest"&gt; </text:p>
      <text:p text:style-name="P78"><text:s text:c="4"/>&lt;wsdl:part name="parameters" element="tns:ObtenerTodos" /&gt; </text:p>
      <text:p text:style-name="P78"><text:s text:c="2"/>&lt;/wsdl:message&gt; </text:p>
      <text:p text:style-name="P78"><text:s text:c="2"/>&lt;wsdl:message name="ObtenerTodosResponse"&gt; </text:p>
      <text:p text:style-name="P78"><text:s text:c="4"/>&lt;wsdl:part name="parameters" element="tns:ObtenerTodosResponse" /&gt; </text:p>
      <text:p text:style-name="P78"><text:s text:c="2"/>&lt;/wsdl:message&gt; </text:p>
      <text:p text:style-name="P78"><text:s text:c="2"/>&lt;wsdl:message name="ObtenerTodosWSEAuthenticateHeader"&gt; </text:p>
      <text:p text:style-name="P78"><text:s text:c="4"/>&lt;wsdl:part name="WSEAuthenticateHeader" element="tns:WSEAuthenticateHeader" /&gt; </text:p>
      <text:p text:style-name="P78"><text:s text:c="2"/>&lt;/wsdl:message&gt; </text:p>
      <text:p text:style-name="P78"><text:s text:c="2"/>&lt;wsdl:portType name="EstructuraLibrosPort"&gt; </text:p>
      <text:p text:style-name="P78"><text:s text:c="4"/>&lt;wsdl:operation name="ObtenerEstructura"&gt; </text:p>
      <text:p text:style-name="P78"><text:s text:c="6"/>&lt;wsdl:documentation xmlns:wsdl="http://schemas.xmlsoap.org/wsdl/"&gt; </text:p>
      <text:p text:style-name="P78"><text:s text:c="8"/>Retorna el indice de contenidos de un libro de nuestro catálogo.&amp;lt;br/&amp;gt;&amp;lt;br/&amp;gt; </text:p>
      <text:p text:style-name="P78"><text:s text:c="8"/>Parámetros: &amp;lt;br/&amp;gt; </text:p>
      <text:p text:style-name="P78"><text:s text:c="9"/>- ISBN = Código ISBN del producto digital&amp;lt;br/&amp;gt;&amp;lt;br/&amp;gt; </text:p>
      <text:p text:style-name="P78"><text:s text:c="8"/>Retorna: &amp;lt;br/&amp;gt; </text:p>
      <text:p text:style-name="P78"><text:s text:c="9"/>* Código (string) / Descripción (string) / Libros (XML) &amp;lt;br/&amp;gt; </text:p>
      <text:p text:style-name="P78"><text:s text:c="9"/>- (1): Proceso correcto. &amp;lt;br/&amp;gt; </text:p>
      <text:p text:style-name="P78"><text:s text:c="9"/>- (0): Error inesperado. &amp;lt;br/&amp;gt; </text:p>
      <text:p text:style-name="P78"><text:s text:c="9"/>- (-3): El ISBN del producto no es válido. &amp;lt;br/&amp;gt; </text:p>
      <text:p text:style-name="P78"><text:s text:c="9"/>- (-101): Autenticación incorrecta. El usuario que solicita acceso a este método del servicio Web no es correcto. &amp;lt;br/&amp;gt; </text:p>
      <text:p text:style-name="P78"><text:s text:c="9"/>- (-102): Autenticación incorrecta. El usuario que solicita acceso a este método del servicio Web no tiene permisos suficientes.&amp;lt;br/&amp;gt;&amp;lt;br/&amp;gt;&lt;/wsdl:documentation&gt; </text:p>
      <text:p text:style-name="P78"><text:s text:c="6"/>&lt;wsdl:input message="tns:ObtenerEstructuraRequest" /&gt; </text:p>
      <text:p text:style-name="P78"><text:s text:c="6"/>&lt;wsdl:output message="tns:ObtenerEstructuraResponse" /&gt; </text:p>
      <text:p text:style-name="P78"><text:s text:c="4"/>&lt;/wsdl:operation&gt; </text:p>
      <text:p text:style-name="P78"><text:s text:c="4"/>&lt;wsdl:operation name="ObtenerTodos"&gt; </text:p>
      <text:p text:style-name="P78"><text:s text:c="6"/>&lt;wsdl:documentation xmlns:wsdl="http://schemas.xmlsoap.org/wsdl/"&gt; </text:p>
      <text:p text:style-name="P78"><text:s text:c="8"/>Retorna todos los indices de los libros que se están dados de alta como libros &amp;lt;br/&amp;gt; </text:p>
      <text:p text:style-name="P78"><text:s text:c="8"/>accesibles para el usuario autenticado.&amp;lt;br/&amp;gt;&amp;lt;br/&amp;gt; </text:p>
      <text:p text:style-name="P78"><text:s text:c="8"/>Retorna: &amp;lt;br/&amp;gt; </text:p>
      <text:p text:style-name="P78"><text:s text:c="9"/>* Código (string) / Descripción (string) / Libros (XML) &amp;lt;br/&amp;gt; </text:p>
      <text:p text:style-name="P78"><text:s text:c="9"/>- (1): Proceso correcto&amp;lt;br/&amp;gt; </text:p>
      <text:p text:style-name="P78"><text:s text:c="9"/>- (0): Error inesperado&amp;lt;br/&amp;gt; </text:p>
      <text:p text:style-name="P78"><text:s text:c="9"/>- (-101): Autenticación incorrecta. El usuario que solicita acceso a este método del servicio Web no es correcto. &amp;lt;br/&amp;gt; </text:p>
      <text:p text:style-name="P78"><text:s text:c="9"/>- (-102): Autenticación incorrecta. El usuario que solicita acceso a este método del servicio Web no tiene permisos suficientes.&amp;lt;br/&amp;gt;&amp;lt;br/&amp;gt;&lt;/wsdl:documentation&gt; </text:p>
      <text:p text:style-name="P78"><text:s text:c="6"/>&lt;wsdl:input message="tns:ObtenerTodosRequest" /&gt; </text:p>
      <text:p text:style-name="P78"><text:s text:c="6"/>&lt;wsdl:output message="tns:ObtenerTodosResponse" /&gt; </text:p>
      <text:p text:style-name="P78"><text:s text:c="4"/>&lt;/wsdl:operation&gt; </text:p>
      <text:p text:style-name="P78"><text:s text:c="2"/>&lt;/wsdl:portType&gt; </text:p>
      <text:p text:style-name="P78"><text:s text:c="2"/>&lt;wsdl:binding name="EstructuraLibrosBinding" type="tns:EstructuraLibrosPort"&gt; </text:p>
      <text:p text:style-name="P78"><text:s text:c="4"/>&lt;soap:binding transport="http://schemas.xmlsoap.org/soap/http" /&gt; </text:p>
      <text:p text:style-name="P78"><text:s text:c="4"/>&lt;wsdl:operation name="ObtenerEstructura"&gt; </text:p>
      <text:p text:style-name="P78"><text:s text:c="6"/>&lt;soap:operation soapAction="ObtenerEstructura" style="document" /&gt; </text:p>
      <text:p text:style-name="P78"><text:s text:c="6"/>&lt;wsdl:input&gt; </text:p>
      <text:p text:style-name="P78"><text:s text:c="8"/>&lt;soap:body use="literal" /&gt; </text:p>
      <text:p text:style-name="P78"><text:s text:c="8"/>&lt;soap:header message="tns:ObtenerEstructuraWSEAuthenticateHeader" part="WSEAuthenticateHeader" use="literal" /&gt; </text:p>
      <text:p text:style-name="P78"><text:s text:c="6"/>&lt;/wsdl:input&gt; </text:p>
      <text:p text:style-name="P78"><text:s text:c="6"/>&lt;wsdl:output&gt; </text:p>
      <text:p text:style-name="P78"><text:s text:c="8"/>&lt;soap:body use="literal" /&gt; </text:p>
      <text:p text:style-name="P78"><text:s text:c="6"/>&lt;/wsdl:output&gt; </text:p>
      <text:p text:style-name="P78"><text:s text:c="4"/>&lt;/wsdl:operation&gt; </text:p>
      <text:p text:style-name="P78"><text:s text:c="4"/>&lt;wsdl:operation name="ObtenerTodos"&gt; </text:p>
      <text:p text:style-name="P78"><text:s text:c="6"/>&lt;soap:operation soapAction="ObtenerTodos" style="document" /&gt; </text:p>
      <text:p text:style-name="P78"><text:s text:c="6"/>&lt;wsdl:input&gt; </text:p>
      <text:p text:style-name="P78"><text:s text:c="8"/>&lt;soap:body use="literal" /&gt; </text:p>
      <text:p text:style-name="P78"><text:s text:c="8"/>&lt;soap:header message="tns:ObtenerTodosWSEAuthenticateHeader" part="WSEAuthenticateHeader" use="literal" /&gt; </text:p>
      <text:p text:style-name="P78"><text:s text:c="6"/>&lt;/wsdl:input&gt; </text:p>
      <text:p text:style-name="P78"><text:s text:c="6"/>&lt;wsdl:output&gt; </text:p>
      <text:p text:style-name="P78"><text:s text:c="8"/>&lt;soap:body use="literal" /&gt; </text:p>
      <text:p text:style-name="P78"><text:s text:c="6"/>&lt;/wsdl:output&gt; </text:p>
      <text:p text:style-name="P78"><text:soft-page-break/><text:s text:c="4"/>&lt;/wsdl:operation&gt; </text:p>
      <text:p text:style-name="P78"><text:s text:c="2"/>&lt;/wsdl:binding&gt; </text:p>
      <text:p text:style-name="P78"><text:s text:c="2"/>&lt;wsdl:service name="EstructuraLibrosService"&gt; </text:p>
      <text:p text:style-name="P78"><text:s text:c="4"/>&lt;wsdl:port name="EstructuraLibrosPort" binding="tns:EstructuraLibrosBinding"&gt; </text:p>
      <text:p text:style-name="P78"><text:s text:c="6"/>&lt;soap:address location="http://educacio.gencat.cat/agora/estructuralibros" /&gt; </text:p>
      <text:p text:style-name="P78"><text:s text:c="4"/>&lt;/wsdl:port&gt; </text:p>
      <text:p text:style-name="P78"><text:s text:c="2"/>&lt;/wsdl:service&gt; </text:p>
      <text:p text:style-name="P78">&lt;/wsdl:definitions&gt;</text:p>
      <text:h text:style-name="P110" text:outline-level="2">Servicio<text:span text:style-name="T1"> </text:span>web<text:span text:style-name="T1"> </text:span>de<text:span text:style-name="T1"> </text:span>autenticación<text:span text:style-name="T1"> </text:span>y<text:span text:style-name="T1"> </text:span>autorización</text:h>
      <text:p text:style-name="P15">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uede<text:span text:style-name="T1"> </text:span>acceder<text:span text:style-name="T1"> </text:span>al<text:span text:style-name="T1"> </text:span>contenido<text:span text:style-name="T1"> </text:span>solicitado.<text:span text:style-name="T1"> </text:span></text:p>
      <text:p text:style-name="P15">Algunos<text:span text:style-name="T1"> </text:span>sistemas<text:span text:style-name="T1"> </text:span>de<text:span text:style-name="T1"> </text:span>los<text:span text:style-name="T1"> </text:span>proveedores<text:span text:style-name="T1"> </text:span>de<text:span text:style-name="T1"> </text:span>contenidos<text:span text:style-name="T1"> </text:span>necesitan<text:span text:style-name="T1"> </text:span>establecer<text:span text:style-name="T1"> </text:span>relaciones<text:span text:style-name="T1"> </text:span>en<text:span text:style-name="T1"> </text:span>forma<text:span text:style-name="T1"> </text:span>de<text:span text:style-name="T1"> </text:span>grupos<text:span text:style-name="T1"> </text:span>de<text:span text:style-name="T1"> </text:span>alumnos<text:span text:style-name="T1"> </text:span>y<text:span text:style-name="T1"> </text:span>un<text:span text:style-name="T1"> </text:span>profesor.</text:p>
      <text:p text:style-name="P15">Para<text:span text:style-name="T1"> </text:span>poder<text:span text:style-name="T1"> </text:span>crear<text:span text:style-name="T1"> </text:span>en<text:span text:style-name="T1"> </text:span>el<text:span text:style-name="T1"> </text:span>sistema<text:span text:style-name="T1"> </text:span>del<text:span text:style-name="T1"> </text:span>proveedor<text:span text:style-name="T1"> </text:span>de<text:span text:style-name="T1"> </text:span>contenidos<text:span text:style-name="T1"> </text:span>estas<text:span text:style-name="T1"> </text:span>relaciones<text:span text:style-name="T1"> </text:span>se<text:span text:style-name="T1"> </text:span>pueden<text:span text:style-name="T1"> </text:span>utilizar<text:span text:style-name="T1"> </text:span>los<text:span text:style-name="T1"> </text:span>siguientes<text:span text:style-name="T1"> </text:span>campos<text:span text:style-name="T1"> </text:span>del<text:span text:style-name="T1"> </text:span>servicio<text:span text:style-name="T1"> </text:span>web:<text:span text:style-name="T1"> </text:span>IdCentro,<text:span text:style-name="T1"> </text:span>IdCurso,<text:span text:style-name="T1"> </text:span>IdGrupo<text:span text:style-name="T1"> </text:span>y<text:span text:style-name="T1"> </text:span>Rol<text:span text:style-name="T1"> </text:span>de<text:span text:style-name="T1"> </text:span>la<text:span text:style-name="T1"> </text:span>petición<text:span text:style-name="T1"> </text:span>de<text:span text:style-name="T1"> </text:span>autorización.<text:span text:style-name="T1"> </text:span></text:p>
      <text:p text:style-name="P15">En<text:span text:style-name="T1"> </text:span>el<text:span text:style-name="T1"> </text:span>EVA,<text:span text:style-name="T1"> </text:span>el<text:span text:style-name="T1"> </text:span>campo<text:span text:style-name="T1"> </text:span>IdGrupo<text:span text:style-name="T1"> </text:span>no<text:span text:style-name="T1"> </text:span>es<text:span text:style-name="T1"> </text:span>obligatorio,<text:span text:style-name="T1"> </text:span>y,<text:span text:style-name="T1"> </text:span>por<text:span text:style-name="T1"> </text:span>tanto,<text:span text:style-name="T1"> </text:span>los<text:span text:style-name="T1"> </text:span>proveedores<text:span text:style-name="T1"> </text:span>de<text:span text:style-name="T1"> </text:span>contenidos<text:span text:style-name="T1"> </text:span>han<text:span text:style-name="T1"> </text:span>de<text:span text:style-name="T1"> </text:span>prever<text:span text:style-name="T1"> </text:span>que<text:span text:style-name="T1"> </text:span>en<text:span text:style-name="T1"> </text:span>algún<text:span text:style-name="T1"> </text:span>caso<text:span text:style-name="T1"> </text:span>no<text:span text:style-name="T1"> </text:span>venga<text:span text:style-name="T1"> </text:span>este<text:span text:style-name="T1"> </text:span>valor.<text:span text:style-name="T1"> </text:span></text:p>
      <text:p text:style-name="P20">Para<text:span text:style-name="T1"> </text:span>saber<text:span text:style-name="T1"> </text:span>si<text:span text:style-name="T1"> </text:span>el<text:span text:style-name="T1"> </text:span>miembro<text:span text:style-name="T1"> </text:span>del<text:span text:style-name="T1"> </text:span>grupo<text:span text:style-name="T1"> </text:span>es<text:span text:style-name="T1"> </text:span>profesor<text:span text:style-name="T1"> </text:span>o<text:span text:style-name="T1"> </text:span>alumno,<text:span text:style-name="T1"> </text:span>el<text:span text:style-name="T1"> </text:span>sistema<text:span text:style-name="T1"> </text:span>del<text:span text:style-name="T1"> </text:span>proveedor<text:span text:style-name="T1"> </text:span>de<text:span text:style-name="T1"> </text:span>contenidos<text:span text:style-name="T1"> </text:span>podrá<text:span text:style-name="T1"> </text:span>deducirlo<text:span text:style-name="T1"> </text:span>del<text:span text:style-name="T1"> </text:span>campo<text:span text:style-name="T1"> </text:span>Rol.<text:span text:style-name="T1"> </text:span>Los<text:span text:style-name="T1"> </text:span>valores<text:span text:style-name="T1"> </text:span>posibles<text:span text:style-name="T1"> </text:span>para<text:span text:style-name="T1"> </text:span>este<text:span text:style-name="T1"> </text:span>campo<text:span text:style-name="T1"> </text:span>son:<text:span text:style-name="T1"> </text:span>ESTUDIANTE<text:span text:style-name="T1"> </text:span>y<text:span text:style-name="T1"> </text:span>PROFESOR.</text:p>
      <text:p text:style-name="P20">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pan>y<text:span text:style-name="T1"> </text:span>el<text:span text:style-name="T1"> </text:span>EVA<text:span text:style-name="T1"> </text:span>consumirá<text:span text:style-name="T1"> </text:span>el<text:span text:style-name="T1"> </text:span>servicio.</text:p>
      <text:p text:style-name="P15">Nombre<text:span text:style-name="T1"> </text:span>del<text:span text:style-name="T1"> </text:span>servicio<text:span text:style-name="T1"> </text:span>web<text:span text:style-name="T1"> </text:span>:<text:span text:style-name="T1"> </text:span><text:span text:style-name="T24">wsAutenticacionAutorizacion</text:span></text:p>
      <text:p text:style-name="P15">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servicio<text:span text:style-name="T1"> </text:span>web<text:span text:style-name="T1"> </text:span>pero<text:span text:style-name="T1"> </text:span>acabada<text:span text:style-name="T1"> </text:span>en<text:span text:style-name="T1"> </text:span><text:span text:style-name="T24">?wsdl</text:span><text:span text:style-name="T1"> </text:span>y<text:span text:style-name="T1"> </text:span>también<text:span text:style-name="T1"> </text:span>acabada<text:span text:style-name="T1"> </text:span>en<text:span text:style-name="T1"> </text:span><text:span text:style-name="T24">?WSDL</text:span></text:p>
      <text:p text:style-name="P15">Este<text:span text:style-name="T1"> </text:span>servicio<text:span text:style-name="T1"> </text:span>web<text:span text:style-name="T1"> </text:span>sólo<text:span text:style-name="T1"> </text:span>tiene<text:span text:style-name="T1"> </text:span>el<text:span text:style-name="T1"> </text:span>método<text:span text:style-name="T1"> </text:span>AutenticarUsuarioContenido.</text:p>
      <text:h text:style-name="P112" text:outline-level="3">Método<text:span text:style-name="T1"> </text:span>AutenticarUsuarioContenido</text:h>
      <text:p text:style-name="P15">El<text:span text:style-name="T1"> </text:span>método<text:span text:style-name="T1"> </text:span>devuelve<text:span text:style-name="T1"> </text:span>una<text:span text:style-name="T1"> </text:span>URL<text:span text:style-name="T1"> </text:span>de<text:span text:style-name="T1"> </text:span>acceso<text:span text:style-name="T1"> </text:span>al<text:span text:style-name="T1"> </text:span>libro<text:span text:style-name="T1"> </text:span>digital<text:span text:style-name="T1"> </text:span>a<text:span text:style-name="T1"> </text:span>partir<text:span text:style-name="T1"> </text:span>de<text:span text:style-name="T1"> </text:span>una<text:span text:style-name="T1"> </text:span>credencial<text:span text:style-name="T1"> </text:span>válida<text:span text:style-name="T1"> </text:span>para<text:span text:style-name="T1"> </text:span>este<text:span text:style-name="T1"> </text:span>libro.</text:p>
      <text:p text:style-name="P15">Este<text:span text:style-name="T1"> </text:span>método<text:span text:style-name="T1"> </text:span>actualmente<text:span text:style-name="T1"> </text:span>va<text:span text:style-name="T1"> </text:span>sin<text:span text:style-name="T1"> </text:span>encriptar.</text:p>
      <text:p text:style-name="P15">Parámetros<text:span text:style-name="T1"> </text:span>de<text:span text:style-name="T1"> </text:span>entrada<text:span text:style-name="T1"> </text:span>del<text:span text:style-name="T1"> </text:span>método<text:span text:style-name="T1"> </text:span><text:span text:style-name="T24">AutenticarUsuarioContenido</text:span><text:span text:style-name="T27">:</text:span></text:p>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52">Lugar</text:p>
            </table:table-cell>
            <table:table-cell table:style-name="Taula13.A1" office:value-type="string">
              <text:p text:style-name="P52">Nombre</text:p>
            </table:table-cell>
            <table:table-cell table:style-name="Taula13.A1" office:value-type="string">
              <text:p text:style-name="P52">Tipo</text:p>
            </table:table-cell>
            <table:table-cell table:style-name="Taula13.D1" office:value-type="string">
              <text:p text:style-name="P52">Descripción</text:p>
            </table:table-cell>
          </table:table-row>
        </table:table-header-rows>
        <table:table-row table:style-name="Taula13.2">
          <table:table-cell table:style-name="Taula13.A2" office:value-type="string">
            <text:p text:style-name="P62"><text:span text:style-name="T50">Cabecera</text:span><text:span text:style-name="T53"> </text:span></text:p>
          </table:table-cell>
          <table:table-cell table:style-name="Taula13.B2" office:value-type="string">
            <text:p text:style-name="P54">User</text:p>
          </table:table-cell>
          <table:table-cell table:style-name="Taula13.C2" office:value-type="string">
            <text:p text:style-name="P56">Obligatorio</text:p>
          </table:table-cell>
          <table:table-cell table:style-name="Taula13.D2" office:value-type="string">
            <text:p text:style-name="P63"><text:span text:style-name="T50">Usuario</text:span><text:span text:style-name="T53"> </text:span><text:span text:style-name="T50">de</text:span><text:span text:style-name="T53"> </text:span><text:span text:style-name="T50">acceso</text:span><text:span text:style-name="T53"> </text:span><text:span text:style-name="T50">del</text:span><text:span text:style-name="T53"> </text:span><text:span text:style-name="T50">EVA</text:span><text:span text:style-name="T53"> </text:span><text:span text:style-name="T50">para</text:span><text:span text:style-name="T53"> </text:span><text:span text:style-name="T50">poder</text:span><text:span text:style-name="T53"> </text:span><text:span text:style-name="T50">utilizar</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la</text:span><text:span text:style-name="T53"> </text:span><text:span text:style-name="T50">Editorial.</text:span></text:p>
          </table:table-cell>
        </table:table-row>
        <table:table-row table:style-name="Taula13.1">
          <table:table-cell table:style-name="Taula13.A3" office:value-type="string">
            <text:p text:style-name="P57">Cabecera</text:p>
          </table:table-cell>
          <table:table-cell table:style-name="Taula13.B3" office:value-type="string">
            <text:p text:style-name="P54">Password</text:p>
          </table:table-cell>
          <table:table-cell table:style-name="Taula13.C3" office:value-type="string">
            <text:p text:style-name="P56">Obligatorio</text:p>
          </table:table-cell>
          <table:table-cell table:style-name="Taula13.D3" office:value-type="string">
            <text:p text:style-name="P63"><text:span text:style-name="T50">Contraseña</text:span><text:span text:style-name="T53"> </text:span><text:span text:style-name="T50">del</text:span><text:span text:style-name="T53"> </text:span><text:span text:style-name="T50">EVA</text:span><text:span text:style-name="T53"> </text:span><text:span text:style-name="T50">para</text:span><text:span text:style-name="T53"> </text:span><text:span text:style-name="T50">poder</text:span><text:span text:style-name="T53"> </text:span><text:span text:style-name="T50">utilizar</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la</text:span><text:span text:style-name="T53"> </text:span><text:span text:style-name="T50">Editorial.</text:span></text:p>
          </table:table-cell>
        </table:table-row>
        <table:table-row table:style-name="Taula13.1">
          <table:table-cell table:style-name="Taula13.A4" office:value-type="string">
            <text:p text:style-name="P57">Cuerpo</text:p>
          </table:table-cell>
          <table:table-cell table:style-name="Taula13.B4" office:value-type="string">
            <text:p text:style-name="P55">Credencial</text:p>
          </table:table-cell>
          <table:table-cell table:style-name="Taula13.C4" office:value-type="string">
            <text:p text:style-name="P56">Obligatorio</text:p>
          </table:table-cell>
          <table:table-cell table:style-name="Taula13.D4" office:value-type="string">
            <text:p text:style-name="P63"><text:span text:style-name="T50">Credencial</text:span><text:span text:style-name="T53"> </text:span><text:span text:style-name="T50">del</text:span><text:span text:style-name="T53"> </text:span><text:span text:style-name="T50">usuario</text:span><text:span text:style-name="T53"> </text:span><text:span text:style-name="T50">para</text:span><text:span text:style-name="T53"> </text:span><text:span text:style-name="T50">este</text:span><text:span text:style-name="T53"> </text:span><text:span text:style-name="T50">ISBN.</text:span></text:p>
          </table:table-cell>
        </table:table-row>
        <table:table-row table:style-name="Taula13.1">
          <table:table-cell table:style-name="Taula13.A5" office:value-type="string">
            <text:p text:style-name="P57">Cuerpo</text:p>
          </table:table-cell>
          <table:table-cell table:style-name="Taula13.B5" office:value-type="string">
            <text:p text:style-name="P55">ISBN</text:p>
          </table:table-cell>
          <table:table-cell table:style-name="Taula13.C5" office:value-type="string">
            <text:p text:style-name="P56">Obligatorio</text:p>
          </table:table-cell>
          <table:table-cell table:style-name="Taula13.D5" office:value-type="string">
            <text:p text:style-name="P63"><text:span text:style-name="T50">Código</text:span><text:span text:style-name="T53"> </text:span><text:span text:style-name="T50">ISBN</text:span><text:span text:style-name="T53"> </text:span><text:span text:style-name="T50">del</text:span><text:span text:style-name="T53"> </text:span><text:span text:style-name="T50">libro</text:span><text:span text:style-name="T53"> </text:span><text:span text:style-name="T50">digital.</text:span></text:p>
          </table:table-cell>
        </table:table-row>
        <table:table-row table:style-name="Taula13.1">
          <table:table-cell table:style-name="Taula13.A6" office:value-type="string">
            <text:p text:style-name="P57">Cuerpo</text:p>
          </table:table-cell>
          <table:table-cell table:style-name="Taula13.B6" office:value-type="string">
            <text:p text:style-name="P55">IdUsuario</text:p>
          </table:table-cell>
          <table:table-cell table:style-name="Taula13.C6" office:value-type="string">
            <text:p text:style-name="P56">Obligatorio</text:p>
          </table:table-cell>
          <table:table-cell table:style-name="Taula13.D6" office:value-type="string">
            <text:p text:style-name="P63"><text:span text:style-name="T50">Identificador</text:span><text:span text:style-name="T53"> </text:span><text:span text:style-name="T50">del</text:span><text:span text:style-name="T53"> </text:span><text:span text:style-name="T50">usuario</text:span><text:span text:style-name="T53"> </text:span><text:span text:style-name="T50">en</text:span><text:span text:style-name="T53"> </text:span><text:span text:style-name="T50">el</text:span><text:span text:style-name="T53"> </text:span><text:span text:style-name="T50">EVA.</text:span></text:p>
          </table:table-cell>
        </table:table-row>
        <table:table-row table:style-name="Taula13.1">
          <table:table-cell table:style-name="Taula13.A7" office:value-type="string">
            <text:p text:style-name="P57">Cuerpo</text:p>
          </table:table-cell>
          <table:table-cell table:style-name="Taula13.B7" office:value-type="string">
            <text:p text:style-name="P55">NombreApe</text:p>
          </table:table-cell>
          <table:table-cell table:style-name="Taula13.C7" office:value-type="string">
            <text:p text:style-name="P56">Opcional</text:p>
          </table:table-cell>
          <table:table-cell table:style-name="Taula13.D7" office:value-type="string">
            <text:p text:style-name="P63"><text:span text:style-name="T50">Nombre</text:span><text:span text:style-name="T53"> </text:span><text:span text:style-name="T50">y</text:span><text:span text:style-name="T53"> </text:span><text:span text:style-name="T50">apellidos</text:span><text:span text:style-name="T53"> </text:span><text:span text:style-name="T50">del</text:span><text:span text:style-name="T53"> </text:span><text:span text:style-name="T50">usuario.</text:span></text:p>
          </table:table-cell>
        </table:table-row>
        <table:table-row table:style-name="Taula13.1">
          <table:table-cell table:style-name="Taula13.A8" office:value-type="string">
            <text:p text:style-name="P57">Cuerpo</text:p>
          </table:table-cell>
          <table:table-cell table:style-name="Taula13.B8" office:value-type="string">
            <text:p text:style-name="P55">IdGrupo</text:p>
          </table:table-cell>
          <table:table-cell table:style-name="Taula13.C8" office:value-type="string">
            <text:p text:style-name="P56">Opcional</text:p>
          </table:table-cell>
          <table:table-cell table:style-name="Taula13.D8" office:value-type="string">
            <text:p text:style-name="P58">Identificador<text:span text:style-name="T1"> </text:span>del<text:span text:style-name="T1"> </text:span>grupo<text:span text:style-name="T1"> </text:span>del<text:span text:style-name="T1"> </text:span>EVA<text:span text:style-name="T1"> </text:span>desde<text:span text:style-name="T1"> </text:span>donde<text:span text:style-name="T1"> </text:span>se<text:span text:style-name="T1"> </text:span>está<text:span text:style-name="T1"> </text:span>accediendo<text:span text:style-name="T1"> </text:span>al<text:span text:style-name="T1"> </text:span>contenido.</text:p>
          </table:table-cell>
        </table:table-row>
        <table:table-row table:style-name="Taula13.1">
          <table:table-cell table:style-name="Taula13.A9" office:value-type="string">
            <text:p text:style-name="P57">Cuerpo</text:p>
          </table:table-cell>
          <table:table-cell table:style-name="Taula13.B9" office:value-type="string">
            <text:p text:style-name="P55">Rol</text:p>
          </table:table-cell>
          <table:table-cell table:style-name="Taula13.C9" office:value-type="string">
            <text:p text:style-name="P56">Opcional</text:p>
          </table:table-cell>
          <table:table-cell table:style-name="Taula13.D9" office:value-type="string">
            <text:p text:style-name="P58">Valores<text:span text:style-name="T1"> </text:span>posibles:<text:span text:style-name="T1"> </text:span>ESTUDIANTE,<text:span text:style-name="T1"> </text:span>PROFESOR.</text:p>
            <text:p text:style-name="P58">Valor<text:span text:style-name="T1"> </text:span>por<text:span text:style-name="T1"> </text:span>defecto:<text:span text:style-name="T1"> </text:span>ESTUDIANTE.</text:p>
          </table:table-cell>
        </table:table-row>
        <table:table-row table:style-name="Taula13.1">
          <table:table-cell table:style-name="Taula13.A10" office:value-type="string">
            <text:p text:style-name="P57">Cuerpo</text:p>
          </table:table-cell>
          <table:table-cell table:style-name="Taula13.B10" office:value-type="string">
            <text:p text:style-name="P55">IdCurso</text:p>
          </table:table-cell>
          <table:table-cell table:style-name="Taula13.C10" office:value-type="string">
            <text:p text:style-name="P56">Obligatorio</text:p>
          </table:table-cell>
          <table:table-cell table:style-name="Taula13.D10" office:value-type="string">
            <text:p text:style-name="P58">Identificador<text:span text:style-name="T1"> </text:span>del<text:span text:style-name="T1"> </text:span>curso<text:span text:style-name="T1"> </text:span>del<text:span text:style-name="T1"> </text:span>EVA<text:span text:style-name="T1"> </text:span>desde<text:span text:style-name="T1"> </text:span>donde<text:span text:style-name="T1"> <text:s/></text:span>se<text:span text:style-name="T1"> </text:span>está<text:span text:style-name="T1"> </text:span>accediendo<text:span text:style-name="T1"> </text:span>al<text:span text:style-name="T1"> </text:span>contenido.</text:p>
          </table:table-cell>
        </table:table-row>
        <text:soft-page-break/>
        <table:table-row table:style-name="Taula13.1">
          <table:table-cell table:style-name="Taula13.A11" office:value-type="string">
            <text:p text:style-name="P57">Cuerpo</text:p>
          </table:table-cell>
          <table:table-cell table:style-name="Taula13.B11" office:value-type="string">
            <text:p text:style-name="P55">IdCentro</text:p>
          </table:table-cell>
          <table:table-cell table:style-name="Taula13.C11" office:value-type="string">
            <text:p text:style-name="P56">Obligatorio</text:p>
          </table:table-cell>
          <table:table-cell table:style-name="Taula13.D11" office:value-type="string">
            <text:p text:style-name="P58">Identificador<text:span text:style-name="T1"> </text:span>del<text:span text:style-name="T1"> </text:span>centro<text:span text:style-name="T1"> </text:span>educativo<text:span text:style-name="T1"> </text:span>desde<text:span text:style-name="T1"> </text:span>el<text:span text:style-name="T1"> </text:span>que<text:span text:style-name="T1"> </text:span>se<text:span text:style-name="T1"> </text:span>está<text:span text:style-name="T1"> </text:span>haciendo<text:span text:style-name="T1"> </text:span>la<text:span text:style-name="T1"> </text:span>llamada<text:span text:style-name="T1"> </text:span>al<text:span text:style-name="T1"> </text:span>servicio<text:span text:style-name="T1"> </text:span>web.</text:p>
          </table:table-cell>
        </table:table-row>
        <table:table-row table:style-name="Taula13.1">
          <table:table-cell table:style-name="Taula13.A12" office:value-type="string">
            <text:p text:style-name="P57">Cuerpo</text:p>
          </table:table-cell>
          <table:table-cell table:style-name="Taula13.B12" office:value-type="string">
            <text:p text:style-name="P55">URLResultado</text:p>
          </table:table-cell>
          <table:table-cell table:style-name="Taula13.C12" office:value-type="string">
            <text:p text:style-name="P56">Opcional</text:p>
          </table:table-cell>
          <table:table-cell table:style-name="Taula13.D12" office:value-type="string">
            <text:p text:style-name="P63"><text:span text:style-name="T50">URL</text:span><text:span text:style-name="T53"> </text:span><text:span text:style-name="T50">d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seguimiento</text:span><text:span text:style-name="T53"> </text:span><text:span text:style-name="T50">del</text:span><text:span text:style-name="T53"> </text:span><text:span text:style-name="T50">EVA.</text:span><text:span text:style-name="T53"> </text:span><text:span text:style-name="T50">Este</text:span><text:span text:style-name="T53"> </text:span><text:span text:style-name="T50">campo</text:span><text:span text:style-name="T53"> </text:span><text:span text:style-name="T50">es</text:span><text:span text:style-name="T53"> </text:span><text:span text:style-name="T50">obligatorio</text:span><text:span text:style-name="T53"> </text:span><text:span text:style-name="T50">si</text:span><text:span text:style-name="T53"> </text:span><text:span text:style-name="T50">se</text:span><text:span text:style-name="T53"> </text:span><text:span text:style-name="T58">desea</text:span><text:span text:style-name="T53"> </text:span><text:span text:style-name="T50">recibir,</text:span><text:span text:style-name="T53"> </text:span><text:span text:style-name="T50">mediant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seguimiento,</text:span><text:span text:style-name="T53"> </text:span><text:span text:style-name="T50">información</text:span><text:span text:style-name="T53"> </text:span><text:span text:style-name="T50">sobre</text:span><text:span text:style-name="T53"> </text:span><text:span text:style-name="T50">los</text:span><text:span text:style-name="T53"> </text:span><text:span text:style-name="T50">resultados</text:span><text:span text:style-name="T53"> </text:span><text:span text:style-name="T50">de</text:span><text:span text:style-name="T53"> </text:span><text:span text:style-name="T50">la</text:span><text:span text:style-name="T53"> </text:span><text:span text:style-name="T50">interacción</text:span><text:span text:style-name="T53"> </text:span><text:span text:style-name="T50">del</text:span><text:span text:style-name="T53"> </text:span><text:span text:style-name="T50">alumno</text:span><text:span text:style-name="T53"> </text:span><text:span text:style-name="T50">con</text:span><text:span text:style-name="T53"> </text:span><text:span text:style-name="T50">el</text:span><text:span text:style-name="T53"> </text:span><text:span text:style-name="T50">contenido.</text:span></text:p>
          </table:table-cell>
        </table:table-row>
        <table:table-row table:style-name="Taula13.1">
          <table:table-cell table:style-name="Taula13.A13" office:value-type="string">
            <text:p text:style-name="P57">Cuerpo</text:p>
          </table:table-cell>
          <table:table-cell table:style-name="Taula13.B13" office:value-type="string">
            <text:p text:style-name="P55">IdContenidoLMS</text:p>
          </table:table-cell>
          <table:table-cell table:style-name="Taula13.C13" office:value-type="string">
            <text:p text:style-name="P56">Opcional</text:p>
          </table:table-cell>
          <table:table-cell table:style-name="Taula13.D13" office:value-type="string">
            <text:p text:style-name="P63"><text:span text:style-name="T50">Identificador</text:span><text:span text:style-name="T53"> </text:span><text:span text:style-name="T50">del</text:span><text:span text:style-name="T53"> </text:span><text:span text:style-name="T50">contenido</text:span><text:span text:style-name="T53"> </text:span><text:span text:style-name="T50">en</text:span><text:span text:style-name="T53"> </text:span><text:span text:style-name="T50">el</text:span><text:span text:style-name="T53"> </text:span><text:span text:style-name="T50">EVA.</text:span><text:span text:style-name="T53"> </text:span><text:span text:style-name="T50">Este</text:span><text:span text:style-name="T53"> </text:span><text:span text:style-name="T50">campo</text:span><text:span text:style-name="T53"> </text:span><text:span text:style-name="T50">es</text:span><text:span text:style-name="T53"> </text:span><text:span text:style-name="T50">obligatorio</text:span><text:span text:style-name="T53"> </text:span><text:span text:style-name="T50">si</text:span><text:span text:style-name="T53"> </text:span><text:span text:style-name="T50">se</text:span><text:span text:style-name="T53"> </text:span><text:span text:style-name="T54">desea </text:span><text:span text:style-name="T50">recibir,</text:span><text:span text:style-name="T53"> </text:span><text:span text:style-name="T50">mediant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seguimiento,</text:span><text:span text:style-name="T53"> </text:span><text:span text:style-name="T50">información</text:span><text:span text:style-name="T53"> </text:span><text:span text:style-name="T50">sobre</text:span><text:span text:style-name="T53"> </text:span><text:span text:style-name="T50">los</text:span><text:span text:style-name="T53"> </text:span><text:span text:style-name="T50">resultados</text:span><text:span text:style-name="T53"> </text:span><text:span text:style-name="T50">de</text:span><text:span text:style-name="T53"> </text:span><text:span text:style-name="T50">la</text:span><text:span text:style-name="T53"> </text:span><text:span text:style-name="T50">interacción</text:span><text:span text:style-name="T53"> </text:span><text:span text:style-name="T50">del</text:span><text:span text:style-name="T53"> </text:span><text:span text:style-name="T50">alumno</text:span><text:span text:style-name="T53"> </text:span><text:span text:style-name="T50">con</text:span><text:span text:style-name="T53"> </text:span><text:span text:style-name="T50">el</text:span><text:span text:style-name="T53"> </text:span><text:span text:style-name="T50">contenido</text:span></text:p>
          </table:table-cell>
        </table:table-row>
        <table:table-row table:style-name="Taula13.1">
          <table:table-cell table:style-name="Taula13.A14" office:value-type="string">
            <text:p text:style-name="P57">Cuerpo</text:p>
          </table:table-cell>
          <table:table-cell table:style-name="Taula13.B14" office:value-type="string">
            <text:p text:style-name="P55">IdUnidad</text:p>
          </table:table-cell>
          <table:table-cell table:style-name="Taula13.C14" office:value-type="string">
            <text:p text:style-name="P56">Opcional</text:p>
          </table:table-cell>
          <table:table-cell table:style-name="Taula13.D14" office:value-type="string">
            <text:p text:style-name="P63"><text:span text:style-name="T50">Identificador</text:span><text:span text:style-name="T53"> </text:span><text:span text:style-name="T50">de</text:span><text:span text:style-name="T53"> </text:span><text:span text:style-name="T50">la</text:span><text:span text:style-name="T53"> </text:span><text:span text:style-name="T50">unidad</text:span><text:span text:style-name="T53"> </text:span><text:span text:style-name="T50">del</text:span><text:span text:style-name="T53"> </text:span><text:span text:style-name="T50">libro</text:span><text:span text:style-name="T53"> </text:span><text:span text:style-name="T50">a</text:span><text:span text:style-name="T53"> </text:span><text:span text:style-name="T50">la</text:span><text:span text:style-name="T53"> </text:span><text:span text:style-name="T50">que</text:span><text:span text:style-name="T53"> </text:span><text:span text:style-name="T50">se</text:span><text:span text:style-name="T53"> </text:span><text:span text:style-name="T50">quiere</text:span><text:span text:style-name="T53"> </text:span><text:span text:style-name="T50">acceder.</text:span></text:p>
          </table:table-cell>
        </table:table-row>
        <table:table-row table:style-name="Taula13.1">
          <table:table-cell table:style-name="Taula13.A15" office:value-type="string">
            <text:p text:style-name="P57">Cuerpo</text:p>
          </table:table-cell>
          <table:table-cell table:style-name="Taula13.B15" office:value-type="string">
            <text:p text:style-name="P55">IdActivitad</text:p>
          </table:table-cell>
          <table:table-cell table:style-name="Taula13.C15" office:value-type="string">
            <text:p text:style-name="P56">Opcional</text:p>
          </table:table-cell>
          <table:table-cell table:style-name="Taula13.D15" office:value-type="string">
            <text:p text:style-name="P63"><text:span text:style-name="T50">Identificador</text:span><text:span text:style-name="T53"> </text:span><text:span text:style-name="T50">de</text:span><text:span text:style-name="T53"> </text:span><text:span text:style-name="T50">la</text:span><text:span text:style-name="T53"> </text:span><text:span text:style-name="T50">actividad</text:span><text:span text:style-name="T53"> </text:span><text:span text:style-name="T50">del</text:span><text:span text:style-name="T53"> </text:span><text:span text:style-name="T50">libro</text:span><text:span text:style-name="T53"> </text:span><text:span text:style-name="T50">a</text:span><text:span text:style-name="T53"> </text:span><text:span text:style-name="T50">la</text:span><text:span text:style-name="T53"> </text:span><text:span text:style-name="T50">que</text:span><text:span text:style-name="T53"> </text:span><text:span text:style-name="T50">se</text:span><text:span text:style-name="T53"> </text:span><text:span text:style-name="T50">quiere</text:span><text:span text:style-name="T53"> </text:span><text:span text:style-name="T50">acceder.</text:span><text:span text:style-name="T53"> </text:span><text:span text:style-name="T50">Si</text:span><text:span text:style-name="T53"> </text:span><text:span text:style-name="T50">se</text:span><text:span text:style-name="T53"> </text:span><text:span text:style-name="T54">envía</text:span><text:span text:style-name="T53"> </text:span><text:span text:style-name="T50">este</text:span><text:span text:style-name="T53"> </text:span><text:span text:style-name="T50">campo</text:span><text:span text:style-name="T53"> </text:span><text:span text:style-name="T50">también</text:span><text:span text:style-name="T53"> </text:span><text:span text:style-name="T50">se</text:span><text:span text:style-name="T53"> </text:span><text:span text:style-name="T50">ha</text:span><text:span text:style-name="T53"> </text:span><text:span text:style-name="T50">de</text:span><text:span text:style-name="T53"> </text:span><text:span text:style-name="T50">enviar</text:span><text:span text:style-name="T53"> </text:span><text:span text:style-name="T50">el</text:span><text:span text:style-name="T53"> </text:span><text:span text:style-name="T50">campo</text:span><text:span text:style-name="T53"> </text:span><text:span text:style-name="T50">IdUnidad.</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73">:</text:span></text:p>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52">Lugar</text:p>
            </table:table-cell>
            <table:table-cell table:style-name="Taula14.A1" office:value-type="string">
              <text:p text:style-name="P52">Nombre</text:p>
            </table:table-cell>
            <table:table-cell table:style-name="Taula14.A1" office:value-type="string">
              <text:p text:style-name="P52">Tipo</text:p>
            </table:table-cell>
            <table:table-cell table:style-name="Taula14.D1" office:value-type="string">
              <text:p text:style-name="P52">Descripción</text:p>
            </table:table-cell>
          </table:table-row>
        </table:table-header-rows>
        <table:table-row table:style-name="Taula14.2">
          <table:table-cell table:style-name="Taula14.A2" office:value-type="string">
            <text:p text:style-name="P62"><text:span text:style-name="T50">Cuerpo</text:span><text:span text:style-name="T53"> </text:span></text:p>
          </table:table-cell>
          <table:table-cell table:style-name="Taula14.B2" office:value-type="string">
            <text:p text:style-name="P55">Código</text:p>
          </table:table-cell>
          <table:table-cell table:style-name="Taula14.C2" office:value-type="string">
            <text:p text:style-name="P56">Obligatorio</text:p>
          </table:table-cell>
          <table:table-cell table:style-name="Taula14.D2" office:value-type="string">
            <text:p text:style-name="P63"><text:span text:style-name="T50">Código</text:span><text:span text:style-name="T53"> </text:span><text:span text:style-name="T50">identificador</text:span><text:span text:style-name="T53"> </text:span><text:span text:style-name="T50">de</text:span><text:span text:style-name="T53"> </text:span><text:span text:style-name="T50">la</text:span><text:span text:style-name="T53"> </text:span><text:span text:style-name="T50">respuesta:</text:span></text:p>
            <text:p text:style-name="P63"><text:span text:style-name="T50">Valores</text:span><text:span text:style-name="T53"> </text:span><text:span text:style-name="T50">posibles:</text:span></text:p>
            <text:list xml:id="list3365707825869468626" text:style-name="WW8Num3">
              <text:list-item>
                <text:p text:style-name="P92">(1):<text:span text:style-name="T1"> </text:span>URL<text:span text:style-name="T1"> </text:span>generada<text:span text:style-name="T1"> </text:span>correctamente<text:span text:style-name="T1"> </text:span>/<text:span text:style-name="T1"> </text:span>URL<text:span text:style-name="T1"> </text:span>del<text:span text:style-name="T1"> </text:span>libro<text:span text:style-name="T1"> </text:span>devuelto<text:span text:style-name="T1"> </text:span>correctamente.</text:p>
              </text:list-item>
              <text:list-item>
                <text:p text:style-name="P92">(0):<text:span text:style-name="T1"> </text:span>Error<text:span text:style-name="T1"> </text:span>inesperado<text:span text:style-name="T1"> </text:span>/<text:span text:style-name="T1"> </text:span>URL<text:span text:style-name="T1"> </text:span>de<text:span text:style-name="T1"> </text:span>excepciones.</text:p>
              </text:list-item>
              <text:list-item>
                <text:p text:style-name="P92">(-1):<text:span text:style-name="T1"> </text:span>Error<text:span text:style-name="T1"> </text:span>al<text:span text:style-name="T1"> </text:span>realizar<text:span text:style-name="T1"> </text:span>la<text:span text:style-name="T1"> </text:span>URL<text:span text:style-name="T1"> </text:span>dinàmica<text:span text:style-name="T1"> </text:span>/<text:span text:style-name="T1"> </text:span>URL<text:span text:style-name="T1"> </text:span>de<text:span text:style-name="T1"> </text:span>excepciones.</text:p>
              </text:list-item>
              <text:list-item>
                <text:p text:style-name="P92">(-2):<text:span text:style-name="T1"> </text:span>La<text:span text:style-name="T1"> </text:span>credencial<text:span text:style-name="T1"> </text:span>no<text:span text:style-name="T1"> </text:span>es<text:span text:style-name="T1"> </text:span>válida/<text:span text:style-name="T1"> </text:span>URL<text:span text:style-name="T1"> </text:span>de<text:span text:style-name="T1"> </text:span>excepciones.</text:p>
              </text:list-item>
              <text:list-item>
                <text:p text:style-name="P92">(-3):<text:span text:style-name="T1"> </text:span>El<text:span text:style-name="T1"> </text:span>ISBN<text:span text:style-name="T1"> </text:span>del<text:span text:style-name="T1"> </text:span>libro<text:span text:style-name="T1"> </text:span>digital<text:span text:style-name="T1"> </text:span>no<text:span text:style-name="T1"> </text:span>es<text:span text:style-name="T1"> </text:span>válido/<text:span text:style-name="T1"> </text:span>URL<text:span text:style-name="T1"> </text:span>de<text:span text:style-name="T1"> </text:span>excepciones.</text:p>
              </text:list-item>
              <text:list-item>
                <text:p text:style-name="P92">(-4):<text:span text:style-name="T1"> </text:span>La<text:span text:style-name="T1"> </text:span>licencia<text:span text:style-name="T1"> </text:span>ha<text:span text:style-name="T1"> </text:span>expirado<text:span text:style-name="T1"> </text:span>/<text:span text:style-name="T1"> </text:span>URL<text:span text:style-name="T1"> </text:span>de<text:span text:style-name="T1"> </text:span>excepciones.</text:p>
              </text:list-item>
              <text:list-item>
                <text:p text:style-name="P92">(-5):<text:span text:style-name="T1"> </text:span>El<text:span text:style-name="T1"> </text:span>identificador<text:span text:style-name="T1"> </text:span>de<text:span text:style-name="T1"> </text:span>la<text:span text:style-name="T1"> </text:span>unidad<text:span text:style-name="T1"> </text:span>no<text:span text:style-name="T1"> </text:span>es<text:span text:style-name="T1"> </text:span>válido<text:span text:style-name="T1"> </text:span>/<text:span text:style-name="T1"> </text:span>URL<text:span text:style-name="T1"> </text:span>de<text:span text:style-name="T1"> <text:s/></text:span>excepciones.</text:p>
              </text:list-item>
              <text:list-item>
                <text:p text:style-name="P92">(-6):<text:span text:style-name="T1"> </text:span>El<text:span text:style-name="T1"> </text:span>identificador<text:span text:style-name="T1"> </text:span>de<text:span text:style-name="T1"> </text:span>la<text:span text:style-name="T1"> </text:span><text:span text:style-name="T13">actividad</text:span><text:span text:style-name="T1"> </text:span>no<text:span text:style-name="T1"> </text:span>es<text:span text:style-name="T1"> </text:span>válido<text:span text:style-name="T1"> </text:span>/<text:span text:style-name="T1"> </text:span>URL<text:span text:style-name="T1"> </text:span>de<text:span text:style-name="T1"> </text:span>excepciones.</text:p>
              </text:list-item>
              <text:list-item>
                <text:p text:style-name="P92">(-7):<text:span text:style-name="T1"> </text:span>Rol<text:span text:style-name="T1"> </text:span>incorrecto.<text:span text:style-name="T1"> </text:span>El<text:span text:style-name="T1"> </text:span>valor<text:span text:style-name="T1"> </text:span>del<text:span text:style-name="T1"> </text:span>rol<text:span text:style-name="T1"> </text:span>es<text:span text:style-name="T1"> </text:span>incorrecto</text:p>
              </text:list-item>
              <text:list-item>
                <text:p text:style-name="P92">(-101):<text:span text:style-name="T1"> </text:span>Autenticación<text:span text:style-name="T1"> </text:span>incorrecta.<text:span text:style-name="T1"> </text:span>El<text:span text:style-name="T1"> </text:span>usuario<text:span text:style-name="T1"> </text:span>que<text:span text:style-name="T1"> <text:s/></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92">(-102):<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tiene<text:span text:style-name="T1"> </text:span>permisos<text:span text:style-name="T1"> </text:span>suficientes.</text:p>
              </text:list-item>
            </text:list>
            <text:p text:style-name="P58"/>
          </table:table-cell>
        </table:table-row>
        <table:table-row table:style-name="Taula14.1">
          <table:table-cell table:style-name="Taula14.A3" office:value-type="string">
            <text:p text:style-name="P57">Cuerpo</text:p>
          </table:table-cell>
          <table:table-cell table:style-name="Taula14.B3" office:value-type="string">
            <text:p text:style-name="P55">Descripcion</text:p>
          </table:table-cell>
          <table:table-cell table:style-name="Taula14.C3" office:value-type="string">
            <text:p text:style-name="P56">Obligatorio</text:p>
          </table:table-cell>
          <table:table-cell table:style-name="Taula14.D3" office:value-type="string">
            <text:p text:style-name="P63"><text:span text:style-name="T50">Descripción</text:span><text:span text:style-name="T53"> </text:span><text:span text:style-name="T50">del</text:span><text:span text:style-name="T53"> </text:span><text:span text:style-name="T50">código</text:span><text:span text:style-name="T53"> </text:span><text:span text:style-name="T50">generado.</text:span></text:p>
          </table:table-cell>
        </table:table-row>
        <table:table-row table:style-name="Taula14.1">
          <table:table-cell table:style-name="Taula14.A4" office:value-type="string">
            <text:p text:style-name="P57">Cuerpo</text:p>
          </table:table-cell>
          <table:table-cell table:style-name="Taula14.B4" office:value-type="string">
            <text:p text:style-name="P55">URL</text:p>
          </table:table-cell>
          <table:table-cell table:style-name="Taula14.C4" office:value-type="string">
            <text:p text:style-name="P56">Opcional</text:p>
          </table:table-cell>
          <table:table-cell table:style-name="Taula14.D4" office:value-type="string">
            <text:p text:style-name="P63"><text:span text:style-name="T50">URL</text:span><text:span text:style-name="T53"> </text:span><text:span text:style-name="T50">absoluta</text:span><text:span text:style-name="T53"> </text:span><text:span text:style-name="T50">para</text:span><text:span text:style-name="T53"> </text:span><text:span text:style-name="T50">acceder</text:span><text:span text:style-name="T53"> </text:span><text:span text:style-name="T50">al</text:span><text:span text:style-name="T53"> </text:span><text:span text:style-name="T50">contenido.</text:span></text:p>
            <text:p text:style-name="P63"><text:soft-page-break/><text:span text:style-name="T50">Es</text:span><text:span text:style-name="T53"> </text:span><text:span text:style-name="T50">obligatoria</text:span><text:span text:style-name="T53"> </text:span><text:span text:style-name="T50">en</text:span><text:span text:style-name="T53"> </text:span><text:span text:style-name="T50">caso</text:span><text:span text:style-name="T53"> </text:span><text:span text:style-name="T50">que</text:span><text:span text:style-name="T53"> </text:span><text:span text:style-name="T50">el</text:span><text:span text:style-name="T53"> </text:span><text:span text:style-name="T50">campo</text:span><text:span text:style-name="T53"> </text:span><text:span text:style-name="T50">código</text:span><text:span text:style-name="T53"> </text:span><text:span text:style-name="T50">tenga</text:span><text:span text:style-name="T53"> </text:span><text:span text:style-name="T50">el</text:span><text:span text:style-name="T53"> </text:span><text:span text:style-name="T50">valor</text:span><text:span text:style-name="T53"> </text:span><text:span text:style-name="T50">1.</text:span></text:p>
            <text:p text:style-name="P63"><text:span text:style-name="T50">No</text:span><text:span text:style-name="T53"> </text:span><text:span text:style-name="T50">es</text:span><text:span text:style-name="T53"> </text:span><text:span text:style-name="T50">obligatoria</text:span><text:span text:style-name="T53"> </text:span><text:span text:style-name="T50">en</text:span><text:span text:style-name="T53"> </text:span><text:span text:style-name="T50">caso</text:span><text:span text:style-name="T53"> </text:span><text:span text:style-name="T50">de</text:span><text:span text:style-name="T53"> </text:span><text:span text:style-name="T50">error,</text:span><text:span text:style-name="T53"> </text:span><text:span text:style-name="T50">pero</text:span><text:span text:style-name="T53"> </text:span><text:span text:style-name="T50">si</text:span><text:span text:style-name="T53"> </text:span><text:span text:style-name="T50">es</text:span><text:span text:style-name="T53"> </text:span><text:span text:style-name="T50">aconsejable.</text:span></text:p>
            <text:p text:style-name="P48"><text:span text:style-name="T16">Ejemplos:</text:span><text:span text:style-name="T1"> </text:span></text:p>
            <text:list xml:id="list135211654387749" text:continue-list="list2216063329571950179" text:style-name="WW8Num20">
              <text:list-item>
                <text:p text:style-name="P93">URL<text:span text:style-name="T1"> </text:span>de<text:span text:style-name="T1"> </text:span>acceso<text:span text:style-name="T1"> </text:span>generada<text:span text:style-name="T1"> </text:span>de<text:span text:style-name="T1"> </text:span>forma<text:span text:style-name="T1"> </text:span>dinámica<text:span text:style-name="T1"> </text:span>para<text:span text:style-name="T1"> </text:span>esta<text:span text:style-name="T1"> </text:span>credencial<text:span text:style-name="T1"> </text:span>de<text:span text:style-name="T1"> </text:span>usuario:<text:span text:style-name="T1"> </text:span>http://www.proveedorcontenidos.com/5A70956C-66F6-4ADF-B31AD1B3A19549BB.html<text:span text:style-name="T1"> </text:span></text:p>
              </text:list-item>
            </text:list>
            <text:p text:style-name="P49"/>
            <text:list xml:id="list135211673011789" text:continue-numbering="true" text:style-name="WW8Num20">
              <text:list-item>
                <text:p text:style-name="P93"><text:span text:style-name="T1"><text:s/></text:span>URL<text:span text:style-name="T1"> </text:span>de<text:span text:style-name="T1"> </text:span>presentación<text:span text:style-name="T1"> </text:span>de<text:span text:style-name="T1"> </text:span>error:<text:span text:style-name="T1"> </text:span>http://www.proveedorcontenidos.com//contacta.aspx?ReturnUrl=-101</text:p>
              </text:list-item>
            </text:list>
            <text:p text:style-name="P50"/>
          </table:table-cell>
        </table:table-row>
      </table:table>
      <text:p text:style-name="P15"/>
      <text:h text:style-name="P115" text:outline-level="4">Ejemplos</text:h>
      <text:p text:style-name="P15"><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llamada</text:span><text:span text:style-name="T29"> </text:span><text:span text:style-name="T24">al</text:span><text:span text:style-name="T29"> </text:span><text:span text:style-name="T24">servicio</text:span><text:span text:style-name="T29"> </text:span><text:span text:style-name="T24">web</text:span><text:span text:style-name="T27">:</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aut="http://educacio.gencat.cat/proveedores/autenticacion/"&gt;</text:p>
      <text:p text:style-name="Codi"><text:span text:style-name="T9"><text:tab/></text:span>&lt;soapenv:Header&gt;</text:p>
      <text:p text:style-name="Codi"><text:span text:style-name="T9"><text:tab/><text:tab/></text:span>&lt;aut:WSEAuthenticateHeader&gt;</text:p>
      <text:p text:style-name="Codi"><text:span text:style-name="T9"><text:tab/><text:tab/><text:tab/></text:span>&lt;!--Optional:--&gt;</text:p>
      <text:p text:style-name="Codi"><text:span text:style-name="T9"><text:tab/><text:tab/><text:tab/></text:span>&lt;User&gt;S1mul4d0r&lt;/User&gt;</text:p>
      <text:p text:style-name="Codi"><text:span text:style-name="T9"><text:tab/><text:tab/><text:tab/></text:span>&lt;!--Optional:--&gt;</text:p>
      <text:p text:style-name="Codi"><text:span text:style-name="T9"><text:tab/><text:tab/><text:tab/></text:span>&lt;Password&gt;ed1t0r14l&lt;/Password&gt;</text:p>
      <text:p text:style-name="Codi"><text:span text:style-name="T9"><text:tab/><text:tab/></text:span>&lt;/aut:WSEAuthenticateHeader&gt;</text:p>
      <text:p text:style-name="Codi"><text:span text:style-name="T9"><text:tab/></text:span>&lt;/soapenv:Header&gt;</text:p>
      <text:p text:style-name="Codi"><text:span text:style-name="T9"><text:tab/></text:span>&lt;soapenv:Body&gt;</text:p>
      <text:p text:style-name="Codi"><text:span text:style-name="T9"><text:tab/><text:tab/></text:span>&lt;aut:AutenticarUsuarioContenido&gt;</text:p>
      <text:p text:style-name="Codi"><text:span text:style-name="T9"><text:tab/><text:tab/><text:tab/></text:span>&lt;AutenticarUsuarioContenido&gt;</text:p>
      <text:p text:style-name="Codi"><text:span text:style-name="T9"><text:tab/><text:tab/><text:tab/><text:tab/></text:span>&lt;!--You<text:span text:style-name="T1"> </text:span>may<text:span text:style-name="T1"> </text:span>enter<text:span text:style-name="T1"> </text:span>the<text:span text:style-name="T1"> </text:span>following<text:span text:style-name="T1"> </text:span>11<text:span text:style-name="T1"> </text:span>items<text:span text:style-name="T1"> </text:span>in<text:span text:style-name="T1"> </text:span>any<text:span text:style-name="T1"> </text:span>order--&gt;</text:p>
      <text:p text:style-name="Codi"><text:span text:style-name="T9"><text:tab/><text:tab/><text:tab/><text:tab/></text:span>&lt;Credencial&gt;1&lt;/Credencial&gt;</text:p>
      <text:p text:style-name="Codi"><text:span text:style-name="T9"><text:tab/><text:tab/><text:tab/><text:tab/></text:span>&lt;ISBN&gt;6666666666&lt;/ISBN&gt;</text:p>
      <text:p text:style-name="Codi"><text:span text:style-name="T9"><text:tab/><text:tab/><text:tab/><text:tab/></text:span>&lt;IdUsuario&gt;rtwerter&lt;/IdUsuario&gt;</text:p>
      <text:p text:style-name="Codi"><text:span text:style-name="T9"><text:tab/><text:tab/><text:tab/><text:tab/></text:span>&lt;!--Optional:--&gt;</text:p>
      <text:p text:style-name="Codi"><text:span text:style-name="T9"><text:tab/><text:tab/><text:tab/><text:tab/></text:span>&lt;NombreApe&gt;nombre_alum,<text:span text:style-name="T1"> </text:span>apellidos_alum&lt;/NombreApe&gt;</text:p>
      <text:p text:style-name="Codi"><text:span text:style-name="T9"><text:tab/><text:tab/><text:tab/><text:tab/></text:span>&lt;!--Optional:--&gt;</text:p>
      <text:p text:style-name="Codi"><text:span text:style-name="T9"><text:tab/><text:tab/><text:tab/><text:tab/></text:span>&lt;IdGrupo&gt;345&lt;/IdGrupo&gt;</text:p>
      <text:p text:style-name="Codi"><text:span text:style-name="T9"><text:tab/><text:tab/><text:tab/><text:tab/></text:span>&lt;!--Optional:--&gt;</text:p>
      <text:p text:style-name="Codi"><text:span text:style-name="T72"><text:tab/><text:tab/><text:tab/><text:tab/></text:span>&lt;Rol&gt;ESTUDIANTE&lt;/Rol&gt;</text:p>
      <text:p text:style-name="Codi"><text:span text:style-name="T9"><text:tab/><text:tab/><text:tab/><text:tab/></text:span>&lt;IdCurso&gt;345&lt;/IdCurso&gt;</text:p>
      <text:p text:style-name="Codi"><text:span text:style-name="T9"><text:tab/><text:tab/><text:tab/><text:tab/></text:span>&lt;IdCentro&gt;001&lt;/IdCentro&gt;</text:p>
      <text:p text:style-name="Codi"><text:span text:style-name="T9"><text:tab/><text:tab/><text:tab/><text:tab/></text:span>&lt;!--Optional:--&gt;</text:p>
      <text:p text:style-name="Codi"><text:span text:style-name="T9"><text:tab/><text:tab/><text:tab/><text:tab/></text:span>&lt;URLResultado&gt;http://services.agoraxtec.com/swSeguimiento.asmx<text:span text:style-name="T1"> </text:span>&lt;/URLResultado&gt;</text:p>
      <text:p text:style-name="Codi"><text:span text:style-name="T9"><text:tab/><text:tab/><text:tab/><text:tab/></text:span>&lt;!--Optional:--&gt;</text:p>
      <text:p text:style-name="Codi"><text:span text:style-name="T9"><text:tab/><text:tab/><text:tab/><text:tab/></text:span>&lt;IdContenidoLMS&gt;1&lt;/IdContenidoLMS&gt;</text:p>
      <text:p text:style-name="Codi"><text:span text:style-name="T9"><text:tab/><text:tab/><text:tab/><text:tab/></text:span>&lt;!--Optional:--&gt;</text:p>
      <text:p text:style-name="Codi"><text:span text:style-name="T9"><text:tab/><text:tab/><text:tab/><text:tab/></text:span>&lt;IdUnidad&gt;1&lt;/IdUnidad&gt;</text:p>
      <text:p text:style-name="Codi"><text:span text:style-name="T9"><text:tab/><text:tab/><text:tab/><text:tab/></text:span>&lt;!--Optional:--&gt;</text:p>
      <text:p text:style-name="Codi"><text:span text:style-name="T9"><text:tab/><text:tab/><text:tab/><text:tab/></text:span>&lt;IdActividad&gt;1&lt;/IdActividad&gt;</text:p>
      <text:p text:style-name="Codi"><text:span text:style-name="T9"><text:tab/><text:tab/><text:tab/></text:span>&lt;/AutenticarUsuarioContenido&gt;</text:p>
      <text:p text:style-name="Codi"><text:span text:style-name="T9"><text:tab/><text:tab/></text:span>&lt;/aut:AutenticarUsuarioContenido&gt;</text:p>
      <text:p text:style-name="Codi"><text:span text:style-name="T9"><text:tab/></text:span>&lt;/soapenv:Body&gt;</text:p>
      <text:p text:style-name="Codi">&lt;/soapenv:Envelope&gt;</text:p>
      <text:p text:style-name="Codi"/>
      <text:p text:style-name="P15"><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respuesta</text:span><text:span text:style-name="T29"> </text:span><text:span text:style-name="T24">al</text:span><text:span text:style-name="T29"> </text:span><text:span text:style-name="T24">cliente</text:span><text:span text:style-name="T29"> </text:span><text:span text:style-name="T24">con</text:span><text:span text:style-name="T29"> </text:span><text:span text:style-name="T24">éxito</text:span><text:span text:style-name="T29"> </text:span><text:span text:style-name="T24">(devuelve</text:span><text:span text:style-name="T29"> </text:span><text:span text:style-name="T24">1):</text:span></text:p>
      <text:p text:style-name="Codi">&lt;?xml<text:span text:style-name="T1"> </text:span>version="1.0"<text:span text:style-name="T1"> </text:span>encoding="utf-8"?&gt;</text:p>
      <text:p text:style-name="Codi"><text:soft-page-break/>&lt;SOAP-ENV:Envelope<text:span text:style-name="T1"> </text:span>xmlns:SOAP-ENV="http://schemas.xmlsoap.org/soap/envelope/"<text:span text:style-name="T1"> </text:span>xmlns:ns1="http://educacio.gencat.cat/proveedores/autenticacion/"&gt;</text:p>
      <text:p text:style-name="Codi"><text:span text:style-name="T9"><text:tab/></text:span>&lt;SOAP-ENV:Body&gt;</text:p>
      <text:p text:style-name="Codi"><text:span text:style-name="T9"><text:tab/><text:tab/></text:span>&lt;ns1:AutenticarUsuarioContenidoResponse&gt;</text:p>
      <text:p text:style-name="Codi"><text:span text:style-name="T9"><text:tab/><text:tab/><text:tab/></text:span>&lt;return&gt;</text:p>
      <text:p text:style-name="Codi"><text:span text:style-name="T9"><text:tab/><text:tab/><text:tab/><text:tab/></text:span>&lt;AutenticarUsuarioContenidoResult&gt;</text:p>
      <text:p text:style-name="Codi"><text:span text:style-name="T9"><text:tab/><text:tab/><text:tab/><text:tab/><text:tab/></text:span>&lt;Código&gt;1&lt;/Código&gt;</text:p>
      <text:p text:style-name="Codi"><text:span text:style-name="T9"><text:tab/><text:tab/><text:tab/><text:tab/><text:tab/></text:span>&lt;Descripcion&gt;URL<text:span text:style-name="T1"> </text:span>generada<text:span text:style-name="T1"> </text:span>correctament&lt;/Descripcion&gt;</text:p>
      <text:p text:style-name="Codi"><text:span text:style-name="T9"><text:tab/><text:tab/><text:tab/><text:tab/><text:tab/></text:span>&lt;URL&gt;http://mps-xtec.educat1x1.cat/data/books/6666666666/77777/555/index.php?token=4d77741968f06031073154&lt;/URL&gt;</text:p>
      <text:p text:style-name="Codi"><text:span text:style-name="T9"><text:tab/><text:tab/><text:tab/><text:tab/></text:span>&lt;/AutenticarUsuarioContenidoResult&gt;</text:p>
      <text:p text:style-name="Codi"><text:span text:style-name="T9"><text:tab/><text:tab/><text:tab/></text:span>&lt;/return&gt;</text:p>
      <text:p text:style-name="Codi"><text:span text:style-name="T9"><text:tab/><text:tab/></text:span>&lt;/ns1:AutenticarUsuarioContenidoResponse&gt;</text:p>
      <text:p text:style-name="P70"><text:span text:style-name="T9"><text:tab/></text:span>&lt;/SOAP-ENV:Body&gt;</text:p>
      <text:p text:style-name="P70">&lt;/SOAP-ENV:Envelope&gt;</text:p>
      <text:p text:style-name="Codi"/>
      <text:p text:style-name="P15"><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respuesta</text:span><text:span text:style-name="T29"> </text:span><text:span text:style-name="T24">al</text:span><text:span text:style-name="T29"> </text:span><text:span text:style-name="T24">cliente</text:span><text:span text:style-name="T29"> </text:span><text:span text:style-name="T24">con</text:span><text:span text:style-name="T29"> </text:span><text:span text:style-name="T24">error</text:span><text:span text:style-name="T29"> </text:span><text:span text:style-name="T24">(devuelve</text:span><text:span text:style-name="T29"> </text:span><text:span text:style-name="T24">0,-1,-2,</text:span><text:span text:style-name="T29"> </text:span><text:span text:style-name="T24">-3,</text:span><text:span text:style-name="T29"> </text:span><text:span text:style-name="T24">-4):</text:span></text:p>
      <text:p text:style-name="Codi">&lt;?xml<text:span text:style-name="T1"> </text:span>version="1.0"<text:span text:style-name="T1"> </text:span>encoding="utf-8"?&gt;</text:p>
      <text:p text:style-name="P70">&lt;SOAP-ENV:Envelope<text:span text:style-name="T1"> </text:span>xmlns:SOAP-ENV="http://schemas.xmlsoap.org/soap/envelope/"<text:span text:style-name="T1"> </text:span>xmlns:ns1="http://educacio.gencat.cat/proveedores/autenticacion/"&gt;</text:p>
      <text:p text:style-name="P70"><text:span text:style-name="T72"><text:tab/></text:span>&lt;SOAP-ENV:Body&gt;</text:p>
      <text:p text:style-name="Codi"><text:span text:style-name="T9"><text:tab/><text:tab/></text:span>&lt;ns1:AutenticarUsuarioContenidoResponse&gt;</text:p>
      <text:p text:style-name="Codi"><text:span text:style-name="T9"><text:tab/><text:tab/><text:tab/></text:span>&lt;return&gt;</text:p>
      <text:p text:style-name="Codi"><text:span text:style-name="T9"><text:tab/><text:tab/><text:tab/><text:tab/></text:span>&lt;AutenticarUsuarioContenidoResult&gt;</text:p>
      <text:p text:style-name="Codi"><text:span text:style-name="T9"><text:tab/><text:tab/><text:tab/><text:tab/><text:tab/></text:span>&lt;Código&gt;-2&lt;/Código&gt;</text:p>
      <text:p text:style-name="Codi"><text:span text:style-name="T9"><text:tab/><text:tab/><text:tab/><text:tab/><text:tab/></text:span>&lt;Descripcion&gt;El<text:span text:style-name="T1"> </text:span>código<text:span text:style-name="T1"> </text:span>de<text:span text:style-name="T1"> </text:span>llicencia<text:span text:style-name="T1"> </text:span>no<text:span text:style-name="T1"> </text:span>es<text:span text:style-name="T1"> </text:span>vàlid.&lt;/Descripcion&gt;</text:p>
      <text:p text:style-name="Codi"><text:span text:style-name="T9"><text:tab/><text:tab/><text:tab/><text:tab/><text:tab/></text:span>&lt;URL&gt;http://www.xtec.cat/error.html&lt;/URL&gt;</text:p>
      <text:p text:style-name="Codi"><text:span text:style-name="T9"><text:tab/><text:tab/><text:tab/><text:tab/></text:span>&lt;/AutenticarUsuarioContenidoResult&gt;</text:p>
      <text:p text:style-name="Codi"><text:span text:style-name="T9"><text:tab/><text:tab/><text:tab/></text:span>&lt;/return&gt;</text:p>
      <text:p text:style-name="Codi"><text:span text:style-name="T9"><text:tab/><text:tab/></text:span>&lt;/ns1:AutenticarUsuarioContenidoResponse&gt;</text:p>
      <text:p text:style-name="Codi"><text:span text:style-name="T9"><text:tab/></text:span>&lt;/SOAP-ENV:Body&gt;</text:p>
      <text:p text:style-name="Codi">&lt;/SOAP-ENV:Envelope&gt;</text:p>
      <text:p text:style-name="Codi"/>
      <text:h text:style-name="Heading_20_3" text:outline-level="3"><text:span text:style-name="T34">Definición</text:span><text:span text:style-name="T35"> </text:span><text:span text:style-name="T34">WSDL</text:span></text:h>
      <text:p text:style-name="P30"><text:span text:style-name="T1">La versión </text:span><text:span text:style-name="T12">actualizada </text:span><text:span text:style-name="T1">de este WSDL </text:span><text:span text:style-name="T14">corresponde al archivo</text:span><text:span text:style-name="T1"> </text:span><text:span text:style-name="T43">wsAuthentication</text:span><text:span text:style-name="T30">.wsdl</text:span><text:span text:style-name="T14">, localizado en la carpeta </text:span><text:span text:style-name="T31">docs/wsdl</text:span><text:span text:style-name="T14"> del repositorio GitHub indicado en el apartado</text:span><text:span text:style-name="T1"> </text:span><text:a xlink:type="simple" xlink:href="#links"><text:span text:style-name="T65">Enlaces de interés</text:span></text:a><text:span text:style-name="T1">.</text:span></text:p>
      <text:p text:style-name="P29"/>
      <text:p text:style-name="P79">&lt;?xml version="1.0" encoding="UTF-8"?&gt; </text:p>
      <text:p text:style-name="P79">&lt;definitions xmlns:SOAP-ENV="http://schemas.xmlsoap.org/soap/envelope/" xmlns:xsd="http://www.w3.org/2001/XMLSchema" xmlns:xsi="http://www.w3.org/2001/XMLSchema-instance" xmlns:SOAP-ENC="http://schemas.xmlsoap.org/soap/encoding/" xmlns:tns="http://educacio.gencat.cat/proveedores/autenticacion/" xmlns:soap="http://schemas.xmlsoap.org/wsdl/soap/" xmlns:wsdl="http://schemas.xmlsoap.org/wsdl/" xmlns="http://schemas.xmlsoap.org/wsdl/" targetNamespace="http://educacio.gencat.cat/proveedores/autenticacion/"&gt; </text:p>
      <text:p text:style-name="P79"><text:s text:c="2"/>&lt;types&gt; </text:p>
      <text:p text:style-name="P79"><text:s text:c="4"/>&lt;xsd:schema targetNamespace="http://educacio.gencat.cat/proveedores/autenticacion/"&gt; </text:p>
      <text:p text:style-name="P79"><text:s text:c="5"/>&lt;xsd:import namespace="http://schemas.xmlsoap.org/soap/encoding/" /&gt; </text:p>
      <text:p text:style-name="P79"><text:s text:c="5"/>&lt;xsd:import namespace="http://schemas.xmlsoap.org/wsdl/" /&gt; </text:p>
      <text:p text:style-name="P79"><text:s text:c="5"/>&lt;xsd:element name="WSEAuthenticateHeader" type="tns:WSEAuthenticateHeader" /&gt; </text:p>
      <text:p text:style-name="P79"><text:s text:c="5"/>&lt;xsd:complexType name="WSEAuthenticateHeader"&gt; </text:p>
      <text:p text:style-name="P79"><text:s text:c="7"/>&lt;xsd:sequence&gt; </text:p>
      <text:p text:style-name="P79"><text:s text:c="9"/>&lt;xsd:element minOccurs="0" maxOccurs="1" name="User" type="xsd:string" /&gt; </text:p>
      <text:p text:style-name="P79"><text:s text:c="9"/>&lt;xsd:element minOccurs="0" maxOccurs="1" name="Password" type="xsd:string" /&gt; </text:p>
      <text:p text:style-name="P79"><text:s text:c="7"/>&lt;/xsd:sequence&gt; </text:p>
      <text:p text:style-name="P79"><text:s text:c="7"/>&lt;xsd:anyAttribute /&gt; </text:p>
      <text:p text:style-name="P79"><text:s text:c="5"/>&lt;/xsd:complexType&gt; </text:p>
      <text:p text:style-name="P79"><text:s text:c="5"/>&lt;xsd:complexType name="AutenticarUsuarioContenido"&gt; </text:p>
      <text:p text:style-name="P79"><text:s text:c="6"/>&lt;xsd:all&gt; </text:p>
      <text:p text:style-name="P79"><text:s text:c="7"/>&lt;xsd:element name="Credencial" type="xsd:string" minOccurs="1" maxOccurs="1"/&gt; </text:p>
      <text:p text:style-name="P79"><text:s text:c="7"/>&lt;xsd:element name="ISBN" type="xsd:string" minOccurs="1" maxOccurs="1"/&gt; </text:p>
      <text:p text:style-name="P79"><text:s text:c="7"/>&lt;xsd:element name="IdUsuario" type="xsd:string" minOccurs="1" maxOccurs="1"/&gt; </text:p>
      <text:p text:style-name="P79"><text:soft-page-break/><text:s text:c="7"/>&lt;xsd:element name="NombreApe" type="xsd:string" minOccurs="0" maxOccurs="1"/&gt; </text:p>
      <text:p text:style-name="P79"><text:s text:c="7"/>&lt;xsd:element name="IdGrupo" type="xsd:string" minOccurs="0" maxOccurs="1"/&gt;&lt;xsd:element name="Rol" type="tns:TipoRol" default="ESTUDIANTE" minOccurs="0" maxOccurs="1"/&gt;&lt;xsd:element name="IdCurso" type="xsd:string" minOccurs="1" maxOccurs="1"/&gt; </text:p>
      <text:p text:style-name="P79"><text:s text:c="7"/>&lt;xsd:element name="IdCentro" type="xsd:string" minOccurs="1" maxOccurs="1"/&gt; </text:p>
      <text:p text:style-name="P79"><text:s text:c="7"/>&lt;xsd:element name="URLResultado" type="xsd:string" minOccurs="0" maxOccurs="1"/&gt; </text:p>
      <text:p text:style-name="P79"><text:s text:c="7"/>&lt;xsd:element name="IdContenidoLMS" type="xsd:string" minOccurs="0" maxOccurs="1"/&gt; </text:p>
      <text:p text:style-name="P79"><text:s text:c="7"/>&lt;xsd:element name="IdUnidad" type="xsd:string" minOccurs="0" maxOccurs="1"/&gt; </text:p>
      <text:p text:style-name="P79"><text:s text:c="7"/>&lt;xsd:element name="IdActividad" type="xsd:string" minOccurs="0" maxOccurs="1"/&gt; </text:p>
      <text:p text:style-name="P79"><text:s text:c="6"/>&lt;/xsd:all&gt; </text:p>
      <text:p text:style-name="P79"><text:s text:c="5"/>&lt;/xsd:complexType&gt; </text:p>
      <text:p text:style-name="P79"><text:s text:c="5"/>&lt;xsd:simpleType name="TipoRol"&gt; </text:p>
      <text:p text:style-name="P79"><text:s text:c="7"/>&lt;xsd:restriction base="xsd:string"&gt; </text:p>
      <text:p text:style-name="P79"><text:s text:c="9"/>&lt;xsd:enumeration value="ESTUDIANTE"/&gt; </text:p>
      <text:p text:style-name="P79"><text:s text:c="9"/>&lt;xsd:enumeration value="PROFESOR"/&gt; </text:p>
      <text:p text:style-name="P79"><text:s text:c="7"/>&lt;/xsd:restriction&gt; </text:p>
      <text:p text:style-name="P79"><text:s text:c="5"/>&lt;/xsd:simpleType&gt;&lt;xsd:complexType name="Licencia"&gt; </text:p>
      <text:p text:style-name="P79"><text:s text:c="5"/>&lt;xsd:all&gt; </text:p>
      <text:p text:style-name="P79"><text:s text:c="7"/>&lt;xsd:element name="Codigo" type="xsd:string" minOccurs="0" maxOccurs="1"/&gt; </text:p>
      <text:p text:style-name="P79"><text:s text:c="7"/>&lt;xsd:element name="Descripcion" type="xsd:string" minOccurs="0" maxOccurs="1"/&gt; </text:p>
      <text:p text:style-name="P79"><text:s text:c="7"/>&lt;xsd:element name="URL" type="xsd:string" minOccurs="0" maxOccurs="1"/&gt; </text:p>
      <text:p text:style-name="P79"><text:s text:c="5"/>&lt;/xsd:all&gt; </text:p>
      <text:p text:style-name="P79"><text:s text:c="5"/>&lt;/xsd:complexType&gt; </text:p>
      <text:p text:style-name="P79"><text:s text:c="5"/>&lt;xsd:complexType name="AutenticarUsuarioContenidoResponse"&gt; </text:p>
      <text:p text:style-name="P79"><text:s text:c="6"/>&lt;xsd:all&gt; </text:p>
      <text:p text:style-name="P79"><text:s text:c="8"/>&lt;xsd:element name="AutenticarUsuarioContenidoResult" type="tns:Licencia"/&gt; </text:p>
      <text:p text:style-name="P79"><text:s text:c="6"/>&lt;/xsd:all&gt; </text:p>
      <text:p text:style-name="P79"><text:s text:c="5"/>&lt;/xsd:complexType&gt; </text:p>
      <text:p text:style-name="P79"><text:s text:c="4"/>&lt;/xsd:schema&gt; </text:p>
      <text:p text:style-name="P79"><text:s text:c="2"/>&lt;/types&gt; </text:p>
      <text:p text:style-name="P79"><text:s text:c="2"/>&lt;message name="AutenticarUsuarioContenidoRequest"&gt; </text:p>
      <text:p text:style-name="P79"><text:s text:c="4"/>&lt;part name="AutenticarUsuarioContenido" type="tns:AutenticarUsuarioContenido" /&gt; </text:p>
      <text:p text:style-name="P79"><text:s text:c="2"/>&lt;/message&gt; </text:p>
      <text:p text:style-name="P79"><text:s text:c="2"/>&lt;message name="AutenticarUsuarioContenidoResponse"&gt; </text:p>
      <text:p text:style-name="P79"><text:s text:c="4"/>&lt;part name="return" type="tns:AutenticarUsuarioContenidoResponse" /&gt; </text:p>
      <text:p text:style-name="P79"><text:s text:c="2"/>&lt;/message&gt; </text:p>
      <text:p text:style-name="P79"><text:s text:c="2"/>&lt;wsdl:message name="AutenticarUsuarioContenidoWSEAuthenticateHeader"&gt; </text:p>
      <text:p text:style-name="P79"><text:s text:c="4"/>&lt;part name="WSEAuthenticateHeader" element="tns:WSEAuthenticateHeader" /&gt; </text:p>
      <text:p text:style-name="P79"><text:s text:c="2"/>&lt;/wsdl:message&gt; </text:p>
      <text:p text:style-name="P79"><text:s text:c="2"/>&lt;portType name="ws_authenticationPortType"&gt; </text:p>
      <text:p text:style-name="P79"><text:s text:c="4"/>&lt;operation name="AutenticarUsuarioContenido"&gt; </text:p>
      <text:p text:style-name="P79"><text:s text:c="6"/>&lt;documentation&gt;Retorna una URL de acceso al libro digital a partir de una credencial válida para ese libro.&amp;lt;br /&amp;gt;&amp;lt;br /&amp;gt; </text:p>
      <text:p text:style-name="P79"><text:s text:c="8"/>Parámetros: &amp;lt;br /&amp;gt;&amp;lt;br /&amp;gt; </text:p>
      <text:p text:style-name="P79"><text:s text:c="9"/>- Credencial = Código de credencial del usuario para ese libro. &amp;lt;br /&amp;gt; </text:p>
      <text:p text:style-name="P79"><text:s text:c="9"/>- ISBN = Código ISBN del libro digital al que se solicita acceso. &amp;lt;br /&amp;gt; </text:p>
      <text:p text:style-name="P79"><text:s text:c="9"/>- IdUsuario = Identificador único del usuario dentro del EVA. Longitud máxima de 20 caracteres. &amp;lt;br /&amp;gt; </text:p>
      <text:p text:style-name="P79"><text:s text:c="9"/>- NombreApe = Nombre y apellidos del usuario. Longitud máxima de 50 caracteres. &amp;lt;br /&amp;gt; </text:p>
      <text:p text:style-name="P79"><text:s text:c="9"/>- IdGrupo = Identificador del grupo del EVA del colegio desde donde se está solicitando el contenido. Longitud máxima de 30 caracteres. &amp;lt;br /&amp;gt; </text:p>
      <text:p text:style-name="P79"><text:s text:c="9"/>- IdCurso = Identificador del curso del EVA del colegio desde donde se está solicitando el contenido. Longitud máxima de 30 caracteres. &amp;lt;br /&amp;gt; </text:p>
      <text:p text:style-name="P79"><text:s text:c="9"/>- IdCentro = Identificador único que describe al colegio dentro del EVA. Longitud máxima de 100 caracteres. &amp;lt;br /&amp;gt; </text:p>
      <text:p text:style-name="P79"><text:s text:c="9"/>- URLResultado = Url del servicio al que se retorna el seguimiento de las actividades del libro.&amp;lt;br /&amp;gt; </text:p>
      <text:p text:style-name="P79"><text:s text:c="9"/>- IdContenidoLMS = Identificador del contenido en el EVA.&amp;lt;br /&amp;gt; </text:p>
      <text:p text:style-name="P79"><text:s text:c="9"/>- IdUnidad = Identificador de la unidad, acceso directo a una página del libro digital (donde solo se cargará la unidad seleccionada).&amp;lt;br /&amp;gt; </text:p>
      <text:p text:style-name="P79"><text:s text:c="9"/>- IdActividad = Identificador de una actividad del repositorio de contenido de la editorial. Esta llamada sirve como un acceso directo a esa actividad.&amp;lt;br /&amp;gt;&amp;lt;br /&amp;gt; </text:p>
      <text:p text:style-name="P79"><text:s text:c="8"/>Retorna: &amp;lt;br /&amp;gt;&amp;lt;br /&amp;gt; </text:p>
      <text:p text:style-name="P79"><text:s text:c="9"/>* Código (string) / Descripción (string) / URL (string) &amp;lt;br /&amp;gt; </text:p>
      <text:p text:style-name="P79"><text:s text:c="13"/>- (1): Proceso correcto / URL del libro devuelta correctamente. &amp;lt;br /&amp;gt; </text:p>
      <text:p text:style-name="P79"><text:s text:c="13"/>- (0): Error inesperado / URL de excepciones. &amp;lt;br /&amp;gt; </text:p>
      <text:p text:style-name="P79"><text:s text:c="13"/>- (-1): Error al realizar la URL dinámica / URL de excepciones. &amp;lt;br /&amp;gt; </text:p>
      <text:p text:style-name="P79"><text:s text:c="13"/>- (-2): El código de credencial no es válido / URL de excepciones. &amp;lt;br /&amp;gt; </text:p>
      <text:p text:style-name="P79"><text:s text:c="13"/>- (-3): El ISBN del producto no es válido / URL de excepciones. &amp;lt;br /&amp;gt; </text:p>
      <text:p text:style-name="P79"><text:s text:c="13"/>- (-4): La credencial ha expirado / URL de excepciones. &amp;lt;br /&amp;gt; </text:p>
      <text:p text:style-name="P79"><text:soft-page-break/><text:s text:c="13"/>- (-5): El identificador de la unidad no es válido / URL de excepciones. &amp;lt;br /&amp;gt; </text:p>
      <text:p text:style-name="P79"><text:s text:c="13"/>- (-6): El identificador de la actividad no es válido / URL de excepciones. &amp;lt;br /&amp;gt; </text:p>
      <text:p text:style-name="P79"><text:s text:c="13"/>- (-7): Rol incorrecto. El valor del rol es incorrecto / URL de excepciones. &amp;lt;br /&amp;gt; </text:p>
      <text:p text:style-name="P79"><text:s text:c="13"/>- (-101): Autenticación incorrecto. El usuario que solicita acceso a este método del servicio Web no es correcto. &amp;lt;br /&amp;gt; </text:p>
      <text:p text:style-name="P79"><text:s text:c="13"/>- (-102): Autenticación incorrecto. El usuario que solicita acceso a este método del servicio Web no tiene permisos.&amp;lt;br /&amp;gt;&amp;lt;br /&amp;gt; </text:p>
      <text:p text:style-name="P79"><text:s text:c="6"/>&lt;/documentation&gt; </text:p>
      <text:p text:style-name="P79"><text:s text:c="6"/>&lt;input message="tns:AutenticarUsuarioContenidoRequest"/&gt; </text:p>
      <text:p text:style-name="P79"><text:s text:c="6"/>&lt;output message="tns:AutenticarUsuarioContenidoResponse"/&gt; </text:p>
      <text:p text:style-name="P79"><text:s text:c="4"/>&lt;/operation&gt; </text:p>
      <text:p text:style-name="P79"><text:s text:c="2"/>&lt;/portType&gt; </text:p>
      <text:p text:style-name="P79"><text:s text:c="2"/>&lt;binding name="ws_authenticationBinding" type="tns:ws_authenticationPortType"&gt; </text:p>
      <text:p text:style-name="P79"><text:s text:c="4"/>&lt;soap:binding style="rpc" transport="http://schemas.xmlsoap.org/soap/http"/&gt; </text:p>
      <text:p text:style-name="P79"><text:s text:c="4"/>&lt;operation name="AutenticarUsuarioContenido"&gt; </text:p>
      <text:p text:style-name="P79"><text:s text:c="6"/>&lt;soap:operation soapAction="http://educacio.gencat.cat/proveedores/autenticacion/#AutenticarUsuarioContenido" style="rpc"/&gt; </text:p>
      <text:p text:style-name="P79"><text:s text:c="6"/>&lt;input&gt; </text:p>
      <text:p text:style-name="P79"><text:s text:c="8"/>&lt;soap:body use="literal" namespace="http://educacio.gencat.cat/proveedores/autenticacion/"/&gt; </text:p>
      <text:p text:style-name="P79"><text:s text:c="8"/>&lt;soap:header message="tns:AutenticarUsuarioContenidoWSEAuthenticateHeader" part="WSEAuthenticateHeader" use="literal" /&gt; </text:p>
      <text:p text:style-name="P79"><text:s text:c="6"/>&lt;/input&gt; </text:p>
      <text:p text:style-name="P79"><text:s text:c="6"/>&lt;output&gt; </text:p>
      <text:p text:style-name="P79"><text:s text:c="8"/>&lt;soap:body use="literal" namespace="http://educacio.gencat.cat/proveedores/autenticacion/"/&gt; </text:p>
      <text:p text:style-name="P79"><text:s text:c="6"/>&lt;/output&gt; </text:p>
      <text:p text:style-name="P79"><text:s text:c="4"/>&lt;/operation&gt; </text:p>
      <text:p text:style-name="P79"><text:s text:c="2"/>&lt;/binding&gt; </text:p>
      <text:p text:style-name="P79"><text:s text:c="2"/>&lt;service name="ws_authentication"&gt; </text:p>
      <text:p text:style-name="P79"><text:s text:c="4"/>&lt;port name="ws_authenticationPort" binding="tns:ws_authenticationBinding"&gt; </text:p>
      <text:p text:style-name="P79"><text:s text:c="6"/>&lt;soap:address location="http://educacio.gencat.cat/proveedores/autenticacion/AutenticarUsuarioContenido" style="document"/&gt; </text:p>
      <text:p text:style-name="P79"><text:s text:c="4"/>&lt;/port&gt; </text:p>
      <text:p text:style-name="P79"><text:s text:c="2"/>&lt;/service&gt; </text:p>
      <text:p text:style-name="P79">&lt;/definitions&gt;</text:p>
      <text:h text:style-name="P110" text:outline-level="2">Servicio<text:span text:style-name="T1"> </text:span>web<text:span text:style-name="T1"> </text:span>de<text:span text:style-name="T1"> </text:span>seguimiento</text:h>
      <text:p text:style-name="P15">El<text:span text:style-name="T1"> </text:span>objetivo<text:span text:style-name="T1"> </text:span>de<text:span text:style-name="T1"> </text:span>este<text:span text:style-name="T1"> </text:span>servicio<text:span text:style-name="T1"> </text:span>web<text:span text:style-name="T1"> </text:span>es<text:span text:style-name="T1"> </text:span>informar<text:span text:style-name="T1"> </text:span>al<text:span text:style-name="T1"> </text:span>EVA<text:span text:style-name="T1"> </text:span>de<text:span text:style-name="T1"> </text:span>los<text:span text:style-name="T1"> </text:span>resultados<text:span text:style-name="T1"> </text:span>obtenidos<text:span text:style-name="T1"> </text:span>por<text:span text:style-name="T1"> </text:span>el<text:span text:style-name="T1"> </text:span>alumno.</text:p>
      <text:p text:style-name="P15">En<text:span text:style-name="T1"> </text:span>el<text:span text:style-name="T1"> </text:span>servicio<text:span text:style-name="T1"> </text:span>web<text:span text:style-name="T1"> </text:span>de<text:span text:style-name="T1"> </text:span>Seguimiento,<text:span text:style-name="T1"> </text:span>la<text:span text:style-name="T1"> </text:span>parte<text:span text:style-name="T1"> </text:span>servidora<text:span text:style-name="T1"> </text:span>la<text:span text:style-name="T1"> </text:span>implementará<text:span text:style-name="T1"> </text:span>el<text:span text:style-name="T1"> </text:span>EVA<text:span text:style-name="T1"> <text:s/></text:span>y<text:span text:style-name="T1"> </text:span>la<text:span text:style-name="T1"> </text:span>Editorial<text:span text:style-name="T1"> </text:span>consumirá<text:span text:style-name="T1"> </text:span>el<text:span text:style-name="T1"> </text:span>servicio.</text:p>
      <text:p text:style-name="P15">Nombre<text:span text:style-name="T1"> </text:span>del<text:span text:style-name="T1"> </text:span>servicio:<text:span text:style-name="T1"> </text:span><text:span text:style-name="T24">wsSeguimiento</text:span></text:p>
      <text:p text:style-name="P15">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24">?wsdl”</text:span><text:span text:style-name="T1"> </text:span>i<text:span text:style-name="T1"> </text:span>también<text:span text:style-name="T1"> </text:span>acabada<text:span text:style-name="T1"> </text:span>en<text:span text:style-name="T1"> “</text:span><text:span text:style-name="T24">?WSDL”</text:span></text:p>
      <text:p text:style-name="P15">Este<text:span text:style-name="T1"> </text:span>servicio<text:span text:style-name="T1"> </text:span>sólo<text:span text:style-name="T1"> </text:span>tiene<text:span text:style-name="T1"> </text:span>el<text:span text:style-name="T1"> </text:span>método<text:span text:style-name="T1"> </text:span><text:span text:style-name="T24">ResultadoDetalleExtendido</text:span></text:p>
      <text:h text:style-name="P112" text:outline-level="3">Método<text:span text:style-name="T1"> </text:span>ResultadoDetalleExtendido</text:h>
      <text:p text:style-name="P15">Parámetros<text:span text:style-name="T1"> </text:span>de<text:span text:style-name="T1"> </text:span>entrada<text:span text:style-name="T1"> </text:span>del<text:span text:style-name="T1"> </text:span>método<text:span text:style-name="T73">:</text:span></text:p>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52">L<text:span text:style-name="T77">ugar</text:span></text:p>
            </table:table-cell>
            <table:table-cell table:style-name="Taula15.A1" office:value-type="string">
              <text:p text:style-name="P52">Nom<text:span text:style-name="T77">bre</text:span></text:p>
            </table:table-cell>
            <table:table-cell table:style-name="Taula15.A1" office:value-type="string">
              <text:p text:style-name="P52">Tip<text:span text:style-name="T77">o</text:span></text:p>
            </table:table-cell>
            <table:table-cell table:style-name="Taula15.D1" office:value-type="string">
              <text:p text:style-name="P52">Descripció<text:span text:style-name="T77">n</text:span></text:p>
            </table:table-cell>
          </table:table-row>
        </table:table-header-rows>
        <table:table-row table:style-name="Taula15.2">
          <table:table-cell table:style-name="Taula15.A2" office:value-type="string">
            <text:p text:style-name="P62"><text:span text:style-name="T50">Cabecera</text:span><text:span text:style-name="T53"> </text:span></text:p>
          </table:table-cell>
          <table:table-cell table:style-name="Taula15.B2" office:value-type="string">
            <text:p text:style-name="P54">User</text:p>
          </table:table-cell>
          <table:table-cell table:style-name="Taula15.C2" office:value-type="string">
            <text:p text:style-name="P56">Obligatorio</text:p>
          </table:table-cell>
          <table:table-cell table:style-name="Taula15.D2" office:value-type="string">
            <text:p text:style-name="P63"><text:span text:style-name="T50">Usuario</text:span><text:span text:style-name="T53"> </text:span><text:span text:style-name="T50">de</text:span><text:span text:style-name="T53"> </text:span><text:span text:style-name="T50">acceso</text:span><text:span text:style-name="T53"> </text:span><text:span text:style-name="T50">de</text:span><text:span text:style-name="T53"> </text:span><text:span text:style-name="T50">la</text:span><text:span text:style-name="T53"> </text:span><text:span text:style-name="T50">Editorial</text:span><text:span text:style-name="T53"> </text:span><text:span text:style-name="T50">para</text:span><text:span text:style-name="T53"> </text:span><text:span text:style-name="T50">poder</text:span><text:span text:style-name="T53"> </text:span><text:span text:style-name="T50">utilizar</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l</text:span><text:span text:style-name="T53"> </text:span><text:span text:style-name="T50">EVA.</text:span></text:p>
          </table:table-cell>
        </table:table-row>
        <table:table-row table:style-name="Taula15.1">
          <table:table-cell table:style-name="Taula15.A3" office:value-type="string">
            <text:p text:style-name="P57">Cabecera</text:p>
          </table:table-cell>
          <table:table-cell table:style-name="Taula15.B3" office:value-type="string">
            <text:p text:style-name="P54">Password</text:p>
          </table:table-cell>
          <table:table-cell table:style-name="Taula15.C3" office:value-type="string">
            <text:p text:style-name="P56">Obligatorio</text:p>
          </table:table-cell>
          <table:table-cell table:style-name="Taula15.D3" office:value-type="string">
            <text:p text:style-name="P63"><text:span text:style-name="T50">Contraseña</text:span><text:span text:style-name="T53"> </text:span><text:span text:style-name="T50">de</text:span><text:span text:style-name="T53"> </text:span><text:span text:style-name="T50">la</text:span><text:span text:style-name="T53"> </text:span><text:span text:style-name="T50">Editorial</text:span><text:span text:style-name="T53"> </text:span><text:span text:style-name="T50">para</text:span><text:span text:style-name="T53"> </text:span><text:span text:style-name="T50">poder</text:span><text:span text:style-name="T53"> </text:span><text:span text:style-name="T50">utilizar</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l</text:span><text:span text:style-name="T53"> </text:span><text:span text:style-name="T50">EVA.</text:span></text:p>
          </table:table-cell>
        </table:table-row>
        <table:table-row table:style-name="Taula15.1">
          <table:table-cell table:style-name="Taula15.A4" office:value-type="string">
            <text:p text:style-name="P57">Cuerpo</text:p>
          </table:table-cell>
          <table:table-cell table:style-name="Taula15.B4" office:value-type="string">
            <text:p text:style-name="P55">IdUsuario</text:p>
          </table:table-cell>
          <table:table-cell table:style-name="Taula15.C4" office:value-type="string">
            <text:p text:style-name="P56">Obligatorio</text:p>
          </table:table-cell>
          <table:table-cell table:style-name="Taula15.D4" office:value-type="string">
            <text:p text:style-name="P63"><text:span text:style-name="T50">Identificador</text:span><text:span text:style-name="T53"> </text:span><text:span text:style-name="T50">del</text:span><text:span text:style-name="T53"> </text:span><text:span text:style-name="T50">usuario</text:span><text:span text:style-name="T53"> </text:span><text:span text:style-name="T50">en</text:span><text:span text:style-name="T53"> </text:span><text:span text:style-name="T50">el</text:span><text:span text:style-name="T53"> </text:span><text:span text:style-name="T50">EVA.</text:span></text:p>
          </table:table-cell>
        </table:table-row>
        <text:soft-page-break/>
        <table:table-row table:style-name="Taula15.1">
          <table:table-cell table:style-name="Taula15.A5" office:value-type="string">
            <text:p text:style-name="P57">Cuerpo</text:p>
          </table:table-cell>
          <table:table-cell table:style-name="Taula15.B5" office:value-type="string">
            <text:p text:style-name="P55">IdContenidoLMS</text:p>
          </table:table-cell>
          <table:table-cell table:style-name="Taula15.C5" office:value-type="string">
            <text:p text:style-name="P56">Obligatorio</text:p>
          </table:table-cell>
          <table:table-cell table:style-name="Taula15.D5" office:value-type="string">
            <text:p text:style-name="P63"><text:span text:style-name="T50">Identificador</text:span><text:span text:style-name="T53"> </text:span><text:span text:style-name="T50">del</text:span><text:span text:style-name="T53"> </text:span><text:span text:style-name="T50">contenido</text:span><text:span text:style-name="T53"> </text:span><text:span text:style-name="T50">en</text:span><text:span text:style-name="T53"> </text:span><text:span text:style-name="T50">el</text:span><text:span text:style-name="T53"> </text:span><text:span text:style-name="T50">EVA.</text:span></text:p>
          </table:table-cell>
        </table:table-row>
        <table:table-row table:style-name="Taula15.1">
          <table:table-cell table:style-name="Taula15.A6" office:value-type="string">
            <text:p text:style-name="P57">Cuerpo</text:p>
          </table:table-cell>
          <table:table-cell table:style-name="Taula15.B6" office:value-type="string">
            <text:p text:style-name="P55">IdCentro</text:p>
          </table:table-cell>
          <table:table-cell table:style-name="Taula15.C6" office:value-type="string">
            <text:p text:style-name="P56">Obligatorio</text:p>
          </table:table-cell>
          <table:table-cell table:style-name="Taula15.D6" office:value-type="string">
            <text:p text:style-name="P63"><text:span text:style-name="T50">Identificador</text:span><text:span text:style-name="T53"> </text:span><text:span text:style-name="T50">del</text:span><text:span text:style-name="T53"> </text:span><text:span text:style-name="T50">centro</text:span><text:span text:style-name="T53"> </text:span><text:span text:style-name="T50">educativo</text:span><text:span text:style-name="T53"> </text:span><text:span text:style-name="T50">desde</text:span><text:span text:style-name="T53"> </text:span><text:span text:style-name="T50">el</text:span><text:span text:style-name="T53"> </text:span><text:span text:style-name="T50">que</text:span><text:span text:style-name="T53"> </text:span><text:span text:style-name="T50">se</text:span><text:span text:style-name="T53"> </text:span><text:span text:style-name="T50">está</text:span><text:span text:style-name="T53"> </text:span><text:span text:style-name="T50">haciendo</text:span><text:span text:style-name="T53"> </text:span><text:span text:style-name="T50">la</text:span><text:span text:style-name="T53"> </text:span><text:span text:style-name="T50">llamada</text:span><text:span text:style-name="T53"> </text:span><text:span text:style-name="T50">al</text:span><text:span text:style-name="T53"> </text:span><text:span text:style-name="T50">servicio</text:span><text:span text:style-name="T53"> </text:span><text:span text:style-name="T50">web.</text:span></text:p>
          </table:table-cell>
        </table:table-row>
        <table:table-row table:style-name="Taula15.1">
          <table:table-cell table:style-name="Taula15.A7" office:value-type="string">
            <text:p text:style-name="P57">Cuerpo</text:p>
          </table:table-cell>
          <table:table-cell table:style-name="Taula15.B7" office:value-type="string">
            <text:p text:style-name="P55">IdUnidad</text:p>
          </table:table-cell>
          <table:table-cell table:style-name="Taula15.C7" office:value-type="string">
            <text:p text:style-name="P56">Opcional</text:p>
          </table:table-cell>
          <table:table-cell table:style-name="Taula15.D7" office:value-type="string">
            <text:p text:style-name="P67"><text:span text:style-name="T50">Identificador</text:span><text:span text:style-name="T53"> </text:span><text:span text:style-name="T50">de</text:span><text:span text:style-name="T53"> </text:span><text:span text:style-name="T50">la</text:span><text:span text:style-name="T53"> </text:span><text:span text:style-name="T50">unidad</text:span><text:span text:style-name="T53"> </text:span><text:span text:style-name="T50">de</text:span><text:span text:style-name="T53"> </text:span><text:span text:style-name="T50">la</text:span><text:span text:style-name="T53"> </text:span><text:span text:style-name="T50">que</text:span><text:span text:style-name="T53"> </text:span><text:span text:style-name="T50">se</text:span><text:span text:style-name="T53"> </text:span><text:span text:style-name="T50">informan</text:span><text:span text:style-name="T53"> </text:span><text:span text:style-name="T50">sus</text:span><text:span text:style-name="T53"> </text:span><text:span text:style-name="T50">resultados</text:span><text:span text:style-name="T53"> </text:span><text:span text:style-name="T50">y/o</text:span><text:span text:style-name="T53"> </text:span><text:span text:style-name="T50">detalles.</text:span><text:span text:style-name="T53"> </text:span><text:span text:style-name="T50">Si</text:span><text:span text:style-name="T53"> </text:span><text:span text:style-name="T50">el</text:span><text:span text:style-name="T53"> </text:span><text:span text:style-name="T50">EVA</text:span><text:span text:style-name="T53"> </text:span><text:span text:style-name="T50">recibe</text:span><text:span text:style-name="T53"> </text:span><text:span text:style-name="T50">un</text:span><text:span text:style-name="T53"> </text:span><text:span text:style-name="T50">identificador</text:span><text:span text:style-name="T53"> </text:span><text:span text:style-name="T50">de</text:span><text:span text:style-name="T53"> </text:span><text:span text:style-name="T50">unidad</text:span><text:span text:style-name="T53"> </text:span><text:span text:style-name="T50">que</text:span><text:span text:style-name="T53"> </text:span><text:span text:style-name="T50">no</text:span><text:span text:style-name="T53"> </text:span><text:span text:style-name="T50">tiene,</text:span><text:span text:style-name="T53"> </text:span><text:span text:style-name="T50">pueden</text:span><text:span text:style-name="T53"> </text:span><text:span text:style-name="T50">darse</text:span><text:span text:style-name="T53"> </text:span><text:span text:style-name="T50">dos</text:span><text:span text:style-name="T53"> </text:span><text:span text:style-name="T50">casos:</text:span><text:span text:style-name="T53"> </text:span><text:span text:style-name="T50">A)</text:span><text:span text:style-name="T53"> </text:span><text:span text:style-name="T50">que</text:span><text:span text:style-name="T53"> </text:span><text:span text:style-name="T50">el</text:span><text:span text:style-name="T53"> </text:span><text:span text:style-name="T50">proveedor</text:span><text:span text:style-name="T53"> </text:span><text:span text:style-name="T50">del</text:span><text:span text:style-name="T53"> </text:span><text:span text:style-name="T50">contenido</text:span><text:span text:style-name="T53"> </text:span><text:span text:style-name="T50">proporcion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la</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en</text:span><text:span text:style-name="T53"> </text:span><text:span text:style-name="T50">este</text:span><text:span text:style-name="T53"> </text:span><text:span text:style-name="T50">caso,</text:span><text:span text:style-name="T53"> </text:span><text:span text:style-name="T50">el</text:span><text:span text:style-name="T53"> </text:span><text:span text:style-name="T50">EVA</text:span><text:span text:style-name="T53"> </text:span><text:span text:style-name="T50">volverá</text:span><text:span text:style-name="T53"> </text:span><text:span text:style-name="T50">a</text:span><text:span text:style-name="T53"> </text:span><text:span text:style-name="T50">solicitar</text:span><text:span text:style-name="T53"> </text:span><text:span text:style-name="T50">la</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para</text:span><text:span text:style-name="T53"> </text:span><text:span text:style-name="T50">actualizarla.</text:span><text:span text:style-name="T53"> </text:span><text:span text:style-name="T50">B)</text:span><text:span text:style-name="T53"> </text:span><text:span text:style-name="T50">Que</text:span><text:span text:style-name="T53"> </text:span><text:span text:style-name="T50">el</text:span><text:span text:style-name="T53"> </text:span><text:span text:style-name="T50">proveedor</text:span><text:span text:style-name="T53"> </text:span><text:span text:style-name="T50">del</text:span><text:span text:style-name="T53"> </text:span><text:span text:style-name="T50">contenido</text:span><text:span text:style-name="T53"> </text:span><text:span text:style-name="T50">no</text:span><text:span text:style-name="T53"> </text:span><text:span text:style-name="T50">proporcion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en</text:span><text:span text:style-name="T53"> </text:span><text:span text:style-name="T50">este</text:span><text:span text:style-name="T53"> </text:span><text:span text:style-name="T50">caso,</text:span><text:span text:style-name="T53"> </text:span><text:span text:style-name="T50">el</text:span><text:span text:style-name="T53"> </text:span><text:span text:style-name="T50">EVA</text:span><text:span text:style-name="T53"> </text:span><text:span text:style-name="T50">guardará</text:span><text:span text:style-name="T53"> </text:span><text:span text:style-name="T50">el</text:span><text:span text:style-name="T53"> </text:span><text:span text:style-name="T50">valor</text:span><text:span text:style-name="T53"> <text:s/></text:span><text:span text:style-name="T50">y</text:span><text:span text:style-name="T53"> </text:span><text:span text:style-name="T50">lo</text:span><text:span text:style-name="T53"> </text:span><text:span text:style-name="T50">utilizará</text:span><text:span text:style-name="T53"> </text:span><text:span text:style-name="T50">en</text:span><text:span text:style-name="T53"> </text:span><text:span text:style-name="T50">el</text:span><text:span text:style-name="T53"> </text:span><text:span text:style-name="T50">informe</text:span><text:span text:style-name="T53"> </text:span><text:span text:style-name="T50">de</text:span><text:span text:style-name="T53"> </text:span><text:span text:style-name="T50">resultados,</text:span><text:span text:style-name="T53"> </text:span><text:span text:style-name="T50">no</text:span><text:span text:style-name="T53"> </text:span><text:span text:style-name="T50">para</text:span><text:span text:style-name="T53"> </text:span><text:span text:style-name="T50">el</text:span><text:span text:style-name="T53"> </text:span><text:span text:style-name="T50">acceso.</text:span><text:span text:style-name="T53"> </text:span></text:p>
          </table:table-cell>
        </table:table-row>
        <table:table-row table:style-name="Taula15.1">
          <table:table-cell table:style-name="Taula15.A8" office:value-type="string">
            <text:p text:style-name="P57">Cuerpo</text:p>
          </table:table-cell>
          <table:table-cell table:style-name="Taula15.B8" office:value-type="string">
            <text:p text:style-name="P55">UnidadTitulo</text:p>
          </table:table-cell>
          <table:table-cell table:style-name="Taula15.C8" office:value-type="string">
            <text:p text:style-name="P56">Opcional</text:p>
          </table:table-cell>
          <table:table-cell table:style-name="Taula15.D8" office:value-type="string">
            <text:p text:style-name="P63"><text:span text:style-name="T50">Título</text:span><text:span text:style-name="T53"> </text:span><text:span text:style-name="T50">de</text:span><text:span text:style-name="T53"> </text:span><text:span text:style-name="T50">la</text:span><text:span text:style-name="T53"> </text:span><text:span text:style-name="T50">unidad.</text:span><text:span text:style-name="T59"> </text:span><text:span text:style-name="T61">Este</text:span><text:span text:style-name="T53"> </text:span><text:span text:style-name="T50">campo</text:span><text:span text:style-name="T53"> </text:span><text:span text:style-name="T50">sólo</text:span><text:span text:style-name="T53"> </text:span><text:span text:style-name="T50">se</text:span><text:span text:style-name="T53"> </text:span><text:span text:style-name="T56">envía</text:span><text:span text:style-name="T53"> </text:span><text:span text:style-name="T50">si</text:span><text:span text:style-name="T53"> </text:span><text:span text:style-name="T50">el</text:span><text:span text:style-name="T53"> </text:span><text:span text:style-name="T50">proveedor</text:span><text:span text:style-name="T53"> </text:span><text:span text:style-name="T50">de</text:span><text:span text:style-name="T53"> </text:span><text:span text:style-name="T50">contenidos</text:span><text:span text:style-name="T53"> </text:span><text:span text:style-name="T50">no</text:span><text:span text:style-name="T53"> </text:span><text:span text:style-name="T50">prove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El</text:span><text:span text:style-name="T53"> </text:span><text:span text:style-name="T50">valor</text:span><text:span text:style-name="T53"> </text:span><text:span text:style-name="T50">del</text:span><text:span text:style-name="T53"> </text:span><text:span text:style-name="T50">campo</text:span><text:span text:style-name="T53"> </text:span><text:span text:style-name="T50">sólo</text:span><text:span text:style-name="T53"> </text:span><text:span text:style-name="T50">se</text:span><text:span text:style-name="T53"> </text:span><text:span text:style-name="T50">utilizará</text:span><text:span text:style-name="T53"> </text:span><text:span text:style-name="T50">en</text:span><text:span text:style-name="T53"> </text:span><text:span text:style-name="T50">el</text:span><text:span text:style-name="T53"> </text:span><text:span text:style-name="T50">informe</text:span><text:span text:style-name="T53"> </text:span><text:span text:style-name="T50">de</text:span><text:span text:style-name="T53"> </text:span><text:span text:style-name="T50">resultados,</text:span><text:span text:style-name="T53"> </text:span><text:span text:style-name="T50">no</text:span><text:span text:style-name="T53"> </text:span><text:span text:style-name="T50">para</text:span><text:span text:style-name="T53"> </text:span><text:span text:style-name="T50">el</text:span><text:span text:style-name="T53"> </text:span><text:span text:style-name="T50">acceso.</text:span></text:p>
          </table:table-cell>
        </table:table-row>
        <table:table-row table:style-name="Taula15.1">
          <table:table-cell table:style-name="Taula15.A9" office:value-type="string">
            <text:p text:style-name="P57">Cuerpo</text:p>
          </table:table-cell>
          <table:table-cell table:style-name="Taula15.B9" office:value-type="string">
            <text:p text:style-name="P55">UnidadOrden</text:p>
          </table:table-cell>
          <table:table-cell table:style-name="Taula15.C9" office:value-type="string">
            <text:p text:style-name="P56">Opcional</text:p>
          </table:table-cell>
          <table:table-cell table:style-name="Taula15.D9" office:value-type="string">
            <text:p text:style-name="P63"><text:span text:style-name="T50">Orden</text:span><text:span text:style-name="T53"> </text:span><text:span text:style-name="T50">de</text:span><text:span text:style-name="T53"> </text:span><text:span text:style-name="T50">la</text:span><text:span text:style-name="T53"> </text:span><text:span text:style-name="T50">unidad</text:span><text:span text:style-name="T53"> </text:span><text:span text:style-name="T50">dentro</text:span><text:span text:style-name="T53"> </text:span><text:span text:style-name="T50">de</text:span><text:span text:style-name="T53"> </text:span><text:span text:style-name="T50">la</text:span><text:span text:style-name="T53"> </text:span><text:span text:style-name="T50">lista</text:span><text:span text:style-name="T53"> </text:span><text:span text:style-name="T50">de</text:span><text:span text:style-name="T53"> </text:span><text:span text:style-name="T50">unidades</text:span><text:span text:style-name="T53"> </text:span><text:span text:style-name="T50">del</text:span><text:span text:style-name="T53"> </text:span><text:span text:style-name="T50">libro.</text:span><text:span text:style-name="T53"> </text:span><text:span text:style-name="T50">Este</text:span><text:span text:style-name="T53"> </text:span><text:span text:style-name="T50">campo</text:span><text:span text:style-name="T53"> </text:span><text:span text:style-name="T50">sólo</text:span><text:span text:style-name="T53"> </text:span><text:span text:style-name="T50">se</text:span><text:span text:style-name="T53"> </text:span><text:span text:style-name="T50">completará</text:span><text:span text:style-name="T53"> </text:span><text:span text:style-name="T50">si</text:span><text:span text:style-name="T53"> </text:span><text:span text:style-name="T50">el</text:span><text:span text:style-name="T53"> </text:span><text:span text:style-name="T50">proveedor</text:span><text:span text:style-name="T53"> </text:span><text:span text:style-name="T50">de</text:span><text:span text:style-name="T53"> </text:span><text:span text:style-name="T50">contenidos</text:span><text:span text:style-name="T53"> </text:span><text:span text:style-name="T50">no</text:span><text:span text:style-name="T53"> </text:span><text:span text:style-name="T50">prove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El</text:span><text:span text:style-name="T53"> </text:span><text:span text:style-name="T50">valor</text:span><text:span text:style-name="T53"> </text:span><text:span text:style-name="T50">del</text:span><text:span text:style-name="T53"> </text:span><text:span text:style-name="T50">campo</text:span><text:span text:style-name="T53"> </text:span><text:span text:style-name="T50">sólo</text:span><text:span text:style-name="T53"> </text:span><text:span text:style-name="T50">se</text:span><text:span text:style-name="T53"> </text:span><text:span text:style-name="T50">utilizará</text:span><text:span text:style-name="T53"> </text:span><text:span text:style-name="T50">en</text:span><text:span text:style-name="T53"> </text:span><text:span text:style-name="T50">el</text:span><text:span text:style-name="T53"> </text:span><text:span text:style-name="T50">informe</text:span><text:span text:style-name="T53"> </text:span><text:span text:style-name="T50">de</text:span><text:span text:style-name="T53"> </text:span><text:span text:style-name="T50">resultados,</text:span><text:span text:style-name="T53"> </text:span><text:span text:style-name="T50">no</text:span><text:span text:style-name="T53"> </text:span><text:span text:style-name="T50">para</text:span><text:span text:style-name="T53"> </text:span><text:span text:style-name="T50">el</text:span><text:span text:style-name="T53"> </text:span><text:span text:style-name="T50">acceso.</text:span></text:p>
          </table:table-cell>
        </table:table-row>
        <table:table-row table:style-name="Taula15.1">
          <table:table-cell table:style-name="Taula15.A10" office:value-type="string">
            <text:p text:style-name="P57">Cuerpo</text:p>
          </table:table-cell>
          <table:table-cell table:style-name="Taula15.B10" office:value-type="string">
            <text:p text:style-name="P55">IdActividad</text:p>
          </table:table-cell>
          <table:table-cell table:style-name="Taula15.C10" office:value-type="string">
            <text:p text:style-name="P56">Opcional</text:p>
          </table:table-cell>
          <table:table-cell table:style-name="Taula15.D10" office:value-type="string">
            <text:p text:style-name="P63"><text:span text:style-name="T50">Identificador</text:span><text:span text:style-name="T53"> </text:span><text:span text:style-name="T50">de</text:span><text:span text:style-name="T53"> </text:span><text:span text:style-name="T50">la</text:span><text:span text:style-name="T53"> </text:span><text:span text:style-name="T50">actividad</text:span><text:span text:style-name="T53"> </text:span><text:span text:style-name="T50">de</text:span><text:span text:style-name="T53"> </text:span><text:span text:style-name="T50">la</text:span><text:span text:style-name="T53"> </text:span><text:span text:style-name="T50">que</text:span><text:span text:style-name="T53"> </text:span><text:span text:style-name="T50">se</text:span><text:span text:style-name="T53"> </text:span><text:span text:style-name="T50">informan</text:span><text:span text:style-name="T53"> </text:span><text:span text:style-name="T50">sus</text:span><text:span text:style-name="T53"> </text:span><text:span text:style-name="T50">resultados</text:span><text:span text:style-name="T53"> </text:span><text:span text:style-name="T50">y/o</text:span><text:span text:style-name="T53"> </text:span><text:span text:style-name="T50">detalles.</text:span><text:span text:style-name="T53"> </text:span><text:span text:style-name="T50">Si</text:span><text:span text:style-name="T53"> </text:span><text:span text:style-name="T50">el</text:span><text:span text:style-name="T53"> </text:span><text:span text:style-name="T50">EVA</text:span><text:span text:style-name="T53"> </text:span><text:span text:style-name="T50">recibe</text:span><text:span text:style-name="T53"> </text:span><text:span text:style-name="T50">un</text:span><text:span text:style-name="T53"> </text:span><text:span text:style-name="T50">identificador</text:span><text:span text:style-name="T53"> </text:span><text:span text:style-name="T50">de</text:span><text:span text:style-name="T53"> </text:span><text:span text:style-name="T50">actividad</text:span><text:span text:style-name="T53"> </text:span><text:span text:style-name="T50">que</text:span><text:span text:style-name="T53"> </text:span><text:span text:style-name="T50">no</text:span><text:span text:style-name="T53"> </text:span><text:span text:style-name="T50">dispone,</text:span><text:span text:style-name="T53"> </text:span><text:span text:style-name="T50">pueden</text:span><text:span text:style-name="T53"> </text:span><text:span text:style-name="T50">darse</text:span><text:span text:style-name="T53"> </text:span><text:span text:style-name="T50">dos</text:span><text:span text:style-name="T53"> </text:span><text:span text:style-name="T50">casos:</text:span><text:span text:style-name="T53"> </text:span><text:span text:style-name="T50">A)</text:span><text:span text:style-name="T53"> </text:span><text:span text:style-name="T50">Que</text:span><text:span text:style-name="T53"> </text:span><text:span text:style-name="T50">el</text:span><text:span text:style-name="T53"> </text:span><text:span text:style-name="T50">proveedor</text:span><text:span text:style-name="T53"> </text:span><text:span text:style-name="T50">de</text:span><text:span text:style-name="T53"> </text:span><text:span text:style-name="T50">contenidos</text:span><text:span text:style-name="T53"> </text:span><text:span text:style-name="T50">proporcion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la</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en</text:span><text:span text:style-name="T53"> </text:span><text:span text:style-name="T50">este</text:span><text:span text:style-name="T53"> </text:span><text:span text:style-name="T50">caso,</text:span><text:span text:style-name="T53"> </text:span><text:span text:style-name="T50">el</text:span><text:span text:style-name="T53"> </text:span><text:span text:style-name="T50">EVA</text:span><text:span text:style-name="T53"> </text:span><text:span text:style-name="T50">volverá</text:span><text:span text:style-name="T53"> </text:span><text:span text:style-name="T50">a</text:span><text:span text:style-name="T53"> </text:span><text:span text:style-name="T50">solicitar</text:span><text:span text:style-name="T53"> </text:span><text:span text:style-name="T50">la</text:span><text:span text:style-name="T53"> <text:s/></text:span><text:span text:style-name="T50">estructura</text:span><text:span text:style-name="T53"> </text:span><text:span text:style-name="T50">del</text:span><text:span text:style-name="T53"> </text:span><text:span text:style-name="T50">libro</text:span><text:span text:style-name="T53"> </text:span><text:span text:style-name="T50">para</text:span><text:span text:style-name="T53"> </text:span><text:span text:style-name="T50">actualizarla.</text:span><text:span text:style-name="T53"> </text:span><text:span text:style-name="T50">B)</text:span><text:span text:style-name="T53"> </text:span><text:span text:style-name="T50">Que</text:span><text:span text:style-name="T53"> </text:span><text:span text:style-name="T50">el</text:span><text:span text:style-name="T53"> </text:span><text:span text:style-name="T50">proveedor</text:span><text:span text:style-name="T53"> </text:span><text:span text:style-name="T50">del</text:span><text:span text:style-name="T53"> </text:span><text:span text:style-name="T50">contenido</text:span><text:span text:style-name="T53"> </text:span><text:span text:style-name="T50">no</text:span><text:span text:style-name="T53"> </text:span><text:span text:style-name="T50">proporcion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en</text:span><text:span text:style-name="T53"> </text:span><text:span text:style-name="T50">este</text:span><text:span text:style-name="T53"> </text:span><text:span text:style-name="T50">caso,</text:span><text:span text:style-name="T53"> </text:span><text:span text:style-name="T50">el</text:span><text:span text:style-name="T53"> </text:span><text:span text:style-name="T50">EVA</text:span><text:span text:style-name="T53"> </text:span><text:span text:style-name="T50">guardará</text:span><text:span text:style-name="T53"> </text:span><text:span text:style-name="T50">el</text:span><text:span text:style-name="T53"> </text:span><text:span text:style-name="T50">valor</text:span><text:span text:style-name="T53"> </text:span><text:span text:style-name="T50">y</text:span><text:span text:style-name="T53"> </text:span><text:span text:style-name="T50">lo</text:span><text:span text:style-name="T53"> </text:span><text:span text:style-name="T56">utilizará</text:span><text:span text:style-name="T53"> </text:span><text:span text:style-name="T50">en</text:span><text:span text:style-name="T53"> </text:span><text:span text:style-name="T50">el</text:span><text:span text:style-name="T53"> </text:span><text:span text:style-name="T50">informe</text:span><text:span text:style-name="T53"> </text:span><text:span text:style-name="T50">de</text:span><text:span text:style-name="T53"> </text:span><text:span text:style-name="T50">resultados,</text:span><text:span text:style-name="T53"> </text:span><text:span text:style-name="T50">no</text:span><text:span text:style-name="T53"> </text:span><text:span text:style-name="T50">para</text:span><text:span text:style-name="T53"> </text:span><text:span text:style-name="T50">el</text:span><text:span text:style-name="T53"> </text:span><text:span text:style-name="T50">acceso.</text:span><text:span text:style-name="T53"> </text:span><text:span text:style-name="T50">Si</text:span><text:span text:style-name="T53"> </text:span><text:span text:style-name="T50">se</text:span><text:span text:style-name="T53"> </text:span><text:span text:style-name="T56">envía</text:span><text:span text:style-name="T53"> </text:span><text:span text:style-name="T50">este</text:span><text:span text:style-name="T53"> </text:span><text:span text:style-name="T50">campo</text:span><text:span text:style-name="T53"> </text:span><text:span text:style-name="T50">también</text:span><text:span text:style-name="T53"> </text:span><text:span text:style-name="T50">se</text:span><text:span text:style-name="T53"> </text:span><text:span text:style-name="T50">ha</text:span><text:span text:style-name="T53"> </text:span><text:span text:style-name="T50">de</text:span><text:span text:style-name="T53"> </text:span><text:span text:style-name="T50">enviar</text:span><text:span text:style-name="T53"> </text:span><text:span text:style-name="T50">el</text:span><text:span text:style-name="T53"> </text:span><text:span text:style-name="T50">campo</text:span><text:span text:style-name="T53"> </text:span><text:span text:style-name="T50">IdUnidad.</text:span></text:p>
          </table:table-cell>
        </table:table-row>
        <table:table-row table:style-name="Taula15.1">
          <table:table-cell table:style-name="Taula15.A11" office:value-type="string">
            <text:p text:style-name="P57">Cuerpo</text:p>
          </table:table-cell>
          <table:table-cell table:style-name="Taula15.B11" office:value-type="string">
            <text:p text:style-name="P55">ActividadTitulo</text:p>
          </table:table-cell>
          <table:table-cell table:style-name="Taula15.C11" office:value-type="string">
            <text:p text:style-name="P56">Opcional</text:p>
          </table:table-cell>
          <table:table-cell table:style-name="Taula15.D11" office:value-type="string">
            <text:p text:style-name="P63"><text:span text:style-name="T50">Título</text:span><text:span text:style-name="T53"> </text:span><text:span text:style-name="T50">de</text:span><text:span text:style-name="T53"> </text:span><text:span text:style-name="T50">la</text:span><text:span text:style-name="T53"> </text:span><text:span text:style-name="T50">actividad.</text:span><text:span text:style-name="T53"> </text:span><text:span text:style-name="T50">Este</text:span><text:span text:style-name="T53"> </text:span><text:span text:style-name="T50">campo</text:span><text:span text:style-name="T53"> </text:span><text:span text:style-name="T50">sólo</text:span><text:span text:style-name="T53"> </text:span><text:span text:style-name="T50">se</text:span><text:span text:style-name="T53"> </text:span><text:span text:style-name="T56">envía</text:span><text:span text:style-name="T53"> </text:span><text:span text:style-name="T50">si</text:span><text:span text:style-name="T53"> </text:span><text:span text:style-name="T50">el</text:span><text:span text:style-name="T53"> </text:span><text:span text:style-name="T50">proveedor</text:span><text:span text:style-name="T53"> </text:span><text:span text:style-name="T50">de</text:span><text:span text:style-name="T53"> </text:span><text:span text:style-name="T50">contenidos</text:span><text:span text:style-name="T53"> </text:span><text:span text:style-name="T50">no</text:span><text:span text:style-name="T53"> </text:span><text:span text:style-name="T50">proporciona</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El</text:span><text:span text:style-name="T53"> </text:span><text:span text:style-name="T50">valor</text:span><text:span text:style-name="T53"> </text:span><text:span text:style-name="T50">del</text:span><text:span text:style-name="T53"> </text:span><text:span text:style-name="T50">campo</text:span><text:span text:style-name="T53"> </text:span><text:span text:style-name="T50">sólo</text:span><text:span text:style-name="T53"> </text:span><text:span text:style-name="T50">se</text:span><text:span text:style-name="T53"> </text:span><text:span text:style-name="T50">utilizará</text:span><text:span text:style-name="T53"> </text:span><text:span text:style-name="T50">en</text:span><text:span text:style-name="T53"> </text:span><text:span text:style-name="T50">el</text:span><text:span text:style-name="T53"> </text:span><text:span text:style-name="T50">informe</text:span><text:span text:style-name="T53"> </text:span><text:span text:style-name="T50">de</text:span><text:span text:style-name="T53"> </text:span><text:span text:style-name="T50">resultados,</text:span><text:span text:style-name="T53"> </text:span><text:span text:style-name="T50">no</text:span><text:span text:style-name="T53"> </text:span><text:span text:style-name="T50">para</text:span><text:span text:style-name="T53"> </text:span><text:span text:style-name="T50">el</text:span><text:span text:style-name="T53"> </text:span><text:span text:style-name="T50">acceso.</text:span></text:p>
          </table:table-cell>
        </table:table-row>
        <table:table-row table:style-name="Taula15.1">
          <table:table-cell table:style-name="Taula15.A12" office:value-type="string">
            <text:p text:style-name="P57">Cuerpo</text:p>
          </table:table-cell>
          <table:table-cell table:style-name="Taula15.B12" office:value-type="string">
            <text:p text:style-name="P55">ActivitadOrden</text:p>
          </table:table-cell>
          <table:table-cell table:style-name="Taula15.C12" office:value-type="string">
            <text:p text:style-name="P56">Opcional</text:p>
          </table:table-cell>
          <table:table-cell table:style-name="Taula15.D12" office:value-type="string">
            <text:p text:style-name="P63"><text:span text:style-name="T50">Orden</text:span><text:span text:style-name="T53"> </text:span><text:span text:style-name="T50">de</text:span><text:span text:style-name="T53"> </text:span><text:span text:style-name="T50">la</text:span><text:span text:style-name="T53"> </text:span><text:span text:style-name="T50">actividad</text:span><text:span text:style-name="T53"> </text:span><text:span text:style-name="T50">dentro</text:span><text:span text:style-name="T53"> </text:span><text:span text:style-name="T50">de</text:span><text:span text:style-name="T53"> </text:span><text:span text:style-name="T50">la</text:span><text:span text:style-name="T53"> </text:span><text:span text:style-name="T50">lista</text:span><text:span text:style-name="T53"> </text:span><text:span text:style-name="T50">de</text:span><text:span text:style-name="T53"> </text:span><text:span text:style-name="T50">actividades</text:span><text:span text:style-name="T53"> </text:span><text:span text:style-name="T50">de</text:span><text:span text:style-name="T53"> </text:span><text:span text:style-name="T50">una</text:span><text:span text:style-name="T53"> </text:span><text:span text:style-name="T50">unidad</text:span><text:span text:style-name="T53"> </text:span><text:span text:style-name="T50">del</text:span><text:span text:style-name="T53"> </text:span><text:span text:style-name="T50">libro.</text:span><text:span text:style-name="T53"> </text:span><text:span text:style-name="T50">Este</text:span><text:span text:style-name="T53"> </text:span><text:span text:style-name="T50">campo</text:span><text:span text:style-name="T53"> </text:span><text:span text:style-name="T50">sólo</text:span><text:span text:style-name="T53"> </text:span><text:span text:style-name="T50">se</text:span><text:span text:style-name="T53"> </text:span><text:span text:style-name="T58">envía</text:span><text:span text:style-name="T53"> </text:span><text:span text:style-name="T50">si</text:span><text:span text:style-name="T53"> </text:span><text:span text:style-name="T50">el</text:span><text:span text:style-name="T53"> </text:span><text:span text:style-name="T50">proveedor</text:span><text:span text:style-name="T53"> </text:span><text:span text:style-name="T50">de</text:span><text:span text:style-name="T53"> </text:span><text:span text:style-name="T50">contenidos</text:span><text:span text:style-name="T53"> </text:span><text:span text:style-name="T50">no</text:span><text:span text:style-name="T53"> </text:span><text:span text:style-name="T50">provee</text:span><text:span text:style-name="T53"> </text:span><text:span text:style-name="T50">el</text:span><text:span text:style-name="T53"> </text:span><text:span text:style-name="T50">servicio</text:span><text:span text:style-name="T53"> </text:span><text:span text:style-name="T50">web</text:span><text:span text:style-name="T53"> </text:span><text:span text:style-name="T50">de</text:span><text:span text:style-name="T53"> </text:span><text:span text:style-name="T50">estructura</text:span><text:span text:style-name="T53"> </text:span><text:span text:style-name="T50">del</text:span><text:span text:style-name="T53"> </text:span><text:span text:style-name="T50">libro.</text:span><text:span text:style-name="T53"> </text:span><text:span text:style-name="T50">El</text:span><text:span text:style-name="T53"> </text:span><text:span text:style-name="T50">valor</text:span><text:span text:style-name="T53"> </text:span><text:span text:style-name="T50">del</text:span><text:span text:style-name="T53"> </text:span><text:span text:style-name="T50">campo</text:span><text:span text:style-name="T53"> </text:span><text:span text:style-name="T50">sólo</text:span><text:span text:style-name="T53"> </text:span><text:soft-page-break/><text:span text:style-name="T50">se</text:span><text:span text:style-name="T53"> </text:span><text:span text:style-name="T50">utilizará</text:span><text:span text:style-name="T53"> </text:span><text:span text:style-name="T50">en</text:span><text:span text:style-name="T53"> </text:span><text:span text:style-name="T50">el</text:span><text:span text:style-name="T53"> </text:span><text:span text:style-name="T50">informe</text:span><text:span text:style-name="T53"> </text:span><text:span text:style-name="T50">de</text:span><text:span text:style-name="T53"> </text:span><text:span text:style-name="T50">resultados,</text:span><text:span text:style-name="T53"> </text:span><text:span text:style-name="T50">no</text:span><text:span text:style-name="T53"> </text:span><text:span text:style-name="T50">para</text:span><text:span text:style-name="T53"> </text:span><text:span text:style-name="T50">el</text:span><text:span text:style-name="T53"> </text:span><text:span text:style-name="T50">acceso.</text:span></text:p>
          </table:table-cell>
        </table:table-row>
        <table:table-row table:style-name="Taula15.1">
          <table:table-cell table:style-name="Taula15.A13" office:value-type="string">
            <text:p text:style-name="P57">Cuerpo</text:p>
          </table:table-cell>
          <table:table-cell table:style-name="Taula15.B13" office:value-type="string">
            <text:p text:style-name="P55">ForzarGuardar</text:p>
          </table:table-cell>
          <table:table-cell table:style-name="Taula15.C13" office:value-type="string">
            <text:p text:style-name="P56">Opcional</text:p>
          </table:table-cell>
          <table:table-cell table:style-name="Taula15.D13" office:value-type="string">
            <text:p text:style-name="P60">Valor entero para indicar si a la hora de guardar los datos se ha de comprobar si la actividad/unidad especificadas en los resultados se encuentran dentro del árbol del contenido especificado en el LMS.</text:p>
            <text:p text:style-name="P60">Si ForzarGuardar=1, el resultado se guardará siempre (no se hará ninguna comprobación). En cambio, si ForzarGuardar es 0 o bien si este parámetro es nulo, el sistema realizará una comprobación para asegurarse de que únicamente se guardan los resultados que <text:span text:style-name="T77">dependan</text:span> del árbol del contenido especificado en el LMS.</text:p>
            <text:p text:style-name="P60">Es recomendable utilizar el parámetro ForzarGuardar con el valor 1 cuando se quiere permitir a un usuario/a la navegación dentro del libro, sea cual sea la actividad/unidad inicial a la que haya accedido, y se quiere garantizar que los resultados no se pierden.</text:p>
          </table:table-cell>
        </table:table-row>
        <table:table-row table:style-name="Taula15.1">
          <table:table-cell table:style-name="Taula15.A14" office:value-type="string">
            <text:p text:style-name="P57">Cuerpo</text:p>
          </table:table-cell>
          <table:table-cell table:style-name="Taula15.B14" office:value-type="string">
            <text:p text:style-name="P55">Resultado</text:p>
          </table:table-cell>
          <table:table-cell table:style-name="Taula15.C14" office:value-type="string">
            <text:p text:style-name="P56">Opcional</text:p>
          </table:table-cell>
          <table:table-cell table:style-name="Taula15.D14" office:value-type="string">
            <text:p text:style-name="P63"><text:span text:style-name="T50">Resultados</text:span><text:span text:style-name="T53"> </text:span><text:span text:style-name="T50">de</text:span><text:span text:style-name="T53"> </text:span><text:span text:style-name="T50">la</text:span><text:span text:style-name="T53"> </text:span><text:span text:style-name="T50">actividad,</text:span><text:span text:style-name="T53"> </text:span><text:span text:style-name="T50">unidad</text:span><text:span text:style-name="T53"> </text:span><text:span text:style-name="T50">o</text:span><text:span text:style-name="T53"> </text:span><text:span text:style-name="T50">libro</text:span><text:span text:style-name="T53"> </text:span><text:span text:style-name="T50">según</text:span><text:span text:style-name="T53"> </text:span><text:span text:style-name="T50">lo</text:span><text:span text:style-name="T53"> </text:span><text:span text:style-name="T50">que</text:span><text:span text:style-name="T53"> </text:span><text:span text:style-name="T50">se</text:span><text:span text:style-name="T53"> </text:span><text:span text:style-name="T50">haya</text:span><text:span text:style-name="T53"> </text:span><text:span text:style-name="T50">especificado</text:span><text:span text:style-name="T53"> </text:span><text:span text:style-name="T50">en</text:span><text:span text:style-name="T53"> </text:span><text:span text:style-name="T50">los</text:span><text:span text:style-name="T53"> </text:span><text:span text:style-name="T50">campos</text:span><text:span text:style-name="T53"> </text:span><text:span text:style-name="T50">idUnidad</text:span><text:span text:style-name="T53"> </text:span><text:span text:style-name="T50">y</text:span><text:span text:style-name="T53"> </text:span><text:span text:style-name="T50">idActividad.</text:span></text:p>
          </table:table-cell>
        </table:table-row>
        <table:table-row table:style-name="Taula15.1">
          <table:table-cell table:style-name="Taula15.A15" office:value-type="string">
            <text:p text:style-name="P57">Cuerpo</text:p>
          </table:table-cell>
          <table:table-cell table:style-name="Taula15.B15" office:value-type="string">
            <text:p text:style-name="P55">Detalles</text:p>
          </table:table-cell>
          <table:table-cell table:style-name="Taula15.C15" office:value-type="string">
            <text:p text:style-name="P56">Opcional</text:p>
          </table:table-cell>
          <table:table-cell table:style-name="Taula15.D15" office:value-type="string">
            <text:p text:style-name="P63"><text:span text:style-name="T50">Detalles</text:span><text:span text:style-name="T53"> </text:span><text:span text:style-name="T50">de</text:span><text:span text:style-name="T53"> </text:span><text:span text:style-name="T50">la</text:span><text:span text:style-name="T53"> </text:span><text:span text:style-name="T50">actividad,</text:span><text:span text:style-name="T53"> </text:span><text:span text:style-name="T50">unidad</text:span><text:span text:style-name="T53"> </text:span><text:span text:style-name="T50">o</text:span><text:span text:style-name="T53"> </text:span><text:span text:style-name="T50">libro</text:span><text:span text:style-name="T53"> </text:span><text:span text:style-name="T50">según</text:span><text:span text:style-name="T53"> </text:span><text:span text:style-name="T50">lo</text:span><text:span text:style-name="T53"> </text:span><text:span text:style-name="T50">que</text:span><text:span text:style-name="T53"> </text:span><text:span text:style-name="T50">se</text:span><text:span text:style-name="T53"> </text:span><text:span text:style-name="T50">haya</text:span><text:span text:style-name="T53"> </text:span><text:span text:style-name="T50">especificado</text:span><text:span text:style-name="T53"> </text:span><text:span text:style-name="T50">en</text:span><text:span text:style-name="T53"> </text:span><text:span text:style-name="T50">los</text:span><text:span text:style-name="T53"> </text:span><text:span text:style-name="T50">campos</text:span><text:span text:style-name="T53"> </text:span><text:span text:style-name="T50">idUnidad</text:span><text:span text:style-name="T53"> </text:span><text:span text:style-name="T50">y</text:span><text:span text:style-name="T53"> </text:span><text:span text:style-name="T50">idActividad.</text:span></text:p>
          </table:table-cell>
        </table:table-row>
        <table:table-row table:style-name="Taula15.1">
          <table:table-cell table:style-name="Taula15.A16" office:value-type="string">
            <text:p text:style-name="P57">Cuerpo</text:p>
          </table:table-cell>
          <table:table-cell table:style-name="Taula15.B16" office:value-type="string">
            <text:p text:style-name="P55">SumaPesos</text:p>
          </table:table-cell>
          <table:table-cell table:style-name="Taula15.C16" office:value-type="string">
            <text:p text:style-name="P56">Opcional</text:p>
          </table:table-cell>
          <table:table-cell table:style-name="Taula15.D16" office:value-type="string">
            <text:p text:style-name="P63"><text:span text:style-name="T50">En</text:span><text:span text:style-name="T53"> </text:span><text:span text:style-name="T50">el</text:span><text:span text:style-name="T53"> </text:span><text:span text:style-name="T50">caso</text:span><text:span text:style-name="T53"> </text:span><text:span text:style-name="T50">de</text:span><text:span text:style-name="T53"> </text:span><text:span text:style-name="T50">que</text:span><text:span text:style-name="T53"> </text:span><text:span text:style-name="T50">se</text:span><text:span text:style-name="T53"> </text:span><text:span text:style-name="T50">especifiquen</text:span><text:span text:style-name="T53"> </text:span><text:span text:style-name="T50">detalles,</text:span><text:span text:style-name="T53"> </text:span><text:span text:style-name="T50">este</text:span><text:span text:style-name="T53"> </text:span><text:span text:style-name="T50">campo</text:span><text:span text:style-name="T53"> </text:span><text:span text:style-name="T50">indica</text:span><text:span text:style-name="T53"> </text:span><text:span text:style-name="T50">la</text:span><text:span text:style-name="T53"> </text:span><text:span text:style-name="T50">suma</text:span><text:span text:style-name="T53"> </text:span><text:span text:style-name="T50">de</text:span><text:span text:style-name="T53"> </text:span><text:span text:style-name="T50">todos</text:span><text:span text:style-name="T53"> </text:span><text:span text:style-name="T50">los</text:span><text:span text:style-name="T53"> </text:span><text:span text:style-name="T50">pesos</text:span><text:span text:style-name="T53"> </text:span><text:span text:style-name="T50">de</text:span><text:span text:style-name="T53"> </text:span><text:span text:style-name="T50">los</text:span><text:span text:style-name="T53"> </text:span><text:span text:style-name="T50">detalles.</text:span><text:span text:style-name="T59"> </text:span><text:span text:style-name="T50">El</text:span><text:span text:style-name="T53"> </text:span><text:span text:style-name="T50">valor</text:span><text:span text:style-name="T53"> </text:span><text:span text:style-name="T50">por</text:span><text:span text:style-name="T53"> </text:span><text:span text:style-name="T50">defecto</text:span><text:span text:style-name="T53"> </text:span><text:span text:style-name="T50">es</text:span><text:span text:style-name="T53"> </text:span><text:span text:style-name="T50">100.</text:span></text:p>
          </table:table-cell>
        </table:table-row>
      </table:table>
      <text:p text:style-name="P15"/>
      <text:p text:style-name="P15"><text:span text:style-name="T24">Resultado</text:span><text:span text:style-name="T1"> </text:span><text:span text:style-name="T12">e</text:span>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52">Lugar</text:p>
            </table:table-cell>
            <table:table-cell table:style-name="Taula16.A1" office:value-type="string">
              <text:p text:style-name="P52">Nombre</text:p>
            </table:table-cell>
            <table:table-cell table:style-name="Taula16.A1" office:value-type="string">
              <text:p text:style-name="P52">Tipo</text:p>
            </table:table-cell>
            <table:table-cell table:style-name="Taula16.D1" office:value-type="string">
              <text:p text:style-name="P52">Descripción</text:p>
            </table:table-cell>
          </table:table-row>
        </table:table-header-rows>
        <table:table-row table:style-name="Taula16.2">
          <table:table-cell table:style-name="Taula16.A2" office:value-type="string">
            <text:p text:style-name="P62"><text:span text:style-name="T50">Cuerpo</text:span><text:span text:style-name="T53"> </text:span></text:p>
          </table:table-cell>
          <table:table-cell table:style-name="Taula16.B2" office:value-type="string">
            <text:p text:style-name="P55">FechaHoraInicio</text:p>
          </table:table-cell>
          <table:table-cell table:style-name="Taula16.C2" office:value-type="string">
            <text:p text:style-name="P56">Opcional</text:p>
          </table:table-cell>
          <table:table-cell table:style-name="Taula16.D2" office:value-type="string">
            <text:p text:style-name="P63"><text:span text:style-name="T50">Fecha</text:span><text:span text:style-name="T53"> </text:span><text:span text:style-name="T50">y</text:span><text:span text:style-name="T53"> </text:span><text:span text:style-name="T50">hora</text:span><text:span text:style-name="T53"> </text:span><text:span text:style-name="T50">en</text:span><text:span text:style-name="T53"> </text:span><text:span text:style-name="T50">la</text:span><text:span text:style-name="T53"> </text:span><text:span text:style-name="T50">que</text:span><text:span text:style-name="T53"> </text:span><text:span text:style-name="T50">el</text:span><text:span text:style-name="T53"> </text:span><text:span text:style-name="T50">alumno</text:span><text:span text:style-name="T53"> </text:span><text:span text:style-name="T50">empieza</text:span><text:span text:style-name="T53"> </text:span><text:span text:style-name="T50">la</text:span><text:span text:style-name="T53"> </text:span><text:span text:style-name="T50">actividad</text:span><text:span text:style-name="T53"> </text:span><text:span text:style-name="T50">(o</text:span><text:span text:style-name="T53"> </text:span><text:span text:style-name="T50">unidad).</text:span></text:p>
          </table:table-cell>
        </table:table-row>
        <table:table-row table:style-name="Taula16.1">
          <table:table-cell table:style-name="Taula16.A3" office:value-type="string">
            <text:p text:style-name="P57">Cuerpo</text:p>
          </table:table-cell>
          <table:table-cell table:style-name="Taula16.B3" office:value-type="string">
            <text:p text:style-name="P55">Duracion</text:p>
          </table:table-cell>
          <table:table-cell table:style-name="Taula16.C3" office:value-type="string">
            <text:p text:style-name="P56">Opcional</text:p>
          </table:table-cell>
          <table:table-cell table:style-name="Taula16.D3" office:value-type="string">
            <text:p text:style-name="P63"><text:span text:style-name="T50">Tiempo</text:span><text:span text:style-name="T53"> </text:span><text:span text:style-name="T50">que</text:span><text:span text:style-name="T53"> </text:span><text:span text:style-name="T50">ha</text:span><text:span text:style-name="T53"> </text:span><text:span text:style-name="T50">invertido</text:span><text:span text:style-name="T53"> </text:span><text:span text:style-name="T50">el</text:span><text:span text:style-name="T53"> </text:span><text:span text:style-name="T50">alumno</text:span><text:span text:style-name="T53"> </text:span><text:span text:style-name="T50">en</text:span><text:span text:style-name="T53"> </text:span><text:span text:style-name="T50">la</text:span><text:span text:style-name="T53"> </text:span><text:span text:style-name="T50">actividad</text:span><text:span text:style-name="T53"> </text:span><text:span text:style-name="T50">(o</text:span><text:span text:style-name="T53"> </text:span><text:span text:style-name="T50">unidad).</text:span></text:p>
          </table:table-cell>
        </table:table-row>
        <table:table-row table:style-name="Taula16.1">
          <table:table-cell table:style-name="Taula16.A4" office:value-type="string">
            <text:p text:style-name="P57">Cuerpo</text:p>
          </table:table-cell>
          <table:table-cell table:style-name="Taula16.B4" office:value-type="string">
            <text:p text:style-name="P55">MaxDuración</text:p>
          </table:table-cell>
          <table:table-cell table:style-name="Taula16.C4" office:value-type="string">
            <text:p text:style-name="P56">Opcional</text:p>
          </table:table-cell>
          <table:table-cell table:style-name="Taula16.D4" office:value-type="string">
            <text:p text:style-name="P63"><text:span text:style-name="T50">Tiempo</text:span><text:span text:style-name="T53"> </text:span><text:span text:style-name="T50">máximo</text:span><text:span text:style-name="T53"> </text:span><text:span text:style-name="T50">que</text:span><text:span text:style-name="T53"> </text:span><text:span text:style-name="T50">puede</text:span><text:span text:style-name="T53"> </text:span><text:span text:style-name="T50">invertir</text:span><text:span text:style-name="T53"> </text:span><text:span text:style-name="T50">el</text:span><text:span text:style-name="T53"> </text:span><text:span text:style-name="T50">alumno</text:span><text:span text:style-name="T53"> </text:span><text:span text:style-name="T50">en</text:span><text:span text:style-name="T53"> </text:span><text:span text:style-name="T50">la</text:span><text:span text:style-name="T53"> </text:span><text:span text:style-name="T50">actividad</text:span><text:span text:style-name="T53"> </text:span><text:span text:style-name="T50">(o</text:span><text:span text:style-name="T53"> </text:span><text:span text:style-name="T50">unidad).</text:span></text:p>
          </table:table-cell>
        </table:table-row>
        <table:table-row table:style-name="Taula16.1">
          <table:table-cell table:style-name="Taula16.A5" office:value-type="string">
            <text:p text:style-name="P57">Cuerpo</text:p>
          </table:table-cell>
          <table:table-cell table:style-name="Taula16.B5" office:value-type="string">
            <text:p text:style-name="P55">MinCalificacion</text:p>
          </table:table-cell>
          <table:table-cell table:style-name="Taula16.C5" office:value-type="string">
            <text:p text:style-name="P56">Opcional</text:p>
          </table:table-cell>
          <table:table-cell table:style-name="Taula16.D5" office:value-type="string">
            <text:p text:style-name="P63"><text:span text:style-name="T50">Valor</text:span><text:span text:style-name="T53"> </text:span><text:span text:style-name="T50">mínimo</text:span><text:span text:style-name="T53"> </text:span><text:span text:style-name="T50">del</text:span><text:span text:style-name="T53"> </text:span><text:span text:style-name="T50">rango</text:span><text:span text:style-name="T53"> </text:span><text:span text:style-name="T50">de</text:span><text:span text:style-name="T53"> </text:span><text:span text:style-name="T50">la</text:span><text:span text:style-name="T53"> </text:span><text:span text:style-name="T50">calificación.</text:span><text:span text:style-name="T53"> </text:span><text:span text:style-name="T50">Su</text:span><text:span text:style-name="T53"> </text:span><text:span text:style-name="T50">valor</text:span><text:span text:style-name="T53"> </text:span><text:span text:style-name="T50">por</text:span><text:span text:style-name="T53"> </text:span><text:span text:style-name="T50">defecto</text:span><text:span text:style-name="T53"> </text:span><text:span text:style-name="T50">es</text:span><text:span text:style-name="T53"> </text:span><text:span text:style-name="T50">0.</text:span><text:span text:style-name="T53"> </text:span></text:p>
          </table:table-cell>
        </table:table-row>
        <table:table-row table:style-name="Taula16.1">
          <table:table-cell table:style-name="Taula16.A6" office:value-type="string">
            <text:p text:style-name="P57">Cuerpo</text:p>
          </table:table-cell>
          <table:table-cell table:style-name="Taula16.B6" office:value-type="string">
            <text:p text:style-name="P55">Calificacion</text:p>
          </table:table-cell>
          <table:table-cell table:style-name="Taula16.C6" office:value-type="string">
            <text:p text:style-name="P56">Opcional</text:p>
          </table:table-cell>
          <table:table-cell table:style-name="Taula16.D6" office:value-type="string">
            <text:p text:style-name="P63"><text:span text:style-name="T50">Valor</text:span><text:span text:style-name="T53"> </text:span><text:span text:style-name="T50">de</text:span><text:span text:style-name="T53"> </text:span><text:span text:style-name="T50">la</text:span><text:span text:style-name="T53"> </text:span><text:span text:style-name="T56">calificación</text:span><text:span text:style-name="T50">.</text:span><text:span text:style-name="T53"> </text:span><text:span text:style-name="T50">Su</text:span><text:span text:style-name="T53"> </text:span><text:span text:style-name="T50">rango</text:span><text:span text:style-name="T53"> </text:span><text:span text:style-name="T50">de</text:span><text:span text:style-name="T53"> </text:span><text:span text:style-name="T50">valores</text:span><text:span text:style-name="T53"> </text:span><text:span text:style-name="T50">viene</text:span><text:span text:style-name="T53"> </text:span><text:span text:style-name="T50">dado</text:span><text:span text:style-name="T53"> </text:span><text:span text:style-name="T50">por</text:span><text:span text:style-name="T53"> </text:span><text:span text:style-name="T50">los</text:span><text:span text:style-name="T53"> </text:span><text:span text:style-name="T50">campos</text:span><text:span text:style-name="T53"> </text:span><text:span text:style-name="T50">MinCalificacion</text:span><text:span text:style-name="T53"> </text:span><text:span text:style-name="T50">y</text:span><text:span text:style-name="T53"> </text:span><text:span text:style-name="T50">MaxCalificación.</text:span></text:p>
          </table:table-cell>
        </table:table-row>
        <table:table-row table:style-name="Taula16.1">
          <table:table-cell table:style-name="Taula16.A7" office:value-type="string">
            <text:p text:style-name="P57">Cuerpo</text:p>
          </table:table-cell>
          <table:table-cell table:style-name="Taula16.B7" office:value-type="string">
            <text:p text:style-name="P55">MaxCalificacion</text:p>
          </table:table-cell>
          <table:table-cell table:style-name="Taula16.C7" office:value-type="string">
            <text:p text:style-name="P56">Opcional</text:p>
          </table:table-cell>
          <table:table-cell table:style-name="Taula16.D7" office:value-type="string">
            <text:p text:style-name="P63"><text:span text:style-name="T50">Valor</text:span><text:span text:style-name="T53"> </text:span><text:span text:style-name="T50">máximo</text:span><text:span text:style-name="T53"> </text:span><text:span text:style-name="T50">del</text:span><text:span text:style-name="T53"> </text:span><text:span text:style-name="T50">rango</text:span><text:span text:style-name="T53"> </text:span><text:span text:style-name="T50">de</text:span><text:span text:style-name="T53"> </text:span><text:span text:style-name="T50">la</text:span><text:span text:style-name="T53"> </text:span><text:span text:style-name="T50">calificación.</text:span><text:span text:style-name="T53"> </text:span><text:span text:style-name="T50">Su</text:span><text:span text:style-name="T53"> </text:span><text:span text:style-name="T50">valor</text:span><text:span text:style-name="T53"> </text:span><text:span text:style-name="T50">por</text:span><text:span text:style-name="T53"> </text:span><text:span text:style-name="T50">defecto</text:span><text:span text:style-name="T53"> </text:span><text:span text:style-name="T50">es</text:span><text:span text:style-name="T53"> </text:span><text:span text:style-name="T50">100.</text:span></text:p>
          </table:table-cell>
        </table:table-row>
        <table:table-row table:style-name="Taula16.1">
          <table:table-cell table:style-name="Taula16.A8" office:value-type="string">
            <text:p text:style-name="P57">Cuerpo</text:p>
          </table:table-cell>
          <table:table-cell table:style-name="Taula16.B8" office:value-type="string">
            <text:p text:style-name="P55">Intentos</text:p>
          </table:table-cell>
          <table:table-cell table:style-name="Taula16.C8" office:value-type="string">
            <text:p text:style-name="P56">Opcional</text:p>
          </table:table-cell>
          <table:table-cell table:style-name="Taula16.D8" office:value-type="string">
            <text:p text:style-name="P63"><text:span text:style-name="T50">Número</text:span><text:span text:style-name="T53"> </text:span><text:span text:style-name="T50">del</text:span><text:span text:style-name="T53"> </text:span><text:span text:style-name="T50">intento</text:span><text:span text:style-name="T53"> </text:span><text:span text:style-name="T50">de</text:span><text:span text:style-name="T53"> </text:span><text:span text:style-name="T50">estos</text:span><text:span text:style-name="T53"> </text:span><text:span text:style-name="T50">resultados</text:span><text:span text:style-name="T53"> </text:span><text:span text:style-name="T50">que</text:span><text:span text:style-name="T53"> </text:span><text:soft-page-break/><text:span text:style-name="T50">se</text:span><text:span text:style-name="T53"> </text:span><text:span text:style-name="T50">envían.</text:span><text:span text:style-name="T53"> </text:span><text:span text:style-name="T50">Por</text:span><text:span text:style-name="T53"> </text:span><text:span text:style-name="T50">defecto</text:span><text:span text:style-name="T53"> </text:span><text:span text:style-name="T50">vale</text:span><text:span text:style-name="T53"> </text:span><text:span text:style-name="T50">1.</text:span></text:p>
          </table:table-cell>
        </table:table-row>
        <table:table-row table:style-name="Taula16.1">
          <table:table-cell table:style-name="Taula16.A9" office:value-type="string">
            <text:p text:style-name="P57">Cuerpo</text:p>
          </table:table-cell>
          <table:table-cell table:style-name="Taula16.B9" office:value-type="string">
            <text:p text:style-name="P55">MaxIntentos</text:p>
          </table:table-cell>
          <table:table-cell table:style-name="Taula16.C9" office:value-type="string">
            <text:p text:style-name="P56">Opcional</text:p>
          </table:table-cell>
          <table:table-cell table:style-name="Taula16.D9" office:value-type="string">
            <text:p text:style-name="P63"><text:span text:style-name="T50">Número</text:span><text:span text:style-name="T53"> </text:span><text:span text:style-name="T50">máximo</text:span><text:span text:style-name="T53"> </text:span><text:span text:style-name="T50">de</text:span><text:span text:style-name="T53"> </text:span><text:span text:style-name="T50">intentos</text:span><text:span text:style-name="T53"> </text:span><text:span text:style-name="T50">permitidos</text:span><text:span text:style-name="T53"> </text:span><text:span text:style-name="T50">para</text:span><text:span text:style-name="T53"> </text:span><text:span text:style-name="T50">hacer</text:span><text:span text:style-name="T53"> </text:span><text:span text:style-name="T50">esta</text:span><text:span text:style-name="T53"> </text:span><text:span text:style-name="T50">actividad</text:span><text:span text:style-name="T53"> </text:span><text:span text:style-name="T50">o</text:span><text:span text:style-name="T53"> </text:span><text:span text:style-name="T50">unidad.</text:span><text:span text:style-name="T53"> </text:span><text:span text:style-name="T50">Por</text:span><text:span text:style-name="T53"> </text:span><text:span text:style-name="T50">defecto</text:span><text:span text:style-name="T53"> </text:span><text:span text:style-name="T50">vale</text:span><text:span text:style-name="T53"> </text:span><text:span text:style-name="T50">1.</text:span></text:p>
          </table:table-cell>
        </table:table-row>
        <table:table-row table:style-name="Taula16.1">
          <table:table-cell table:style-name="Taula16.A10" office:value-type="string">
            <text:p text:style-name="P57">Cuerpo</text:p>
          </table:table-cell>
          <table:table-cell table:style-name="Taula16.B10" office:value-type="string">
            <text:p text:style-name="P55">Estado</text:p>
          </table:table-cell>
          <table:table-cell table:style-name="Taula16.C10" office:value-type="string">
            <text:p text:style-name="P56">Opcional</text:p>
          </table:table-cell>
          <table:table-cell table:style-name="Taula16.D10" office:value-type="string">
            <text:p text:style-name="P63"><text:span text:style-name="T50">Los</text:span><text:span text:style-name="T53"> </text:span><text:span text:style-name="T50">valores</text:span><text:span text:style-name="T53"> </text:span><text:span text:style-name="T50">posibles</text:span><text:span text:style-name="T53"> </text:span><text:span text:style-name="T50">son:</text:span><text:span text:style-name="T53"> </text:span><text:span text:style-name="T50">NO_INICIADO,</text:span><text:span text:style-name="T53"> </text:span><text:span text:style-name="T50">INCOMPLETO,</text:span><text:span text:style-name="T53"> </text:span><text:span text:style-name="T50">POR_CORREGIR,</text:span><text:span text:style-name="T53"> </text:span><text:span text:style-name="T50">CORREGIDO</text:span><text:span text:style-name="T53"> </text:span><text:span text:style-name="T50">y</text:span><text:span text:style-name="T53"> </text:span><text:span text:style-name="T50">FINALIZADO.</text:span><text:span text:style-name="T53"> </text:span><text:span text:style-name="T50">Por</text:span><text:span text:style-name="T53"> </text:span><text:span text:style-name="T50">defecto</text:span><text:span text:style-name="T53"> </text:span><text:span text:style-name="T50">su</text:span><text:span text:style-name="T53"> </text:span><text:span text:style-name="T50">valor</text:span><text:span text:style-name="T53"> </text:span><text:span text:style-name="T50">es</text:span><text:span text:style-name="T53"> </text:span><text:span text:style-name="T50">FINALIZADO.</text:span></text:p>
            <text:p text:style-name="P63"><text:span text:style-name="T50">Los</text:span><text:span text:style-name="T53"> </text:span><text:span text:style-name="T50">valores</text:span><text:span text:style-name="T53"> </text:span><text:span text:style-name="T50">POR_CORREGIR</text:span><text:span text:style-name="T53"> </text:span><text:span text:style-name="T50">y</text:span><text:span text:style-name="T53"> </text:span><text:span text:style-name="T50">CORREGIDO</text:span><text:span text:style-name="T53"> </text:span><text:span text:style-name="T56">s</text:span><text:span text:style-name="T50">e</text:span><text:span text:style-name="T53"> </text:span><text:span text:style-name="T56">deberían</text:span><text:span text:style-name="T53"> </text:span><text:span text:style-name="T50">usar</text:span><text:span text:style-name="T53"> </text:span><text:span text:style-name="T50">en</text:span><text:span text:style-name="T53"> </text:span><text:span text:style-name="T50">aquellas</text:span><text:span text:style-name="T53"> </text:span><text:span text:style-name="T50">actividades</text:span><text:span text:style-name="T53"> </text:span><text:span text:style-name="T50">que</text:span><text:span text:style-name="T53"> </text:span><text:span text:style-name="T50">no</text:span><text:span text:style-name="T53"> </text:span><text:span text:style-name="T50">sean</text:span><text:span text:style-name="T53"> </text:span><text:span text:style-name="T50">de</text:span><text:span text:style-name="T53"> </text:span><text:span text:style-name="T50">autoevaluación</text:span><text:span text:style-name="T52">, y que deben ser corregidas por el profesor/a</text:span><text:span text:style-name="T50">.</text:span></text:p>
          </table:table-cell>
        </table:table-row>
        <table:table-row table:style-name="Taula16.1">
          <table:table-cell table:style-name="Taula16.A11" office:value-type="string">
            <text:p text:style-name="P57">Cuerpo</text:p>
          </table:table-cell>
          <table:table-cell table:style-name="Taula16.B11" office:value-type="string">
            <text:p text:style-name="P55">Observaciones</text:p>
          </table:table-cell>
          <table:table-cell table:style-name="Taula16.C11" office:value-type="string">
            <text:p text:style-name="P56">Opcional</text:p>
          </table:table-cell>
          <table:table-cell table:style-name="Taula16.D11" office:value-type="string">
            <text:p text:style-name="P63"><text:span text:style-name="T56">Información</text:span><text:span text:style-name="T53"> </text:span><text:span text:style-name="T50">adicional.</text:span></text:p>
          </table:table-cell>
        </table:table-row>
        <table:table-row table:style-name="Taula16.1">
          <table:table-cell table:style-name="Taula16.A12" office:value-type="string">
            <text:p text:style-name="P57">Cuerpo</text:p>
          </table:table-cell>
          <table:table-cell table:style-name="Taula16.B12" office:value-type="string">
            <text:p text:style-name="P55">URLVerResultados</text:p>
          </table:table-cell>
          <table:table-cell table:style-name="Taula16.C12" office:value-type="string">
            <text:p text:style-name="P56">Opcional</text:p>
          </table:table-cell>
          <table:table-cell table:style-name="Taula16.D12" office:value-type="string">
            <text:p text:style-name="P63"><text:span text:style-name="T50">URL</text:span><text:span text:style-name="T53"> </text:span><text:span text:style-name="T50">donde</text:span><text:span text:style-name="T53"> </text:span><text:span text:style-name="T50">el</text:span><text:span text:style-name="T53"> </text:span><text:span text:style-name="T50">profesor,</text:span><text:span text:style-name="T53"> </text:span><text:span text:style-name="T50">puede</text:span><text:span text:style-name="T53"> </text:span><text:span text:style-name="T50">ver</text:span><text:span text:style-name="T53"> </text:span><text:span text:style-name="T50">lo</text:span><text:span text:style-name="T53"> </text:span><text:span text:style-name="T50">que</text:span><text:span text:style-name="T53"> </text:span><text:span text:style-name="T50">ha</text:span><text:span text:style-name="T53"> </text:span><text:span text:style-name="T50">hecho</text:span><text:span text:style-name="T53"> </text:span><text:span text:style-name="T50">el</text:span><text:span text:style-name="T53"> </text:span><text:span text:style-name="T50">alumno</text:span><text:span text:style-name="T53"> </text:span><text:span text:style-name="T50">en</text:span><text:span text:style-name="T53"> </text:span><text:span text:style-name="T50">la</text:span><text:span text:style-name="T53"> </text:span><text:span text:style-name="T50">actividad</text:span><text:span text:style-name="T53"> </text:span><text:span text:style-name="T50">(o</text:span><text:span text:style-name="T53"> </text:span><text:span text:style-name="T50">unidad).</text:span></text:p>
          </table:table-cell>
        </table:table-row>
      </table:table>
      <text:p text:style-name="P15"/>
      <text:p text:style-name="P15"><text:span text:style-name="T24">Detalles</text:span><text:span text:style-name="T1"> </text:span>e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52">Lugar</text:p>
            </table:table-cell>
            <table:table-cell table:style-name="Taula17.A1" office:value-type="string">
              <text:p text:style-name="P52">Nombre</text:p>
            </table:table-cell>
            <table:table-cell table:style-name="Taula17.A1" office:value-type="string">
              <text:p text:style-name="P52">Tipo</text:p>
            </table:table-cell>
            <table:table-cell table:style-name="Taula17.D1" office:value-type="string">
              <text:p text:style-name="P52">Descripción</text:p>
            </table:table-cell>
          </table:table-row>
        </table:table-header-rows>
        <table:table-row table:style-name="Taula17.2">
          <table:table-cell table:style-name="Taula17.A2" office:value-type="string">
            <text:p text:style-name="P62"><text:span text:style-name="T50">Cuerpo</text:span><text:span text:style-name="T53"> </text:span></text:p>
          </table:table-cell>
          <table:table-cell table:style-name="Taula17.B2" office:value-type="string">
            <text:p text:style-name="P55">IdDetalle</text:p>
          </table:table-cell>
          <table:table-cell table:style-name="Taula17.C2" office:value-type="string">
            <text:p text:style-name="P56">Obligatorio</text:p>
          </table:table-cell>
          <table:table-cell table:style-name="Taula17.D2" office:value-type="string">
            <text:p text:style-name="P63"><text:span text:style-name="T50">Identificador</text:span><text:span text:style-name="T53"> </text:span><text:span text:style-name="T50">único</text:span><text:span text:style-name="T53"> </text:span><text:span text:style-name="T50">del</text:span><text:span text:style-name="T53"> </text:span><text:span text:style-name="T50">detalle</text:span><text:span text:style-name="T53"> </text:span><text:span text:style-name="T50">para</text:span><text:span text:style-name="T53"> </text:span><text:span text:style-name="T50">este</text:span><text:span text:style-name="T53"> </text:span><text:span text:style-name="T50">resultado.</text:span></text:p>
          </table:table-cell>
        </table:table-row>
        <table:table-row table:style-name="Taula17.1">
          <table:table-cell table:style-name="Taula17.A3" office:value-type="string">
            <text:p text:style-name="P57">Cuerpo</text:p>
          </table:table-cell>
          <table:table-cell table:style-name="Taula17.B3" office:value-type="string">
            <text:p text:style-name="P55">IdTipoDetalle</text:p>
          </table:table-cell>
          <table:table-cell table:style-name="Taula17.C3" office:value-type="string">
            <text:p text:style-name="P56">Opcional</text:p>
          </table:table-cell>
          <table:table-cell table:style-name="Taula17.D3" office:value-type="string">
            <text:p text:style-name="P63"><text:span text:style-name="T50">Los</text:span><text:span text:style-name="T53"> </text:span><text:span text:style-name="T50">valores</text:span><text:span text:style-name="T53"> </text:span><text:span text:style-name="T50">posibles</text:span><text:span text:style-name="T53"> </text:span><text:span text:style-name="T50">son</text:span><text:span text:style-name="T53"> </text:span><text:span text:style-name="T50">PREGUNTA</text:span><text:span text:style-name="T53"> </text:span><text:span text:style-name="T50">y</text:span><text:span text:style-name="T53"> </text:span><text:span text:style-name="T50">COMPETENCIA.</text:span><text:span text:style-name="T53"> </text:span><text:span text:style-name="T50">El</text:span><text:span text:style-name="T53"> </text:span><text:span text:style-name="T50">valor</text:span><text:span text:style-name="T53"> </text:span><text:span text:style-name="T50">por</text:span><text:span text:style-name="T53"> </text:span><text:span text:style-name="T50">defecto</text:span><text:span text:style-name="T53"> </text:span><text:span text:style-name="T50">es</text:span><text:span text:style-name="T53"> </text:span><text:span text:style-name="T50">PREGUNTA</text:span></text:p>
          </table:table-cell>
        </table:table-row>
        <table:table-row table:style-name="Taula17.1">
          <table:table-cell table:style-name="Taula17.A4" office:value-type="string">
            <text:p text:style-name="P57">Cuerpo</text:p>
          </table:table-cell>
          <table:table-cell table:style-name="Taula17.B4" office:value-type="string">
            <text:p text:style-name="P55">Descripcion</text:p>
          </table:table-cell>
          <table:table-cell table:style-name="Taula17.C4" office:value-type="string">
            <text:p text:style-name="P56">Obligatorio</text:p>
          </table:table-cell>
          <table:table-cell table:style-name="Taula17.D4" office:value-type="string">
            <text:p text:style-name="P63"><text:span text:style-name="T56">Información</text:span><text:span text:style-name="T53"> </text:span><text:span text:style-name="T56">adicional.</text:span><text:span text:style-name="T53"> </text:span><text:span text:style-name="T50">Por</text:span><text:span text:style-name="T53"> </text:span><text:span text:style-name="T50">ejemplo,</text:span><text:span text:style-name="T53"> </text:span><text:span text:style-name="T50">en</text:span><text:span text:style-name="T53"> </text:span><text:span text:style-name="T50">el</text:span><text:span text:style-name="T53"> </text:span><text:span text:style-name="T50">caso</text:span><text:span text:style-name="T53"> </text:span><text:span text:style-name="T50">de</text:span><text:span text:style-name="T53"> </text:span><text:span text:style-name="T50">competencias</text:span><text:span text:style-name="T53"> </text:span><text:span text:style-name="T50">se</text:span><text:span text:style-name="T53"> </text:span><text:span text:style-name="T50">podría</text:span><text:span text:style-name="T53"> </text:span><text:span text:style-name="T50">poner:</text:span><text:span text:style-name="T53"> </text:span><text:span text:style-name="T50">Comprensión</text:span><text:span text:style-name="T53"> </text:span><text:span text:style-name="T50">lectora,</text:span><text:span text:style-name="T53"> </text:span><text:span text:style-name="T56">ortografía</text:span><text:span text:style-name="T50">,</text:span><text:span text:style-name="T53"> </text:span><text:span text:style-name="T50">gramática</text:span><text:span text:style-name="T53"> </text:span><text:span text:style-name="T50">etc.</text:span></text:p>
          </table:table-cell>
        </table:table-row>
        <table:table-row table:style-name="Taula17.1">
          <table:table-cell table:style-name="Taula17.A5" office:value-type="string">
            <text:p text:style-name="P62"><text:span text:style-name="T50">Cuerpo</text:span><text:span text:style-name="T53"> </text:span></text:p>
          </table:table-cell>
          <table:table-cell table:style-name="Taula17.B5" office:value-type="string">
            <text:p text:style-name="P55">FechaHoraInicio</text:p>
          </table:table-cell>
          <table:table-cell table:style-name="Taula17.C5" office:value-type="string">
            <text:p text:style-name="P56">Opcional</text:p>
          </table:table-cell>
          <table:table-cell table:style-name="Taula17.D5" office:value-type="string">
            <text:p text:style-name="P63"><text:span text:style-name="T50">Fecha</text:span><text:span text:style-name="T53"> </text:span><text:span text:style-name="T50">y</text:span><text:span text:style-name="T53"> </text:span><text:span text:style-name="T50">hora</text:span><text:span text:style-name="T53"> </text:span><text:span text:style-name="T50">en</text:span><text:span text:style-name="T53"> </text:span><text:span text:style-name="T50">la</text:span><text:span text:style-name="T53"> </text:span><text:span text:style-name="T50">que</text:span><text:span text:style-name="T53"> </text:span><text:span text:style-name="T50">el</text:span><text:span text:style-name="T53"> </text:span><text:span text:style-name="T50">alumno</text:span><text:span text:style-name="T53"> </text:span><text:span text:style-name="T50">empezó</text:span><text:span text:style-name="T53"> </text:span><text:span text:style-name="T50">la</text:span><text:span text:style-name="T53"> </text:span><text:span text:style-name="T50">pregunta</text:span><text:span text:style-name="T53"> </text:span><text:span text:style-name="T50">(o</text:span><text:span text:style-name="T53"> </text:span><text:span text:style-name="T50">competencia).</text:span></text:p>
          </table:table-cell>
        </table:table-row>
        <table:table-row table:style-name="Taula17.1">
          <table:table-cell table:style-name="Taula17.A6" office:value-type="string">
            <text:p text:style-name="P57">Cuerpo</text:p>
          </table:table-cell>
          <table:table-cell table:style-name="Taula17.B6" office:value-type="string">
            <text:p text:style-name="P55">Duracion</text:p>
          </table:table-cell>
          <table:table-cell table:style-name="Taula17.C6" office:value-type="string">
            <text:p text:style-name="P56">Opcional</text:p>
          </table:table-cell>
          <table:table-cell table:style-name="Taula17.D6" office:value-type="string">
            <text:p text:style-name="P63"><text:span text:style-name="T50">Tiempo</text:span><text:span text:style-name="T53"> </text:span><text:span text:style-name="T50">que</text:span><text:span text:style-name="T53"> </text:span><text:span text:style-name="T50">ha</text:span><text:span text:style-name="T53"> </text:span><text:span text:style-name="T50">invertido</text:span><text:span text:style-name="T53"> </text:span><text:span text:style-name="T50">el</text:span><text:span text:style-name="T53"> </text:span><text:span text:style-name="T50">alumno</text:span><text:span text:style-name="T53"> </text:span><text:span text:style-name="T50">en</text:span><text:span text:style-name="T53"> </text:span><text:span text:style-name="T50">la</text:span><text:span text:style-name="T53"> </text:span><text:span text:style-name="T50">pregunta</text:span><text:span text:style-name="T53"> </text:span><text:span text:style-name="T50">(o</text:span><text:span text:style-name="T53"> </text:span><text:span text:style-name="T50">competencia).</text:span></text:p>
          </table:table-cell>
        </table:table-row>
        <table:table-row table:style-name="Taula17.1">
          <table:table-cell table:style-name="Taula17.A7" office:value-type="string">
            <text:p text:style-name="P57">Cuerpo</text:p>
          </table:table-cell>
          <table:table-cell table:style-name="Taula17.B7" office:value-type="string">
            <text:p text:style-name="P55">MaxDuracion</text:p>
          </table:table-cell>
          <table:table-cell table:style-name="Taula17.C7" office:value-type="string">
            <text:p text:style-name="P56">Opcional</text:p>
          </table:table-cell>
          <table:table-cell table:style-name="Taula17.D7" office:value-type="string">
            <text:p text:style-name="P63"><text:span text:style-name="T50">Tiempo</text:span><text:span text:style-name="T53"> </text:span><text:span text:style-name="T50">máximo</text:span><text:span text:style-name="T53"> </text:span><text:span text:style-name="T50">que</text:span><text:span text:style-name="T53"> </text:span><text:span text:style-name="T50">ha</text:span><text:span text:style-name="T53"> </text:span><text:span text:style-name="T50">invertido</text:span><text:span text:style-name="T53"> </text:span><text:span text:style-name="T50">el</text:span><text:span text:style-name="T53"> </text:span><text:span text:style-name="T50">alumno</text:span><text:span text:style-name="T53"> </text:span><text:span text:style-name="T50">en</text:span><text:span text:style-name="T53"> </text:span><text:span text:style-name="T50">la</text:span><text:span text:style-name="T53"> </text:span><text:span text:style-name="T50">pregunta</text:span><text:span text:style-name="T53"> </text:span><text:span text:style-name="T50">(o</text:span><text:span text:style-name="T53"> </text:span><text:span text:style-name="T50">competencia).</text:span></text:p>
          </table:table-cell>
        </table:table-row>
        <table:table-row table:style-name="Taula17.1">
          <table:table-cell table:style-name="Taula17.A8" office:value-type="string">
            <text:p text:style-name="P57">Cuerpo</text:p>
          </table:table-cell>
          <table:table-cell table:style-name="Taula17.B8" office:value-type="string">
            <text:p text:style-name="P55">MinCalificacion</text:p>
          </table:table-cell>
          <table:table-cell table:style-name="Taula17.C8" office:value-type="string">
            <text:p text:style-name="P56">Opcional</text:p>
          </table:table-cell>
          <table:table-cell table:style-name="Taula17.D8" office:value-type="string">
            <text:p text:style-name="P63"><text:span text:style-name="T50">Valor</text:span><text:span text:style-name="T53"> </text:span><text:span text:style-name="T50">mínimo</text:span><text:span text:style-name="T53"> </text:span><text:span text:style-name="T50">del</text:span><text:span text:style-name="T53"> </text:span><text:span text:style-name="T50">rango</text:span><text:span text:style-name="T53"> </text:span><text:span text:style-name="T50">de</text:span><text:span text:style-name="T53"> </text:span><text:span text:style-name="T50">la</text:span><text:span text:style-name="T53"> </text:span><text:span text:style-name="T50">calificación.</text:span><text:span text:style-name="T53"> </text:span><text:span text:style-name="T50">Su</text:span><text:span text:style-name="T53"> </text:span><text:span text:style-name="T50">valor</text:span><text:span text:style-name="T53"> </text:span><text:span text:style-name="T50">por</text:span><text:span text:style-name="T53"> </text:span><text:span text:style-name="T50">defecto</text:span><text:span text:style-name="T53"> </text:span><text:span text:style-name="T50">es</text:span><text:span text:style-name="T53"> </text:span><text:span text:style-name="T50">0.</text:span></text:p>
          </table:table-cell>
        </table:table-row>
        <table:table-row table:style-name="Taula17.1">
          <table:table-cell table:style-name="Taula17.A9" office:value-type="string">
            <text:p text:style-name="P57">Cuerpo</text:p>
          </table:table-cell>
          <table:table-cell table:style-name="Taula17.B9" office:value-type="string">
            <text:p text:style-name="P55">Calificacion</text:p>
          </table:table-cell>
          <table:table-cell table:style-name="Taula17.C9" office:value-type="string">
            <text:p text:style-name="P56">Opcional</text:p>
          </table:table-cell>
          <table:table-cell table:style-name="Taula17.D9" office:value-type="string">
            <text:p text:style-name="P63"><text:span text:style-name="T50">Valor</text:span><text:span text:style-name="T53"> </text:span><text:span text:style-name="T50">de</text:span><text:span text:style-name="T53"> </text:span><text:span text:style-name="T50">la</text:span><text:span text:style-name="T53"> </text:span><text:span text:style-name="T56">calificación.</text:span><text:span text:style-name="T53"> </text:span><text:span text:style-name="T50">Su</text:span><text:span text:style-name="T53"> </text:span><text:span text:style-name="T50">rango</text:span><text:span text:style-name="T53"> </text:span><text:span text:style-name="T50">de</text:span><text:span text:style-name="T53"> </text:span><text:span text:style-name="T50">valores</text:span><text:span text:style-name="T53"> </text:span><text:span text:style-name="T50">viene</text:span><text:span text:style-name="T53"> </text:span><text:span text:style-name="T56">determinado</text:span><text:span text:style-name="T53"> </text:span><text:span text:style-name="T50">por</text:span><text:span text:style-name="T53"> </text:span><text:span text:style-name="T50">los</text:span><text:span text:style-name="T53"> </text:span><text:span text:style-name="T50">campos</text:span><text:span text:style-name="T53"> </text:span><text:span text:style-name="T50">MinCalificacion</text:span><text:span text:style-name="T53"> </text:span><text:span text:style-name="T50">y</text:span><text:span text:style-name="T53"> </text:span><text:span text:style-name="T50">MaxCalificación.</text:span></text:p>
          </table:table-cell>
        </table:table-row>
        <table:table-row table:style-name="Taula17.1">
          <table:table-cell table:style-name="Taula17.A10" office:value-type="string">
            <text:p text:style-name="P57">Cuerpo</text:p>
          </table:table-cell>
          <table:table-cell table:style-name="Taula17.B10" office:value-type="string">
            <text:p text:style-name="P55">MaxCalificacion</text:p>
          </table:table-cell>
          <table:table-cell table:style-name="Taula17.C10" office:value-type="string">
            <text:p text:style-name="P56">Opcional</text:p>
          </table:table-cell>
          <table:table-cell table:style-name="Taula17.D10" office:value-type="string">
            <text:p text:style-name="P63"><text:span text:style-name="T50">Valor</text:span><text:span text:style-name="T53"> </text:span><text:span text:style-name="T50">máximo</text:span><text:span text:style-name="T53"> </text:span><text:span text:style-name="T50">del</text:span><text:span text:style-name="T53"> </text:span><text:span text:style-name="T50">rango</text:span><text:span text:style-name="T53"> </text:span><text:span text:style-name="T50">de</text:span><text:span text:style-name="T53"> </text:span><text:span text:style-name="T50">la</text:span><text:span text:style-name="T53"> </text:span><text:span text:style-name="T56">calificación.</text:span><text:span text:style-name="T53"> </text:span><text:span text:style-name="T50">Su</text:span><text:span text:style-name="T53"> </text:span><text:span text:style-name="T50">valor</text:span><text:span text:style-name="T53"> </text:span><text:span text:style-name="T50">por</text:span><text:span text:style-name="T53"> </text:span><text:span text:style-name="T50">defecto</text:span><text:span text:style-name="T53"> </text:span><text:span text:style-name="T50">es</text:span><text:span text:style-name="T53"> </text:span><text:span text:style-name="T50">100.</text:span></text:p>
          </table:table-cell>
        </table:table-row>
        <table:table-row table:style-name="Taula17.1">
          <table:table-cell table:style-name="Taula17.A11" office:value-type="string">
            <text:p text:style-name="P57">Cuerpo</text:p>
          </table:table-cell>
          <table:table-cell table:style-name="Taula17.B11" office:value-type="string">
            <text:p text:style-name="P55">Intentos</text:p>
          </table:table-cell>
          <table:table-cell table:style-name="Taula17.C11" office:value-type="string">
            <text:p text:style-name="P56">Opcional</text:p>
          </table:table-cell>
          <table:table-cell table:style-name="Taula17.D11" office:value-type="string">
            <text:p text:style-name="P63"><text:span text:style-name="T50">Número</text:span><text:span text:style-name="T53"> </text:span><text:span text:style-name="T50">del</text:span><text:span text:style-name="T53"> </text:span><text:span text:style-name="T50">intento</text:span><text:span text:style-name="T53"> </text:span><text:span text:style-name="T50">de</text:span><text:span text:style-name="T53"> </text:span><text:span text:style-name="T50">esta</text:span><text:span text:style-name="T53"> </text:span><text:span text:style-name="T50">pregunta</text:span><text:span text:style-name="T53"> </text:span><text:span text:style-name="T50">(o</text:span><text:span text:style-name="T53"> </text:span><text:span text:style-name="T50">competencia).</text:span></text:p>
          </table:table-cell>
        </table:table-row>
        <table:table-row table:style-name="Taula17.1">
          <table:table-cell table:style-name="Taula17.A12" office:value-type="string">
            <text:p text:style-name="P57">Cuerpo</text:p>
          </table:table-cell>
          <table:table-cell table:style-name="Taula17.B12" office:value-type="string">
            <text:p text:style-name="P55">MaxIntentos</text:p>
          </table:table-cell>
          <table:table-cell table:style-name="Taula17.C12" office:value-type="string">
            <text:p text:style-name="P56">Opcional</text:p>
          </table:table-cell>
          <table:table-cell table:style-name="Taula17.D12" office:value-type="string">
            <text:p text:style-name="P63"><text:span text:style-name="T50">Número</text:span><text:span text:style-name="T53"> </text:span><text:span text:style-name="T50">máximo</text:span><text:span text:style-name="T53"> </text:span><text:span text:style-name="T50">de</text:span><text:span text:style-name="T53"> </text:span><text:span text:style-name="T50">intentos</text:span><text:span text:style-name="T53"> </text:span><text:span text:style-name="T50">permitidos</text:span><text:span text:style-name="T53"> </text:span><text:span text:style-name="T50">para</text:span><text:span text:style-name="T53"> </text:span><text:span text:style-name="T50">esta</text:span><text:span text:style-name="T53"> </text:span><text:span text:style-name="T50">pregunta</text:span><text:span text:style-name="T53"> </text:span><text:span text:style-name="T50">o</text:span><text:span text:style-name="T53"> </text:span><text:span text:style-name="T50">competencia.</text:span></text:p>
          </table:table-cell>
        </table:table-row>
        <table:table-row table:style-name="Taula17.1">
          <table:table-cell table:style-name="Taula17.A13" office:value-type="string">
            <text:p text:style-name="P57">Cuerpo</text:p>
          </table:table-cell>
          <table:table-cell table:style-name="Taula17.B13" office:value-type="string">
            <text:p text:style-name="P55">Peso</text:p>
          </table:table-cell>
          <table:table-cell table:style-name="Taula17.C13" office:value-type="string">
            <text:p text:style-name="P56">Opcional</text:p>
          </table:table-cell>
          <table:table-cell table:style-name="Taula17.D13" office:value-type="string">
            <text:p text:style-name="P67"><text:span text:style-name="T50">En</text:span><text:span text:style-name="T53"> </text:span><text:span text:style-name="T50">el</text:span><text:span text:style-name="T53"> </text:span><text:span text:style-name="T50">caso</text:span><text:span text:style-name="T53"> </text:span><text:span text:style-name="T50">de</text:span><text:span text:style-name="T53"> </text:span><text:span text:style-name="T50">que</text:span><text:span text:style-name="T53"> </text:span><text:span text:style-name="T50">no</text:span><text:span text:style-name="T53"> </text:span><text:span text:style-name="T50">todas</text:span><text:span text:style-name="T53"> </text:span><text:span text:style-name="T50">las</text:span><text:span text:style-name="T53"> </text:span><text:span text:style-name="T50">preguntas</text:span><text:span text:style-name="T53"> </text:span><text:span text:style-name="T50">o</text:span><text:span text:style-name="T53"> </text:span><text:span text:style-name="T50">competencias</text:span><text:span text:style-name="T53"> </text:span><text:span text:style-name="T50">tengan</text:span><text:span text:style-name="T53"> </text:span><text:span text:style-name="T50">el</text:span><text:span text:style-name="T53"> </text:span><text:span text:style-name="T50">mismo</text:span><text:span text:style-name="T53"> </text:span><text:span text:style-name="T50">valor,</text:span><text:span text:style-name="T53"> </text:span><text:span text:style-name="T50">aquí</text:span><text:span text:style-name="T53"> </text:span><text:soft-page-break/><text:span text:style-name="T50">se</text:span><text:span text:style-name="T53"> </text:span><text:span text:style-name="T50">especifica</text:span><text:span text:style-name="T53"> </text:span><text:span text:style-name="T50">el</text:span><text:span text:style-name="T53"> </text:span><text:span text:style-name="T50">peso</text:span><text:span text:style-name="T53"> </text:span><text:span text:style-name="T50">de</text:span><text:span text:style-name="T53"> </text:span><text:span text:style-name="T50">la</text:span><text:span text:style-name="T53"> </text:span><text:span text:style-name="T50">pregunta.</text:span></text:p>
            <text:p text:style-name="P67"><text:span text:style-name="T50">El</text:span><text:span text:style-name="T53"> </text:span><text:span text:style-name="T50">valor</text:span><text:span text:style-name="T53"> </text:span><text:span text:style-name="T50">por</text:span><text:span text:style-name="T53"> </text:span><text:span text:style-name="T50">defecto</text:span><text:span text:style-name="T53"> </text:span><text:span text:style-name="T50">es</text:span><text:span text:style-name="T53"> </text:span><text:span text:style-name="T50">1.</text:span><text:span text:style-name="T53"> </text:span><text:span text:style-name="T50">Este</text:span><text:span text:style-name="T53"> </text:span><text:span text:style-name="T50">campo</text:span><text:span text:style-name="T53"> </text:span><text:span text:style-name="T50">esta</text:span><text:span text:style-name="T53"> </text:span><text:span text:style-name="T50">relacionado</text:span><text:span text:style-name="T53"> </text:span><text:span text:style-name="T50">con</text:span><text:span text:style-name="T53"> </text:span><text:span text:style-name="T50">el</text:span><text:span text:style-name="T53"> </text:span><text:span text:style-name="T50">campo</text:span><text:span text:style-name="T53"> </text:span><text:span text:style-name="T62">SumaPesos</text:span><text:span text:style-name="T50">.</text:span></text:p>
          </table:table-cell>
        </table:table-row>
        <table:table-row table:style-name="Taula17.1">
          <table:table-cell table:style-name="Taula17.A14" office:value-type="string">
            <text:p text:style-name="P57">Cuerpo</text:p>
          </table:table-cell>
          <table:table-cell table:style-name="Taula17.B14" office:value-type="string">
            <text:p text:style-name="P55">URLVerResultados</text:p>
          </table:table-cell>
          <table:table-cell table:style-name="Taula17.C14" office:value-type="string">
            <text:p text:style-name="P56">Opcional</text:p>
          </table:table-cell>
          <table:table-cell table:style-name="Taula17.D14" office:value-type="string">
            <text:p text:style-name="P63"><text:span text:style-name="T50">URL</text:span><text:span text:style-name="T53"> </text:span><text:span text:style-name="T50">donde</text:span><text:span text:style-name="T53"> </text:span><text:span text:style-name="T50">el</text:span><text:span text:style-name="T53"> </text:span><text:span text:style-name="T50">profesor</text:span><text:span text:style-name="T53"> </text:span><text:span text:style-name="T50">puede</text:span><text:span text:style-name="T53"> </text:span><text:span text:style-name="T50">ver</text:span><text:span text:style-name="T53"> </text:span><text:span text:style-name="T50">lo</text:span><text:span text:style-name="T53"> </text:span><text:span text:style-name="T50">que</text:span><text:span text:style-name="T53"> </text:span><text:span text:style-name="T50">ha</text:span><text:span text:style-name="T53"> </text:span><text:span text:style-name="T50">hecho</text:span><text:span text:style-name="T53"> </text:span><text:span text:style-name="T50">el</text:span><text:span text:style-name="T53"> </text:span><text:span text:style-name="T50">alumno.</text:span><text:span text:style-name="T53"> </text:span><text:span text:style-name="T50">Por</text:span><text:span text:style-name="T53"> </text:span><text:span text:style-name="T50">ejemplo,</text:span><text:span text:style-name="T53"> </text:span><text:span text:style-name="T50">como</text:span><text:span text:style-name="T53"> </text:span><text:span text:style-name="T50">contestó</text:span><text:span text:style-name="T53"> </text:span><text:span text:style-name="T50">a</text:span><text:span text:style-name="T53"> </text:span><text:span text:style-name="T50">la</text:span><text:span text:style-name="T53"> </text:span><text:span text:style-name="T50">pregunta.</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73">:</text:span></text:p>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52">L<text:span text:style-name="T77">ugar</text:span></text:p>
            </table:table-cell>
            <table:table-cell table:style-name="Taula18.A1" office:value-type="string">
              <text:p text:style-name="P52">Nom<text:span text:style-name="T77">bre</text:span></text:p>
            </table:table-cell>
            <table:table-cell table:style-name="Taula18.A1" office:value-type="string">
              <text:p text:style-name="P52">Tip<text:span text:style-name="T77">o</text:span></text:p>
            </table:table-cell>
            <table:table-cell table:style-name="Taula18.D1" office:value-type="string">
              <text:p text:style-name="P52">Descripció<text:span text:style-name="T77">n</text:span></text:p>
            </table:table-cell>
          </table:table-row>
        </table:table-header-rows>
        <table:table-row table:style-name="Taula18.2">
          <table:table-cell table:style-name="Taula18.A2" office:value-type="string">
            <text:p text:style-name="P57">Cuerpo</text:p>
          </table:table-cell>
          <table:table-cell table:style-name="Taula18.B2" office:value-type="string">
            <text:p text:style-name="P55">Resultado</text:p>
          </table:table-cell>
          <table:table-cell table:style-name="Taula18.C2" office:value-type="string">
            <text:p text:style-name="P56">Obligatorio</text:p>
          </table:table-cell>
          <table:table-cell table:style-name="Taula18.D2" office:value-type="string">
            <text:p text:style-name="P63"><text:span text:style-name="T50">Los</text:span><text:span text:style-name="T53"> </text:span><text:span text:style-name="T50">valores</text:span><text:span text:style-name="T53"> </text:span><text:span text:style-name="T50">posibles</text:span><text:span text:style-name="T53"> </text:span><text:span text:style-name="T56">s</text:span><text:span text:style-name="T50">on</text:span><text:span text:style-name="T53"> </text:span><text:span text:style-name="T50">OK</text:span><text:span text:style-name="T53"> </text:span><text:span text:style-name="T50">i</text:span><text:span text:style-name="T53"> </text:span><text:span text:style-name="T50">KO.</text:span><text:span text:style-name="T53"> </text:span><text:span text:style-name="T50">En</text:span><text:span text:style-name="T53"> </text:span><text:span text:style-name="T50">el</text:span><text:span text:style-name="T53"> </text:span><text:span text:style-name="T50">caso</text:span><text:span text:style-name="T53"> </text:span><text:span text:style-name="T50">de</text:span><text:span text:style-name="T53"> </text:span><text:span text:style-name="T50">KO</text:span><text:span text:style-name="T53"> </text:span><text:span text:style-name="T50">en</text:span><text:span text:style-name="T53"> </text:span><text:span text:style-name="T50">los</text:span><text:span text:style-name="T53"> </text:span><text:span text:style-name="T50">campos</text:span><text:span text:style-name="T53"> </text:span><text:span text:style-name="T50">Codigo</text:span><text:span text:style-name="T53"> </text:span><text:span text:style-name="T50">i</text:span><text:span text:style-name="T53"> </text:span><text:span text:style-name="T50">Descripcion</text:span><text:span text:style-name="T53"> </text:span><text:span text:style-name="T50">se</text:span><text:span text:style-name="T53"> </text:span><text:span text:style-name="T50">explica</text:span><text:span text:style-name="T53"> </text:span><text:span text:style-name="T50">la</text:span><text:span text:style-name="T53"> </text:span><text:span text:style-name="T50">causa.</text:span></text:p>
          </table:table-cell>
        </table:table-row>
        <table:table-row table:style-name="Taula18.2">
          <table:table-cell table:style-name="Taula18.A3" office:value-type="string">
            <text:p text:style-name="P62"><text:span text:style-name="T50">Cuerpo</text:span><text:span text:style-name="T53"> </text:span></text:p>
          </table:table-cell>
          <table:table-cell table:style-name="Taula18.B3" office:value-type="string">
            <text:p text:style-name="P55">Código</text:p>
          </table:table-cell>
          <table:table-cell table:style-name="Taula18.C3" office:value-type="string">
            <text:p text:style-name="P56">Opcional</text:p>
          </table:table-cell>
          <table:table-cell table:style-name="Taula18.D3" office:value-type="string">
            <text:p text:style-name="P63"><text:span text:style-name="T50">Código</text:span><text:span text:style-name="T53"> </text:span><text:span text:style-name="T50">identificador</text:span><text:span text:style-name="T53"> </text:span><text:span text:style-name="T50">de</text:span><text:span text:style-name="T53"> </text:span><text:span text:style-name="T50">la</text:span><text:span text:style-name="T53"> </text:span><text:span text:style-name="T56">respuesta</text:span><text:span text:style-name="T50">:</text:span></text:p>
            <text:p text:style-name="P63"><text:span text:style-name="T50">Valores</text:span><text:span text:style-name="T53"> </text:span><text:span text:style-name="T50">posibles:</text:span></text:p>
            <text:list xml:id="list8960617472417766154" text:style-name="WW8Num22">
              <text:list-item>
                <text:p text:style-name="P94">(1004):<text:span text:style-name="T1"> </text:span>El<text:span text:style-name="T1"> </text:span>usuario<text:span text:style-name="T1"> </text:span>no<text:span text:style-name="T1"> </text:span>pertenece<text:span text:style-name="T1"> </text:span>al<text:span text:style-name="T1"> </text:span>curso.<text:span text:style-name="T1"> </text:span></text:p>
              </text:list-item>
              <text:list-item>
                <text:p text:style-name="P94">(1006):<text:span text:style-name="T1"> </text:span>Faltan<text:span text:style-name="T1"> </text:span>valores<text:span text:style-name="T1"> </text:span>obligatorios.<text:span text:style-name="T1"> </text:span></text:p>
              </text:list-item>
              <text:list-item>
                <text:p text:style-name="P94">(1007):<text:span text:style-name="T1"> </text:span>Error<text:span text:style-name="T1"> </text:span>al<text:span text:style-name="T1"> </text:span>validar<text:span text:style-name="T1"> </text:span>la<text:span text:style-name="T1"> </text:span>unidad<text:span text:style-name="T1"> </text:span>y<text:span text:style-name="T1"> </text:span>Actividad.</text:p>
              </text:list-item>
              <text:list-item>
                <text:p text:style-name="P94">(1008):<text:span text:style-name="T1"> </text:span>Error<text:span text:style-name="T1"> </text:span>al<text:span text:style-name="T1"> </text:span>guardar<text:span text:style-name="T1"> </text:span>los<text:span text:style-name="T1"> </text:span>resultados<text:span text:style-name="T1"> </text:span>en<text:span text:style-name="T1"> </text:span>el<text:span text:style-name="T1"> </text:span>EVA.</text:p>
              </text:list-item>
              <text:list-item>
                <text:p text:style-name="P94">(1009):<text:span text:style-name="T1"> </text:span>Error<text:span text:style-name="T1"> </text:span>al<text:span text:style-name="T1"> </text:span>guardar<text:span text:style-name="T1"> </text:span>los<text:span text:style-name="T1"> </text:span>detalles<text:span text:style-name="T1"> </text:span>del<text:span text:style-name="T1"> </text:span>resultado<text:span text:style-name="T1"> </text:span>en<text:span text:style-name="T1"> </text:span>el<text:span text:style-name="T1"> </text:span>EVA.</text:p>
              </text:list-item>
              <text:list-item>
                <text:p text:style-name="P94">(1010):<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94">(1011):<text:span text:style-name="T1"> </text:span>Se<text:span text:style-name="T1"> </text:span>ha<text:span text:style-name="T1"> </text:span>recibido<text:span text:style-name="T1"> </text:span>un<text:span text:style-name="T1"> </text:span>código<text:span text:style-name="T1"> </text:span>de<text:span text:style-name="T1"> </text:span>unidad<text:span text:style-name="T1"> </text:span>no<text:span text:style-name="T1"> </text:span>válido.</text:p>
              </text:list-item>
              <text:list-item>
                <text:p text:style-name="P94">(1012):<text:span text:style-name="T1"> </text:span>Se<text:span text:style-name="T1"> </text:span>ha<text:span text:style-name="T1"> </text:span>recibido<text:span text:style-name="T1"> </text:span>un<text:span text:style-name="T1"> </text:span>código<text:span text:style-name="T1"> </text:span>de<text:span text:style-name="T1"> </text:span>actividad<text:span text:style-name="T1"> </text:span>no<text:span text:style-name="T1"> </text:span>válido.</text:p>
              </text:list-item>
              <text:list-item>
                <text:p text:style-name="P94">(1013):<text:span text:style-name="T1"> </text:span>El<text:span text:style-name="T1"> </text:span>código<text:span text:style-name="T1"> </text:span>del<text:span text:style-name="T1"> </text:span>centro<text:span text:style-name="T1"> </text:span>no<text:span text:style-name="T1"> </text:span>es<text:span text:style-name="T1"> </text:span>válido.</text:p>
              </text:list-item>
              <text:list-item>
                <text:p text:style-name="P94">(1014):<text:span text:style-name="T1"> </text:span>El<text:span text:style-name="T1"> </text:span>usuario<text:span text:style-name="T1"> </text:span>no<text:span text:style-name="T1"> </text:span>tiene<text:span text:style-name="T1"> </text:span>permisos<text:span text:style-name="T1"> </text:span>para<text:span text:style-name="T1"> </text:span>guardar<text:span text:style-name="T1"> </text:span>seguimientos.</text:p>
              </text:list-item>
              <text:list-item>
                <text:p text:style-name="P94">(1015)<text:span text:style-name="T1"> </text:span>Estado<text:span text:style-name="T1"> </text:span>incorrecto.<text:span text:style-name="T1"> </text:span>El<text:span text:style-name="T1"> </text:span>valor<text:span text:style-name="T1"> </text:span>del<text:span text:style-name="T1"> </text:span>estado<text:span text:style-name="T1"> </text:span>es<text:span text:style-name="T1"> </text:span>incorrecto.</text:p>
              </text:list-item>
            </text:list>
            <text:p text:style-name="P22"/>
          </table:table-cell>
        </table:table-row>
        <table:table-row table:style-name="Taula18.1">
          <table:table-cell table:style-name="Taula18.A4" office:value-type="string">
            <text:p text:style-name="P57">Cuerpo</text:p>
          </table:table-cell>
          <table:table-cell table:style-name="Taula18.B4" office:value-type="string">
            <text:p text:style-name="P55">Descripcion</text:p>
          </table:table-cell>
          <table:table-cell table:style-name="Taula18.C4" office:value-type="string">
            <text:p text:style-name="P56">Opcional</text:p>
          </table:table-cell>
          <table:table-cell table:style-name="Taula18.D4" office:value-type="string">
            <text:p text:style-name="P63"><text:span text:style-name="T50">Descripción</text:span><text:span text:style-name="T53"> </text:span><text:span text:style-name="T50">del</text:span><text:span text:style-name="T53"> </text:span><text:span text:style-name="T50">código</text:span><text:span text:style-name="T53"> </text:span><text:span text:style-name="T50">generado.</text:span></text:p>
          </table:table-cell>
        </table:table-row>
      </table:table>
      <text:p text:style-name="P15"/>
      <text:h text:style-name="P116" text:outline-level="4"/>
      <text:h text:style-name="P118" text:outline-level="4">Ejemplos</text:h>
      <text:p text:style-name="P15"><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llamada</text:span><text:span text:style-name="T29"> </text:span><text:span text:style-name="T24">al</text:span><text:span text:style-name="T29"> </text:span><text:span text:style-name="T24">servicio</text:span><text:span text:style-name="T29"> </text:span><text:span text:style-name="T24">web</text:span></text:p>
      <text:p text:style-name="P71">&lt;soapenv:Envelope xmlns:soapenv="http://schemas.xmlsoap.org/soap/envelope/" xmlns:seg="http://educacio.gencat.cat/agora/seguimiento/"&gt;</text:p>
      <text:p text:style-name="P71"><text:tab/>&lt;soapenv:Header&gt;</text:p>
      <text:p text:style-name="P71"><text:tab/><text:tab/>&lt;seg:WSEAuthenticateHeader&gt;</text:p>
      <text:p text:style-name="P71"><text:tab/><text:tab/><text:tab/>&lt;!--Optional:--&gt;</text:p>
      <text:p text:style-name="P71"><text:tab/><text:tab/><text:tab/>&lt;seg:User&gt;S1mul4d0r&lt;/seg:User&gt;</text:p>
      <text:p text:style-name="P71"><text:tab/><text:tab/><text:tab/>&lt;!--Optional:--&gt;</text:p>
      <text:p text:style-name="P71"><text:tab/><text:tab/><text:tab/>&lt;seg:Password&gt;ed1t0r14l&lt;/seg:Password&gt;</text:p>
      <text:p text:style-name="P71"><text:tab/><text:tab/>&lt;/seg:WSEAuthenticateHeader&gt;</text:p>
      <text:p text:style-name="P71"><text:tab/>&lt;/soapenv:Header&gt;</text:p>
      <text:p text:style-name="P71"><text:tab/>&lt;soapenv:Body&gt;</text:p>
      <text:p text:style-name="P71"><text:tab/><text:tab/>&lt;seg:ResultadoDetalleExtendido&gt;</text:p>
      <text:p text:style-name="P71"><text:tab/><text:tab/><text:tab/>&lt;!--Optional:--&gt;</text:p>
      <text:p text:style-name="P71"><text:tab/><text:tab/><text:tab/>&lt;seg:ResultadoExtendido&gt;</text:p>
      <text:p text:style-name="P71"><text:tab/><text:tab/><text:tab/><text:tab/>&lt;seg:idUsuario&gt;2&lt;/seg:idUsuario&gt;</text:p>
      <text:p text:style-name="P71"><text:tab/><text:tab/><text:tab/><text:tab/>&lt;seg:idContenidoLMS&gt;10&lt;/seg:idContenidoLMS&gt;</text:p>
      <text:p text:style-name="P71"><text:tab/><text:tab/><text:tab/><text:tab/>&lt;seg:idCentro&gt;8929684&lt;/seg:idCentro&gt;</text:p>
      <text:p text:style-name="P71"><text:tab/><text:tab/><text:tab/><text:tab/>&lt;!--Optional:--&gt;</text:p>
      <text:p text:style-name="P71"><text:tab/><text:tab/><text:tab/><text:tab/>&lt;seg:idUnidad&gt;1&lt;/seg:idUnidad&gt;</text:p>
      <text:p text:style-name="P71"><text:tab/><text:tab/><text:tab/><text:tab/>&lt;!--Optional:--&gt;</text:p>
      <text:p text:style-name="P71"><text:tab/><text:tab/><text:tab/><text:tab/>&lt;seg:UnidadTitulo&gt;&lt;/seg:UnidadTitulo&gt;</text:p>
      <text:p text:style-name="P71"><text:tab/><text:tab/><text:tab/><text:tab/>&lt;!--Optional:--&gt;</text:p>
      <text:p text:style-name="P71"><text:tab/><text:tab/><text:tab/><text:tab/>&lt;seg:UnidadOrden&gt;&lt;/seg:UnidadOrden&gt;</text:p>
      <text:p text:style-name="P71"><text:tab/><text:tab/><text:tab/><text:tab/>&lt;!--Optional:--&gt;</text:p>
      <text:p text:style-name="P71"><text:tab/><text:tab/><text:tab/><text:tab/>&lt;seg:idActividad&gt;1&lt;/seg:idActividad&gt;</text:p>
      <text:p text:style-name="P71"><text:tab/><text:tab/><text:tab/><text:tab/>&lt;!--Optional:--&gt;</text:p>
      <text:p text:style-name="P71"><text:tab/><text:tab/><text:tab/><text:tab/>&lt;seg:ActividadTitulo&gt;&lt;/seg:ActividadTitulo&gt;</text:p>
      <text:p text:style-name="P71"><text:tab/><text:tab/><text:tab/><text:tab/>&lt;!--Optional:--&gt;</text:p>
      <text:p text:style-name="P71"><text:tab/><text:tab/><text:tab/><text:tab/>&lt;seg:ActividadOrden&gt;&lt;/seg:ActividadOrden&gt;</text:p>
      <text:p text:style-name="P71"><text:tab/><text:tab/><text:tab/><text:tab/>&lt;!--Optional:--&gt;</text:p>
      <text:p text:style-name="P71"><text:tab/><text:tab/><text:tab/><text:tab/>&lt;seg:ForzarGuardar&gt;1&lt;/seg:ForzarGuardar&gt;</text:p>
      <text:p text:style-name="P71"><text:tab/><text:tab/><text:tab/><text:tab/>&lt;!--Optional:--&gt;</text:p>
      <text:p text:style-name="P71"><text:tab/><text:tab/><text:tab/><text:tab/>&lt;seg:Resultado&gt;</text:p>
      <text:p text:style-name="P71"><text:tab/><text:tab/><text:tab/><text:tab/><text:tab/>&lt;!--Optional:--&gt;</text:p>
      <text:p text:style-name="P71"><text:tab/><text:tab/><text:tab/><text:tab/><text:tab/>&lt;seg:FechaHoraInicio&gt;1299682829&lt;/seg:FechaHoraInicio&gt;</text:p>
      <text:p text:style-name="P71"><text:tab/><text:tab/><text:tab/><text:tab/><text:tab/>&lt;!--Optional:--&gt;</text:p>
      <text:p text:style-name="P71"><text:tab/><text:tab/><text:tab/><text:tab/><text:tab/>&lt;seg:Duracion&gt;12&lt;/seg:Duracion&gt;</text:p>
      <text:p text:style-name="P71"><text:tab/><text:tab/><text:tab/><text:tab/><text:tab/>&lt;!--Optional:--&gt;</text:p>
      <text:p text:style-name="P71"><text:tab/><text:tab/><text:tab/><text:tab/><text:tab/>&lt;seg:MaxDuracion&gt;86400&lt;/seg:MaxDuracion&gt;</text:p>
      <text:p text:style-name="P71"><text:tab/><text:tab/><text:tab/><text:tab/><text:tab/>&lt;!--Optional:--&gt;</text:p>
      <text:p text:style-name="P71"><text:tab/><text:tab/><text:tab/><text:tab/><text:tab/>&lt;seg:MinCalificacion&gt;0&lt;/seg:MinCalificacion&gt;</text:p>
      <text:p text:style-name="P71"><text:tab/><text:tab/><text:tab/><text:tab/><text:tab/>&lt;!--Optional:--&gt;</text:p>
      <text:p text:style-name="P71"><text:tab/><text:tab/><text:tab/><text:tab/><text:tab/>&lt;seg:Calificacion&gt;50&lt;/seg:Calificacion&gt;</text:p>
      <text:p text:style-name="P71"><text:tab/><text:tab/><text:tab/><text:tab/><text:tab/>&lt;!--Optional:--&gt;</text:p>
      <text:p text:style-name="P71"><text:tab/><text:tab/><text:tab/><text:tab/><text:tab/>&lt;seg:MaxCalificacion&gt;100&lt;/seg:MaxCalificacion&gt;</text:p>
      <text:p text:style-name="P71"><text:tab/><text:tab/><text:tab/><text:tab/><text:tab/>&lt;!--Optional:--&gt;</text:p>
      <text:p text:style-name="P71"><text:tab/><text:tab/><text:tab/><text:tab/><text:tab/>&lt;seg:Intentos&gt;1&lt;/seg:Intentos&gt;</text:p>
      <text:p text:style-name="P71"><text:tab/><text:tab/><text:tab/><text:tab/><text:tab/>&lt;!--Optional:--&gt;</text:p>
      <text:p text:style-name="P71"><text:tab/><text:tab/><text:tab/><text:tab/><text:tab/>&lt;seg:MaxIntentos&gt;1&lt;/seg:MaxIntentos&gt;</text:p>
      <text:p text:style-name="P71"><text:tab/><text:tab/><text:tab/><text:tab/><text:tab/>&lt;!--Optional:--&gt;</text:p>
      <text:p text:style-name="P71"><text:tab/><text:tab/><text:tab/><text:tab/><text:tab/>&lt;seg:Estado&gt;FINALIZADO&lt;/seg:Estado&gt;</text:p>
      <text:p text:style-name="P71"><text:tab/><text:tab/><text:tab/><text:tab/><text:tab/>&lt;!--Optional:--&gt;</text:p>
      <text:p text:style-name="P71"><text:tab/><text:tab/><text:tab/><text:tab/><text:tab/>&lt;seg:Observaciones&gt;&lt;/seg:Observaciones&gt;</text:p>
      <text:p text:style-name="P71"><text:tab/><text:tab/><text:tab/><text:tab/><text:tab/>&lt;!--Optional:--&gt;</text:p>
      <text:p text:style-name="P71"><text:tab/><text:tab/><text:tab/><text:tab/><text:tab/>&lt;seg:URLVerResultados&gt;http://mps-xtec.educat1x1.cat/data/books/6666666666/77777/555/index.php?token=4d77960dae446892255582&amp;amp;q0=1&amp;amp;q1=1&amp;amp;q2=0&amp;amp;q3=0&lt;/seg:URLVerResultados&gt;</text:p>
      <text:p text:style-name="P71"><text:tab/><text:tab/><text:tab/>&lt;/seg:Resultado&gt;</text:p>
      <text:p text:style-name="P71"><text:tab/><text:tab/><text:tab/>&lt;!--Optional:--&gt;</text:p>
      <text:p text:style-name="P71"><text:tab/><text:tab/><text:tab/>&lt;seg:Detalles&gt;</text:p>
      <text:p text:style-name="P71"><text:soft-page-break/><text:tab/><text:tab/><text:tab/><text:tab/><text:tab/>&lt;!--Zero or more repetitions:--&gt;</text:p>
      <text:p text:style-name="P71"><text:tab/><text:tab/><text:tab/><text:tab/><text:tab/>&lt;seg:DetalleResultado&gt;</text:p>
      <text:p text:style-name="P71"><text:tab/><text:tab/><text:tab/><text:tab/><text:tab/><text:tab/>&lt;seg:IdDetalle&gt;0000&lt;/seg:IdDetalle&gt;</text:p>
      <text:p text:style-name="P71"><text:tab/><text:tab/><text:tab/><text:tab/><text:tab/><text:tab/>&lt;!--Optional:--&gt;</text:p>
      <text:p text:style-name="P71"><text:tab/><text:tab/><text:tab/><text:tab/><text:tab/><text:tab/>&lt;seg:IdTipoDetalle&gt;PREGUNTA&lt;/seg:IdTipoDetalle&gt;</text:p>
      <text:p text:style-name="P71"><text:tab/><text:tab/><text:tab/><text:tab/><text:tab/><text:tab/>&lt;!--Optional:--&gt;</text:p>
      <text:p text:style-name="P71"><text:tab/><text:tab/><text:tab/><text:tab/><text:tab/><text:tab/>&lt;seg:Descripcion&gt;Pregunta 1&lt;/seg:Descripcion&gt;</text:p>
      <text:p text:style-name="P71"><text:tab/><text:tab/><text:tab/><text:tab/><text:tab/><text:tab/>&lt;!--Optional:--&gt;</text:p>
      <text:p text:style-name="P71"><text:tab/><text:tab/><text:tab/><text:tab/><text:tab/><text:tab/>&lt;seg:FechaHoraInicio&gt;&lt;/seg:FechaHoraInicio&gt;</text:p>
      <text:p text:style-name="P71"><text:tab/><text:tab/><text:tab/><text:tab/><text:tab/><text:tab/>&lt;!--Optional:--&gt;</text:p>
      <text:p text:style-name="P71"><text:tab/><text:tab/><text:tab/><text:tab/><text:tab/><text:tab/>&lt;seg:Duracion&gt;&lt;/seg:Duracion&gt;</text:p>
      <text:p text:style-name="P71"><text:tab/><text:tab/><text:tab/><text:tab/><text:tab/><text:tab/>&lt;!--Optional:--&gt;</text:p>
      <text:p text:style-name="P71"><text:tab/><text:tab/><text:tab/><text:tab/><text:tab/><text:tab/>&lt;seg:MaxDuracion&gt;&lt;/seg:MaxDuracion&gt;</text:p>
      <text:p text:style-name="P71"><text:tab/><text:tab/><text:tab/><text:tab/><text:tab/><text:tab/>&lt;!--Optional:--&gt;</text:p>
      <text:p text:style-name="P71"><text:tab/><text:tab/><text:tab/><text:tab/><text:tab/><text:tab/>&lt;seg:MinCalificacion&gt;0&lt;/seg:MinCalificacion&gt;</text:p>
      <text:p text:style-name="P71"><text:tab/><text:tab/><text:tab/><text:tab/><text:tab/><text:tab/>&lt;seg:Calificacion&gt;100&lt;/seg:Calificacion&gt;</text:p>
      <text:p text:style-name="P71"><text:tab/><text:tab/><text:tab/><text:tab/><text:tab/><text:tab/>&lt;!--Optional:--&gt;</text:p>
      <text:p text:style-name="P71"><text:tab/><text:tab/><text:tab/><text:tab/><text:tab/><text:tab/>&lt;seg:MaxCalificacion&gt;100&lt;/seg:MaxCalificacion&gt;</text:p>
      <text:p text:style-name="P71"><text:tab/><text:tab/><text:tab/><text:tab/><text:tab/><text:tab/>&lt;!--Optional:--&gt;</text:p>
      <text:p text:style-name="P71"><text:tab/><text:tab/><text:tab/><text:tab/><text:tab/><text:tab/>&lt;seg:Intentos&gt;1&lt;/seg:Intentos&gt;</text:p>
      <text:p text:style-name="P71"><text:tab/><text:tab/><text:tab/><text:tab/><text:tab/><text:tab/>&lt;!--Optional:--&gt;</text:p>
      <text:p text:style-name="P71"><text:tab/><text:tab/><text:tab/><text:tab/><text:tab/><text:tab/>&lt;seg:MaxIntentos&gt;1&lt;/seg:MaxIntentos&gt;</text:p>
      <text:p text:style-name="P71"><text:tab/><text:tab/><text:tab/><text:tab/><text:tab/><text:tab/>&lt;!--Optional:--&gt;</text:p>
      <text:p text:style-name="P71"><text:tab/><text:tab/><text:tab/><text:tab/><text:tab/><text:tab/>&lt;seg:Peso&gt;1&lt;/seg:Peso&gt;</text:p>
      <text:p text:style-name="P71"><text:tab/><text:tab/><text:tab/><text:tab/><text:tab/><text:tab/>&lt;!--Optional:--&gt;</text:p>
      <text:p text:style-name="P71"><text:tab/><text:tab/><text:tab/><text:tab/><text:tab/><text:tab/>&lt;seg:URLVerResultados&gt;&lt;/seg:URLVerResultados&gt;</text:p>
      <text:p text:style-name="P71"><text:tab/><text:tab/><text:tab/><text:tab/><text:tab/>&lt;/seg:DetalleResultado&gt;</text:p>
      <text:p text:style-name="P71"><text:tab/><text:tab/><text:tab/><text:tab/><text:tab/>&lt;seg:DetalleResultado&gt;</text:p>
      <text:p text:style-name="P71"><text:tab/><text:tab/><text:tab/><text:tab/><text:tab/><text:tab/>&lt;seg:IdDetalle&gt;0001&lt;/seg:IdDetalle&gt;</text:p>
      <text:p text:style-name="P71"><text:tab/><text:tab/><text:tab/><text:tab/><text:tab/><text:tab/>&lt;!--Optional:--&gt;</text:p>
      <text:p text:style-name="P71"><text:tab/><text:tab/><text:tab/><text:tab/><text:tab/><text:tab/>&lt;seg:IdTipoDetalle&gt;PREGUNTA&lt;/seg:IdTipoDetalle&gt;</text:p>
      <text:p text:style-name="P71"><text:tab/><text:tab/><text:tab/><text:tab/><text:tab/><text:tab/>&lt;!--Optional:--&gt;</text:p>
      <text:p text:style-name="P71"><text:tab/><text:tab/><text:tab/><text:tab/><text:tab/><text:tab/>&lt;seg:Descripcion&gt;Pregunta 2&lt;/seg:Descripcion&gt;</text:p>
      <text:p text:style-name="P71"><text:tab/><text:tab/><text:tab/><text:tab/><text:tab/><text:tab/>&lt;!--Optional:--&gt;</text:p>
      <text:p text:style-name="P71"><text:tab/><text:tab/><text:tab/><text:tab/><text:tab/><text:tab/>&lt;seg:FechaHoraInicio&gt;&lt;/seg:FechaHoraInicio&gt;</text:p>
      <text:p text:style-name="P71"><text:tab/><text:tab/><text:tab/><text:tab/><text:tab/><text:tab/>&lt;!--Optional:--&gt;</text:p>
      <text:p text:style-name="P71"><text:tab/><text:tab/><text:tab/><text:tab/><text:tab/><text:tab/>&lt;seg:Duracion&gt;&lt;/seg:Duracion&gt;</text:p>
      <text:p text:style-name="P71"><text:tab/><text:tab/><text:tab/><text:tab/><text:tab/><text:tab/>&lt;!--Optional:--&gt;</text:p>
      <text:p text:style-name="P71"><text:tab/><text:tab/><text:tab/><text:tab/><text:tab/><text:tab/>&lt;seg:MaxDuracion&gt;&lt;/seg:MaxDuracion&gt;</text:p>
      <text:p text:style-name="P71"><text:tab/><text:tab/><text:tab/><text:tab/><text:tab/><text:tab/>&lt;!--Optional:--&gt;</text:p>
      <text:p text:style-name="P71"><text:tab/><text:tab/><text:tab/><text:tab/><text:tab/><text:tab/>&lt;seg:MinCalificacion&gt;0&lt;/seg:MinCalificacion&gt;</text:p>
      <text:p text:style-name="P71"><text:tab/><text:tab/><text:tab/><text:tab/><text:tab/><text:tab/>&lt;seg:Calificacion&gt;100&lt;/seg:Calificacion&gt;</text:p>
      <text:p text:style-name="P71"><text:tab/><text:tab/><text:tab/><text:tab/><text:tab/><text:tab/>&lt;!--Optional:--&gt;</text:p>
      <text:p text:style-name="P71"><text:tab/><text:tab/><text:tab/><text:tab/><text:tab/><text:tab/>&lt;seg:MaxCalificacion&gt;100&lt;/seg:MaxCalificacion&gt;</text:p>
      <text:p text:style-name="P71"><text:tab/><text:tab/><text:tab/><text:tab/><text:tab/><text:tab/>&lt;!--Optional:--&gt;</text:p>
      <text:p text:style-name="P71"><text:tab/><text:tab/><text:tab/><text:tab/><text:tab/><text:tab/>&lt;seg:Intentos&gt;1&lt;/seg:Intentos&gt;</text:p>
      <text:p text:style-name="P71"><text:tab/><text:tab/><text:tab/><text:tab/><text:tab/><text:tab/>&lt;!--Optional:--&gt;</text:p>
      <text:p text:style-name="P71"><text:tab/><text:tab/><text:tab/><text:tab/><text:tab/><text:tab/>&lt;seg:MaxIntentos&gt;1&lt;/seg:MaxIntentos&gt;</text:p>
      <text:p text:style-name="P71"><text:tab/><text:tab/><text:tab/><text:tab/><text:tab/><text:tab/>&lt;!--Optional:--&gt;</text:p>
      <text:p text:style-name="P71"><text:tab/><text:tab/><text:tab/><text:tab/><text:tab/><text:tab/>&lt;seg:Peso&gt;1&lt;/seg:Peso&gt;</text:p>
      <text:p text:style-name="P71"><text:tab/><text:tab/><text:tab/><text:tab/><text:tab/><text:tab/>&lt;!--Optional:--&gt;</text:p>
      <text:p text:style-name="P71"><text:tab/><text:tab/><text:tab/><text:tab/><text:tab/><text:tab/>&lt;seg:URLVerResultados&gt;&lt;/seg:URLVerResultados&gt;</text:p>
      <text:p text:style-name="P71"><text:tab/><text:tab/><text:tab/><text:tab/><text:tab/>&lt;/seg:DetalleResultado&gt;</text:p>
      <text:p text:style-name="P71"><text:tab/><text:tab/><text:tab/><text:tab/><text:tab/>&lt;seg:DetalleResultado&gt;</text:p>
      <text:p text:style-name="P71"><text:tab/><text:tab/><text:tab/><text:tab/><text:tab/><text:tab/>&lt;seg:IdDetalle&gt;0002&lt;/seg:IdDetalle&gt;</text:p>
      <text:p text:style-name="P71"><text:tab/><text:tab/><text:tab/><text:tab/><text:tab/><text:tab/>&lt;!--Optional:--&gt;</text:p>
      <text:p text:style-name="P71"><text:tab/><text:tab/><text:tab/><text:tab/><text:tab/><text:tab/>&lt;seg:IdTipoDetalle&gt;PREGUNTA&lt;/seg:IdTipoDetalle&gt;</text:p>
      <text:p text:style-name="P71"><text:tab/><text:tab/><text:tab/><text:tab/><text:tab/><text:tab/>&lt;!--Optional:--&gt;</text:p>
      <text:p text:style-name="P71"><text:tab/><text:tab/><text:tab/><text:tab/><text:tab/><text:tab/>&lt;seg:Descripcion&gt;Pregunta 3&lt;/seg:Descripcion&gt;</text:p>
      <text:p text:style-name="P71"><text:tab/><text:tab/><text:tab/><text:tab/><text:tab/><text:tab/>&lt;!--Optional:--&gt;</text:p>
      <text:p text:style-name="P71"><text:tab/><text:tab/><text:tab/><text:tab/><text:tab/><text:tab/>&lt;seg:FechaHoraInicio&gt;&lt;/seg:FechaHoraInicio&gt;</text:p>
      <text:p text:style-name="P71"><text:tab/><text:tab/><text:tab/><text:tab/><text:tab/><text:tab/>&lt;!--Optional:--&gt;</text:p>
      <text:p text:style-name="P71"><text:tab/><text:tab/><text:tab/><text:tab/><text:tab/><text:tab/>&lt;seg:Duracion&gt;&lt;/seg:Duracion&gt;</text:p>
      <text:p text:style-name="P71"><text:tab/><text:tab/><text:tab/><text:tab/><text:tab/><text:tab/>&lt;!--Optional:--&gt;</text:p>
      <text:p text:style-name="P71"><text:tab/><text:tab/><text:tab/><text:tab/><text:tab/><text:tab/>&lt;seg:MaxDuracion&gt;&lt;/seg:MaxDuracion&gt;</text:p>
      <text:p text:style-name="P71"><text:soft-page-break/><text:tab/><text:tab/><text:tab/><text:tab/><text:tab/><text:tab/>&lt;!--Optional:--&gt;</text:p>
      <text:p text:style-name="P71"><text:tab/><text:tab/><text:tab/><text:tab/><text:tab/><text:tab/>&lt;seg:MinCalificacion&gt;0&lt;/seg:MinCalificacion&gt;</text:p>
      <text:p text:style-name="P71"><text:tab/><text:tab/><text:tab/><text:tab/><text:tab/><text:tab/>&lt;seg:Calificacion&gt;0&lt;/seg:Calificacion&gt;</text:p>
      <text:p text:style-name="P71"><text:tab/><text:tab/><text:tab/><text:tab/><text:tab/><text:tab/>&lt;!--Optional:--&gt;</text:p>
      <text:p text:style-name="P71"><text:tab/><text:tab/><text:tab/><text:tab/><text:tab/><text:tab/>&lt;seg:MaxCalificacion&gt;100&lt;/seg:MaxCalificacion&gt;</text:p>
      <text:p text:style-name="P71"><text:tab/><text:tab/><text:tab/><text:tab/><text:tab/><text:tab/>&lt;!--Optional:--&gt;</text:p>
      <text:p text:style-name="P71"><text:tab/><text:tab/><text:tab/><text:tab/><text:tab/><text:tab/>&lt;seg:Intentos&gt;1&lt;/seg:Intentos&gt;</text:p>
      <text:p text:style-name="P71"><text:tab/><text:tab/><text:tab/><text:tab/><text:tab/><text:tab/>&lt;!--Optional:--&gt;</text:p>
      <text:p text:style-name="P71"><text:tab/><text:tab/><text:tab/><text:tab/><text:tab/><text:tab/>&lt;seg:MaxIntentos&gt;1&lt;/seg:MaxIntentos&gt;</text:p>
      <text:p text:style-name="P71"><text:tab/><text:tab/><text:tab/><text:tab/><text:tab/><text:tab/>&lt;!--Optional:--&gt;</text:p>
      <text:p text:style-name="P71"><text:tab/><text:tab/><text:tab/><text:tab/><text:tab/><text:tab/>&lt;seg:Peso&gt;1&lt;/seg:Peso&gt;</text:p>
      <text:p text:style-name="P71"><text:tab/><text:tab/><text:tab/><text:tab/><text:tab/><text:tab/>&lt;!--Optional:--&gt;</text:p>
      <text:p text:style-name="P71"><text:tab/><text:tab/><text:tab/><text:tab/><text:tab/><text:tab/>&lt;seg:URLVerResultados&gt;&lt;/seg:URLVerResultados&gt;</text:p>
      <text:p text:style-name="P71"><text:tab/><text:tab/><text:tab/><text:tab/><text:tab/>&lt;/seg:DetalleResultado&gt;</text:p>
      <text:p text:style-name="P71"><text:tab/><text:tab/><text:tab/><text:tab/><text:tab/>&lt;seg:DetalleResultado&gt;</text:p>
      <text:p text:style-name="P71"><text:tab/><text:tab/><text:tab/><text:tab/><text:tab/><text:tab/>&lt;seg:IdDetalle&gt;0003&lt;/seg:IdDetalle&gt;</text:p>
      <text:p text:style-name="P71"><text:tab/><text:tab/><text:tab/><text:tab/><text:tab/><text:tab/>&lt;!--Optional:--&gt;</text:p>
      <text:p text:style-name="P71"><text:tab/><text:tab/><text:tab/><text:tab/><text:tab/><text:tab/>&lt;seg:IdTipoDetalle&gt;PREGUNTA&lt;/seg:IdTipoDetalle&gt;</text:p>
      <text:p text:style-name="P71"><text:tab/><text:tab/><text:tab/><text:tab/><text:tab/><text:tab/>&lt;!--Optional:--&gt;</text:p>
      <text:p text:style-name="P71"><text:tab/><text:tab/><text:tab/><text:tab/><text:tab/><text:tab/>&lt;seg:Descripcion&gt;Pregunta 4&lt;/seg:Descripcion&gt;</text:p>
      <text:p text:style-name="P71"><text:tab/><text:tab/><text:tab/><text:tab/><text:tab/><text:tab/>&lt;!--Optional:--&gt;</text:p>
      <text:p text:style-name="P71"><text:tab/><text:tab/><text:tab/><text:tab/><text:tab/><text:tab/>&lt;seg:FechaHoraInicio&gt;&lt;/seg:FechaHoraInicio&gt;</text:p>
      <text:p text:style-name="P71"><text:tab/><text:tab/><text:tab/><text:tab/><text:tab/><text:tab/>&lt;!--Optional:--&gt;</text:p>
      <text:p text:style-name="P71"><text:tab/><text:tab/><text:tab/><text:tab/><text:tab/><text:tab/>&lt;seg:Duracion&gt;&lt;/seg:Duracion&gt;</text:p>
      <text:p text:style-name="P71"><text:tab/><text:tab/><text:tab/><text:tab/><text:tab/><text:tab/>&lt;!--Optional:--&gt;</text:p>
      <text:p text:style-name="P71"><text:tab/><text:tab/><text:tab/><text:tab/><text:tab/><text:tab/>&lt;seg:MaxDuracion&gt;&lt;/seg:MaxDuracion&gt;</text:p>
      <text:p text:style-name="P71"><text:tab/><text:tab/><text:tab/><text:tab/><text:tab/><text:tab/>&lt;!--Optional:--&gt;</text:p>
      <text:p text:style-name="P71"><text:tab/><text:tab/><text:tab/><text:tab/><text:tab/><text:tab/>&lt;seg:MinCalificacion&gt;0&lt;/seg:MinCalificacion&gt;</text:p>
      <text:p text:style-name="P71"><text:tab/><text:tab/><text:tab/><text:tab/><text:tab/><text:tab/>&lt;seg:Calificacion&gt;0&lt;/seg:Calificacion&gt;</text:p>
      <text:p text:style-name="P71"><text:tab/><text:tab/><text:tab/><text:tab/><text:tab/><text:tab/>&lt;!--Optional:--&gt;</text:p>
      <text:p text:style-name="P71"><text:tab/><text:tab/><text:tab/><text:tab/><text:tab/><text:tab/>&lt;seg:MaxCalificacion&gt;100&lt;/seg:MaxCalificacion&gt;</text:p>
      <text:p text:style-name="P71"><text:tab/><text:tab/><text:tab/><text:tab/><text:tab/><text:tab/>&lt;!--Optional:--&gt;</text:p>
      <text:p text:style-name="P71"><text:tab/><text:tab/><text:tab/><text:tab/><text:tab/><text:tab/>&lt;seg:Intentos&gt;1&lt;/seg:Intentos&gt;</text:p>
      <text:p text:style-name="P71"><text:tab/><text:tab/><text:tab/><text:tab/><text:tab/><text:tab/>&lt;!--Optional:--&gt;</text:p>
      <text:p text:style-name="P71"><text:tab/><text:tab/><text:tab/><text:tab/><text:tab/><text:tab/>&lt;seg:MaxIntentos&gt;1&lt;/seg:MaxIntentos&gt;</text:p>
      <text:p text:style-name="P71"><text:tab/><text:tab/><text:tab/><text:tab/><text:tab/><text:tab/>&lt;!--Optional:--&gt;</text:p>
      <text:p text:style-name="P71"><text:tab/><text:tab/><text:tab/><text:tab/><text:tab/><text:tab/>&lt;seg:Peso&gt;1&lt;/seg:Peso&gt;</text:p>
      <text:p text:style-name="P71"><text:tab/><text:tab/><text:tab/><text:tab/><text:tab/><text:tab/>&lt;!--Optional:--&gt;</text:p>
      <text:p text:style-name="P71"><text:tab/><text:tab/><text:tab/><text:tab/><text:tab/><text:tab/>&lt;seg:URLVerResultados&gt;&lt;/seg:URLVerResultados&gt;</text:p>
      <text:p text:style-name="P71"><text:tab/><text:tab/><text:tab/><text:tab/><text:tab/>&lt;/seg:DetalleResultado&gt;</text:p>
      <text:p text:style-name="P71"><text:tab/><text:tab/><text:tab/><text:tab/>&lt;/seg:Detalles&gt;</text:p>
      <text:p text:style-name="P71"><text:tab/><text:tab/><text:tab/><text:tab/>&lt;!--Optional:--&gt;</text:p>
      <text:p text:style-name="P71"><text:tab/><text:tab/><text:tab/><text:tab/>&lt;seg:SumaPesos&gt;4&lt;/seg:SumaPesos&gt;</text:p>
      <text:p text:style-name="P71"><text:tab/><text:tab/><text:tab/>&lt;/seg:ResultadoExtendido&gt;</text:p>
      <text:p text:style-name="P71"><text:tab/><text:tab/>&lt;/seg:ResultadoDetalleExtendido&gt;</text:p>
      <text:p text:style-name="P71"><text:tab/>&lt;/soapenv:Body&gt;</text:p>
      <text:p text:style-name="P71">&lt;/soapenv:Envelope&gt;</text:p>
      <text:p text:style-name="P71"/>
      <text:p text:style-name="P15"><text:span text:style-name="T24">Ejemplo</text:span><text:span text:style-name="T29"> </text:span><text:span text:style-name="T24">de</text:span><text:span text:style-name="T29"> </text:span><text:span text:style-name="T24">mensaje</text:span><text:span text:style-name="T29"> </text:span><text:span text:style-name="T24">SOAP</text:span><text:span text:style-name="T29"> </text:span><text:span text:style-name="T24">de</text:span><text:span text:style-name="T29"> </text:span><text:span text:style-name="T24">respuesta</text:span><text:span text:style-name="T29"> </text:span><text:span text:style-name="T24">a</text:span><text:span text:style-name="T29"> </text:span><text:span text:style-name="T24">la</text:span><text:span text:style-name="T29"> </text:span><text:span text:style-name="T24">llamada</text:span><text:span text:style-name="T29"> </text:span><text:span text:style-name="T24">al</text:span><text:span text:style-name="T29"> </text:span><text:span text:style-name="T24">servicio</text:span><text:span text:style-name="T29"> </text:span><text:span text:style-name="T24">web</text:span></text:p>
      <text:p text:style-name="P71">&lt;SOAP-ENV:Envelope xmlns:SOAP-ENV="http://schemas.xmlsoap.org/soap/envelope/" xmlns:ns1="http://educacio.gencat.cat/agora/seguimiento/"&gt;</text:p>
      <text:p text:style-name="P71"><text:tab/>&lt;SOAP-ENV:Body&gt;</text:p>
      <text:p text:style-name="P71"><text:tab/><text:tab/>&lt;ns1:ResultadoDetalleExtendidoResponse&gt;</text:p>
      <text:p text:style-name="P71"><text:tab/><text:tab/><text:tab/>&lt;ns1:ResultadoDetalleExtendidoResult&gt;</text:p>
      <text:p text:style-name="P71"><text:tab/><text:tab/><text:tab/><text:tab/>&lt;ns1:Resultado&gt;OK&lt;/ns1:Resultado&gt;</text:p>
      <text:p text:style-name="P71"><text:tab/><text:tab/><text:tab/>&lt;/ns1:ResultadoDetalleExtendidoResult&gt;</text:p>
      <text:p text:style-name="P71"><text:tab/><text:tab/>&lt;/ns1:ResultadoDetalleExtendidoResponse&gt;</text:p>
      <text:p text:style-name="P71"><text:tab/>&lt;/SOAP-ENV:Body&gt;</text:p>
      <text:p text:style-name="P71">&lt;/SOAP-ENV:Envelope&gt;</text:p>
      <text:p text:style-name="P71"/>
      <text:p text:style-name="P15">(Este<text:span text:style-name="T1"> </text:span>ejemplo<text:span text:style-name="T1"> </text:span>no<text:span text:style-name="T1"> </text:span>es<text:span text:style-name="T1"> </text:span>reproducible,<text:span text:style-name="T1"> </text:span>porque<text:span text:style-name="T1"> </text:span>los<text:span text:style-name="T1"> </text:span>datos<text:span text:style-name="T1"> </text:span>son<text:span text:style-name="T1"> </text:span>únicos<text:span text:style-name="T1"> </text:span>para<text:span text:style-name="T1"> </text:span>cada<text:span text:style-name="T1"> </text:span>ejercicio<text:span text:style-name="T1"> </text:span>de<text:span text:style-name="T1"> </text:span>cada<text:span text:style-name="T1"> </text:span>EVA<text:span text:style-name="T1"> </text:span>que<text:span text:style-name="T1"> </text:span>llame<text:span text:style-name="T1"> </text:span>al<text:span text:style-name="T1"> </text:span>servicio<text:span text:style-name="T1"> </text:span>web)</text:p>
      <text:h text:style-name="P112" text:outline-level="3"><text:soft-page-break/>Definición<text:span text:style-name="T1"> </text:span>WSDL</text:h>
      <text:p text:style-name="Standard"><text:span text:style-name="T1">La versión </text:span><text:span text:style-name="T12">actualizada </text:span><text:span text:style-name="T1">de este WSDL </text:span><text:span text:style-name="T14">corresponde al archivo</text:span><text:span text:style-name="T1"> </text:span><text:span text:style-name="T30">wsSeguimiento.wsdl</text:span><text:span text:style-name="T14">, localizado en la carpeta </text:span><text:span text:style-name="T31">docs/wsdl</text:span><text:span text:style-name="T14"> del repositorio GitHub indicado en el apartado</text:span><text:span text:style-name="T1"> </text:span><text:a xlink:type="simple" xlink:href="#links"><text:span text:style-name="T65">Enlaces de interés</text:span></text:a><text:span text:style-name="T1">.</text:span></text:p>
      <text:p text:style-name="P28"/>
      <text:p text:style-name="P80">&lt;?xml version="1.0" encoding="utf-8"?&gt; </text:p>
      <text:p text:style-name="P80">&lt;wsdl:definitions xmlns:soap="http://schemas.xmlsoap.org/wsdl/soap/" xmlns:tm="http://microsoft.com/wsdl/mime/textMatching/" xmlns:soapenc="http://schemas.xmlsoap.org/soap/encoding/" xmlns:mime="http://schemas.xmlsoap.org/wsdl/mime/" xmlns:tns="http://educacio.gencat.cat/agora/seguimiento/" xmlns:s="http://www.w3.org/2001/XMLSchema" xmlns:soap12="http://schemas.xmlsoap.org/wsdl/soap12/" xmlns:http="http://schemas.xmlsoap.org/wsdl/http/" targetNamespace="http://educacio.gencat.cat/agora/seguimiento/" xmlns:wsdl="http://schemas.xmlsoap.org/wsdl/"&gt; </text:p>
      <text:p text:style-name="P80"><text:s text:c="2"/>&lt;wsdl:types&gt; </text:p>
      <text:p text:style-name="P80"><text:s text:c="4"/>&lt;s:schema elementFormDefault="qualified" targetNamespace="http://educacio.gencat.cat/agora/seguimiento/"&gt; </text:p>
      <text:p text:style-name="P80"><text:s text:c="6"/>&lt;s:element name="WSEAuthenticateHeader" type="tns:WSEAuthenticateHeader" /&gt; </text:p>
      <text:p text:style-name="P80"><text:s text:c="6"/>&lt;s:complexType name="WSEAuthenticateHeader"&gt; </text:p>
      <text:p text:style-name="P80"><text:s text:c="8"/>&lt;s:sequence&gt; </text:p>
      <text:p text:style-name="P80"><text:s text:c="10"/>&lt;s:element minOccurs="0" maxOccurs="1" name="User" type="s:string" /&gt; </text:p>
      <text:p text:style-name="P80"><text:s text:c="10"/>&lt;s:element minOccurs="0" maxOccurs="1" name="Password" type="s:string" /&gt; </text:p>
      <text:p text:style-name="P80"><text:s text:c="8"/>&lt;/s:sequence&gt; </text:p>
      <text:p text:style-name="P80"><text:s text:c="8"/>&lt;s:anyAttribute /&gt; </text:p>
      <text:p text:style-name="P80"><text:s text:c="6"/>&lt;/s:complexType&gt; </text:p>
      <text:p text:style-name="P80"><text:s text:c="6"/>&lt;s:element name="ResultadoDetalleExtendido"&gt; </text:p>
      <text:p text:style-name="P80"><text:s text:c="8"/>&lt;s:complexType&gt; </text:p>
      <text:p text:style-name="P80"><text:s text:c="10"/>&lt;s:sequence&gt; </text:p>
      <text:p text:style-name="P80"><text:s text:c="12"/>&lt;s:element minOccurs="0" maxOccurs="1" name="ResultadoExtendido" type="tns:SeguimientoExtendido" /&gt; </text:p>
      <text:p text:style-name="P80"><text:s text:c="10"/>&lt;/s:sequence&gt; </text:p>
      <text:p text:style-name="P80"><text:s text:c="8"/>&lt;/s:complexType&gt; </text:p>
      <text:p text:style-name="P80"><text:s text:c="6"/>&lt;/s:element&gt; </text:p>
      <text:p text:style-name="P80"><text:s text:c="6"/>&lt;s:complexType name="SeguimientoExtendido"&gt; </text:p>
      <text:p text:style-name="P80"><text:s text:c="8"/>&lt;s:sequence&gt; </text:p>
      <text:p text:style-name="P80"><text:s text:c="10"/>&lt;s:element minOccurs="1" maxOccurs="1" name="idUsuario" type="s:string" /&gt; </text:p>
      <text:p text:style-name="P80"><text:s text:c="10"/>&lt;s:element minOccurs="1" maxOccurs="1" name="idContenidoLMS" type="s:string" /&gt; </text:p>
      <text:p text:style-name="P80"><text:s text:c="10"/>&lt;s:element minOccurs="1" maxOccurs="1" name="idCentro" type="s:string" /&gt; </text:p>
      <text:p text:style-name="P80"><text:s text:c="10"/>&lt;s:element minOccurs="0" maxOccurs="1" name="idUnidad" type="s:string" /&gt; </text:p>
      <text:p text:style-name="P80"><text:s text:c="10"/>&lt;s:element minOccurs="0" maxOccurs="1" name="UnidadTitulo" type="s:string" /&gt; </text:p>
      <text:p text:style-name="P80"><text:s text:c="10"/>&lt;s:element minOccurs="0" maxOccurs="1" name="UnidadOrden" type="s:long" /&gt; </text:p>
      <text:p text:style-name="P80"><text:s text:c="10"/>&lt;s:element minOccurs="0" maxOccurs="1" name="idActividad" type="s:string" /&gt; </text:p>
      <text:p text:style-name="P80"><text:s text:c="10"/>&lt;s:element minOccurs="0" maxOccurs="1" name="ActividadTitulo" type="s:string" /&gt; </text:p>
      <text:p text:style-name="P80"><text:s text:c="10"/>&lt;s:element minOccurs="0" maxOccurs="1" name="ActividadOrden" type="s:long" /&gt; </text:p>
      <text:p text:style-name="P80"><text:s text:c="10"/>&lt;s:element minOccurs="0" maxOccurs="1" name="ForzarGuardar" type="tns:TipoForzarGuardar" /&gt; </text:p>
      <text:p text:style-name="P80"><text:s text:c="10"/>&lt;s:element minOccurs="0" maxOccurs="1" name="Resultado" type="tns:Resultado" /&gt; </text:p>
      <text:p text:style-name="P80"><text:s text:c="10"/>&lt;s:element minOccurs="0" maxOccurs="1" name="Detalles" type="tns:ArrayOfDetalleResultado" /&gt; </text:p>
      <text:p text:style-name="P80"><text:s text:c="10"/>&lt;s:element minOccurs="0" maxOccurs="1" default="100" name="SumaPesos" type="s:long" /&gt; </text:p>
      <text:p text:style-name="P80"><text:s text:c="8"/>&lt;/s:sequence&gt; </text:p>
      <text:p text:style-name="P80"><text:s text:c="6"/>&lt;/s:complexType&gt; </text:p>
      <text:p text:style-name="P80"><text:s text:c="6"/>&lt;s:simpleType name="TipoForzarGuardar"&gt; </text:p>
      <text:p text:style-name="P80"><text:s text:c="8"/>&lt;s:restriction base="s:int"&gt; </text:p>
      <text:p text:style-name="P80"><text:s text:c="10"/>&lt;s:enumeration value="0"/&gt; </text:p>
      <text:p text:style-name="P80"><text:s text:c="10"/>&lt;s:enumeration value="1"/&gt; </text:p>
      <text:p text:style-name="P80"><text:s text:c="8"/>&lt;/s:restriction&gt; </text:p>
      <text:p text:style-name="P80"><text:s text:c="6"/>&lt;/s:simpleType&gt; </text:p>
      <text:p text:style-name="P80"><text:s text:c="6"/>&lt;s:complexType name="Resultado"&gt; </text:p>
      <text:p text:style-name="P80"><text:s text:c="8"/>&lt;s:sequence&gt; </text:p>
      <text:p text:style-name="P80"><text:s text:c="10"/>&lt;s:element minOccurs="0" maxOccurs="1" name="FechaHoraInicio" type="s:long" /&gt; </text:p>
      <text:p text:style-name="P80"><text:s text:c="10"/>&lt;s:element minOccurs="0" maxOccurs="1" name="Duracion" type="s:long" /&gt; </text:p>
      <text:p text:style-name="P80"><text:s text:c="10"/>&lt;s:element minOccurs="0" maxOccurs="1" name="MaxDuracion" type="s:long" /&gt; </text:p>
      <text:p text:style-name="P80"><text:s text:c="10"/>&lt;s:element minOccurs="0" maxOccurs="1" default="0" name="MinCalificacion" type="s:double" /&gt; </text:p>
      <text:p text:style-name="P80"><text:s text:c="10"/>&lt;s:element minOccurs="0" maxOccurs="1" name="Calificacion" type="s:<text:span text:style-name="T79">double</text:span>" /&gt; </text:p>
      <text:p text:style-name="P80"><text:s text:c="10"/>&lt;s:element minOccurs="0" maxOccurs="1" default="100" name="MaxCalificacion" type="s:double" /&gt; </text:p>
      <text:p text:style-name="P80"><text:soft-page-break/><text:s text:c="10"/>&lt;s:element minOccurs="0" maxOccurs="1" default="1" name="Intentos" type="s:int" /&gt; </text:p>
      <text:p text:style-name="P80"><text:s text:c="10"/>&lt;s:element minOccurs="0" maxOccurs="1" default="1" name="MaxIntentos" type="s:int" /&gt; </text:p>
      <text:p text:style-name="P80"><text:s text:c="10"/>&lt;s:element minOccurs="0" maxOccurs="1" default="FINALIZADO" name="Estado" type="tns:TipoEstado" /&gt; </text:p>
      <text:p text:style-name="P80"><text:s text:c="10"/>&lt;s:element minOccurs="0" maxOccurs="1" name="Observaciones" type="s:string" /&gt; </text:p>
      <text:p text:style-name="P80"><text:s text:c="10"/>&lt;s:element minOccurs="0" maxOccurs="1" name="URLVerResultados" type="s:string" /&gt; </text:p>
      <text:p text:style-name="P80"><text:s text:c="8"/>&lt;/s:sequence&gt; </text:p>
      <text:p text:style-name="P80"><text:s text:c="6"/>&lt;/s:complexType&gt; </text:p>
      <text:p text:style-name="P80"><text:s text:c="6"/>&lt;s:simpleType name="TipoEstado"&gt; </text:p>
      <text:p text:style-name="P80"><text:s text:c="8"/>&lt;s:restriction base="s:string"&gt; </text:p>
      <text:p text:style-name="P80"><text:s text:c="10"/>&lt;s:enumeration value="NO_INICIADO" /&gt; </text:p>
      <text:p text:style-name="P80"><text:s text:c="10"/>&lt;s:enumeration value="INCOMPLETO" /&gt; </text:p>
      <text:p text:style-name="P80"><text:s text:c="10"/>&lt;s:enumeration value="FINALIZADO" /&gt; </text:p>
      <text:p text:style-name="P80"><text:s text:c="10"/>&lt;s:enumeration value="POR_CORREGIR" /&gt; </text:p>
      <text:p text:style-name="P80"><text:s text:c="10"/>&lt;s:enumeration value="CORREGIDO" /&gt; </text:p>
      <text:p text:style-name="P80"><text:s text:c="8"/>&lt;/s:restriction&gt; </text:p>
      <text:p text:style-name="P80"><text:s text:c="6"/>&lt;/s:simpleType&gt; </text:p>
      <text:p text:style-name="P80"><text:s text:c="6"/>&lt;s:simpleType name="TipoDetalle"&gt; </text:p>
      <text:p text:style-name="P80"><text:s text:c="8"/>&lt;s:restriction base="s:string"&gt; </text:p>
      <text:p text:style-name="P80"><text:s text:c="10"/>&lt;s:enumeration value="PREGUNTA" /&gt; </text:p>
      <text:p text:style-name="P80"><text:s text:c="10"/>&lt;s:enumeration value="COMPETENCIA" /&gt; </text:p>
      <text:p text:style-name="P80"><text:s text:c="8"/>&lt;/s:restriction&gt; </text:p>
      <text:p text:style-name="P80"><text:s text:c="6"/>&lt;/s:simpleType&gt; </text:p>
      <text:p text:style-name="P80"><text:s text:c="6"/>&lt;s:complexType name="ArrayOfDetalleResultado"&gt; </text:p>
      <text:p text:style-name="P80"><text:s text:c="8"/>&lt;s:sequence&gt; </text:p>
      <text:p text:style-name="P80"><text:s text:c="10"/>&lt;s:element minOccurs="0" maxOccurs="unbounded" name="DetalleResultado" nillable="true" type="tns:DetalleResultado" /&gt; </text:p>
      <text:p text:style-name="P80"><text:s text:c="8"/>&lt;/s:sequence&gt; </text:p>
      <text:p text:style-name="P80"><text:s text:c="6"/>&lt;/s:complexType&gt; </text:p>
      <text:p text:style-name="P80"><text:s text:c="6"/>&lt;s:complexType name="DetalleResultado"&gt; </text:p>
      <text:p text:style-name="P80"><text:s text:c="8"/>&lt;s:sequence&gt; </text:p>
      <text:p text:style-name="P80"><text:s text:c="10"/>&lt;s:element minOccurs="1" maxOccurs="1" name="IdDetalle" type="s:string" /&gt; </text:p>
      <text:p text:style-name="P80"><text:s text:c="10"/>&lt;s:element minOccurs="0" maxOccurs="1" name="IdTipoDetalle" type="tns:TipoDetalle" /&gt; </text:p>
      <text:p text:style-name="P80"><text:s text:c="10"/>&lt;s:element minOccurs="1" maxOccurs="1" name="Descripcion" type="s:string" /&gt; </text:p>
      <text:p text:style-name="P80"><text:s text:c="10"/>&lt;s:element minOccurs="0" maxOccurs="1" name="FechaHoraInicio" type="s:long" /&gt; </text:p>
      <text:p text:style-name="P80"><text:s text:c="10"/>&lt;s:element minOccurs="0" maxOccurs="1" name="Duracion" type="s:long" /&gt; </text:p>
      <text:p text:style-name="P80"><text:s text:c="10"/>&lt;s:element minOccurs="0" maxOccurs="1" name="MaxDuracion" type="s:long" /&gt; </text:p>
      <text:p text:style-name="P80"><text:s text:c="10"/>&lt;s:element minOccurs="0" maxOccurs="1" name="MinCalificacion" type="s:double" /&gt; </text:p>
      <text:p text:style-name="P80"><text:s text:c="10"/>&lt;s:element minOccurs="0" maxOccurs="1" name="Calificacion" type="s:<text:span text:style-name="T79">double</text:span>" /&gt; </text:p>
      <text:p text:style-name="P80"><text:s text:c="10"/>&lt;s:element minOccurs="0" maxOccurs="1" name="MaxCalificacion" type="s:double" /&gt; </text:p>
      <text:p text:style-name="P80"><text:s text:c="10"/>&lt;s:element minOccurs="0" maxOccurs="1" name="Intentos" type="s:int" /&gt; </text:p>
      <text:p text:style-name="P80"><text:s text:c="10"/>&lt;s:element minOccurs="0" maxOccurs="1" name="MaxIntentos" type="s:int" /&gt; </text:p>
      <text:p text:style-name="P80"><text:s text:c="10"/>&lt;s:element minOccurs="0" maxOccurs="1" default="1" name="Peso" type="s:int" /&gt; </text:p>
      <text:p text:style-name="P80"><text:s text:c="10"/>&lt;s:element minOccurs="0" maxOccurs="1" name="URLVerResultados" type="s:string" /&gt; </text:p>
      <text:p text:style-name="P80"><text:s text:c="8"/>&lt;/s:sequence&gt; </text:p>
      <text:p text:style-name="P80"><text:s text:c="6"/>&lt;/s:complexType&gt; </text:p>
      <text:p text:style-name="P80"><text:s text:c="6"/>&lt;s:element name="ResultadoDetalleExtendidoResponse"&gt; </text:p>
      <text:p text:style-name="P80"><text:s text:c="8"/>&lt;s:complexType&gt; </text:p>
      <text:p text:style-name="P80"><text:s text:c="10"/>&lt;s:sequence&gt; </text:p>
      <text:p text:style-name="P80"><text:s text:c="12"/>&lt;s:element minOccurs="0" maxOccurs="1" name="ResultadoDetalleExtendidoResult" type="tns:RespuestaResultadoExtendido" /&gt; </text:p>
      <text:p text:style-name="P80"><text:s text:c="10"/>&lt;/s:sequence&gt; </text:p>
      <text:p text:style-name="P80"><text:s text:c="8"/>&lt;/s:complexType&gt; </text:p>
      <text:p text:style-name="P80"><text:s text:c="6"/>&lt;/s:element&gt; </text:p>
      <text:p text:style-name="P80"><text:s text:c="6"/>&lt;s:complexType name="RespuestaResultadoExtendido"&gt; </text:p>
      <text:p text:style-name="P80"><text:s text:c="8"/>&lt;s:sequence&gt; </text:p>
      <text:p text:style-name="P80"><text:s text:c="10"/>&lt;s:element minOccurs="1" maxOccurs="1" name="Resultado" type="tns:TipoResultado" /&gt; </text:p>
      <text:p text:style-name="P80"><text:s text:c="10"/>&lt;s:element minOccurs="0" maxOccurs="1" name="DetalleError" type="tns:TipoDetalleError" /&gt; </text:p>
      <text:p text:style-name="P80"><text:s text:c="8"/>&lt;/s:sequence&gt; </text:p>
      <text:p text:style-name="P80"><text:s text:c="6"/>&lt;/s:complexType&gt; </text:p>
      <text:p text:style-name="P80"><text:s text:c="6"/>&lt;s:simpleType name="TipoResultado"&gt; </text:p>
      <text:p text:style-name="P80"><text:s text:c="8"/>&lt;s:restriction base="s:string"&gt; </text:p>
      <text:p text:style-name="P80"><text:s text:c="10"/>&lt;s:enumeration value="OK" /&gt; </text:p>
      <text:p text:style-name="P80"><text:s text:c="10"/>&lt;s:enumeration value="KO" /&gt; </text:p>
      <text:p text:style-name="P80"><text:s text:c="8"/>&lt;/s:restriction&gt; </text:p>
      <text:p text:style-name="P80"><text:s text:c="6"/>&lt;/s:simpleType&gt; </text:p>
      <text:p text:style-name="P80"><text:s text:c="6"/>&lt;s:complexType name="TipoDetalleError"&gt; </text:p>
      <text:p text:style-name="P80"><text:s text:c="8"/>&lt;s:sequence&gt; </text:p>
      <text:p text:style-name="P80"><text:s text:c="10"/>&lt;s:element minOccurs="1" maxOccurs="1" name="Codigo" type="s:string" /&gt; </text:p>
      <text:p text:style-name="P80"><text:s text:c="10"/>&lt;s:element minOccurs="1" maxOccurs="1" name="Descripcion" type="s:string" /&gt; </text:p>
      <text:p text:style-name="P80"><text:soft-page-break/><text:s text:c="10"/>&lt;s:element minOccurs="1" maxOccurs="1" name="Observaciones" type="s:string" /&gt; </text:p>
      <text:p text:style-name="P80"><text:s text:c="8"/>&lt;/s:sequence&gt; </text:p>
      <text:p text:style-name="P80"><text:s text:c="6"/>&lt;/s:complexType&gt; </text:p>
      <text:p text:style-name="P80"><text:s text:c="4"/>&lt;/s:schema&gt; </text:p>
      <text:p text:style-name="P80"><text:s text:c="2"/>&lt;/wsdl:types&gt; </text:p>
      <text:p text:style-name="P80"><text:s text:c="2"/>&lt;wsdl:message name="ResultadoDetalleExtendidoWSEAuthenticateHeader"&gt; </text:p>
      <text:p text:style-name="P80"><text:s text:c="4"/>&lt;wsdl:part name="WSEAuthenticateHeader" element="tns:WSEAuthenticateHeader" /&gt; </text:p>
      <text:p text:style-name="P80"><text:s text:c="2"/>&lt;/wsdl:message&gt; </text:p>
      <text:p text:style-name="P80"><text:s text:c="2"/>&lt;wsdl:message name="ResultadoDetalleExtendidoSoapIn"&gt; </text:p>
      <text:p text:style-name="P80"><text:s text:c="4"/>&lt;wsdl:part name="parameters" element="tns:ResultadoDetalleExtendido" /&gt; </text:p>
      <text:p text:style-name="P80"><text:s text:c="2"/>&lt;/wsdl:message&gt; </text:p>
      <text:p text:style-name="P80"><text:s text:c="2"/>&lt;wsdl:message name="ResultadoDetalleExtendidoSoapOut"&gt; </text:p>
      <text:p text:style-name="P80"><text:s text:c="4"/>&lt;wsdl:part name="parameters" element="tns:ResultadoDetalleExtendidoResponse" /&gt; </text:p>
      <text:p text:style-name="P80"><text:s text:c="2"/>&lt;/wsdl:message&gt; </text:p>
      <text:p text:style-name="P80"><text:s text:c="2"/>&lt;wsdl:portType name="SeguimientoSoap"&gt; </text:p>
      <text:p text:style-name="P80"><text:s text:c="4"/>&lt;wsdl:operation name="ResultadoDetalleExtendido"&gt; </text:p>
      <text:p text:style-name="P80"><text:s text:c="6"/>&lt;wsdl:input message="tns:ResultadoDetalleExtendidoSoapIn" /&gt; </text:p>
      <text:p text:style-name="P80"><text:s text:c="6"/>&lt;wsdl:output message="tns:ResultadoDetalleExtendidoSoapOut" /&gt; </text:p>
      <text:p text:style-name="P80"><text:s text:c="4"/>&lt;/wsdl:operation&gt; </text:p>
      <text:p text:style-name="P80"><text:s text:c="2"/>&lt;/wsdl:portType&gt; </text:p>
      <text:p text:style-name="P80"><text:s text:c="2"/>&lt;wsdl:binding name="SeguimientoSoap" type="tns:SeguimientoSoap"&gt; </text:p>
      <text:p text:style-name="P80"><text:s text:c="4"/>&lt;soap:binding transport="http://schemas.xmlsoap.org/soap/http" /&gt; </text:p>
      <text:p text:style-name="P80"><text:s text:c="4"/>&lt;wsdl:operation name="ResultadoDetalleExtendido"&gt; </text:p>
      <text:p text:style-name="P80"><text:s text:c="6"/>&lt;soap:operation soapAction="http://educacio.gencat.cat/agora/seguimiento/ResultadoDetalleExtendido" style="document" /&gt; </text:p>
      <text:p text:style-name="P80"><text:s text:c="6"/>&lt;wsdl:input&gt; </text:p>
      <text:p text:style-name="P80"><text:s text:c="8"/>&lt;soap:body use="literal" /&gt; </text:p>
      <text:p text:style-name="P80"><text:s text:c="8"/>&lt;soap:header message="tns:ResultadoDetalleExtendidoWSEAuthenticateHeader" part="WSEAuthenticateHeader" use="literal" /&gt; </text:p>
      <text:p text:style-name="P80"><text:s text:c="6"/>&lt;/wsdl:input&gt; </text:p>
      <text:p text:style-name="P80"><text:s text:c="6"/>&lt;wsdl:output&gt; </text:p>
      <text:p text:style-name="P80"><text:s text:c="8"/>&lt;soap:body use="literal" /&gt; </text:p>
      <text:p text:style-name="P80"><text:s text:c="6"/>&lt;/wsdl:output&gt; </text:p>
      <text:p text:style-name="P80"><text:s text:c="4"/>&lt;/wsdl:operation&gt; </text:p>
      <text:p text:style-name="P80"><text:s text:c="2"/>&lt;/wsdl:binding&gt; </text:p>
      <text:p text:style-name="P80"><text:s text:c="2"/>&lt;wsdl:binding name="SeguimientoSoap12" type="tns:SeguimientoSoap"&gt; </text:p>
      <text:p text:style-name="P80"><text:s text:c="4"/>&lt;soap12:binding transport="http://schemas.xmlsoap.org/soap/http" /&gt; </text:p>
      <text:p text:style-name="P80"><text:s text:c="4"/>&lt;wsdl:operation name="ResultadoDetalleExtendido"&gt; </text:p>
      <text:p text:style-name="P80"><text:s text:c="6"/>&lt;soap12:operation soapAction="http://educacio.gencat.cat/agora/seguimiento/ResultadoDetalleExtendido" style="document" /&gt; </text:p>
      <text:p text:style-name="P80"><text:s text:c="6"/>&lt;wsdl:input&gt; </text:p>
      <text:p text:style-name="P80"><text:s text:c="8"/>&lt;soap12:body use="literal" /&gt; </text:p>
      <text:p text:style-name="P80"><text:s text:c="8"/>&lt;soap12:header message="tns:ResultadoDetalleExtendidoWSEAuthenticateHeader" part="WSEAuthenticateHeader" use="literal" /&gt; </text:p>
      <text:p text:style-name="P80"><text:s text:c="6"/>&lt;/wsdl:input&gt; </text:p>
      <text:p text:style-name="P80"><text:s text:c="6"/>&lt;wsdl:output&gt; </text:p>
      <text:p text:style-name="P80"><text:s text:c="8"/>&lt;soap12:body use="literal" /&gt; </text:p>
      <text:p text:style-name="P80"><text:s text:c="6"/>&lt;/wsdl:output&gt; </text:p>
      <text:p text:style-name="P80"><text:s text:c="4"/>&lt;/wsdl:operation&gt; </text:p>
      <text:p text:style-name="P80"><text:s text:c="2"/>&lt;/wsdl:binding&gt; </text:p>
      <text:p text:style-name="P80"><text:s text:c="2"/>&lt;wsdl:service name="Seguimiento"&gt; </text:p>
      <text:p text:style-name="P80"><text:s text:c="4"/>&lt;wsdl:port name="SeguimientoSoap" binding="tns:SeguimientoSoap"&gt; </text:p>
      <text:p text:style-name="P80"><text:s text:c="6"/>&lt;soap:address location="http://educacio.gencat.cat/agora/mod/rcontent/WebServices/WsSeguimiento/wsSeguimiento.php" /&gt; </text:p>
      <text:p text:style-name="P80"><text:s text:c="4"/>&lt;/wsdl:port&gt; </text:p>
      <text:p text:style-name="P80"><text:s text:c="4"/>&lt;wsdl:port name="SeguimientoSoap12" binding="tns:SeguimientoSoap12"&gt; </text:p>
      <text:p text:style-name="P80"><text:s text:c="6"/>&lt;soap12:address location="http://educacio.gencat.cat/agora/mod/rcontent/WebServices/WsSeguimiento/wsSeguimiento.php" /&gt; </text:p>
      <text:p text:style-name="P80"><text:s text:c="4"/>&lt;/wsdl:port&gt; </text:p>
      <text:p text:style-name="P80"><text:s text:c="2"/>&lt;/wsdl:service&gt; </text:p>
      <text:p text:style-name="P80">&lt;/wsdl:definitions&gt;</text:p>
      <text:p text:style-name="P28"/>
      <text:h text:style-name="P108" text:outline-level="1"/>
      <text:h text:style-name="P109" text:outline-level="1">IMPLEMENTACIÓN<text:span text:style-name="T1"> </text:span>DE<text:span text:style-name="T1"> </text:span>LA<text:span text:style-name="T1"> </text:span>PLATAFORMA<text:span text:style-name="T1"> </text:span>MARSUPIAL</text:h>
      <text:p text:style-name="Standard"><text:span text:style-name="T34">En</text:span><text:span text:style-name="T35"> </text:span><text:span text:style-name="T37">el repositorio </text:span><text:span text:style-name="T35">del proye</text:span><text:span text:style-name="T36">c</text:span><text:span text:style-name="T35">to especificad</text:span><text:span text:style-name="T37">o</text:span><text:span text:style-name="T35"> en el apartado </text:span><text:a xlink:type="simple" xlink:href="#links"><text:span text:style-name="T40">Enlaces de interés</text:span></text:a><text:span text:style-name="T35"> se pueden encontrar</text:span><text:span text:style-name="T34">:</text:span></text:p>
      <text:list xml:id="list5054571198093263503" text:style-name="WW8Num4">
        <text:list-item>
          <text:p text:style-name="P95">Los<text:span text:style-name="T1"> </text:span>WSDL<text:span text:style-name="T1"> </text:span>de<text:span text:style-name="T1"> </text:span>los<text:span text:style-name="T1"> </text:span>servicios<text:span text:style-name="T1"> </text:span>web<text:span text:style-name="T1"> </text:span>definidos<text:span text:style-name="T1"> </text:span>en<text:span text:style-name="T1"> </text:span>el<text:span text:style-name="T1"> </text:span>protocolo.</text:p>
        </text:list-item>
        <text:list-item>
          <text:p text:style-name="P95">El<text:span text:style-name="T1"> </text:span>código<text:span text:style-name="T1"> </text:span>fuente<text:span text:style-name="T1"> </text:span>de<text:span text:style-name="T1"> </text:span>una<text:span text:style-name="T1"> </text:span><text:span text:style-name="T13">implementación</text:span><text:span text:style-name="T1"> </text:span>para<text:span text:style-name="T1"> </text:span><text:span text:style-name="T10">Moodle </text:span>de<text:span text:style-name="T1"> </text:span>la<text:span text:style-name="T1"> </text:span>parte<text:span text:style-name="T1"> </text:span>del<text:span text:style-name="T1"> </text:span>EVA<text:span text:style-name="T1"> </text:span>compuesta<text:span text:style-name="T1"> </text:span>por<text:span text:style-name="T1"> </text:span><text:span text:style-name="T10">3</text:span><text:span text:style-name="T1"> </text:span>módulos:<text:span text:style-name="T1"> </text:span>rcommon,<text:span text:style-name="T1"> </text:span>rcontent y<text:span text:style-name="T1"> </text:span>mybooks.</text:p>
        </text:list-item>
        <text:list-item>
          <text:p text:style-name="P95">Manual<text:span text:style-name="T1"> </text:span>de<text:span text:style-name="T1"> </text:span>usuario<text:span text:style-name="T1"> </text:span>y<text:span text:style-name="T1"> </text:span>del<text:span text:style-name="T1"> </text:span>administrador<text:span text:style-name="T1"> </text:span>para<text:span text:style-name="T1"> </text:span>la<text:span text:style-name="T1"> </text:span>implementación<text:span text:style-name="T1"> </text:span>de<text:span text:style-name="T1"> </text:span>la<text:span text:style-name="T1"> </text:span>parte<text:span text:style-name="T1"> </text:span>del<text:span text:style-name="T1"> </text:span>EVA<text:span text:style-name="T1"> </text:span>para<text:span text:style-name="T1"> </text:span><text:span text:style-name="T10">Moodle</text:span>.</text:p>
        </text:list-item>
        <text:list-item>
          <text:p text:style-name="P95">El<text:span text:style-name="T1"> </text:span>código<text:span text:style-name="T1"> </text:span>fuente<text:span text:style-name="T1"> </text:span>de<text:span text:style-name="T1"> </text:span>una<text:span text:style-name="T1"> </text:span>implementación<text:span text:style-name="T1"> </text:span>en<text:span text:style-name="T1"> </text:span>PHP<text:span text:style-name="T1"> </text:span>de<text:span text:style-name="T1"> </text:span>la<text:span text:style-name="T1"> </text:span>parte<text:span text:style-name="T1"> </text:span>de<text:span text:style-name="T1"> </text:span>la<text:span text:style-name="T1"> </text:span>Editorial<text:span text:style-name="T1"> </text:span>que<text:span text:style-name="T1"> </text:span>se<text:span text:style-name="T1"> </text:span>llama<text:span text:style-name="T1"> </text:span>Simulador<text:span text:style-name="T1"> </text:span>Editorial<text:span text:style-name="T1"> </text:span>Marsupial<text:span text:style-name="T1"> </text:span>(MPS-<text:span text:style-name="T1"> </text:span>Marsupial<text:span text:style-name="T1"> </text:span>Publisher<text:span text:style-name="T1"> </text:span>Simulator).</text:p>
        </text:list-item>
        <text:list-item>
          <text:p text:style-name="P95">Juego<text:span text:style-name="T1"> </text:span>de<text:span text:style-name="T1"> </text:span>pruebas<text:span text:style-name="T1"> </text:span>para<text:span text:style-name="T1"> </text:span>hacer<text:span text:style-name="T1"> </text:span>pruebas<text:span text:style-name="T1"> </text:span>con<text:span text:style-name="T1"> </text:span>el<text:span text:style-name="T1"> </text:span>Simulador<text:span text:style-name="T1"> </text:span>Editorial.</text:p>
        </text:list-item>
      </text:list>
      <text:p text:style-name="Standard"><text:span text:style-name="T34">También</text:span><text:span text:style-name="T35"> </text:span><text:span text:style-name="T34">se</text:span><text:span text:style-name="T35"> </text:span><text:span text:style-name="T34">puede</text:span><text:span text:style-name="T35"> </text:span><text:span text:style-name="T34">encontrar</text:span><text:span text:style-name="T35"> </text:span><text:span text:style-name="T34">en</text:span><text:span text:style-name="T35"> </text:span><text:span text:style-name="T34">la</text:span><text:span text:style-name="T35"> </text:span><text:span text:style-name="T34">url</text:span><text:span text:style-name="T35"> </text:span><text:a xlink:type="simple" xlink:href="http://mps-xtec.educat1x1.cat/"><text:span text:style-name="Internet_20_link"><text:span text:style-name="T34">http://mps-xtec.educat1x1.cat</text:span></text:span></text:a><text:span text:style-name="T35"> </text:span><text:span text:style-name="T34">una</text:span><text:span text:style-name="T35"> </text:span><text:span text:style-name="T34">instalación</text:span><text:span text:style-name="T35"> </text:span><text:span text:style-name="T34">del</text:span><text:span text:style-name="T35"> </text:span><text:span text:style-name="T34">Simulador</text:span><text:span text:style-name="T35"> </text:span><text:span text:style-name="T34">Editorial</text:span><text:span text:style-name="T35"> </text:span><text:span text:style-name="T34">para</text:span><text:span text:style-name="T35"> </text:span><text:span text:style-name="T34">que</text:span><text:span text:style-name="T35"> </text:span><text:span text:style-name="T34">se</text:span><text:span text:style-name="T35"> </text:span><text:span text:style-name="T34">puedan</text:span><text:span text:style-name="T35"> </text:span><text:span text:style-name="T34">hacer</text:span><text:span text:style-name="T35"> </text:span><text:span text:style-name="T34">pruebas.</text:span><text:span text:style-name="T38"> </text:span><text:span text:style-name="T34">Los</text:span><text:span text:style-name="T35"> URL </text:span><text:span text:style-name="T34">de</text:span><text:span text:style-name="T35"> </text:span><text:span text:style-name="T34">los</text:span><text:span text:style-name="T35"> </text:span><text:span text:style-name="T34">servicios</text:span><text:span text:style-name="T35"> </text:span><text:span text:style-name="T34">web</text:span><text:span text:style-name="T35"> </text:span><text:span text:style-name="T34">de</text:span><text:span text:style-name="T35"> </text:span><text:span text:style-name="T34">esta</text:span><text:span text:style-name="T35"> </text:span><text:span text:style-name="T34">instalación</text:span><text:span text:style-name="T35"> </text:span><text:span text:style-name="T34">son:</text:span></text:p>
      <text:list xml:id="list4394353521364791457" text:style-name="WW8Num13">
        <text:list-item>
          <text:p text:style-name="P100"><text:span text:style-name="T34">Estructura</text:span><text:span text:style-name="T35"> </text:span><text:span text:style-name="T34">del</text:span><text:span text:style-name="T35"> </text:span><text:span text:style-name="T34">libro:</text:span><text:span text:style-name="T45"><text:line-break/></text:span><text:a xlink:type="simple" xlink:href="http://mps-xtec.educat1x1.cat/ws/wsBooksStructure/wsBooksStructure.php?wsdl"><text:span text:style-name="Internet_20_link"><text:span text:style-name="T39">http://mps-xtec.educat1x1.cat/ws/wsBooksStructure/wsBooksStructure.php</text:span></text:span></text:a></text:p>
        </text:list-item>
        <text:list-item>
          <text:p text:style-name="P99"><text:span text:style-name="T34">Autenticación/</text:span><text:span text:style-name="T46">Autorización</text:span><text:span text:style-name="T34">:</text:span><text:span text:style-name="T45"><text:line-break/></text:span><text:a xlink:type="simple" xlink:href="http://mps-xtec.educat1x1.cat/ws/wsAuthentication/wsAuthentication.php"><text:span text:style-name="Internet_20_link"><text:span text:style-name="T39">http://mps-xtec.educat1x1.cat/ws/wsAuthentication/wsAuthentication.php</text:span></text:span></text:a></text:p>
        </text:list-item>
      </text:list>
      <text:h text:style-name="P110" text:outline-level="2">Pregunt<text:span text:style-name="T77">a</text:span>s<text:span text:style-name="T1"> </text:span>frecuentes</text:h>
      <text:h text:style-name="P112" text:outline-level="3">Sobre<text:span text:style-name="T1"> </text:span>la<text:span text:style-name="T1"> </text:span>codificación</text:h>
      <text:list xml:id="list8214474744947588976" text:style-name="WW8Num30">
        <text:list-item>
          <text:p text:style-name="P96">¿Qué<text:span text:style-name="T1"> </text:span>codificación<text:span text:style-name="T1"> </text:span>deben<text:span text:style-name="T1"> </text:span>seguir<text:span text:style-name="T1"> </text:span>los<text:span text:style-name="T1"> </text:span>servicios<text:span text:style-name="T1"> </text:span>web<text:span text:style-name="T1"> </text:span>y<text:span text:style-name="T1"> </text:span>los<text:span text:style-name="T1"> </text:span>contenidos?<text:span text:style-name="T1"> </text:span></text:p>
        </text:list-item>
      </text:list>
      <text:p text:style-name="P49">UTF-8</text:p>
      <text:h text:style-name="P112" text:outline-level="3">Sobre<text:span text:style-name="T1"> </text:span>el<text:span text:style-name="T1"> </text:span>acceso<text:span text:style-name="T1"> </text:span>a<text:span text:style-name="T1"> </text:span>los<text:span text:style-name="T1"> </text:span>contenidos</text:h>
      <text:list xml:id="list135213671448017" text:continue-numbering="true" text:style-name="WW8Num30">
        <text:list-item>
          <text:p text:style-name="P96">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libro,<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9">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puede<text:span text:style-name="T1"> </text:span>acceder<text:span text:style-name="T1"> </text:span>a<text:span text:style-name="T1"> </text:span>cualquier<text:span text:style-name="T1"> </text:span>contenido<text:span text:style-name="T1"> </text:span>de<text:span text:style-name="T1"> </text:span>dicho<text:span text:style-name="T1"> </text:span>libro,<text:span text:style-name="T1"> </text:span>y<text:span text:style-name="T1"> </text:span>a<text:span text:style-name="T1"> </text:span>todas<text:span text:style-name="T1"> </text:span>sus<text:span text:style-name="T1"> </text:span>unidades<text:span text:style-name="T1"> </text:span>y<text:span text:style-name="T1"> </text:span>actividades,<text:span text:style-name="T1"> </text:span>si<text:span text:style-name="T1"> </text:span>tiene.</text:p>
      <text:p text:style-name="P49"/>
      <text:list xml:id="list135212065829585" text:continue-numbering="true" text:style-name="WW8Num30">
        <text:list-item>
          <text:p text:style-name="P96">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unidad,<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9">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unidad.<text:span text:style-name="T1"> </text:span>Si<text:span text:style-name="T1"> </text:span>la<text:span text:style-name="T1"> </text:span>unidad<text:span text:style-name="T1"> </text:span>tuviera<text:span text:style-name="T1"> </text:span>actividades,<text:span text:style-name="T1"> </text:span>también<text:span text:style-name="T1"> </text:span>se<text:span text:style-name="T1"> </text:span>podría<text:span text:style-name="T1"> </text:span>acceder<text:span text:style-name="T1"> </text:span>a<text:span text:style-name="T1"> </text:span>las<text:span text:style-name="T1"> </text:span>mismas.</text:p>
      <text:p text:style-name="P49"/>
      <text:list xml:id="list135212955342405" text:continue-numbering="true" text:style-name="WW8Num30">
        <text:list-item>
          <text:p text:style-name="P97"><text:span text:style-name="T25">Si</text:span><text:span text:style-name="T30"> </text:span><text:span text:style-name="T25">se</text:span><text:span text:style-name="T30"> </text:span><text:span text:style-name="T25">ha</text:span><text:span text:style-name="T30"> </text:span><text:span text:style-name="T25">puesto</text:span><text:span text:style-name="T30"> </text:span><text:span text:style-name="T25">el</text:span><text:span text:style-name="T30"> </text:span><text:span text:style-name="T25">enlace</text:span><text:span text:style-name="T30"> </text:span><text:span text:style-name="T25">en</text:span><text:span text:style-name="T30"> </text:span><text:span text:style-name="T25">el</text:span><text:span text:style-name="T30"> </text:span><text:span text:style-name="T25">EVA</text:span><text:span text:style-name="T30"> </text:span><text:span text:style-name="T25">a</text:span><text:span text:style-name="T30"> </text:span><text:span text:style-name="T25">nivel</text:span><text:span text:style-name="T30"> </text:span><text:span text:style-name="T25">de</text:span><text:span text:style-name="T30"> </text:span><text:span text:style-name="T25">actividad,</text:span><text:span text:style-name="T30"> </text:span><text:span text:style-name="T25">¿a</text:span><text:span text:style-name="T30"> </text:span><text:span text:style-name="T25">qué</text:span><text:span text:style-name="T30"> </text:span><text:span text:style-name="T25">contenidos</text:span><text:span text:style-name="T30"> </text:span><text:span text:style-name="T25">se</text:span><text:span text:style-name="T30"> </text:span><text:span text:style-name="T25">puede</text:span><text:span text:style-name="T30"> </text:span><text:span text:style-name="T25">acceder</text:span><text:span text:style-name="T30"> </text:span><text:span text:style-name="T25">desde</text:span><text:span text:style-name="T30"> </text:span><text:span text:style-name="T25">dicho</text:span><text:span text:style-name="T30"> </text:span><text:span text:style-name="T25">enlace?</text:span><text:span text:style-name="T1"> </text:span></text:p>
        </text:list-item>
      </text:list>
      <text:p text:style-name="P49">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actividad.</text:p>
      <text:h text:style-name="P112" text:outline-level="3"><text:soft-page-break/>Sobre<text:span text:style-name="T1"> </text:span>los<text:span text:style-name="T1"> </text:span>resultados<text:span text:style-name="T1"> </text:span>que<text:span text:style-name="T1"> </text:span>se<text:span text:style-name="T1"> </text:span>guardan<text:span text:style-name="T1"> </text:span>en<text:span text:style-name="T1"> </text:span>el<text:span text:style-name="T1"> </text:span>EVA</text:h>
      <text:list xml:id="list135213123382542" text:continue-numbering="true" text:style-name="WW8Num30">
        <text:list-item>
          <text:p text:style-name="P104">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libro?<text:span text:style-name="T1"> </text:span></text:p>
        </text:list-item>
      </text:list>
      <text:p text:style-name="P49">Los<text:span text:style-name="T1"> </text:span>resultados<text:span text:style-name="T1"> </text:span>se<text:span text:style-name="T1"> </text:span>guardan<text:span text:style-name="T1"> </text:span>a<text:span text:style-name="T1"> </text:span>nivel<text:span text:style-name="T1"> </text:span>de<text:span text:style-name="T1"> </text:span>ese<text:span text:style-name="T1"> </text:span>libro,<text:span text:style-name="T1"> </text:span>sus<text:span text:style-name="T1"> </text:span>unidades<text:span text:style-name="T1"> </text:span>y<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libro.<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libro.</text:p>
      <text:p text:style-name="P49"/>
      <text:list xml:id="list135214126556068" text:continue-numbering="true" text:style-name="WW8Num30">
        <text:list-item>
          <text:p text:style-name="P96">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unidad?<text:span text:style-name="T1"> </text:span></text:p>
        </text:list-item>
      </text:list>
      <text:p text:style-name="P49">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unidad<text:span text:style-name="T1"> </text:span>y<text:span text:style-name="T1"> </text:span>de<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unidad.<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unidad.</text:p>
      <text:p text:style-name="P49"><text:bookmark-start text:name="__DdeLink__75920_1413275974"/>Ahora bien, si la editorial utiliza el parámetro “ForzarGuardar” al realizar la llamada al servicio web de seguimiento, el protocolo también permitirá guardar los resultados aunque los contenidos especificados no estén dentro de la unidad indicada en el enlace del EVA.<text:bookmark-end text:name="__DdeLink__75920_1413275974"/></text:p>
      <text:p text:style-name="P49"/>
      <text:list xml:id="list135212175852235" text:continue-numbering="true" text:style-name="WW8Num30">
        <text:list-item>
          <text:p text:style-name="P96">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text:span text:style-name="T1"> </text:span>puesto<text:span text:style-name="T1"> </text:span>a<text:span text:style-name="T1"> </text:span>nivel<text:span text:style-name="T1"> </text:span>de<text:span text:style-name="T1"> </text:span>actividad?<text:span text:style-name="T1"> </text:span></text:p>
        </text:list-item>
      </text:list>
      <text:p text:style-name="P49">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actividad,<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actividad.<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también<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actividad.</text:p>
      <text:p text:style-name="P49">Ahora bien, si la editorial utiliza el parámetro “ForzarGuardar” al realizar la llamada al servicio web de seguimiento, el protocolo también permitirá guardar los resultados aunque los contenidos especificados no estén dentro de la actividad indicada en el enlace del EVA.</text:p>
      <text:h text:style-name="P112" text:outline-level="3">Sobre<text:span text:style-name="T1"> </text:span>los<text:span text:style-name="T1"> </text:span>campos<text:span text:style-name="T1"> </text:span>de<text:span text:style-name="T1"> </text:span>los<text:span text:style-name="T1"> </text:span>servicios<text:span text:style-name="T1"> </text:span>web</text:h>
      <text:list xml:id="list135213711518331" text:continue-numbering="true" text:style-name="WW8Num30">
        <text:list-item>
          <text:p text:style-name="P105">¿Para<text:span text:style-name="T1"> </text:span>qué<text:span text:style-name="T1"> </text:span>se<text:span text:style-name="T1"> </text:span>usan<text:span text:style-name="T1"> </text:span>los<text:span text:style-name="T1"> </text:span>campos<text:span text:style-name="T1"> </text:span>IdContenidoLMS,<text:span text:style-name="T1"> </text:span>ISBN,<text:span text:style-name="T1"> </text:span>idUnidad<text:span text:style-name="T1"> </text:span>e<text:span text:style-name="T1"> </text:span>idActividad?</text:p>
        </text:list-item>
      </text:list>
      <text:p text:style-name="P51">El<text:span text:style-name="T1"> </text:span>campo<text:span text:style-name="T1"> </text:span>idContenidoLMS<text:span text:style-name="T1"> </text:span>corresponde<text:span text:style-name="T1"> </text:span>al<text:span text:style-name="T1"> </text:span>identificador<text:span text:style-name="T1"> </text:span>interno<text:span text:style-name="T1"> </text:span>que<text:span text:style-name="T1"> </text:span>utiliza<text:span text:style-name="T1"> </text:span>el<text:span text:style-name="T1"> </text:span>LMS<text:span text:style-name="T1"> </text:span>para<text:span text:style-name="T1"> </text:span>identificar<text:span text:style-name="T1"> </text:span>el<text:span text:style-name="T1"> </text:span>contenido<text:span text:style-name="T1"> </text:span>(libro,<text:span text:style-name="T1"> </text:span>unidad<text:span text:style-name="T1"> </text:span>o<text:span text:style-name="T1"> </text:span>actividad)<text:span text:style-name="T1"> </text:span>enlazado<text:span text:style-name="T1"> </text:span>por<text:span text:style-name="T1"> </text:span>el<text:span text:style-name="T1"> </text:span>profesor/a. Los<text:span text:style-name="T1"> </text:span>campos<text:span text:style-name="T1"> </text:span>ISBN,<text:span text:style-name="T1"> </text:span>idUnidad<text:span text:style-name="T1"> </text:span>e<text:span text:style-name="T1"> </text:span>idActividad<text:span text:style-name="T1"> </text:span>se<text:span text:style-name="T1"> </text:span>corresponden<text:span text:style-name="T1"> </text:span>a<text:span text:style-name="T1"> </text:span>los<text:span text:style-name="T1"> </text:span>identificadores<text:span text:style-name="T1"> </text:span>proporcionados<text:span text:style-name="T1"> </text:span>por<text:span text:style-name="T1"> </text:span>la<text:span text:style-name="T1"> </text:span>editorial.<text:span text:style-name="T1"> </text:span>Por<text:span text:style-name="T1"> </text:span>tanto,<text:span text:style-name="T1"> </text:span>no<text:span text:style-name="T1"> </text:span>se<text:span text:style-name="T1"> </text:span>puede<text:span text:style-name="T1"> </text:span>suponer<text:span text:style-name="T1"> </text:span>que<text:span text:style-name="T1"> </text:span>coincida<text:span text:style-name="T1"> </text:span>el<text:span text:style-name="T1"> </text:span>valor<text:span text:style-name="T1"> </text:span>del<text:span text:style-name="T1"> </text:span>campo<text:span text:style-name="T1"> </text:span>idContenidoLMS<text:span text:style-name="T1"> </text:span>con<text:span text:style-name="T1"> </text:span>el<text:span text:style-name="T1"> </text:span>campo<text:span text:style-name="T1"> </text:span>ISBN<text:span text:style-name="T1"> </text:span>ni<text:span text:style-name="T1"> </text:span>con<text:span text:style-name="T1"> </text:span>el<text:span text:style-name="T1"> </text:span>campo<text:span text:style-name="T1"> </text:span>idUnidad<text:span text:style-name="T1"> </text:span>ni<text:span text:style-name="T1"> </text:span>con<text:span text:style-name="T1"> </text:span>el<text:span text:style-name="T1"> </text:span>campo<text:span text:style-name="T1"> </text:span>idActividad.</text:p>
      <text:list xml:id="list135212595387134" text:continue-numbering="true" text:style-name="WW8Num30">
        <text:list-item>
          <text:p text:style-name="P97"><text:span text:style-name="T25">En</text:span><text:span text:style-name="T30"> </text:span><text:span text:style-name="T25">el</text:span><text:span text:style-name="T30"> </text:span><text:span text:style-name="T25">servicio</text:span><text:span text:style-name="T30"> </text:span><text:span text:style-name="T25">web</text:span><text:span text:style-name="T30"> </text:span><text:span text:style-name="T25">de</text:span><text:span text:style-name="T30"> </text:span><text:span text:style-name="T25">seguimiento,</text:span><text:span text:style-name="T30"> </text:span><text:span text:style-name="T25">¿cuando</text:span><text:span text:style-name="T30"> </text:span><text:span text:style-name="T25">se</text:span><text:span text:style-name="T30"> </text:span><text:span text:style-name="T25">han</text:span><text:span text:style-name="T30"> </text:span><text:span text:style-name="T25">de</text:span><text:span text:style-name="T30"> </text:span><text:span text:style-name="T25">enviar</text:span><text:span text:style-name="T30"> </text:span><text:span text:style-name="T25">las</text:span><text:span text:style-name="T30"> </text:span><text:span text:style-name="T25">etiquetas</text:span><text:span text:style-name="T30"> </text:span><text:span text:style-name="T25">UnidadTitulo,</text:span><text:span text:style-name="T30"> </text:span><text:span text:style-name="T25">UnidadOrden,</text:span><text:span text:style-name="T30"> </text:span><text:span text:style-name="T25">ActividadTitulo</text:span><text:span text:style-name="T30"> </text:span><text:span text:style-name="T25">y</text:span><text:span text:style-name="T30"> </text:span><text:span text:style-name="T25">ActividadOrden?</text:span><text:span text:style-name="T1"> </text:span></text:p>
        </text:list-item>
      </text:list>
      <text:p text:style-name="P49">Cuando<text:span text:style-name="T1"> </text:span>se<text:span text:style-name="T1"> </text:span>vayan<text:span text:style-name="T1"> </text:span>a<text:span text:style-name="T1"> </text:span>enviar<text:span text:style-name="T1"> </text:span>los<text:span text:style-name="T1"> </text:span>valores<text:span text:style-name="T1"> </text:span>de<text:span text:style-name="T1"> </text:span>estos<text:span text:style-name="T1"> </text:span>campos.<text:span text:style-name="T1"> </text:span>Nunca<text:span text:style-name="T1"> </text:span>se<text:span text:style-name="T1"> </text:span>han<text:span text:style-name="T1"> </text:span>de<text:span text:style-name="T1"> </text:span>enviar<text:span text:style-name="T1"> </text:span>las<text:span text:style-name="T1"> </text:span>etiquetas<text:span text:style-name="T1"> </text:span>si<text:span text:style-name="T1"> </text:span>no<text:span text:style-name="T1"> </text:span>se<text:span text:style-name="T1"> </text:span>van<text:span text:style-name="T1"> </text:span>a<text:span text:style-name="T1"> </text:span>enviar<text:span text:style-name="T1"> </text:span>los<text:span text:style-name="T1"> </text:span>valores.</text:p>
      <text:h text:style-name="P112" text:outline-level="3">Sobre<text:span text:style-name="T1"> </text:span>como<text:span text:style-name="T1"> </text:span>poner<text:span text:style-name="T1"> </text:span>los<text:span text:style-name="T1"> </text:span>enlaces<text:span text:style-name="T1"> </text:span>en<text:span text:style-name="T1"> </text:span>el<text:span text:style-name="T1"> </text:span>EVA</text:h>
      <text:list xml:id="list135213854339728" text:continue-numbering="true" text:style-name="WW8Num30">
        <text:list-item>
          <text:p text:style-name="P97"><text:span text:style-name="T25">¿Cual</text:span><text:span text:style-name="T30"> </text:span><text:span text:style-name="T25">es</text:span><text:span text:style-name="T30"> </text:span><text:span text:style-name="T25">la</text:span><text:span text:style-name="T30"> </text:span><text:span text:style-name="T25">manera</text:span><text:span text:style-name="T30"> </text:span><text:span text:style-name="T25">más</text:span><text:span text:style-name="T30"> </text:span><text:span text:style-name="T31">rápida</text:span><text:span text:style-name="T30"> </text:span><text:span text:style-name="T25">de</text:span><text:span text:style-name="T30"> </text:span><text:span text:style-name="T25">poner</text:span><text:span text:style-name="T30"> </text:span><text:span text:style-name="T25">todos</text:span><text:span text:style-name="T30"> </text:span><text:span text:style-name="T25">los</text:span><text:span text:style-name="T30"> </text:span><text:span text:style-name="T25">enlaces</text:span><text:span text:style-name="T30"> </text:span><text:span text:style-name="T25">al</text:span><text:span text:style-name="T30"> </text:span><text:span text:style-name="T25">libro</text:span><text:span text:style-name="T30"> </text:span><text:span text:style-name="T25">en</text:span><text:span text:style-name="T30"> </text:span><text:span text:style-name="T25">un</text:span><text:span text:style-name="T30"> </text:span><text:span text:style-name="T25">curso</text:span><text:span text:style-name="T30"> </text:span><text:span text:style-name="T25">de</text:span><text:span text:style-name="T30"> </text:span><text:span text:style-name="T25">un</text:span><text:span text:style-name="T30"> </text:span><text:span text:style-name="T25">EVA?</text:span><text:span text:style-name="T1"> </text:span></text:p>
        </text:list-item>
      </text:list>
      <text:p text:style-name="P49">La<text:span text:style-name="T1"> </text:span>manera<text:span text:style-name="T1"> </text:span>más<text:span text:style-name="T1"> </text:span><text:span text:style-name="T13">rápida</text:span><text:span text:style-name="T1"> </text:span>es<text:span text:style-name="T1"> </text:span>crear<text:span text:style-name="T1"> </text:span>un<text:span text:style-name="T1"> </text:span>cur<text:span text:style-name="T78">so</text:span>,<text:span text:style-name="T1"> </text:span>ponerle<text:span text:style-name="T1"> </text:span>todos<text:span text:style-name="T1"> </text:span>los<text:span text:style-name="T1"> </text:span>enlaces<text:span text:style-name="T1"> </text:span>al<text:span text:style-name="T1"> </text:span>libro<text:span text:style-name="T1"> </text:span>y<text:span text:style-name="T1"> </text:span>exportarlo.<text:span text:style-name="T1"> </text:span>Si<text:span text:style-name="T1"> </text:span>las<text:span text:style-name="T1"> </text:span>Editoriales<text:span text:style-name="T1"> </text:span>proporcionan<text:span text:style-name="T1"> </text:span>cursos<text:span text:style-name="T1"> </text:span>ya<text:span text:style-name="T1"> </text:span>preparados<text:span text:style-name="T1"> </text:span>con<text:span text:style-name="T1"> </text:span>todos<text:span text:style-name="T1"> </text:span>los<text:span text:style-name="T1"> </text:span>enlaces<text:span text:style-name="T1"> </text:span>puestos,<text:span text:style-name="T1"> </text:span>los<text:span text:style-name="T1"> </text:span><text:span text:style-name="T13">profesores</text:span><text:span text:style-name="T1"> </text:span>solo<text:span text:style-name="T1"> </text:span><text:span text:style-name="T13">tendrá</text:span><text:span text:style-name="T1"> </text:span>que<text:span text:style-name="T1"> </text:span>importar<text:span text:style-name="T1"> </text:span>estos<text:span text:style-name="T1"> </text:span>cursos<text:span text:style-name="T1"> </text:span>en<text:span text:style-name="T1"> </text:span>el<text:span text:style-name="T1"> </text:span>EV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text-align="start" style:justify-single-word="false" fo:orphans="2" fo:widows="2" fo:hyphenation-ladder-count="no-limit" style:page-number="auto"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true" fo:hyphenation-remain-char-count="4" fo:hyphenation-push-char-count="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1cm" fo:margin-bottom="0.3cm" style:contextual-spacing="false">
        <style:tab-stops/>
      </style:paragraph-properties>
      <style:text-properties fo:color="#000080" fo:font-size="12pt" fo:font-weight="bold" style:letter-kerning="true" style:font-weight-asian="bold"/>
    </style:style>
    <style:style style:name="Heading_20_2" style:display-name="Heading 2" style:family="paragraph" style:parent-style-name="Standard" style:next-style-name="Standard" style:default-outline-level="2" style:class="text" style:master-page-name="">
      <style:paragraph-properties fo:margin-top="0.499cm" fo:margin-bottom="0.199cm" style:contextual-spacing="false" fo:text-align="start" style:justify-single-word="false" style:page-number="auto" fo:keep-with-next="always"/>
      <style:text-properties fo:color="#000080" fo:font-size="11pt" fo:language="es"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9cm" fo:margin-bottom="0.199cm" style:contextual-spacing="false" fo:keep-with-next="always"/>
      <style:text-properties fo:color="#000080" fo:language="es"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3cm" fo:margin-bottom="0.199cm" style:contextual-spacing="false" fo:text-align="start" style:justify-single-word="false" fo:keep-with-next="always"/>
      <style:text-properties fo:language="es" fo:country="ES" fo:font-style="italic" fo:font-weight="bold" style:font-style-asian="italic"/>
    </style:style>
    <style:style style:name="Heading_20_5" style:display-name="Heading 5" style:family="paragraph" style:parent-style-name="Standard" style:next-style-name="Standard" style:class="text">
      <style:paragraph-properties fo:margin-top="0.353cm" fo:margin-bottom="0cm" style:contextual-spacing="false" fo:line-height="0.459cm" fo:keep-together="always" fo:keep-with-next="always"/>
      <style:text-properties style:font-name="Optimum" fo:font-family="Optimum" style:font-pitch="variable" fo:font-size="10pt" fo:language="es" fo:country="ES" fo:font-style="italic" fo:font-weight="bold" style:font-size-asian="10pt" style:font-style-asian="italic" style:font-weight-asian="bold" style:font-name-complex="Optimum" style:font-family-complex="Optimum" style:font-pitch-complex="variable"/>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0pt" fo:language="es" fo:country="ES" style:font-size-asian="10pt"/>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ize="10pt" fo:language="es"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9pt" fo:language="es" fo:country="ES" fo:font-style="italic" fo:font-weight="bold" style:font-size-asian="9pt" style:font-style-asian="italic" style:font-weight-asian="bold"/>
    </style:style>
    <style:style style:name="Subtitulo_20_1" style:display-name="Subtitulo 1" style:family="paragraph" style:parent-style-name="Standard" style:list-style-name="WW8Num5"/>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font-family="Helvetica" style:font-family-generic="swiss" style:font-pitch="variable" fo:language="es" fo:country="ES" style:font-name-complex="Helvetica" style:font-family-complex="Helvetica" style:font-family-generic-complex="swiss" style:font-pitch-complex="variable"/>
    </style:style>
    <style:style style:name="Lista_20_con_20_viñetas" style:display-name="Lista con viñetas" style:family="paragraph" style:parent-style-name="Standard" style:list-style-name="WW8Num14">
      <style:paragraph-properties fo:margin-top="0.212cm" fo:margin-bottom="0.212cm" style:contextual-spacing="false" fo:keep-together="always"/>
    </style:style>
    <style:style style:name="Lista_20_con_20_viñetas_20_2" style:display-name="Lista con viñetas 2" style:family="paragraph" style:parent-style-name="Standard" style:list-style-name="WW8Num1"/>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9pt"/>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judaEnLlista" style:family="paragraph" style:parent-style-name="Standard" style:list-style-name="WW8Num2">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style:contextual-spacing="false"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style:contextual-spacing="false"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contextual-spacing="false"/>
      <style:text-properties fo:language="es" fo:country="ES"/>
    </style:style>
    <style:style style:name="Estàndard" style:family="paragraph" style:parent-style-name="Standard">
      <style:paragraph-properties fo:margin-top="0.212cm" fo:margin-bottom="0.212cm" style:contextual-spacing="false"/>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style:contextual-spacing="false"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family-complex="Arial" style:font-family-generic-complex="swiss" style:font-pitch-complex="variable" style:font-size-complex="14pt" style:font-weight-complex="bold"/>
    </style:style>
    <style:style style:name="TaulaEstàndard" style:family="paragraph" style:parent-style-name="Estàndard">
      <style:paragraph-properties fo:margin-top="0.035cm" fo:margin-bottom="0.035cm" style:contextual-spacing="false"/>
      <style:text-properties fo:font-size="10pt" style:font-size-asian="10pt"/>
    </style:style>
    <style:style style:name="TaulaTopo" style:family="paragraph" style:parent-style-name="Standard" style:list-style-name="WW8Num10">
      <style:paragraph-properties fo:margin-top="0.035cm" fo:margin-bottom="0.035cm" style:contextual-spacing="false"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color="#000000" fo:language="es" fo:country="ES" style:font-name-complex="Arial" style:font-family-complex="Arial" style:font-family-generic-complex="swiss" style:font-pitch-complex="variable"/>
    </style:style>
    <style:style style:name="textonormal" style:family="paragraph" style:parent-style-name="Standard">
      <style:paragraph-properties fo:margin-top="0.176cm" fo:margin-bottom="0.176cm" style:contextual-spacing="false" fo:text-align="start" style:justify-single-word="false"/>
      <style:text-properties fo:font-size="14pt" fo:language="es" fo:country="ES" style:font-size-asian="14pt" style:font-name-complex="Arial" style:font-family-complex="Arial" style:font-family-generic-complex="swiss" style:font-pitch-complex="variable" style:font-size-complex="14pt"/>
    </style:style>
    <style:style style:name="Table_20_Contents_20__28_user_29_" style:display-name="Table Contents (user)" style:family="paragraph" style:parent-style-name="Text_20_body">
      <style:paragraph-properties fo:margin-top="0cm" fo:margin-bottom="0.011cm" style:contextual-spacing="false" fo:text-align="start" style:justify-single-word="false" fo:hyphenation-ladder-count="no-limit" text:number-lines="false" text:line-number="0"/>
      <style:text-properties style:font-name="Garamond" fo:font-family="Garamond" style:font-family-generic="roman" style:font-pitch="variable" fo:language="es" fo:country="ES" style:font-name-complex="Garamond" style:font-family-complex="Garamond" style:font-family-generic-complex="roman" style:font-pitch-complex="variable"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style:contextual-spacing="false" fo:text-align="justify" style:justify-single-word="false" fo:hyphenation-ladder-count="no-limit" text:number-lines="false" text:line-number="0"/>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fo:hyphenate="false" fo:hyphenation-remain-char-count="2" fo:hyphenation-push-char-count="2"/>
    </style:style>
    <style:style style:name="western" style:family="paragraph" style:parent-style-name="Standard">
      <style:paragraph-properties fo:margin-top="0.176cm" fo:margin-bottom="0.011cm" style:contextual-spacing="false"/>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Tabla" style:family="paragraph" style:parent-style-name="Standard">
      <style:paragraph-properties fo:margin-top="0.106cm" fo:margin-bottom="0.106cm" style:contextual-spacing="false"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style>
    <style:style style:name="Parrafo" style:family="paragraph" style:parent-style-name="Standard">
      <style:paragraph-properties fo:margin-top="0cm" fo:margin-bottom="0.423cm" style:contextual-spacing="false"/>
      <style:text-properties style:font-name="Verdana" fo:font-family="Verdana" style:font-family-generic="swiss" style:font-pitch="variable" fo:font-size="12pt" fo:language="es" fo:country="ES" style:font-size-asian="12pt" style:font-name-complex="Verdana" style:font-family-complex="Verdana" style:font-family-generic-complex="swiss" style:font-pitch-complex="variable"/>
    </style:style>
    <style:style style:name="Topos_20_1" style:display-name="Topos 1" style:family="paragraph" style:parent-style-name="Standard" style:list-style-name="WW8Num29">
      <style:paragraph-properties fo:margin-top="0.106cm" fo:margin-bottom="0.106cm" style:contextual-spacing="false"/>
      <style:text-properties fo:font-size="11pt" fo:language="es" fo:country="E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i" style:family="paragraph" style:parent-style-name="Standard" style:class="text" style:master-page-name="">
      <style:paragraph-properties fo:margin-left="3cm" fo:margin-right="0cm" fo:margin-top="0cm" fo:margin-bottom="0cm" style:contextual-spacing="false" fo:text-align="start" style:justify-single-word="false" fo:text-indent="-3cm" style:auto-text-indent="false" style:page-number="auto">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paragraph-properties>
      <style:text-properties style:font-name="Courier New1" fo:font-family="'Courier New'" style:font-family-generic="modern" style:font-pitch="fixed" fo:font-size="9pt" fo:language="zxx" fo:country="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sdl" style:family="paragraph" style:parent-style-name="Codi" style:class="text" style:master-page-name="">
      <style:paragraph-properties fo:margin-left="3cm" fo:margin-right="0cm" fo:orphans="0" fo:widows="0" fo:text-indent="-3cm" style:auto-text-indent="false" style:page-number="auto" fo:background-color="transparent" fo:padding="0.101cm" fo:border="0.06pt solid #b3b3b3" style:shadow="non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background-image/>
      </style:paragraph-properties>
      <style:text-properties fo:font-size="8pt" officeooo:rsid="001c39b9"/>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4z1" style:family="text">
      <style:text-properties fo:color="#008000" style:font-name="Courier New" fo:font-family="'Courier New'" style:font-family-generic="modern" fo:font-size="10pt" fo:font-style="normal" fo:font-weight="normal" style:font-size-asian="10pt" style:font-style-asian="normal" style:font-weight-asian="normal" style:font-name-complex="Courier New" style:font-family-complex="'Courier New'" style:font-family-generic-complex="modern"/>
    </style:style>
    <style:style style:name="WW8Num14z3" style:family="text">
      <style:text-properties fo:font-style="normal" fo:font-weight="normal" style:font-style-asian="normal" style:font-weight-asian="norma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fo:font-style="italic" fo:font-weight="normal" style:font-style-asian="italic" style:font-weight-asian="norma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text-line-through-style="none" style:text-line-through-type="none" style:text-position="0% 100%" style:font-name="Wingdings" fo:font-family="Wingdings" style:font-pitch="variable" style:font-charset="x-symbol" style:text-underline-style="none"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family="Arial" style:font-family-generic="swiss" style:font-pitch="variable" fo:font-size="9pt" fo:language="ca" fo:country="ES" fo:font-style="italic" style:font-size-asian="9pt" style:font-style-asian="italic" style:font-name-complex="Arial" style:font-family-complex="Arial" style:font-family-generic-complex="swiss" style:font-pitch-complex="variable" style:font-size-complex="11pt" style:language-complex="ar" style:country-complex="SA" style:font-style-complex="italic"/>
    </style:style>
    <style:style style:name="Título_20_1_20_Car" style:display-name="Título 1 Car" style:family="text">
      <style:text-properties fo:color="#000080" style:font-name="Arial" fo:font-family="Arial" style:font-family-generic="swiss" style:font-pitch="variable" fo:language="ca" fo:country="ES" fo:font-weight="bold" style:letter-kerning="true" style:font-weight-asian="bold" style:font-name-complex="Arial" style:font-family-complex="Arial" style:font-family-generic-complex="swiss" style:font-pitch-complex="variable" style:language-complex="ar" style:country-complex="SA"/>
    </style:style>
    <style:style style:name="HTML_20_con_20_formato_20_previo_20_Car" style:display-name="HTML con formato previo Car" style:family="text">
      <style:text-properties style:font-name="Courier New" fo:font-family="'Courier New'" style:font-family-generic="modern" fo:language="en" fo:country="US" style:font-name-complex="Courier New" style:font-family-complex="'Courier New'" style:font-family-generic-complex="modern"/>
    </style:style>
    <style:style style:name="Título_20_3_20_Car" style:display-name="Título 3 Car" style:family="text">
      <style:text-properties fo:color="#000080"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language-complex="ar" style:country-complex="SA"/>
    </style:style>
    <style:style style:name="Título_20_4_20_Car" style:display-name="Título 4 Car" style:family="text">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language-complex="ar" style:country-complex="SA"/>
    </style:style>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2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0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0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5" text:style-name="WW8Num14z3" style:num-suffix="." style:num-format="1">
        <style:list-level-properties text:list-level-position-and-space-mode="label-alignment" fo:text-align="end">
          <style:list-level-label-alignment text:label-followed-by="listtab" text:list-tab-stop-position="6.033cm" fo:text-indent="-0.318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2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43cm" fo:margin-left="-0.132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68cm"/>
    </style:style>
    <style:style style:name="Taula19.1" style:family="table-row">
      <style:table-row-properties style:min-row-height="0.734cm"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Taula20" style:family="table">
      <style:table-properties style:width="16.394cm" fo:margin-left="-0.132cm" table:align="left" style:writing-mode="lr-tb"/>
    </style:style>
    <style:style style:name="Taula20.A" style:family="table-column">
      <style:table-column-properties style:column-width="4.875cm"/>
    </style:style>
    <style:style style:name="Taula20.B" style:family="table-column">
      <style:table-column-properties style:column-width="7.5cm"/>
    </style:style>
    <style:style style:name="Taula20.C" style:family="table-column">
      <style:table-column-properties style:column-width="4.018cm"/>
    </style:style>
    <style:style style:name="Taula20.1" style:family="table-row">
      <style:table-row-properties style:min-row-height="0.734cm" fo:keep-together="auto"/>
    </style:style>
    <style:style style:name="Taula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0.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20.C1" style:family="table-cell">
      <style:table-cell-properties style:vertical-align="top" fo:padding-left="0.123cm" fo:padding-right="0.123cm" fo:padding-top="0cm" fo:padding-bottom="0cm" fo:border="0.5pt solid #000000" style:writing-mode="lr-tb"/>
    </style:style>
    <style:style style:name="Taula20.2" style:family="table-row">
      <style:table-row-properties style:min-row-height="0.885cm" fo:keep-together="auto"/>
    </style:style>
    <style:style style:name="Taula20.B2" style:family="table-cell">
      <style:table-cell-properties style:vertical-align="top" fo:padding-left="0.123cm" fo:padding-right="0.123cm" fo:padding-top="0cm" fo:padding-bottom="0cm" fo:border="0.5pt solid #000000" style:writing-mode="lr-tb"/>
    </style:style>
    <style:style style:name="Taula20.3" style:family="table-row">
      <style:table-row-properties style:min-row-height="0.24cm" fo:keep-together="auto"/>
    </style:style>
    <style:style style:name="Taula20.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M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MP4"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5"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MP6"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MP7"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MP8" style:family="paragraph" style:parent-style-name="Footer">
      <style:paragraph-properties>
        <style:tab-stops>
          <style:tab-stop style:position="15.998cm" style:type="right"/>
        </style:tab-stops>
      </style:paragraph-properties>
    </style:style>
    <style:style style:name="MP9" style:family="paragraph" style:parent-style-name="Header">
      <style:paragraph-properties fo:margin-top="0.635cm" fo:margin-bottom="0cm" style:contextual-spacing="false" style:snap-to-layout-grid="false"/>
      <style:text-properties fo:color="#0000ff" fo:language="es" fo:country="ES" fo:font-weight="bold" style:language-asian="zxx" style:country-asian="none" style:font-weight-asian="bold" style:font-name-complex="Arial"/>
    </style:style>
    <style:style style:name="MP10" style:family="paragraph" style:parent-style-name="Header">
      <style:paragraph-properties fo:margin-top="0.635cm" fo:margin-bottom="0cm" style:contextual-spacing="false"/>
      <style:text-properties fo:color="#0000ff" fo:language="zxx" fo:country="none" fo:font-weight="bold" style:language-asian="zxx" style:country-asian="none" style:font-weight-asian="bold" style:font-name-complex="Arial"/>
    </style:style>
    <style:style style:name="MP11" style:family="paragraph" style:parent-style-name="Header">
      <style:paragraph-properties fo:margin-top="0.212cm" fo:margin-bottom="0.212cm" style:contextual-spacing="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12" style:family="paragraph" style:parent-style-name="Footer">
      <style:text-properties fo:font-size="6pt" style:font-size-asian="6pt" style:font-size-complex="6pt"/>
    </style:style>
    <style:style style:name="MT1" style:family="text">
      <style:text-properties style:font-name-asian="Arial"/>
    </style:style>
    <style:style style:name="MT2" style:family="text">
      <style:text-properties officeooo:rsid="000fc13d"/>
    </style:style>
    <style:style style:name="MT3" style:family="text">
      <style:text-properties officeooo:rsid="00261f29" style:font-name-asian="Arial"/>
    </style:style>
    <style:style style:name="MT4" style:family="text">
      <style:text-properties officeooo:rsid="0028c6ba" style:font-name-asian="Arial"/>
    </style:style>
    <style:style style:name="MT5" style:family="text">
      <style:text-properties style:font-name-complex="Arial"/>
    </style:style>
    <style:style style:name="MT6" style:family="text">
      <style:text-properties officeooo:rsid="000fc13d" style:font-name-complex="Arial"/>
    </style:style>
    <style:style style:name="MT7" style:family="text">
      <style:text-properties officeooo:rsid="00261f29" style:font-name-complex="Arial"/>
    </style:style>
    <style:style style:name="MT8" style:family="text">
      <style:text-properties style:font-name-asian="Arial" style:font-name-complex="Arial"/>
    </style:style>
    <style:style style:name="MT9" style:family="text">
      <style:text-properties fo:font-size="6pt" style:font-size-asian="6pt" style:font-size-complex="6pt"/>
    </style:style>
    <style:style style:name="MT10" style:family="text">
      <style:text-properties fo:font-size="6pt" style:font-name-asian="Arial" style:font-size-asian="6pt" style:font-size-complex="6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88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51cm" fo:margin-bottom="2.501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table:number-rows-spanned="3" office:value-type="string">
              <text:p text:style-name="MP1"><draw:frame draw:style-name="Mfr1" draw:name="Imatge2" text:anchor-type="as-char" svg:width="4.616cm" svg:height="0.624cm" draw:z-index="35"><draw:image xlink:href="Pictures/10000200000003240000006C8A9104D8.png" xlink:type="simple" xlink:show="embed" xlink:actuate="onLoad"/></draw:frame></text:p>
            </table:table-cell>
            <table:table-cell table:style-name="Taula19.B1" office:value-type="string">
              <text:p text:style-name="MP2">PLATAFORMA<text:span text:style-name="MT1"> </text:span>MARSUPIAL</text:p>
            </table:table-cell>
            <table:table-cell table:style-name="Taula19.C1" office:value-type="string">
              <text:p text:style-name="MP3">MARSUPIAL</text:p>
            </table:table-cell>
          </table:table-row>
          <table:table-row table:style-name="Taula19.2">
            <table:covered-table-cell/>
            <table:table-cell table:style-name="Taula19.B2" table:number-columns-spanned="2" office:value-type="string">
              <text:p text:style-name="MP4"/>
              <text:p text:style-name="MP5">Plataforma<text:span text:style-name="MT1"> </text:span>Marsupial</text:p>
            </table:table-cell>
            <table:covered-table-cell/>
          </table:table-row>
          <table:table-row table:style-name="Taula19.3">
            <table:covered-table-cell/>
            <table:table-cell table:style-name="Taula19.A1" office:value-type="string">
              <text:p text:style-name="MP6">N.<text:span text:style-name="MT1"> </text:span>versió<text:span text:style-name="MT2">n</text:span>:<text:span text:style-name="MT1"> </text:span><text:span text:style-name="MT3">1.8</text:span><text:span text:style-name="MT4">.1</text:span></text:p>
            </table:table-cell>
            <table:table-cell table:style-name="Taula19.C3" office:value-type="string">
              <text:p text:style-name="MP7"><text:span text:style-name="MT5">P</text:span><text:span text:style-name="MT6">á</text:span><text:span text:style-name="MT5">g</text:span><text:span text:style-name="MT7">ina</text:span><text:span text:style-name="MT8"> </text:span><text:span text:style-name="Page_20_Number"><text:span text:style-name="MT5"><text:page-number text:select-page="current">1</text:page-number></text:span></text:span><text:span text:style-name="Page_20_Number"><text:span text:style-name="MT8"> </text:span></text:span><text:span text:style-name="Page_20_Number"><text:span text:style-name="MT5">/</text:span></text:span><text:span text:style-name="Page_20_Number"><text:span text:style-name="MT8"> </text:span></text:span><text:span text:style-name="Page_20_Number"><text:span text:style-name="MT5"><text:page-count style:num-format="1">35</text:page-count></text:span></text:span></text:p>
            </table:table-cell>
          </table:table-row>
        </table:table>
        <text:p text:style-name="Header"/>
      </style:header>
      <style:footer>
        <text:p text:style-name="MP8"><text:file-name text:display="name-and-extension">M11-MARSUPIAL-EVA-PD2-DFU-V18-Plataforma_Marsupial_es.odt</text:file-name></text:p>
      </style:footer>
    </style:master-page>
    <style:master-page style:name="First_20_Page" style:display-name="First Page" style:page-layout-name="Mpm2" style:next-style-name="Standard">
      <style:header>
        <table:table table:name="Taula20" table:style-name="Taula20">
          <table:table-column table:style-name="Taula20.A"/>
          <table:table-column table:style-name="Taula20.B"/>
          <table:table-column table:style-name="Taula20.C"/>
          <table:table-row table:style-name="Taula20.1">
            <table:table-cell table:style-name="Taula20.A1" table:number-rows-spanned="3" office:value-type="string">
              <text:p text:style-name="MP9"><draw:frame draw:style-name="Mfr2" draw:name="gràfics2" text:anchor-type="char" svg:x="0.018cm" svg:y="0.153cm" svg:width="4.366cm" svg:height="0.82cm" draw:z-index="0"><draw:image xlink:href="Pictures/10000000000003340000009C6EB61D6C.jpg" xlink:type="simple" xlink:show="embed" xlink:actuate="onLoad"/></draw:frame></text:p>
              <text:p text:style-name="MP10"><draw:frame draw:style-name="Mfr2" draw:name="gràfics3" text:anchor-type="char" svg:x="0cm" svg:y="0.224cm" svg:width="3.175cm" svg:height="0.794cm" draw:z-index="0"><draw:image xlink:href="Pictures/10000000000000C800000032AAC4E1B2.png" xlink:type="simple" xlink:show="embed" xlink:actuate="onLoad"/></draw:frame></text:p>
            </table:table-cell>
            <table:table-cell table:style-name="Taula20.B1" office:value-type="string">
              <text:p text:style-name="MP11"><text:tab/><text:tab/>TIPUS<text:span text:style-name="MT1"> </text:span>DE<text:span text:style-name="MT1"> </text:span>DOCUMENT</text:p>
            </table:table-cell>
            <table:table-cell table:style-name="Taula20.C1" office:value-type="string">
              <text:p text:style-name="MP3">Paannnn-AAAAAAAA</text:p>
            </table:table-cell>
          </table:table-row>
          <table:table-row table:style-name="Taula20.2">
            <table:covered-table-cell/>
            <table:table-cell table:style-name="Taula20.B2" table:number-columns-spanned="2" office:value-type="string">
              <text:p text:style-name="MP4"/>
              <text:p text:style-name="MP5">Títol<text:span text:style-name="MT1"> </text:span>del<text:span text:style-name="MT1"> </text:span>Document</text:p>
            </table:table-cell>
            <table:covered-table-cell/>
          </table:table-row>
          <table:table-row table:style-name="Taula20.3">
            <table:covered-table-cell/>
            <table:table-cell table:style-name="Taula20.A1" office:value-type="string">
              <text:p text:style-name="MP6">N.<text:span text:style-name="MT1"> </text:span>versió:<text:span text:style-name="MT1"> <text:s/></text:span>1.0.</text:p>
            </table:table-cell>
            <table:table-cell table:style-name="Taula20.C3" office:value-type="string">
              <text:p text:style-name="MP7"><text:span text:style-name="MT5">Pàg.</text:span><text:span text:style-name="MT8"> </text:span><text:span text:style-name="Page_20_Number"><text:span text:style-name="MT5"><text:page-number text:select-page="current">0</text:page-number></text:span></text:span><text:span text:style-name="Page_20_Number"><text:span text:style-name="MT8"> </text:span></text:span><text:span text:style-name="Page_20_Number"><text:span text:style-name="MT5">/</text:span></text:span><text:span text:style-name="Page_20_Number"><text:span text:style-name="MT8"> </text:span></text:span><text:span text:style-name="Page_20_Number"><text:span text:style-name="MT5"><text:page-count style:num-format="1">35</text:page-count></text:span></text:span></text:p>
            </table:table-cell>
          </table:table-row>
        </table:table>
        <text:p text:style-name="Header"/>
      </style:header>
      <style:footer>
        <text:p text:style-name="MP12"><text:file-name text:display="name-and-extension">M11-MARSUPIAL-EVA-PD2-DFU-V18-Plataforma_Marsupial_es.odt</text:file-name></text:p>
        <text:p text:style-name="Footer"><text:span text:style-name="MT9"><text:date style:data-style-name="N36" text:date-value="2014-09-30T13:52:10.583676276">30/09/2014</text:date></text:span><text:span text:style-name="MT10"> </text:span><text:span text:style-name="MT9"><text:time style:data-style-name="N41" text:time-value="2014-09-30T13:52:10.583952879">13:51:12</text:time></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Francesc Busquets</dc:creator>
    <dc:date>2014-09-30T13:52:10.484154923</dc:date>
    <meta:print-date>2011-05-20T11:54:00</meta:print-date>
    <meta:editing-cycles>392</meta:editing-cycles>
    <meta:editing-duration>P2DT9H7M33S</meta:editing-duration>
    <meta:generator>LibreOffice/4.2.6.3$Linux_x86 LibreOffice_project/420m0$Build-3</meta:generator>
    <meta:document-statistic meta:table-count="20" meta:image-count="3" meta:object-count="0" meta:page-count="35" meta:paragraph-count="1668" meta:word-count="7985" meta:character-count="75562" meta:non-whitespace-character-count="63753"/>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